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 C Swiss" svg:font-family="'MAC C Swiss'" style:font-family-generic="swiss" style:font-pitch="variable"/>
    <style:font-face style:name="MAC C Times" svg:font-family="'MAC C Time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ext_20_body_20_indent">
      <style:paragraph-properties fo:margin-left="0cm" fo:margin-right="0cm" fo:text-align="center" style:justify-single-word="false" fo:text-indent="1.27cm" style:auto-text-indent="false"/>
      <style:text-properties fo:font-weight="bold" style:font-weight-asian="bold" style:font-weight-complex="bold"/>
    </style:style>
    <style:style style:name="P2" style:family="paragraph" style:parent-style-name="Text_20_body_20_indent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WW8Num12">
      <style:text-properties fo:language="da" fo:country="DK" fo:font-weight="bold" style:font-weight-asian="bold"/>
    </style:style>
    <style:style style:name="P5" style:family="paragraph" style:parent-style-name="Standard">
      <style:text-properties fo:language="da" fo:country="DK" fo:font-weight="bold" style:font-weight-asian="bold"/>
    </style:style>
    <style:style style:name="P6" style:family="paragraph" style:parent-style-name="Text_20_body_20_indent">
      <style:paragraph-properties fo:margin-left="0cm" fo:margin-right="0cm" fo:text-indent="1.27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/>
      <style:text-properties fo:language="da" fo:country="DK"/>
    </style:style>
    <style:style style:name="P8" style:family="paragraph" style:parent-style-name="Standard" style:list-style-name="WW8Num12">
      <style:paragraph-properties fo:text-align="justify" style:justify-single-word="false"/>
      <style:text-properties fo:language="da" fo:country="DK"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fo:language="da" fo:country="DK"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right="0cm" fo:text-align="justify" style:justify-single-word="false" fo:text-indent="1.27cm" style:auto-text-indent="false"/>
      <style:text-properties fo:language="da" fo:country="DK"/>
    </style:style>
    <style:style style:name="P13" style:family="paragraph" style:parent-style-name="Standard">
      <style:paragraph-properties fo:text-align="justify" style:justify-single-word="false"/>
      <style:text-properties fo:language="da" fo:country="DK"/>
    </style:style>
    <style:style style:name="P14" style:family="paragraph" style:parent-style-name="Standard">
      <style:paragraph-properties fo:text-align="justify" style:justify-single-word="false"/>
      <style:text-properties fo:language="da" fo:country="DK" fo:font-weight="bold" style:font-name-asian="MAC C Times" style:font-weight-asian="bold"/>
    </style:style>
    <style:style style:name="P15" style:family="paragraph" style:parent-style-name="Text_20_body_20_indent">
      <style:text-properties fo:language="da" fo:country="DK"/>
    </style:style>
    <style:style style:name="P16" style:family="paragraph" style:parent-style-name="Text_20_body_20_indent" style:list-style-name="WW8Num12">
      <style:text-properties fo:font-weight="bold" style:font-weight-asian="bold" style:font-weight-complex="bold"/>
    </style:style>
    <style:style style:name="P17" style:family="paragraph" style:parent-style-name="Text_20_body_20_indent">
      <style:paragraph-properties fo:margin-left="0cm" fo:margin-right="0cm"/>
      <style:text-properties fo:font-weight="bold" style:font-weight-asian="bold" style:font-weight-complex="bold"/>
    </style:style>
    <style:style style:name="P18" style:family="paragraph" style:parent-style-name="Standard">
      <style:paragraph-properties fo:margin-right="0cm" fo:text-indent="1.27cm" style:auto-text-indent="false"/>
    </style:style>
    <style:style style:name="P1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paragraph-properties fo:margin-left="1.27cm" fo:margin-right="0cm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6" style:family="paragraph" style:parent-style-name="Standard">
      <style:paragraph-properties fo:margin-left="1.27cm" fo:margin-right="0cm"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left="2.54cm" fo:margin-right="0cm" fo:text-align="justify" style:justify-single-word="false"/>
    </style:style>
    <style:style style:name="P29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P30" style:family="paragraph" style:parent-style-name="Standard">
      <style:paragraph-properties fo:margin-left="0.635cm" fo:margin-right="0cm" fo:text-align="justify" style:justify-single-word="false"/>
    </style:style>
    <style:style style:name="P31" style:family="paragraph" style:parent-style-name="Standard">
      <style:paragraph-properties fo:margin-left="1.27cm" fo:margin-right="0cm" fo:text-align="justify" style:justify-single-word="false" fo:text-indent="-0.635cm" style:auto-text-indent="false"/>
    </style:style>
    <style:style style:name="P32" style:family="paragraph" style:parent-style-name="Standard">
      <style:text-properties style:font-name-complex="Arial"/>
    </style:style>
    <style:style style:name="P33" style:family="paragraph" style:parent-style-name="Standard">
      <style:paragraph-properties fo:margin-left="1.905cm" fo:margin-right="0cm" fo:text-align="justify" style:justify-single-word="false" fo:text-indent="-0.635cm" style:auto-text-indent="false"/>
    </style:style>
    <style:style style:name="P34" style:family="paragraph" style:parent-style-name="Standard">
      <style:paragraph-properties fo:margin-left="0.635cm" fo:margin-right="0cm" fo:text-indent="-0.635cm" style:auto-text-indent="false"/>
      <style:text-properties style:font-name-complex="Arial"/>
    </style:style>
    <style:style style:name="P35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font-weight="bold" style:font-weight-asian="bold" style:font-name-complex="Arial"/>
    </style:style>
    <style:style style:name="P36" style:family="paragraph" style:parent-style-name="Standard">
      <style:paragraph-properties fo:margin-left="0.635cm" fo:margin-right="0cm" fo:text-indent="-0.635cm" style:auto-text-indent="false"/>
      <style:text-properties fo:font-weight="bold" style:font-weight-asian="bold" style:font-name-complex="Arial"/>
    </style:style>
    <style:style style:name="P37" style:family="paragraph" style:parent-style-name="Standard">
      <style:paragraph-properties fo:margin-left="0.635cm" fo:margin-right="0cm" fo:text-align="justify" style:justify-single-word="false" fo:text-indent="-0.635cm" style:auto-text-indent="false"/>
      <style:text-properties style:font-name-complex="Arial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39" style:family="paragraph" style:parent-style-name="Standard">
      <style:text-properties fo:font-weight="bold" style:font-weight-asian="bold" style:font-name-complex="Arial"/>
    </style:style>
    <style:style style:name="P40" style:family="paragraph" style:parent-style-name="Standard">
      <style:paragraph-properties fo:text-align="justify" style:justify-single-word="false"/>
      <style:text-properties style:font-name-complex="Arial"/>
    </style:style>
    <style:style style:name="P41" style:family="paragraph" style:parent-style-name="Text_20_body_20_indent">
      <style:paragraph-properties fo:margin-left="0cm" fo:margin-right="0cm" fo:text-indent="0cm" style:auto-text-indent="false"/>
    </style:style>
    <style:style style:name="P42" style:family="paragraph" style:parent-style-name="Standard">
      <style:text-properties style:font-name="MAC C Times" style:font-name-complex="Arial"/>
    </style:style>
    <style:style style:name="P43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style:font-name-complex="Arial"/>
    </style:style>
    <style:style style:name="P44" style:family="paragraph" style:parent-style-name="Standard">
      <style:paragraph-properties fo:margin-left="0.635cm" fo:margin-right="0cm" fo:text-align="justify" style:justify-single-word="false"/>
      <style:text-properties style:font-name-complex="Arial"/>
    </style:style>
    <style:style style:name="P45" style:family="paragraph" style:parent-style-name="Standard">
      <style:paragraph-properties fo:text-align="center" style:justify-single-word="false"/>
      <style:text-properties style:font-name-complex="Arial"/>
    </style:style>
    <style:style style:name="P46" style:family="paragraph" style:parent-style-name="Standard">
      <style:paragraph-properties fo:margin-left="0.635cm" fo:margin-right="0cm" fo:text-align="center" style:justify-single-word="false" fo:text-indent="-0.635cm" style:auto-text-indent="false"/>
    </style:style>
    <style:style style:name="P47" style:family="paragraph" style:parent-style-name="Standard">
      <style:paragraph-properties fo:margin-left="0.847cm" fo:margin-right="0cm" fo:text-align="justify" style:justify-single-word="false" fo:text-indent="-0.847cm" style:auto-text-indent="false"/>
      <style:text-properties style:font-name-complex="Arial"/>
    </style:style>
    <style:style style:name="P48" style:family="paragraph" style:parent-style-name="Standard">
      <style:paragraph-properties fo:margin-left="0.847cm" fo:margin-right="0cm" fo:text-align="center" style:justify-single-word="false" fo:text-indent="-0.847cm" style:auto-text-indent="false"/>
      <style:text-properties fo:font-weight="bold" style:font-weight-asian="bold" style:font-name-complex="Arial" style:font-weight-complex="bold"/>
    </style:style>
    <style:style style:name="P49" style:family="paragraph" style:parent-style-name="Standard">
      <style:paragraph-properties fo:margin-left="0.847cm" fo:margin-right="0cm" fo:text-indent="-0.847cm" style:auto-text-indent="false"/>
      <style:text-properties fo:font-weight="bold" style:font-weight-asian="bold" style:font-name-complex="Arial" style:font-weight-complex="bold"/>
    </style:style>
    <style:style style:name="P50" style:family="paragraph" style:parent-style-name="Standard">
      <style:paragraph-properties fo:margin-left="0.847cm" fo:margin-right="2.499cm" fo:text-align="justify" style:justify-single-word="false" fo:text-indent="-0.847cm" style:auto-text-indent="false" style:text-autospace="none"/>
    </style:style>
    <style:style style:name="P51" style:family="paragraph" style:parent-style-name="Standard">
      <style:paragraph-properties fo:margin-left="1.693cm" fo:margin-right="2.499cm" fo:text-align="justify" style:justify-single-word="false" fo:text-indent="-0.847cm" style:auto-text-indent="false" style:text-autospace="none"/>
      <style:text-properties style:font-name-complex="Arial"/>
    </style:style>
    <style:style style:name="P52" style:family="paragraph" style:parent-style-name="Standard">
      <style:paragraph-properties fo:margin-left="1.27cm" fo:margin-right="2.499cm" fo:text-align="justify" style:justify-single-word="false" fo:text-indent="-0.423cm" style:auto-text-indent="false" style:text-autospace="none"/>
      <style:text-properties style:font-name-complex="Arial"/>
    </style:style>
    <style:style style:name="P53" style:family="paragraph" style:parent-style-name="Standard">
      <style:paragraph-properties fo:margin-left="0.847cm" fo:margin-right="0cm" fo:text-indent="-0.847cm" style:auto-text-indent="false"/>
      <style:text-properties style:font-name-asian="MAC C Times" style:font-name-complex="MAC C Times"/>
    </style:style>
    <style:style style:name="P54" style:family="paragraph" style:parent-style-name="Standard">
      <style:paragraph-properties fo:text-align="justify" style:justify-single-word="false">
        <style:tab-stops>
          <style:tab-stop style:position="7.62cm"/>
        </style:tab-stops>
      </style:paragraph-properties>
    </style:style>
    <style:style style:name="P55" style:family="paragraph" style:parent-style-name="Standard">
      <style:paragraph-properties fo:text-align="justify" style:justify-single-word="false">
        <style:tab-stops>
          <style:tab-stop style:position="7.62cm"/>
        </style:tab-stops>
      </style:paragraph-properties>
      <style:text-properties style:font-name-complex="Arial"/>
    </style:style>
    <style:style style:name="P56" style:family="paragraph" style:parent-style-name="Standard">
      <style:paragraph-properties fo:margin-left="0.847cm" fo:margin-right="0cm" fo:text-align="center" style:justify-single-word="false" fo:text-indent="-0.847cm" style:auto-text-indent="false"/>
      <style:text-properties style:font-name-complex="Arial"/>
    </style:style>
    <style:style style:name="P57" style:family="paragraph" style:parent-style-name="Standard">
      <style:paragraph-properties fo:margin-left="0.847cm" fo:margin-right="0cm" fo:text-align="center" style:justify-single-word="false" fo:text-indent="-0.847cm" style:auto-text-indent="false"/>
      <style:text-properties fo:font-weight="bold" style:font-weight-asian="bold" style:font-name-complex="Arial"/>
    </style:style>
    <style:style style:name="P58" style:family="paragraph" style:parent-style-name="Standard">
      <style:paragraph-properties fo:margin-left="0.847cm" fo:margin-right="0cm" fo:text-align="justify" style:justify-single-word="false" fo:text-indent="-0.847cm" style:auto-text-indent="false"/>
      <style:text-properties fo:font-weight="bold" style:font-weight-asian="bold" style:font-name-complex="Arial"/>
    </style:style>
    <style:style style:name="P59" style:family="paragraph" style:parent-style-name="Text_20_body_20_indent">
      <style:text-properties fo:font-weight="bold" style:font-weight-asian="bold" style:font-name-complex="Arial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61" style:family="paragraph" style:parent-style-name="Body_20_Text_20_Indent_20_2">
      <style:paragraph-properties fo:margin-left="0cm" fo:margin-right="0cm" fo:text-indent="0cm" style:auto-text-indent="false"/>
    </style:style>
    <style:style style:name="P62" style:family="paragraph" style:parent-style-name="Standard">
      <style:paragraph-properties fo:margin-left="1.693cm" fo:margin-right="0cm" fo:text-align="justify" style:justify-single-word="false" fo:text-indent="-0.847cm" style:auto-text-indent="false"/>
      <style:text-properties style:font-name-complex="Arial"/>
    </style:style>
    <style:style style:name="P63" style:family="paragraph" style:parent-style-name="Standard">
      <style:paragraph-properties fo:margin-left="0.847cm" fo:margin-right="0cm" fo:text-align="justify" style:justify-single-word="false" fo:text-indent="-0.847cm" style:auto-text-indent="false"/>
      <style:text-properties fo:font-weight="bold" style:font-weight-asian="bold" style:font-name-complex="Arial" style:font-weight-complex="bold"/>
    </style:style>
    <style:style style:name="P64" style:family="paragraph" style:parent-style-name="Standard">
      <style:paragraph-properties fo:margin-left="0.847cm" fo:margin-right="0cm" fo:text-align="justify" style:justify-single-word="false" fo:text-indent="-0.847cm" style:auto-text-indent="false"/>
    </style:style>
    <style:style style:name="P65" style:family="paragraph" style:parent-style-name="Standard">
      <style:paragraph-properties fo:margin-left="0.847cm" fo:margin-right="0cm" fo:text-indent="-0.847cm" style:auto-text-indent="false"/>
      <style:text-properties style:font-name-complex="Arial"/>
    </style:style>
    <style:style style:name="P66" style:family="paragraph" style:parent-style-name="Standard">
      <style:paragraph-properties fo:text-align="justify" style:justify-single-word="false"/>
      <style:text-properties fo:font-weight="bold" style:font-weight-asian="bold" style:font-name-complex="Arial"/>
    </style:style>
    <style:style style:name="P6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-complex="Arial"/>
    </style:style>
    <style:style style:name="P68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style:font-name-complex="Arial"/>
    </style:style>
    <style:style style:name="P69" style:family="paragraph" style:parent-style-name="Standard">
      <style:paragraph-properties fo:text-align="center" style:justify-single-word="false">
        <style:tab-stops>
          <style:tab-stop style:position="0.635cm"/>
        </style:tab-stops>
      </style:paragraph-properties>
      <style:text-properties fo:font-weight="bold" style:font-weight-asian="bold" style:font-name-complex="Arial"/>
    </style:style>
    <style:style style:name="P70" style:family="paragraph" style:parent-style-name="Standard">
      <style:paragraph-properties fo:margin-left="0.635cm" fo:margin-right="0cm" fo:text-align="center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-complex="Arial"/>
    </style:style>
    <style:style style:name="P71" style:family="paragraph" style:parent-style-name="Standard">
      <style:paragraph-properties fo:margin-left="0.635cm" fo:margin-right="0cm" fo:text-align="center" style:justify-single-word="false" fo:text-indent="-0.635cm" style:auto-text-indent="false">
        <style:tab-stops>
          <style:tab-stop style:position="0.635cm"/>
        </style:tab-stops>
      </style:paragraph-properties>
      <style:text-properties fo:font-weight="bold" style:font-weight-asian="bold" style:font-name-complex="Arial"/>
    </style:style>
    <style:style style:name="P72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weight="bold" style:font-weight-asian="bold" style:font-name-complex="Arial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-complex="Arial"/>
    </style:style>
    <style:style style:name="P74" style:family="paragraph" style:parent-style-name="Standard">
      <style:paragraph-properties fo:margin-left="1.27cm" fo:margin-right="0cm" fo:text-align="justify" style:justify-single-word="false">
        <style:tab-stops>
          <style:tab-stop style:position="0cm"/>
        </style:tab-stops>
      </style:paragraph-properties>
      <style:text-properties style:font-name-complex="Arial"/>
    </style:style>
    <style:style style:name="P7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-complex="Arial"/>
    </style:style>
    <style:style style:name="P76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weight="bold" style:font-weight-asian="bold" style:font-name-complex="Arial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weight="bold" style:font-weight-asian="bold" style:font-name-complex="Arial"/>
    </style:style>
    <style:style style:name="P78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MAC C Times" fo:font-size="12pt" style:font-size-asian="12pt" style:font-name-complex="MAC C Times"/>
    </style:style>
    <style:style style:name="P79" style:family="paragraph" style:parent-style-name="Standard">
      <style:paragraph-properties fo:text-align="center" style:justify-single-word="false"/>
      <style:text-properties style:font-name="MAC C Times" fo:font-size="12pt" style:font-size-asian="12pt" style:font-name-complex="Arial"/>
    </style:style>
    <style:style style:name="P80" style:family="paragraph" style:parent-style-name="Standard">
      <style:paragraph-properties fo:margin-left="0.847cm" fo:margin-right="0cm" fo:text-align="justify" style:justify-single-word="false" fo:text-indent="-0.847cm" style:auto-text-indent="false"/>
      <style:text-properties style:font-name="MAC C Times" fo:font-size="12pt" style:font-size-asian="12pt" style:font-name-complex="Arial"/>
    </style:style>
    <style:style style:name="P81" style:family="paragraph" style:parent-style-name="Heading_20_2">
      <style:paragraph-properties fo:margin-left="0.847cm" fo:margin-right="0cm" fo:text-align="center" style:justify-single-word="false" fo:text-indent="-0.847cm" style:auto-text-indent="false"/>
      <style:text-properties style:font-name="MAC C Times" fo:font-size="12pt" fo:font-style="normal" style:font-size-asian="12pt" style:font-style-asian="normal" style:font-name-complex="MAC C Times" style:font-size-complex="12pt"/>
    </style:style>
    <style:style style:name="P82" style:family="paragraph" style:parent-style-name="Standard">
      <style:paragraph-properties fo:margin-left="0.847cm" fo:margin-right="0cm" fo:text-align="justify" style:justify-single-word="false" fo:text-indent="-0.847cm" style:auto-text-indent="false"/>
      <style:text-properties style:font-name="MAC C Times" fo:font-size="12pt" fo:font-style="italic" style:font-size-asian="12pt" style:font-style-asian="italic" style:font-name-complex="Arial" style:font-size-complex="12pt"/>
    </style:style>
    <style:style style:name="P83" style:family="paragraph" style:parent-style-name="Text_20_body_20_indent">
      <style:paragraph-properties fo:text-align="center" style:justify-single-word="false"/>
      <style:text-properties fo:font-weight="bold" style:font-weight-asian="bold" style:font-name-complex="Arial"/>
    </style:style>
    <style:style style:name="P84" style:family="paragraph" style:parent-style-name="Standard">
      <style:paragraph-properties fo:margin-right="-0.102cm" fo:text-align="justify" style:justify-single-word="false">
        <style:tab-stops>
          <style:tab-stop style:position="1cm"/>
        </style:tab-stops>
      </style:paragraph-properties>
    </style:style>
    <style:style style:name="P85" style:family="paragraph" style:parent-style-name="Standard">
      <style:paragraph-properties fo:margin-right="-0.102cm" fo:text-align="center" style:justify-single-word="false">
        <style:tab-stops>
          <style:tab-stop style:position="1cm"/>
        </style:tab-stops>
      </style:paragraph-properties>
      <style:text-properties fo:font-weight="bold" style:font-weight-asian="bold"/>
    </style:style>
    <style:style style:name="P86" style:family="paragraph" style:parent-style-name="Standard">
      <style:paragraph-properties fo:margin-right="0cm" fo:text-align="center" style:justify-single-word="false" fo:text-indent="0.751cm" style:auto-text-indent="false"/>
      <style:text-properties fo:font-weight="bold" style:font-weight-asian="bold" style:font-relief="engraved"/>
    </style:style>
    <style:style style:name="P87" style:family="paragraph" style:parent-style-name="Standard">
      <style:paragraph-properties fo:margin-right="0cm" fo:text-indent="0.751cm" style:auto-text-indent="false"/>
      <style:text-properties fo:font-weight="bold" style:font-weight-asian="bold" style:font-relief="engraved"/>
    </style:style>
    <style:style style:name="P88" style:family="paragraph" style:parent-style-name="Standard">
      <style:paragraph-properties fo:text-align="justify" style:justify-single-word="false"/>
      <style:text-properties style:font-relief="engraved"/>
    </style:style>
    <style:style style:name="P89" style:family="paragraph" style:parent-style-name="Standard">
      <style:text-properties fo:font-weight="bold" style:font-weight-asian="bold" style:font-name-complex="Arial" style:font-weight-complex="bold" style:font-relief="engraved"/>
    </style:style>
    <style:style style:name="P90" style:family="paragraph" style:parent-style-name="Standard">
      <style:text-properties fo:font-weight="bold" style:font-weight-asian="bold" style:font-relief="engraved"/>
    </style:style>
    <style:style style:name="P91" style:family="paragraph" style:parent-style-name="Standard">
      <style:paragraph-properties fo:margin-left="1.27cm" fo:margin-right="0cm" fo:text-align="justify" style:justify-single-word="false"/>
      <style:text-properties fo:font-weight="bold" style:font-weight-asian="bold"/>
    </style:style>
    <style:style style:name="P92" style:family="paragraph" style:parent-style-name="Standard">
      <style:paragraph-properties fo:line-height="200%" fo:text-align="justify" style:justify-single-word="false"/>
    </style:style>
    <style:style style:name="P93" style:family="paragraph" style:parent-style-name="Footer">
      <style:paragraph-properties>
        <style:tab-stops/>
      </style:paragraph-properties>
      <style:text-properties fo:font-weight="bold" style:font-weight-asian="bold"/>
    </style:style>
    <style:style style:name="P94" style:family="paragraph" style:parent-style-name="Standard" style:list-style-name="WW8Num9"/>
    <style:style style:name="P9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96" style:family="paragraph" style:parent-style-name="Standard">
      <style:text-properties fo:font-size="14pt" fo:font-weight="bold" style:font-size-asian="14pt" style:font-weight-asian="bold"/>
    </style:style>
    <style:style style:name="P97" style:family="paragraph" style:parent-style-name="Standard">
      <style:text-properties fo:font-size="14pt" style:font-size-asian="14pt"/>
    </style:style>
    <style:style style:name="P98" style:family="paragraph" style:parent-style-name="Standard">
      <style:text-properties style:font-name-asian="MAC C Times"/>
    </style:style>
    <style:style style:name="P99" style:family="paragraph" style:parent-style-name="Standard">
      <style:paragraph-properties fo:margin-left="1.588cm" fo:margin-right="0cm" fo:text-align="justify" style:justify-single-word="false" fo:text-indent="-1.588cm" style:auto-text-indent="false"/>
    </style:style>
    <style:style style:name="P100" style:family="paragraph" style:parent-style-name="Standard">
      <style:paragraph-properties fo:margin-left="1.588cm" fo:margin-right="0cm" fo:text-indent="-1.588cm" style:auto-text-indent="false"/>
    </style:style>
    <style:style style:name="P101" style:family="paragraph" style:parent-style-name="Standard">
      <style:paragraph-properties fo:margin-left="1.27cm" fo:margin-right="0cm" fo:text-indent="-1.27cm" style:auto-text-indent="false"/>
    </style:style>
    <style:style style:name="P102" style:family="paragraph" style:parent-style-name="Text_20_body_20_indent">
      <style:paragraph-properties fo:margin-left="0cm" fo:margin-right="0cm" fo:text-indent="1.27cm" style:auto-text-indent="false"/>
      <style:text-properties style:font-name="Times New Roman" style:font-name-complex="Times New Roman"/>
    </style:style>
    <style:style style:name="P103" style:family="paragraph" style:parent-style-name="Standard">
      <style:paragraph-properties fo:margin-right="0cm" fo:text-align="justify" style:justify-single-word="false" fo:text-indent="1.27cm" style:auto-text-indent="false"/>
      <style:text-properties style:font-name="Times New Roman" fo:language="da" fo:country="DK" fo:font-weight="bold" style:font-weight-asian="bold" style:font-name-complex="Times New Roman"/>
    </style:style>
    <style:style style:name="P104" style:family="paragraph" style:parent-style-name="Standard">
      <style:paragraph-properties fo:margin-right="0cm" fo:text-align="justify" style:justify-single-word="false" fo:text-indent="1.27cm" style:auto-text-indent="false"/>
      <style:text-properties fo:language="da" fo:country="DK" fo:font-weight="bold" style:font-weight-asian="bold"/>
    </style:style>
    <style:style style:name="P105" style:family="paragraph" style:parent-style-name="Heading_20_1">
      <style:paragraph-properties fo:text-align="center" style:justify-single-word="false"/>
      <style:text-properties style:font-name="MAC C Times" fo:font-size="12pt" style:font-size-asian="12pt" style:font-name-complex="MAC C Times"/>
    </style:style>
    <style:style style:name="P106" style:family="paragraph" style:parent-style-name="Standard">
      <style:paragraph-properties fo:margin-right="0cm" fo:text-align="center" style:justify-single-word="false" fo:text-indent="1.27cm" style:auto-text-indent="false"/>
      <style:text-properties style:font-name="MAC C Times" fo:font-size="12pt" fo:language="da" fo:country="DK" fo:font-weight="bold" style:font-size-asian="12pt" style:font-weight-asian="bold" style:font-name-complex="MAC C Times"/>
    </style:style>
    <style:style style:name="P107" style:family="paragraph" style:parent-style-name="Standard">
      <style:paragraph-properties fo:margin-right="0cm" fo:text-align="center" style:justify-single-word="false" fo:text-indent="1.27cm" style:auto-text-indent="false"/>
      <style:text-properties fo:language="da" fo:country="DK" fo:font-weight="bold" style:font-weight-asian="bold"/>
    </style:style>
    <style:style style:name="P108" style:family="paragraph" style:parent-style-name="Heading_20_1" style:list-style-name="WW8Num2">
      <style:paragraph-properties fo:text-align="center" style:justify-single-word="false"/>
      <style:text-properties style:font-name="MAC C Times" fo:font-size="12pt" style:font-size-asian="12pt" style:font-name-complex="MAC C Times"/>
    </style:style>
    <style:style style:name="P109" style:family="paragraph" style:parent-style-name="Heading_20_2">
      <style:paragraph-properties fo:text-align="center" style:justify-single-word="false"/>
      <style:text-properties style:font-name="MAC C Times" fo:font-size="12pt" fo:font-style="normal" style:font-size-asian="12pt" style:font-style-asian="normal" style:font-name-complex="MAC C Times" style:font-style-complex="normal"/>
    </style:style>
    <style:style style:name="P110" style:family="paragraph" style:parent-style-name="Standard">
      <style:paragraph-properties fo:text-align="center" style:justify-single-word="false"/>
      <style:text-properties style:font-name="MAC C Times" fo:font-size="12pt" fo:language="da" fo:country="DK" fo:font-style="italic" fo:font-weight="bold" style:font-size-asian="12pt" style:font-style-asian="italic" style:font-weight-asian="bold" style:font-name-complex="MAC C Times" style:font-style-complex="italic"/>
    </style:style>
    <style:style style:name="P111" style:family="paragraph" style:parent-style-name="Text_20_body">
      <style:paragraph-properties fo:text-align="justify" style:justify-single-word="false"/>
    </style:style>
    <style:style style:name="P112" style:family="paragraph" style:parent-style-name="Standard">
      <style:paragraph-properties fo:text-align="center" style:justify-single-word="false"/>
      <style:text-properties fo:language="da" fo:country="DK" fo:font-weight="bold" style:font-weight-asian="bold"/>
    </style:style>
    <style:style style:name="P113" style:family="paragraph" style:parent-style-name="Text_20_body_20_indent">
      <style:paragraph-properties fo:margin-right="0cm" fo:text-indent="0cm" style:auto-text-indent="false"/>
    </style:style>
    <style:style style:name="P114" style:family="paragraph" style:parent-style-name="Text_20_body_20_indent">
      <style:paragraph-properties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fo:language="da" fo:country="DK" fo:font-weight="bold" style:font-weight-asian="bold"/>
    </style:style>
    <style:style style:name="T2" style:family="text">
      <style:text-properties fo:language="da" fo:country="DK"/>
    </style:style>
    <style:style style:name="T3" style:family="text">
      <style:text-properties style:font-name-asian="MAC C Time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fo:font-weight="bold" style:font-name-asian="MAC C Times" style:font-weight-asian="bold"/>
    </style:style>
    <style:style style:name="T11" style:family="text">
      <style:text-properties style:font-name-complex="Arial"/>
    </style:style>
    <style:style style:name="T12" style:family="text">
      <style:text-properties fo:font-weight="bold" style:font-weight-asian="bold" style:font-name-complex="Arial"/>
    </style:style>
    <style:style style:name="T13" style:family="text">
      <style:text-properties style:font-name="MAC C Times" fo:font-weight="bold" style:font-weight-asian="bold" style:font-name-complex="Arial"/>
    </style:style>
    <style:style style:name="T14" style:family="text">
      <style:text-properties style:font-name="MAC C Times" style:font-name-complex="Arial"/>
    </style:style>
    <style:style style:name="T15" style:family="text">
      <style:text-properties style:font-name-asian="MAC C Times" style:font-name-complex="MAC C Times"/>
    </style:style>
    <style:style style:name="T16" style:family="text">
      <style:text-properties fo:font-weight="bold" style:font-name-asian="MAC C Times" style:font-weight-asian="bold" style:font-name-complex="MAC C Times"/>
    </style:style>
    <style:style style:name="T17" style:family="text">
      <style:text-properties fo:font-size="18pt" fo:font-weight="bold" style:font-size-asian="18pt" style:font-weight-asian="bold" style:font-name-complex="Arial" style:font-size-complex="18pt"/>
    </style:style>
    <style:style style:name="T18" style:family="text">
      <style:text-properties fo:font-weight="bold" style:font-weight-asian="bold" style:font-name-complex="Arial" style:font-weight-complex="bold"/>
    </style:style>
    <style:style style:name="T19" style:family="text">
      <style:text-properties style:font-name="MAC C Times" fo:font-weight="bold" style:font-weight-asian="bold" style:font-name-complex="MAC C Times"/>
    </style:style>
    <style:style style:name="T20" style:family="text">
      <style:text-properties style:font-name="MAC C Times" style:font-name-complex="MAC C Times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style:font-name="Symbol" style:font-name-asian="Symbol" style:font-name-complex="Symbol"/>
    </style:style>
    <style:style style:name="T25" style:family="text">
      <style:text-properties style:font-name="MAC C Times" fo:font-size="12pt" style:font-size-asian="12pt" style:font-name-complex="MAC C Times"/>
    </style:style>
    <style:style style:name="T26" style:family="text">
      <style:text-properties fo:language="da" fo:country="DK" style:font-name-asian="MAC C Times"/>
    </style:style>
    <style:style style:name="T27" style:family="text">
      <style:text-properties style:font-name="Symbol" fo:language="da" fo:country="DK" style:font-name-asian="Symbol" style:font-name-complex="Symbol"/>
    </style:style>
    <style:style style:name="T28" style:family="text">
      <style:text-properties style:font-name="MAC C Times" fo:font-weight="normal" style:font-weight-asian="normal" style:font-name-complex="MAC C Times" style:font-weight-complex="bold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0727022040816" text:id="ct100727022040816">
          <text:insertion>
            <office:change-info>
              <dc:creator>Eckart Sonnenberg</dc:creator>
              <dc:date>2003-01-24T15:04:00</dc:date>
            </office:change-info>
          </text:insertion>
        </text:changed-region>
        <text:changed-region xml:id="ct100727020496432" text:id="ct100727020496432">
          <text:insertion>
            <office:change-info>
              <dc:creator>Eckart Sonnenberg</dc:creator>
              <dc:date>2003-01-24T14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STERSTVO ZA FINANSII</text:p>
      <text:p text:style-name="P1">UPRAVA ZA JAVNI PRIHODI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REDLOG ZA DONESUVAWE NA</text:p>
      <text:p text:style-name="P1">ZAKON <text:s/>ZA DANO^NA POSTAPK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kopje, juli 2005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12">
        <text:list-item>
          <text:p text:style-name="P4" loext:marker-style-name="T1">USTAVEN OSNOV ZA DONESUVAWE NA ZAKONOT</text:p>
        </text:list-item>
      </text:list>
      <text:p text:style-name="P5"/>
      <text:p text:style-name="P6">Ustavniot osnov za donesuvawe na zakonot e sodr`an vo ~len 68, stav 1, alinei 2 i 3 od Ustavot na Republika Makedonija, spored koj Sobranieto na Republika Makedonija donesuva zakoni i gi utvrduva javnite dava~ki.</text:p>
      <text:p text:style-name="P7"/>
      <text:list text:continue-numbering="true" text:style-name="WW8Num12">
        <text:list-item>
          <text:p text:style-name="P8" loext:marker-style-name="T1">PRI^INI PORADI KOI TREBA DA SE DONESE ZAKONOT</text:p>
        </text:list-item>
      </text:list>
      <text:p text:style-name="P9"/>
      <text:p text:style-name="P10">So cel na sozdavawe <text:s/>edinstvena osnova za op{toto dano~no pravo i dano~na upravna postapka, se pristapi kon izrabotkata na eden nov sovremen zakon. <text:tab/></text:p>
      <text:p text:style-name="P11"><text:soft-page-break/>Osobena te{kotija vo dosega{noto <text:s/>vodeweto na upravnata postapka <text:s/>postoe{e poradi primenata na pove}e zakoni -<text:span text:style-name="T2"> Zakon za op{tata upravna postapka ("Slu`ben list na FNRJ" br. 52/56 i "Slu`ben list na SFRJ" br. 10/65, 4/77, 11/78 i 9/86) i Zakonot za izmenuvawe i dopolnuvawe na Zakonot za op{tata upravna postapka ( "Slu`ben vesnik na Republika Makedonija" br. 44/2002), a po~nuvaj}i od 3 juni 2005 godina - Zakon za op{tata upravna postapka ("Slu`ben vesnik na Republika Makedonija" br. 38/2005), kako i so Zakonot za utvrduvawe i naplata na javnite prihodi ("slu`ben vesnik na Republika Makedonija" br. 13/2001, 61/2002, 24/2003, 47/2003 i 19/2004) i materijalnite dano~ni zakoni za poodelnite vidovi danok.</text:span></text:p>
      <text:p text:style-name="P12">Od edna strana poradi specivi~nosta na materijata koja treba da se regulira, od druga strana primenata na nesoodvetni re{enija sodr`ani vo pove}e zakoni, doveduva{e do spora i neefikasna upravna postapka. Rezultat od takvata regulativa be{e ne sosema do kraj jasno definirani i <text:s/>razgrani~eni nadle`nosti na Upravata za javni prihodi i dano~nite obvrznici. </text:p>
      <text:p text:style-name="P12"><text:span text:style-name="T3"><text:s/></text:span>Tovarot na doka`uvawe na fakti~kata sostojba sekoga{ e obvrska na Upravata za javni prihodi. Me|utoa, kaj nas <text:s/>i <text:s/>obezbeduvaweto na dokazi, odnosno pojasnuvaweto na fakti~kata sostojba, {to e nedozvolivo, be{e obvrska na Upravata za javni prihodi. So predlo`eniot Zakon za dano~na postapka, preku obezbeduvaweto na dokazite, tovarot na doka`uvawe na fakti~kata sostojba se prenesuva na dano~niot obvrznik. Dano~niot obvrznik e toj, koj so kreiraweto i izvr{uvaweto na svoite aktivnosti ja sozdava fakti~kata sostojba, pa spred toa toj gi poseduva dokazite za svoite aktivnosti. <text:s/></text:p>
      <text:p text:style-name="P12">Dosega, vo dano~noto pravo, vop{to ne be{e regulirano izvr{uvaweto na prividni zdelki, neva`e~ki pravni zdelki, prenesuvaweto imot na bliski lica i sl, so {to se izbegnuva{e presmetuvaweto i iska`uvaweto na dolguvan danok, ili pak ve}e iska`aniot danok ne se pla}a{e. So vgraduvawe na odredbi za ovie aktivnosti na dano~niot obvrznik, nedvosmisleno se uka`uva na dano~niot tretman na istite.</text:p>
      <text:p text:style-name="P12">Obvrskata za ispolnuvawe na dano~niot dolg e dol`nost na dano~niot obvrznik da go plati utvrdeniot danok, no <text:s/>vo uslovi koga zakonskiot zastapnik, robotovoditelot na zdru`enite lica zaradi ostvaruvawe na prihodi i imot bez svojstvo na pravno lice i staratelot na naslednik, <text:s/>namerno ili od nebre`nost voop{to ne gi ispolnile ili nenavremeno gi ispolnile, garantiraat za dano~nite dolgovi. <text:s/>Vnesuvaweto na odredbi za garancija od ovie lica, se o~ekuva da obezbedi pogolema disciplina vo ispolnuvaweto na dano~niot dolg. <text:s/></text:p>
      <text:p text:style-name="P13"><text:tab/>Vo praktikata, ne retko <text:s/>se slu~uva da se izvr{i promena na statusot na dano~niot obvrznik, so podelba. Pri vakvata podelba, soglasno so dogovorot, dano~nite dolgovi obi~no se raspredeluvaat kaj lice koe nastanalo so podelbata, no <text:s/>koe voop{to nema nikakov imot, ili ne ostvaruva nikavi prihodi, pa obvrskata po osnov na pla}awe na dano~niot dolg ostanuva ne izmirena. Zatoa, se pojavi potrebata od vgraduvawe odredbi za garancija pri promena na statusot na dano~niot obvrznik. So novite re{enija vo Zakonot, se predviduva novite lica, kako pravni sledbenici koi nastanale <text:s/>so podelba na pravnoto lice, da bidat neograni~eno solidarno odgovorni za dano~niot dolg na pravniot prethodnik. Vakvoto r{enie treba da ovozmo`i namiruvawe na dano~niot dolg, nezvisno od toa kaj koj <text:s/>sledbenik e rasporeden dano~niot dolg.</text:p>
      <text:p text:style-name="P12"><text:tab/>Me|u drugoto, i potrebata za gradewe partnerski odnos so ~esnite dano~ni obvrznici, nivno podpomagawe i podr{ka vo ispolnuvaweto na dano~nata obvrska, no i sankcionirawe na onie dano~ni obnvrznici koi ne ja ispolnuvaat ili nesovesno ja ispolnuvaat svojata dano~na obvrska, ja nametna potrebata od donesuvawe na vakov zakon.</text:p>
      <text:p text:style-name="P13"><text:tab/>Vo Zakonot ne se pravi nikakva razlika pome|u dano~nie obvrznici vo zavisnost od potekloto. Nezavisno <text:s/>dali stanuva zbor za rezidenten dano~en obvrznik, ili za nerezidenten - tie pred zakonot imaat isti tretman. Vakviot nediskreminatorski odnos kon dano~nite obvrznici, kako i vgradenite moderni re{enija, sozdavaat primenliv zakon, {to e eden od ~ekorite za pribli`uvawe i vlez vo Evropskata Unija.<text:tab/></text:p>
      <text:p text:style-name="Body_20_Text_20_Indent_20_2">Od navedenite pri~ini ima potreba i se predlaga donesuvawe na nov Zakon za dano~na postapka. </text:p>
      <text:p text:style-name="P7"/>
      <text:list text:continue-numbering="true" text:style-name="WW8Num12">
        <text:list-item>
          <text:p text:style-name="P8" loext:marker-style-name="T1">OSNOVNI NA^ELA VRZ KOI SE ZASNIVA ZAKONOT</text:p>
        </text:list-item>
      </text:list>
      <text:p text:style-name="P14"><text:s/></text:p>
      <text:p text:style-name="P12">Zakonot ~ie donesuvawe se predlaga, se zasniva na slednite osnovni na~ela:</text:p>
      <text:p text:style-name="P12">-zakonitost;</text:p>
      <text:p text:style-name="P12">- efikasnost i efektivnost;</text:p>
      <text:p text:style-name="P7">-ednakov tretman na dano~nite obvrznici;</text:p>
      <text:p text:style-name="P7"><text:soft-page-break/>-dosledna primena na pravata i obvrskite koi proizleguvaat od <text:s text:c="2"/>dano~nite postapki</text:p>
      <text:p text:style-name="P12">-po~ituvawe na dostoinstvoto na dano~nite obvrznici;</text:p>
      <text:p text:style-name="P12">- za{tita na dano~na tajna</text:p>
      <text:p text:style-name="P15"/>
      <text:list text:continue-numbering="true" text:style-name="WW8Num12">
        <text:list-item>
          <text:p text:style-name="P16" loext:marker-style-name="T4">SODR@INA NA ZAKONOT</text:p>
        </text:list-item>
      </text:list>
      <text:p text:style-name="P17"/>
      <text:p text:style-name="P18">Sodr`inata na zakonot gi opfa}a osnovnite odnosi {to se ureduvaat so zakonot i na~inot na koj se predlaga nivnoto ureduvaw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SODR@INA NA ZAKONOT <text:line-break/>ZA DANO^NA POSTAPKA</text:p>
      <text:p text:style-name="P19"/>
      <text:p text:style-name="P20"><text:span text:style-name="T5">ПРВ</text:span><text:span text:style-name="T6"> </text:span><text:span text:style-name="T5">ДЕЛ</text:span></text:p>
      <text:p text:style-name="P19"/>
      <text:p text:style-name="P20"><text:span text:style-name="T5">ОПШТИ</text:span><text:span text:style-name="T6"> </text:span><text:span text:style-name="T5">ОДРЕДБИ</text:span></text:p>
      <text:p text:style-name="P21"/>
      <text:p text:style-name="P20"><text:span text:style-name="T7">Прва</text:span><text:span text:style-name="T8"> </text:span><text:span text:style-name="T7">глава</text:span></text:p>
      <text:p text:style-name="P22"/>
      <text:p text:style-name="P20"><text:span text:style-name="T5">ПРЕДМЕТ</text:span><text:span text:style-name="T6"> </text:span><text:span text:style-name="T5">НА</text:span><text:span text:style-name="T6"> </text:span><text:span text:style-name="T5">ЗАКОНОТ</text:span></text:p>
      <text:p text:style-name="P21"/>
      <text:p text:style-name="P20"><text:span text:style-name="T7">Содржина</text:span><text:span text:style-name="T8"> </text:span><text:span text:style-name="T7">на</text:span><text:span text:style-name="T8"> </text:span><text:span text:style-name="T7">законот</text:span></text:p>
      <text:p text:style-name="P23"/>
      <text:p text:style-name="P20"><text:span text:style-name="T7">Член</text:span><text:span text:style-name="T8"> 1</text:span></text:p>
      <text:p text:style-name="P23"/>
      <text:p text:style-name="Standard"><text:span text:style-name="T8">(1)</text:span> <text:span text:style-name="T9">Овој</text:span> <text:span text:style-name="T9">закон</text:span> <text:span text:style-name="T9">е</text:span> <text:span text:style-name="T9">единствена</text:span> <text:span text:style-name="T9">основа</text:span> <text:span text:style-name="T9">за</text:span> <text:span text:style-name="T9">општото</text:span> <text:span text:style-name="T9">даночно</text:span> <text:span text:style-name="T9">право</text:span> <text:span text:style-name="T9">и</text:span> <text:span text:style-name="T9">даночната</text:span> <text:span text:style-name="T9">управна</text:span> <text:span text:style-name="T9">постапка</text:span>.</text:p>
      <text:p text:style-name="Standard"><text:span text:style-name="T8">(2)</text:span> <text:span text:style-name="T9">Со</text:span> <text:span text:style-name="T9">овој</text:span> <text:span text:style-name="T9">закон</text:span> <text:span text:style-name="T9">особено</text:span> <text:span text:style-name="T9">се</text:span> <text:span text:style-name="T9">уредува</text:span>:</text:p>
      <text:p text:style-name="P24">1) <text:span text:style-name="T9">општото</text:span> <text:span text:style-name="T9">даночно</text:span> <text:span text:style-name="T9">право</text:span>;</text:p>
      <text:p text:style-name="P24">2) <text:span text:style-name="T9">постапката</text:span> <text:span text:style-name="T9">на</text:span> <text:span text:style-name="T9">утврдување</text:span> <text:span text:style-name="T9">на</text:span> <text:span text:style-name="T9">данокот</text:span>;</text:p>
      <text:p text:style-name="P24">3) <text:span text:style-name="T9">постапката</text:span> <text:span text:style-name="T9">на</text:span> <text:span text:style-name="T9">контрола</text:span>;</text:p>
      <text:p text:style-name="P24">4) <text:span text:style-name="T9">постапката</text:span> <text:span text:style-name="T9">на</text:span> <text:span text:style-name="T9">наплата</text:span> <text:span text:style-name="T9">на</text:span> <text:span text:style-name="T9">јавните</text:span> <text:span text:style-name="T9">приходи</text:span>, <text:span text:style-name="T9">на</text:span> <text:span text:style-name="T9">кои</text:span> <text:span text:style-name="T9">што</text:span> <text:span text:style-name="T9">се</text:span> <text:span text:style-name="T9">однесува</text:span> <text:span text:style-name="T9">овој</text:span> <text:span text:style-name="T9">закон</text:span>;</text:p>
      <text:p text:style-name="P24">5) <text:span text:style-name="T9">правата</text:span> <text:span text:style-name="T9">и</text:span> <text:span text:style-name="T9">обврските</text:span> <text:span text:style-name="T9">на</text:span> <text:span text:style-name="T9">даночниот</text:span> <text:span text:style-name="T9">обврзник</text:span> i</text:p>
      <text:p text:style-name="P24">6) <text:span text:style-name="T9">даночната</text:span> <text:span text:style-name="T9">казнена</text:span> <text:span text:style-name="T9">постапка</text:span> <text:span text:style-name="T9">и</text:span> <text:span text:style-name="T9">постапката</text:span> <text:span text:style-name="T9">за</text:span> <text:span text:style-name="T9">парична</text:span> <text:span text:style-name="T9">казна</text:span>.</text:p>
      <text:p text:style-name="Standard"/>
      <text:p text:style-name="P20"><text:span text:style-name="T7">Примена</text:span><text:span text:style-name="T8"> </text:span><text:span text:style-name="T7">на</text:span><text:span text:style-name="T8"> </text:span><text:span text:style-name="T7">законот</text:span></text:p>
      <text:p text:style-name="P22"/>
      <text:p text:style-name="P20"><text:span text:style-name="T7">Член</text:span><text:span text:style-name="T8"> 2</text:span></text:p>
      <text:p text:style-name="P23"/>
      <text:p text:style-name="Standard"><text:span text:style-name="T8">(1)</text:span> <text:span text:style-name="T9">Овој</text:span> <text:span text:style-name="T9">закон</text:span> <text:span text:style-name="T9">се</text:span> <text:span text:style-name="T9">применува</text:span> <text:span text:style-name="T9">на</text:span> <text:span text:style-name="T9">сите</text:span> <text:span text:style-name="T9">јавни</text:span> <text:span text:style-name="T9">приходи</text:span> <text:span text:style-name="T9">и</text:span> <text:span text:style-name="T9">на</text:span> <text:span text:style-name="T9">сите</text:span> <text:span text:style-name="T9">споредни</text:span> <text:span text:style-name="T9">даночни</text:span> <text:span text:style-name="T9">давачки</text:span> <text:span text:style-name="T9">кои</text:span> <text:span text:style-name="T9">што</text:span> <text:span text:style-name="T9">ги</text:span> <text:span text:style-name="T9">управува</text:span> <text:span text:style-name="T9">Управата</text:span> <text:span text:style-name="T9">за</text:span> <text:span text:style-name="T9">јавни</text:span> <text:span text:style-name="T9">приходи</text:span> <text:span text:style-name="T9">на</text:span> <text:span text:style-name="T9">Република</text:span> <text:span text:style-name="T9">Македонија</text:span>. </text:p>
      <text:p text:style-name="Standard"><text:soft-page-break/><text:span text:style-name="T8">(2)</text:span> <text:span text:style-name="T9">Споредни</text:span> <text:span text:style-name="T9">даночни</text:span> <text:span text:style-name="T9">давачки</text:span> <text:span text:style-name="T9">особено</text:span> <text:span text:style-name="T9">се</text:span>: <text:span text:style-name="T9">парични</text:span> <text:span text:style-name="T9">казни</text:span>, <text:span text:style-name="T9">даночни</text:span> <text:span text:style-name="T9">казни</text:span>, <text:span text:style-name="T9">камати</text:span> i <text:span text:style-name="T9">трошоци</text:span> <text:span text:style-name="T9">на</text:span> <text:span text:style-name="T9">присилна</text:span> <text:span text:style-name="T9">наплата</text:span> <text:span text:style-name="T9">на</text:span> <text:span text:style-name="T9">данок</text:span>.</text:p>
      <text:p text:style-name="Standard"><text:span text:style-name="T8">(3)</text:span> <text:span text:style-name="T9">Меѓународните</text:span> <text:span text:style-name="T9">договори</text:span> <text:span text:style-name="T9">за</text:span> <text:span text:style-name="T9">оданочување</text:span> <text:span text:style-name="T9">имаат</text:span> <text:span text:style-name="T9">предност</text:span> <text:span text:style-name="T9">пред</text:span> <text:span text:style-name="T9">националните</text:span> <text:span text:style-name="T9">даночни</text:span> <text:span text:style-name="T9">закони</text:span>, <text:span text:style-name="T9">доколку </text:span>se<text:span text:style-name="T9"> </text:span>ratifikuvani <text:s/>i <text:span text:style-name="T9">станале</text:span> <text:span text:style-name="T9">непосредно</text:span> <text:span text:style-name="T9">применливо</text:span> <text:span text:style-name="T9">национално</text:span> <text:span text:style-name="T9">право</text:span>.</text:p>
      <text:p text:style-name="Standard"/>
      <text:p text:style-name="P20"><text:span text:style-name="T7">Однос</text:span><text:span text:style-name="T8"> </text:span><text:span text:style-name="T7">спрема</text:span><text:span text:style-name="T8"> </text:span><text:span text:style-name="T7">други</text:span><text:span text:style-name="T8"> </text:span><text:span text:style-name="T7">закони</text:span></text:p>
      <text:p text:style-name="P22"/>
      <text:p text:style-name="P20"><text:span text:style-name="T7">Член</text:span><text:span text:style-name="T8"> 3</text:span></text:p>
      <text:p text:style-name="P23"/>
      <text:p text:style-name="Standard"><text:span text:style-name="T8">(1)</text:span> <text:span text:style-name="T9">Ако</text:span> <text:span text:style-name="T9">со</text:span> <text:span text:style-name="T9">друг</text:span> <text:span text:style-name="T9">закон</text:span>, <text:span text:style-name="T9">прашањето</text:span> <text:span text:style-name="T9">кое</text:span> <text:span text:style-name="T9">го</text:span> <text:span text:style-name="T9">уредува</text:span> <text:span text:style-name="T9">овој</text:span> <text:span text:style-name="T9">закон</text:span>, <text:span text:style-name="T9">е</text:span> <text:span text:style-name="T9">уредено</text:span> <text:span text:style-name="T9">на</text:span> <text:span text:style-name="T9">поинаков</text:span> <text:span text:style-name="T9">начин</text:span>, <text:span text:style-name="T9">се</text:span> <text:span text:style-name="T9">применуваат</text:span> <text:span text:style-name="T9">одредбите</text:span> <text:span text:style-name="T9">од</text:span> <text:span text:style-name="T9">овој</text:span> <text:span text:style-name="T9">закон</text:span>. </text:p>
      <text:p text:style-name="Standard"><text:span text:style-name="T8">(2)</text:span> <text:span text:style-name="T9">Ако</text:span> <text:span text:style-name="T9">со</text:span> <text:span text:style-name="T9">овој</text:span> <text:span text:style-name="T9">закон</text:span> <text:span text:style-name="T9">не</text:span> <text:span text:style-name="T9">е</text:span> <text:span text:style-name="T9">пропишано</text:span> <text:span text:style-name="T9">поинаку</text:span>, <text:span text:style-name="T9">даночната</text:span> <text:span text:style-name="T9">постапка</text:span> <text:span text:style-name="T9">се</text:span> <text:span text:style-name="T9">спроведува</text:span> <text:span text:style-name="T9">во</text:span> <text:span text:style-name="T9">согласност</text:span> <text:span text:style-name="T9">со</text:span> <text:span text:style-name="T9">законот</text:span> <text:span text:style-name="T9">со</text:span> <text:span text:style-name="T9">кој</text:span> <text:span text:style-name="T9">се</text:span> <text:span text:style-name="T9">уредува</text:span> <text:span text:style-name="T9">општата</text:span> <text:span text:style-name="T9">управна</text:span> <text:span text:style-name="T9">постапка</text:span>.</text:p>
      <text:p text:style-name="Standard"/>
      <text:p text:style-name="P25">Дефиниции<text:span text:style-name="T8"/></text:p>
      <text:p text:style-name="P22"/>
      <text:p text:style-name="P20"><text:span text:style-name="T7">Член</text:span><text:span text:style-name="T8"> 4</text:span></text:p>
      <text:p text:style-name="P23"/>
      <text:p text:style-name="P10"><text:span text:style-name="T10"><text:s/></text:span><text:span text:style-name="T8">(1)</text:span> <text:span text:style-name="T9">Управа</text:span> <text:span text:style-name="T9">за</text:span> <text:span text:style-name="T9">јавни</text:span> <text:span text:style-name="T9">приходи</text:span> <text:span text:style-name="T9">во</text:span> <text:span text:style-name="T9">смисла</text:span> <text:span text:style-name="T9">на</text:span> <text:span text:style-name="T9">овој</text:span> <text:span text:style-name="T9">закон</text:span> <text:span text:style-name="T9">е</text:span> <text:span text:style-name="T9">органот</text:span> <text:span text:style-name="T9">определен</text:span> <text:span text:style-name="T9">во</text:span> Z<text:span text:style-name="T9">аконот</text:span> <text:span text:style-name="T9">за</text:span> <text:span text:style-name="T9">Управа</text:span>ta <text:span text:style-name="T9">за</text:span> <text:span text:style-name="T9">јавни</text:span> <text:span text:style-name="T9">приходи</text:span>. </text:p>
      <text:p text:style-name="P10"><text:span text:style-name="T3"><text:s/></text:span><text:span text:style-name="T8">(2)</text:span> <text:span text:style-name="T9">Даночен</text:span> <text:span text:style-name="T9">обврзник</text:span> <text:span text:style-name="T9">е</text:span>, <text:span text:style-name="T9">оној</text:span> <text:span text:style-name="T9">кој</text:span> <text:span text:style-name="T9">што</text:span>: </text:p>
      <text:p text:style-name="P26"><text:span text:style-name="T3"><text:s/></text:span>1) <text:span text:style-name="T9">должи</text:span> <text:span text:style-name="T9">данок</text:span>;</text:p>
      <text:p text:style-name="P26"><text:span text:style-name="T3"><text:s/></text:span>2) <text:span text:style-name="T9">гарантира</text:span> <text:span text:style-name="T9">за</text:span> <text:span text:style-name="T9">данок</text:span>; </text:p>
      <text:p text:style-name="P26"><text:span text:style-name="T3"><text:s/></text:span>3) <text:span text:style-name="T9">треба</text:span> <text:span text:style-name="T9">да</text:span> <text:span text:style-name="T9">плати</text:span> <text:span text:style-name="T9">или</text:span> <text:span text:style-name="T9">наплати</text:span> <text:span text:style-name="T9">данок</text:span> <text:span text:style-name="T9">за</text:span> <text:span text:style-name="T9">сметка</text:span> <text:span text:style-name="T9">на</text:span> <text:span text:style-name="T9">трето</text:span> <text:span text:style-name="T9">лицe</text:span>; </text:p>
      <text:p text:style-name="P26"><text:span text:style-name="T3"><text:s/></text:span>4) <text:span text:style-name="T9">треба</text:span> <text:span text:style-name="T9">да</text:span> <text:span text:style-name="T9">поднесе</text:span> <text:span text:style-name="T9">даночна</text:span> <text:span text:style-name="T9">пријава</text:span> <text:span text:style-name="T9">и</text:span>/<text:span text:style-name="T9">или</text:span> <text:span text:style-name="T9">даночно</text:span> <text:span text:style-name="T9">објаснување</text:span>; </text:p>
      <text:p text:style-name="P26"><text:span text:style-name="T3"><text:s/></text:span>5) <text:span text:style-name="T9">мора</text:span> <text:span text:style-name="T9">да</text:span> <text:span text:style-name="T9">води</text:span> <text:span text:style-name="T9">книги</text:span> <text:span text:style-name="T9">или</text:span> <text:span text:style-name="T9">записи</text:span> </text:p>
      <text:p text:style-name="P26"><text:span text:style-name="T3"><text:s/></text:span><text:span text:style-name="T9">или</text:span> </text:p>
      <text:p text:style-name="P26"><text:span text:style-name="T3"><text:s/></text:span>6) <text:span text:style-name="T9">мора</text:span> <text:span text:style-name="T9">да</text:span> <text:span text:style-name="T9">исполнува</text:span> <text:span text:style-name="T9">други</text:span> <text:span text:style-name="T9">обврски</text:span>, <text:span text:style-name="T9">кои</text:span> <text:span text:style-name="T9">што</text:span> <text:span text:style-name="T9">му</text:span> <text:span text:style-name="T9">се</text:span> <text:span text:style-name="T9">наложени</text:span> <text:span text:style-name="T9">со</text:span> <text:span text:style-name="T9">даночните</text:span> <text:span text:style-name="T9">закони</text:span>. </text:p>
      <text:p text:style-name="P10"><text:span text:style-name="T3"><text:s/></text:span><text:span text:style-name="T8">(3)</text:span> <text:span text:style-name="T9">Даночен</text:span> <text:span text:style-name="T9">обврзник</text:span> <text:span text:style-name="T9">не</text:span> <text:span text:style-name="T9">е</text:span>, <text:span text:style-name="T9">оној</text:span> <text:span text:style-name="T9">кој</text:span> <text:span text:style-name="T9">што</text:span> <text:span text:style-name="T9">треба</text:span> <text:span text:style-name="T9">да</text:span> <text:span text:style-name="T9">дава</text:span> <text:span text:style-name="T9">информации</text:span>, <text:span text:style-name="T9">да</text:span> <text:span text:style-name="T9">приложува</text:span> <text:span text:style-name="T9">документи</text:span>, <text:span text:style-name="T9">да</text:span> <text:span text:style-name="T9">предаде</text:span> <text:span text:style-name="T9">проценка</text:span> <text:span text:style-name="T9">или</text:span> <text:span text:style-name="T9">да</text:span> <text:span text:style-name="T9">дозволи</text:span> <text:span text:style-name="T9">пристап</text:span> <text:span text:style-name="T9">до</text:span> <text:span text:style-name="T9">имот</text:span> i/ili <text:span text:style-name="T9">деловни</text:span> <text:span text:style-name="T9">простории</text:span>, <text:span text:style-name="T9">во</text:span> <text:span text:style-name="T9">врска</text:span> <text:span text:style-name="T9">со</text:span> <text:span text:style-name="T9">даночна</text:span> <text:span text:style-name="T9">обврска</text:span> <text:span text:style-name="T9">на</text:span> <text:span text:style-name="T9">трето</text:span> <text:span text:style-name="T9">лице</text:span>. </text:p>
      <text:p text:style-name="P10"><text:span text:style-name="T8">(4)</text:span> <text:span text:style-name="T9">Припадници</text:span> na dano~niot obvrznik <text:span text:style-name="T9">се</text:span>:</text:p>
      <text:p text:style-name="P26">1) <text:span text:style-name="T9">брачниот</text:span> <text:span text:style-name="T9">другар</text:span></text:p>
      <text:p text:style-name="P26">2) r<text:span text:style-name="T9">однини</text:span> <text:span text:style-name="T9">и</text:span> <text:span text:style-name="T9">сватови</text:span> <text:span text:style-name="T9">по</text:span> <text:span text:style-name="T9">прва</text:span> <text:span text:style-name="T9">линија</text:span></text:p>
      <text:p text:style-name="P26">3) b<text:span text:style-name="T9">раќа</text:span> <text:span text:style-name="T9">и</text:span> <text:span text:style-name="T9">сестри</text:span></text:p>
      <text:p text:style-name="P26">4) d<text:span text:style-name="T9">еца</text:span> <text:span text:style-name="T9">на</text:span> <text:span text:style-name="T9">браќата</text:span> <text:span text:style-name="T9">и</text:span> <text:span text:style-name="T9">сестрите</text:span></text:p>
      <text:p text:style-name="P26">5) s<text:span text:style-name="T9">опружници</text:span> <text:span text:style-name="T9">на</text:span> <text:span text:style-name="T9">браќата</text:span> <text:span text:style-name="T9">и</text:span> <text:span text:style-name="T9">на</text:span> <text:span text:style-name="T9">сестрите</text:span> <text:span text:style-name="T9">и</text:span> <text:span text:style-name="T9">браќа</text:span> <text:span text:style-name="T9">и</text:span> <text:span text:style-name="T9">сестри</text:span> <text:span text:style-name="T9">на</text:span> <text:span text:style-name="T9">сопружниците</text:span></text:p>
      <text:p text:style-name="P26">6) b<text:span text:style-name="T9">раќа</text:span> <text:span text:style-name="T9">и</text:span> <text:span text:style-name="T9">сестри</text:span> <text:span text:style-name="T9">на</text:span> <text:span text:style-name="T9">родителите</text:span></text:p>
      <text:p text:style-name="P26">7) h<text:span text:style-name="T9">ранител</text:span> <text:span text:style-name="T9">и</text:span> <text:span text:style-name="T9">посвоител</text:span></text:p>
      <text:p text:style-name="P26">8) l<text:span text:style-name="T9">ицата</text:span> <text:span text:style-name="T9">во</text:span> <text:span text:style-name="T9">смис</text:span>la <text:span text:style-name="T9">на</text:span> <text:span text:style-name="T9">точките</text:span> 1, 2, 5 <text:span text:style-name="T9">и</text:span> 7, <text:s/><text:span text:style-name="T9">и</text:span> <text:span text:style-name="T9">тогаш</text:span> <text:span text:style-name="T9">кога</text:span> <text:span text:style-name="T9">оваа</text:span> <text:span text:style-name="T9">врска</text:span> <text:span text:style-name="T9">повеќе</text:span> <text:span text:style-name="T9">не</text:span> <text:span text:style-name="T9">постои</text:span>.</text:p>
      <text:p text:style-name="P10"><text:span text:style-name="T3"><text:s/></text:span><text:span text:style-name="T8">(5)</text:span> <text:span text:style-name="T9">Службено</text:span> <text:span text:style-name="T9">лице</text:span>, vo smisla na ovoj zakon <text:span text:style-name="T9">е:</text:span> </text:p>
      <text:p text:style-name="P26"><text:span text:style-name="T3"><text:s/></text:span>1) <text:span text:style-name="T9">службеник</text:span> <text:span text:style-name="T9">или</text:span> <text:span text:style-name="T9">судија</text:span>, </text:p>
      <text:p text:style-name="P26"><text:span text:style-name="T3"><text:s/></text:span>2) <text:span text:style-name="T9">некој</text:span> <text:span text:style-name="T9">кој</text:span> <text:span text:style-name="T9">што</text:span> <text:span text:style-name="T9">се</text:span> <text:span text:style-name="T9">наоѓа</text:span> <text:span text:style-name="T9">во</text:span> <text:span text:style-name="T9">друг</text:span> <text:span text:style-name="T9">јавно</text:span>-<text:span text:style-name="T9">правен</text:span> <text:span text:style-name="T9">работен</text:span> <text:span text:style-name="T9">однос</text:span>, </text:p>
      <text:p text:style-name="P26"><text:span text:style-name="T3"><text:s/></text:span>3) <text:span text:style-name="T9">некој</text:span> <text:span text:style-name="T9">што</text:span> <text:span text:style-name="T9">за</text:span> <text:span text:style-name="T9">државна</text:span> <text:span text:style-name="T9">или</text:span> <text:span text:style-name="T9">друга</text:span> <text:span text:style-name="T9">служба</text:span> <text:span text:style-name="T9">или</text:span> <text:span text:style-name="T9">по</text:span> <text:span text:style-name="T9">нејзин</text:span> <text:span text:style-name="T9">налог</text:span> <text:span text:style-name="T9">исполнува</text:span> <text:span text:style-name="T9">задачи</text:span> <text:span text:style-name="T9">на</text:span> <text:span text:style-name="T9">јавната</text:span> <text:span text:style-name="T9">администрација</text:span>. </text:p>
      <text:p text:style-name="P10"><text:span text:style-name="T3"><text:s/></text:span><text:span text:style-name="T8">(6)</text:span> <text:span text:style-name="T9">Даночни</text:span> <text:span text:style-name="T9">факти</text:span> <text:span text:style-name="T9">се</text:span> <text:span text:style-name="T9">сите </text:span>fakti sodr`ani vo <text:span text:style-name="T9">докази</text:span> <text:span text:style-name="T9">и</text:span> <text:span text:style-name="T9">документи</text:span>, <text:span text:style-name="T9">кои</text:span> <text:span text:style-name="T9">што</text:span> <text:span text:style-name="T9">се</text:span> <text:span text:style-name="T9">од</text:span> <text:span text:style-name="T9">значење</text:span> <text:span text:style-name="T9">за</text:span> <text:span text:style-name="T9">оданочувањето</text:span>. </text:p>
      <text:p text:style-name="Standard"/>
      <text:p text:style-name="P20"><text:span text:style-name="T7">Резидентност</text:span><text:span text:style-name="T8"> </text:span><text:span text:style-name="T7">и</text:span><text:span text:style-name="T8"> </text:span><text:span text:style-name="T7">нерезидентност</text:span></text:p>
      <text:p text:style-name="P22"/>
      <text:p text:style-name="P20"><text:span text:style-name="T7">Член</text:span><text:span text:style-name="T8"> 5</text:span></text:p>
      <text:p text:style-name="P23"/>
      <text:p text:style-name="P10"><text:span text:style-name="T8">(1)</text:span> <text:span text:style-name="T9">Местото</text:span> <text:span text:style-name="T9">на</text:span> <text:span text:style-name="T9">живеење</text:span>, <text:span text:style-name="T9">физичкото</text:span> <text:span text:style-name="T9">лице</text:span> <text:span text:style-name="T9">го</text:span> <text:span text:style-name="T9">има</text:span> <text:span text:style-name="T9">таму</text:span>, <text:span text:style-name="T9">каде</text:span> <text:span text:style-name="T9">што</text:span> <text:span text:style-name="T9">има</text:span> <text:span text:style-name="T9">живеалиште</text:span>, <text:span text:style-name="T9">кое</text:span> <text:span text:style-name="T9">што</text:span> <text:span text:style-name="T9">го</text:span> <text:span text:style-name="T9">користи</text:span> <text:span text:style-name="T9">или</text:span> <text:span text:style-name="T9">може</text:span> <text:span text:style-name="T9">да</text:span> <text:span text:style-name="T9">го</text:span> <text:span text:style-name="T9">користи</text:span>.</text:p>
      <text:p text:style-name="P10"><text:soft-page-break/><text:span text:style-name="T8">(2)</text:span> <text:span text:style-name="T9">Престојувалиштето</text:span>, <text:span text:style-name="T9">физичкото</text:span> <text:span text:style-name="T9">лице</text:span> <text:span text:style-name="T9">го</text:span> <text:span text:style-name="T9">има</text:span> <text:span text:style-name="T9">таму</text:span>, <text:span text:style-name="T9">каде</text:span> <text:span text:style-name="T9">што</text:span> <text:span text:style-name="T9">престојува</text:span> <text:span text:style-name="T9">под</text:span> <text:span text:style-name="T9">околности</text:span>, <text:span text:style-name="T9">од</text:span> <text:span text:style-name="T9">кои</text:span> <text:span text:style-name="T9">што</text:span> <text:span text:style-name="T9">може</text:span> <text:span text:style-name="T9">да</text:span> <text:span text:style-name="T9">се</text:span> <text:span text:style-name="T9">препознае</text:span> <text:span text:style-name="T9">дека</text:span> <text:span text:style-name="T9">не</text:span> <text:span text:style-name="T9">престојува</text:span> <text:span text:style-name="T9">само</text:span> <text:span text:style-name="T9">привремено</text:span> <text:span text:style-name="T9">на</text:span> <text:span text:style-name="T9">ова</text:span> <text:span text:style-name="T9">место</text:span>. <text:span text:style-name="T9">Како</text:span> <text:span text:style-name="T9">престојувалиште</text:span> <text:span text:style-name="T9">се</text:span> <text:span text:style-name="T9">смета</text:span> <text:span text:style-name="T9">местото</text:span> <text:span text:style-name="T9">каде</text:span> <text:span text:style-name="T9">што</text:span> <text:span text:style-name="T9">лицето</text:span> <text:span text:style-name="T9">престојува</text:span> <text:span text:style-name="T9">повеќе</text:span> <text:span text:style-name="T9">од</text:span> <text:span text:style-name="T9">шест</text:span> <text:span text:style-name="T9">месеци</text:span>. K<text:span text:style-name="T9">раткотрајни</text:span> <text:span text:style-name="T9">прекини</text:span> <text:span text:style-name="T9">немаат</text:span> <text:span text:style-name="T9">никакво</text:span> <text:span text:style-name="T9">значење</text:span>.</text:p>
      <text:p text:style-name="P10"><text:span text:style-name="T8">(3)</text:span> <text:span text:style-name="T9">Местото</text:span> <text:span text:style-name="T9">на</text:span> <text:span text:style-name="T9">управување</text:span> <text:span text:style-name="T9">е</text:span> <text:span text:style-name="T9">таму</text:span>, <text:span text:style-name="T9">каде</text:span> <text:span text:style-name="T9">што</text:span> <text:span text:style-name="T9">се</text:span> <text:span text:style-name="T9">наоѓа</text:span> <text:span text:style-name="T9">седиштето</text:span> <text:span text:style-name="T9">на</text:span> <text:span text:style-name="T9">управувањето</text:span> <text:span text:style-name="T9">на</text:span> <text:span text:style-name="T9">правното</text:span> <text:span text:style-name="T9">лице</text:span>. </text:p>
      <text:p text:style-name="P10"><text:span text:style-name="T8">(4)</text:span> <text:span text:style-name="T9">Своето</text:span> <text:span text:style-name="T9">седиште</text:span>, <text:span text:style-name="T9">правно</text:span> <text:span text:style-name="T9">лице</text:span> <text:span text:style-name="T9">го</text:span> <text:span text:style-name="T9">има</text:span> <text:span text:style-name="T9">на</text:span> <text:span text:style-name="T9">местото</text:span>, <text:span text:style-name="T9">кое</text:span> <text:span text:style-name="T9">што</text:span> <text:span text:style-name="T9">е</text:span> <text:span text:style-name="T9">одредено</text:span> <text:span text:style-name="T9">со</text:span> <text:span text:style-name="T9">закон</text:span>, <text:span text:style-name="T9">статут</text:span>, <text:span text:style-name="T9">договор</text:span> <text:span text:style-name="T9">за</text:span> <text:span text:style-name="T9">друштво</text:span> <text:span text:style-name="T9">или</text:span> <text:span text:style-name="T9">сл</text:span>i~no. </text:p>
      <text:p text:style-name="P10"><text:span text:style-name="T8">(5)</text:span> <text:span text:style-name="T9">Нерезидент</text:span> <text:span text:style-name="T9">е</text:span> <text:span text:style-name="T9">физичко</text:span> <text:span text:style-name="T9">или</text:span> <text:span text:style-name="T9">правно</text:span>to <text:span text:style-name="T9">лице</text:span>, <text:span text:style-name="T9">на</text:span> <text:span text:style-name="T9">кое</text:span> <text:span text:style-name="T9">не</text:span> <text:span text:style-name="T9">одговара</text:span> <text:span text:style-name="T9">ниту</text:span> <text:span text:style-name="T9">едно</text:span> <text:span text:style-name="T9">од</text:span> <text:span text:style-name="T9">обележјата</text:span> <text:span text:style-name="T9">од</text:span> <text:span text:style-name="T9">ставовите </text:span>od (1) do (4).</text:p>
      <text:p text:style-name="Standard"/>
      <text:p text:style-name="P25">Наделжност<text:span text:style-name="T8"/></text:p>
      <text:p text:style-name="P22"/>
      <text:p text:style-name="P20"><text:span text:style-name="T7">Член</text:span><text:span text:style-name="T8"> 6</text:span></text:p>
      <text:p text:style-name="P23"/>
      <text:p text:style-name="P10">(<text:span text:style-name="T8">1)</text:span> <text:span text:style-name="T9">Надлежна</text:span> organizaciona edinica na<text:span text:style-name="T9"> </text:span><text:s/><text:span text:style-name="T9">У</text:span>pravata za javni prihodi, <text:span text:style-name="T9">во</text:span> <text:span text:style-name="T9">чија</text:span> <text:span text:style-name="T9">месност</text:span> <text:span text:style-name="T9">е</text:span> <text:span text:style-name="T9">резидентен</text:span> <text:span text:style-name="T9">даночен</text:span> <text:span text:style-name="T9">обврзник</text:span> <text:span text:style-name="T9">во</text:span> <text:span text:style-name="T9">смис</text:span>la <text:span text:style-name="T9">на</text:span> <text:span text:style-name="T9">член</text:span> 5 od ovoj zakon.</text:p>
      <text:p text:style-name="P10"><text:span text:style-name="T8">(2)</text:span> <text:span text:style-name="T9">Кај</text:span> <text:span text:style-name="T9">нерезидентен</text:span> <text:span text:style-name="T9">даночен</text:span> <text:span text:style-name="T9">обврзник</text:span> <text:span text:style-name="T9">надлежна</text:span> <text:span text:style-name="T9">е</text:span> <text:span text:style-name="T9">онаа</text:span> <text:span text:style-name="T9">У</text:span>prava za javni prihodi <text:span text:style-name="T9">во</text:span> <text:span text:style-name="T9">чија</text:span> <text:span text:style-name="T9">месност</text:span> <text:span text:style-name="T9">се</text:span> <text:span text:style-name="T9">наоѓа</text:span> <text:span text:style-name="T9">неговата</text:span> <text:span text:style-name="T9">подружница</text:span> <text:span text:style-name="T9">во</text:span> <text:span text:style-name="T9">смис</text:span>la <text:span text:style-name="T9">на</text:span> <text:span text:style-name="T9">Законот</text:span> <text:span text:style-name="T9">за</text:span> <text:span text:style-name="T9">трговски</text:span>te <text:span text:style-name="T9">друштва</text:span>.</text:p>
      <text:p text:style-name="P10"><text:span text:style-name="T8">(3)</text:span>S<text:span text:style-name="T9">тварната</text:span> <text:span text:style-name="T9">и</text:span> <text:span text:style-name="T9">месната</text:span> <text:span text:style-name="T9">надлежност</text:span> <text:span text:style-name="T9">на</text:span> <text:span text:style-name="T9">У</text:span>pravata za javni prihodi <text:span text:style-name="T9">се</text:span> <text:span text:style-name="T9">утврдуваат</text:span> <text:span text:style-name="T9">според</text:span> <text:span text:style-name="T9">Законот</text:span> <text:span text:style-name="T9">за У</text:span>pravata za javni prihodi.</text:p>
      <text:p text:style-name="Standard"/>
      <text:p text:style-name="Standard"/>
      <text:p text:style-name="P20"><text:span text:style-name="T7">Втора</text:span><text:span text:style-name="T8"> </text:span><text:span text:style-name="T7">глава</text:span></text:p>
      <text:p text:style-name="P22"/>
      <text:p text:style-name="P20"><text:span text:style-name="T7">НАЧЕЛА</text:span><text:span text:style-name="T8"> </text:span><text:span text:style-name="T7">НА</text:span><text:span text:style-name="T8"> </text:span><text:span text:style-name="T7">ДАНОЧНАТА</text:span><text:span text:style-name="T8"> </text:span><text:span text:style-name="T7">ПОСТАПКА</text:span></text:p>
      <text:p text:style-name="P22"/>
      <text:p text:style-name="P20"><text:span text:style-name="T7">Начело</text:span><text:span text:style-name="T8"> </text:span><text:span text:style-name="T7">на</text:span><text:span text:style-name="T8"> </text:span><text:span text:style-name="T7">законитост</text:span><text:span text:style-name="T8"> </text:span><text:span text:style-name="T7">и</text:span><text:span text:style-name="T8"> </text:span><text:span text:style-name="T7">слободно</text:span><text:span text:style-name="T8"> </text:span><text:span text:style-name="T7">одлучување</text:span></text:p>
      <text:p text:style-name="P22"/>
      <text:p text:style-name="P20"><text:span text:style-name="T7">Член</text:span><text:span text:style-name="T8"> 7</text:span></text:p>
      <text:p text:style-name="P23"/>
      <text:p text:style-name="P10"><text:span text:style-name="T8">(1)</text:span> <text:span text:style-name="T9">Управата</text:span> <text:span text:style-name="T9">за</text:span> <text:span text:style-name="T9">јавни</text:span> <text:span text:style-name="T9">приходи</text:span> <text:span text:style-name="T9">е</text:span> <text:span text:style-name="T9">должна</text:span> <text:span text:style-name="T9">да</text:span> <text:span text:style-name="T9">ги</text:span> <text:span text:style-name="T9">утврдува</text:span> <text:span text:style-name="T9">сите</text:span> <text:span text:style-name="T9">факти</text:span> <text:span text:style-name="T9">кои</text:span> <text:span text:style-name="T9">се</text:span> <text:span text:style-name="T9">битни</text:span> <text:span text:style-name="T9">за</text:span> <text:span text:style-name="T9">донесување</text:span> <text:span text:style-name="T9">на</text:span> <text:span text:style-name="T9">законити</text:span> <text:span text:style-name="T9">и</text:span> <text:span text:style-name="T9">правилни</text:span> <text:span text:style-name="T9">одлуки</text:span>, <text:span text:style-name="T9">посветувајки</text:span> <text:span text:style-name="T9">еднакво</text:span> <text:span text:style-name="T9">внимание</text:span> <text:span text:style-name="T9">на</text:span> <text:span text:style-name="T9">фактите</text:span> <text:span text:style-name="T9">кои</text:span> <text:span text:style-name="T9">одат</text:span> <text:span text:style-name="T9">во</text:span> <text:span text:style-name="T9">прилог</text:span> <text:span text:style-name="T9">и</text:span> <text:span text:style-name="T9">на</text:span> <text:span text:style-name="T9">штета</text:span> <text:span text:style-name="T9">на</text:span> <text:span text:style-name="T9">даночниот</text:span> <text:span text:style-name="T9">обврзник</text:span>. </text:p>
      <text:p text:style-name="P10"><text:span text:style-name="T8">(2)</text:span> <text:span text:style-name="T9">Доколку</text:span> <text:span text:style-name="T9">Управата</text:span> <text:span text:style-name="T9">за</text:span> <text:span text:style-name="T9">јавни</text:span> <text:span text:style-name="T9">приходи</text:span> <text:span text:style-name="T9">има</text:span> <text:span text:style-name="T9">законско</text:span> <text:span text:style-name="T9">право</text:span> <text:span text:style-name="T9">за</text:span> <text:span text:style-name="T9">слободно</text:span> <text:span text:style-name="T9">одлучување</text:span>, <text:span text:style-name="T9">тогаш</text:span> <text:span text:style-name="T9">ова</text:span> <text:span text:style-name="T9">слободно</text:span> <text:span text:style-name="T9">одлучување</text:span> <text:span text:style-name="T9">мора</text:span> <text:span text:style-name="T9">да</text:span> <text:span text:style-name="T9">биде</text:span> <text:span text:style-name="T9">во</text:span> <text:span text:style-name="T9">согласност</text:span> <text:span text:style-name="T9">со</text:span> <text:span text:style-name="T9">намената</text:span> <text:span text:style-name="T9">на</text:span> <text:span text:style-name="T9">ова</text:span> <text:span text:style-name="T9">право</text:span> <text:span text:style-name="T9">и</text:span> <text:span text:style-name="T9">да</text:span> <text:span text:style-name="T9">ги</text:span> <text:span text:style-name="T9">почитува</text:span> <text:span text:style-name="T9">законските</text:span> <text:span text:style-name="T9">граници</text:span> <text:span text:style-name="T9">на</text:span> <text:span text:style-name="T9">слободното</text:span> <text:span text:style-name="T9">одлучување</text:span>.</text:p>
      <text:p text:style-name="Standard"/>
      <text:p text:style-name="P20"><text:span text:style-name="T7">Начело</text:span><text:span text:style-name="T8"> </text:span><text:span text:style-name="T7">на</text:span><text:span text:style-name="T8"> </text:span><text:span text:style-name="T7">временско</text:span><text:span text:style-name="T8"> </text:span><text:span text:style-name="T7">важење</text:span><text:span text:style-name="T8"> </text:span><text:span text:style-name="T7">на</text:span><text:span text:style-name="T8"> </text:span><text:span text:style-name="T7">даночните</text:span><text:span text:style-name="T8"> </text:span><text:span text:style-name="T7">прописи</text:span></text:p>
      <text:p text:style-name="P22"/>
      <text:p text:style-name="P20"><text:span text:style-name="T7">Член</text:span><text:span text:style-name="T8"> 8</text:span></text:p>
      <text:p text:style-name="P23"/>
      <text:p text:style-name="P10"><text:span text:style-name="T8">(1)</text:span> <text:span text:style-name="T9">Даночната</text:span> <text:span text:style-name="T9">обврска</text:span> <text:span text:style-name="T9">се</text:span> <text:span text:style-name="T9">утврдува</text:span> <text:span text:style-name="T9">врз</text:span> <text:span text:style-name="T9">основа</text:span> <text:span text:style-name="T9">на</text:span> <text:span text:style-name="T9">законите</text:span> <text:span text:style-name="T9">кои</text:span> <text:span text:style-name="T9">биле</text:span> <text:span text:style-name="T9">во</text:span> <text:span text:style-name="T9">сила</text:span> <text:span text:style-name="T9">во</text:span> <text:span text:style-name="T9">време</text:span> <text:span text:style-name="T9">на</text:span> <text:span text:style-name="T9">нејзиното</text:span> <text:span text:style-name="T9">настанување</text:span>, <text:span text:style-name="T9">освен</text:span> <text:span text:style-name="T9">ако</text:span>, <text:span text:style-name="T9">во</text:span> <text:span text:style-name="T9">согласност</text:span> <text:span text:style-name="T9">со</text:span> <text:span text:style-name="T9">закон</text:span>, <text:span text:style-name="T9">за</text:span> <text:span text:style-name="T9">одделни</text:span> <text:span text:style-name="T9">одредби </text:span>koi se odnesuvaat na dano~na obvrska <text:s/><text:span text:style-name="T9">е</text:span> <text:span text:style-name="T9">пропишано</text:span> <text:span text:style-name="T9">да</text:span> <text:span text:style-name="T9">имаат</text:span> <text:span text:style-name="T9">повратно</text:span> <text:span text:style-name="T9">дејство</text:span>.</text:p>
      <text:p text:style-name="P10"><text:span text:style-name="T8">(2)</text:span> <text:span text:style-name="T9">Дејствијата</text:span> <text:span text:style-name="T9">во</text:span> <text:span text:style-name="T9">даночната</text:span> <text:span text:style-name="T9">постапка</text:span> <text:span text:style-name="T9">се</text:span> <text:span text:style-name="T9">регулирани</text:span> <text:span text:style-name="T9">со</text:span> <text:span text:style-name="T9">прописите</text:span> <text:span text:style-name="T9">кои</text:span> <text:span text:style-name="T9">се</text:span> <text:span text:style-name="T9">на</text:span> <text:span text:style-name="T9">сила</text:span> <text:span text:style-name="T9">во</text:span> <text:span text:style-name="T9">времето</text:span> <text:span text:style-name="T9">кога</text:span> <text:span text:style-name="T9">се</text:span> <text:span text:style-name="T9">преземаат</text:span>.</text:p>
      <text:p text:style-name="Standard"/>
      <text:p text:style-name="P20"><text:span text:style-name="T7">Увид</text:span><text:span text:style-name="T8"> </text:span><text:span text:style-name="T7">во</text:span><text:span text:style-name="T8"> </text:span><text:span text:style-name="T7">актите</text:span></text:p>
      <text:p text:style-name="P22"/>
      <text:p text:style-name="P20"><text:span text:style-name="T7">Член</text:span><text:span text:style-name="T8"> 9</text:span></text:p>
      <text:p text:style-name="P23"/>
      <text:p text:style-name="P10"><text:span text:style-name="T9">На</text:span> <text:span text:style-name="T9">барање</text:span> <text:span text:style-name="T9">на</text:span> <text:span text:style-name="T9">даночниот</text:span> <text:span text:style-name="T9">обврзник</text:span>, <text:span text:style-name="T9">му</text:span> <text:span text:style-name="T9">се</text:span> <text:span text:style-name="T9">овозможува</text:span> <text:span text:style-name="T9">увид</text:span> <text:span text:style-name="T9">во</text:span> <text:span text:style-name="T9">неговите</text:span> <text:span text:style-name="T9">даночни</text:span> <text:span text:style-name="T9">акти</text:span>. <text:s/>so soodvetna primena na <text:span text:style-name="T9">членот</text:span> 10 na ovoj zakon.</text:p>
      <text:p text:style-name="Standard"/>
      <text:p text:style-name="P20"><text:span text:style-name="T7">Даночна</text:span><text:span text:style-name="T8"> </text:span><text:span text:style-name="T7">тајна</text:span></text:p>
      <text:p text:style-name="P22"/>
      <text:p text:style-name="P20"><text:soft-page-break/><text:span text:style-name="T7">Член</text:span><text:span text:style-name="T8"> 10</text:span></text:p>
      <text:p text:style-name="P23"/>
      <text:p text:style-name="Standard"><text:span text:style-name="T8">(1)</text:span> <text:span text:style-name="T9">Службените</text:span> <text:span text:style-name="T9">лица</text:span> <text:span text:style-name="T9">се</text:span> <text:span text:style-name="T9">должни</text:span>, <text:span text:style-name="T9">како</text:span> <text:span text:style-name="T9">даночна</text:span> <text:span text:style-name="T9">тајна</text:span>, <text:span text:style-name="T9">да </text:span>gi <text:span text:style-name="T9">чуваат</text:span>:</text:p>
      <text:p text:style-name="P24">1) <text:span text:style-name="T9">с</text:span>ite <text:span text:style-name="T9">документ</text:span>i, <text:span text:style-name="T9">информаци</text:span>i, <text:span text:style-name="T9">подато</text:span>ci <text:span text:style-name="T9">или</text:span> <text:span text:style-name="T9">други</text:span> <text:span text:style-name="T9">факти</text:span> <text:span text:style-name="T9">за</text:span> <text:span text:style-name="T9">даночниот</text:span> <text:span text:style-name="T9">обврзник</text:span>, <text:span text:style-name="T9">до</text:span> <text:span text:style-name="T9">кои</text:span> <text:span text:style-name="T9">дошле</text:span> <text:span text:style-name="T9">во</text:span> <text:span text:style-name="T9">даночна</text:span>, <text:span text:style-name="T9">прекршочна</text:span> <text:span text:style-name="T9">или</text:span> <text:span text:style-name="T9">судска</text:span> <text:span text:style-name="T9">постапка</text:span>;</text:p>
      <text:p text:style-name="P24">2) <text:span text:style-name="T9">податоци</text:span> <text:span text:style-name="T9">за</text:span> <text:span text:style-name="T9">пронајдоци</text:span> <text:span text:style-name="T9">или</text:span> <text:span text:style-name="T9">патенти</text:span>, <text:span text:style-name="T9">како</text:span> <text:span text:style-name="T9">и</text:span> <text:span text:style-name="T9">сите</text:span> <text:span text:style-name="T9">други</text:span> <text:span text:style-name="T9">податоци</text:span> <text:span text:style-name="T9">за</text:span> <text:span text:style-name="T9">технолошките</text:span> <text:span text:style-name="T9">постапки</text:span> <text:span text:style-name="T9">кои</text:span> <text:span text:style-name="T9">ги</text:span> <text:span text:style-name="T9">применува</text:span> <text:span text:style-name="T9">даночниот</text:span> <text:span text:style-name="T9">обврзник</text:span> i</text:p>
      <text:p text:style-name="P24">3) <text:span text:style-name="T9">сите</text:span> <text:span text:style-name="T9">деловни</text:span> <text:span text:style-name="T9">тајни</text:span> <text:span text:style-name="T9">за</text:span> <text:span text:style-name="T9">трето</text:span> <text:span text:style-name="T9">лице</text:span> <text:span text:style-name="T9">со</text:span> <text:span text:style-name="T9">кои</text:span> <text:span text:style-name="T9">што</text:span> <text:span text:style-name="T9">е</text:span> <text:span text:style-name="T9">запознаено</text:span> <text:s/><text:span text:style-name="T9">службеното</text:span> <text:span text:style-name="T9">лице</text:span>.</text:p>
      <text:p text:style-name="Standard"><text:span text:style-name="T8">(2)</text:span> <text:span text:style-name="T9">Обврска</text:span> <text:span text:style-name="T9">на</text:span> <text:span text:style-name="T9">чување</text:span> <text:span text:style-name="T9">на</text:span> <text:span text:style-name="T9">даночната</text:span> <text:span text:style-name="T9">тајна</text:span> <text:span text:style-name="T9">се</text:span> <text:span text:style-name="T9">однесува</text:span> <text:span text:style-name="T9">на</text:span> <text:span text:style-name="T9">службени</text:span> <text:span text:style-name="T9">лица</text:span> <text:span text:style-name="T9">и</text:span> <text:span text:style-name="T9">во</text:span> <text:span text:style-name="T9">случај</text:span> <text:span text:style-name="T9">кога</text:span> <text:span text:style-name="T9">им</text:span> <text:span text:style-name="T9">престанал</text:span> <text:span text:style-name="T9">работниот</text:span> <text:span text:style-name="T9">однос</text:span> <text:span text:style-name="T9">и</text:span>/<text:span text:style-name="T9">или</text:span> <text:span text:style-name="T9">својството</text:span> <text:span text:style-name="T9">во</text:span> <text:span text:style-name="T9">кое</text:span> <text:span text:style-name="T9">дошле</text:span> <text:span text:style-name="T9">до</text:span> <text:span text:style-name="T9">сознание</text:span> z<text:span text:style-name="T9">а</text:span> <text:span text:style-name="T9">документите</text:span>, <text:span text:style-name="T9">фактите</text:span> <text:span text:style-name="T9">и</text:span>/<text:span text:style-name="T9">или</text:span> <text:span text:style-name="T9">податоците</text:span> <text:span text:style-name="T9">од</text:span> <text:span text:style-name="T9">ставот</text:span> (1) .</text:p>
      <text:p text:style-name="Standard"><text:span text:style-name="T8">(3)</text:span> <text:span text:style-name="T9">Обврската</text:span> <text:span text:style-name="T9">на</text:span> <text:span text:style-name="T9">чување</text:span> <text:span text:style-name="T9">на</text:span> <text:span text:style-name="T9">даночна</text:span> <text:span text:style-name="T9">тајна</text:span> <text:span text:style-name="T9">не</text:span> <text:span text:style-name="T9">е</text:span> <text:span text:style-name="T9">повредена</text:span> <text:span text:style-name="T9">ако</text:span>:</text:p>
      <text:p text:style-name="P24">1) <text:span text:style-name="T9">документ</text:span>, <text:span text:style-name="T9">факт</text:span> <text:span text:style-name="T9">и</text:span>/<text:span text:style-name="T9">или</text:span> <text:span text:style-name="T9">податок</text:span> <text:span text:style-name="T9">се</text:span> <text:span text:style-name="T9">изнесе</text:span> <text:span text:style-name="T9">во</text:span> <text:span text:style-name="T9">текот</text:span> <text:span text:style-name="T9">на</text:span> <text:span text:style-name="T9">даночна</text:span>, <text:span text:style-name="T9">прекршочна</text:span> <text:span text:style-name="T9">или</text:span> <text:span text:style-name="T9">судска</text:span> <text:span text:style-name="T9">постапка</text:span>;</text:p>
      <text:p text:style-name="P24">2) <text:span text:style-name="T9">се</text:span> <text:span text:style-name="T9">работи</text:span> <text:span text:style-name="T9">за</text:span> <text:span text:style-name="T9">објавување</text:span> <text:span text:style-name="T9">на</text:span> <text:span text:style-name="T9">ДДВ</text:span> <text:span text:style-name="T9">даночен</text:span> <text:span text:style-name="T9">идентификационен</text:span> <text:span text:style-name="T9">број</text:span> <text:span text:style-name="T9">на</text:span> <text:span text:style-name="T9">даночниот</text:span> <text:span text:style-name="T9">обврзник</text:span>;</text:p>
      <text:p text:style-name="P24">3) <text:span text:style-name="T9">документ</text:span>, <text:span text:style-name="T9">факт</text:span> <text:span text:style-name="T9">и</text:span>/<text:span text:style-name="T9">или</text:span> <text:span text:style-name="T9">податок</text:span> <text:span text:style-name="T9">се</text:span> <text:span text:style-name="T9">користи</text:span> <text:span text:style-name="T9">во</text:span> <text:span text:style-name="T9">постапка</text:span> <text:span text:style-name="T9">на</text:span> <text:span text:style-name="T9">откривање</text:span> <text:span text:style-name="T9">на</text:span> <text:span text:style-name="T9">кривично</text:span> <text:span text:style-name="T9">дело</text:span> <text:span text:style-name="T9">или</text:span> <text:span text:style-name="T9">прекршок</text:span>;</text:p>
      <text:p text:style-name="P24">4) <text:span text:style-name="T9">на</text:span> <text:span text:style-name="T9">даночниот</text:span> <text:span text:style-name="T9">гарант</text:span> <text:span text:style-name="T9">му</text:span> <text:span text:style-name="T9">се</text:span> <text:span text:style-name="T9">овозможи</text:span> <text:span text:style-name="T9">увид</text:span> <text:span text:style-name="T9">во</text:span> <text:span text:style-name="T9">податоците</text:span> <text:span text:style-name="T9">за</text:span> <text:span text:style-name="T9">даночниот</text:span> <text:span text:style-name="T9">обврзник</text:span>, <text:span text:style-name="T9">кои</text:span> <text:span text:style-name="T9">се</text:span> <text:span text:style-name="T9">потребни</text:span> <text:span text:style-name="T9">за</text:span> <text:span text:style-name="T9">исполнување</text:span> <text:span text:style-name="T9">на</text:span> <text:span text:style-name="T9">неговата</text:span> <text:span text:style-name="T9">обврска</text:span> <text:span text:style-name="T9">како</text:span> <text:span text:style-name="T9">даночен</text:span> <text:span text:style-name="T9">гарант</text:span>;</text:p>
      <text:p text:style-name="P24">5) <text:span text:style-name="T9">одреден</text:span> <text:span text:style-name="T9">документ</text:span>, <text:span text:style-name="T9">факт</text:span> i/ili <text:span text:style-name="T9">податок</text:span> <text:span text:style-name="T9">се</text:span> <text:span text:style-name="T9">изнесе</text:span> <text:span text:style-name="T9">со</text:span> <text:span text:style-name="T9">писмена</text:span> <text:span text:style-name="T9">согласност</text:span> <text:span text:style-name="T9">на</text:span> <text:span text:style-name="T9">даночниот</text:span> <text:span text:style-name="T9">обврзник</text:span> i</text:p>
      <text:p text:style-name="P24">6) <text:s/><text:span text:style-name="T9">со</text:span> <text:span text:style-name="T9">закон</text:span> <text:span text:style-name="T9">е</text:span> <text:span text:style-name="T9">исклучена</text:span>.</text:p>
      <text:p text:style-name="Standard"/>
      <text:p text:style-name="P20"><text:span text:style-name="T7">Начело</text:span><text:span text:style-name="T8"> </text:span><text:span text:style-name="T7">на</text:span><text:span text:style-name="T8"> </text:span><text:span text:style-name="T7">утврдување</text:span><text:span text:style-name="T8"> </text:span><text:span text:style-name="T7">на</text:span><text:span text:style-name="T8"> </text:span><text:span text:style-name="T7">фактичка</text:span><text:span text:style-name="T8"> </text:span><text:span text:style-name="T7">состојба</text:span></text:p>
      <text:p text:style-name="P22"/>
      <text:p text:style-name="P20"><text:span text:style-name="T7">Член</text:span><text:span text:style-name="T8"> 11</text:span></text:p>
      <text:p text:style-name="P23"/>
      <text:p text:style-name="Standard"><text:span text:style-name="T9">Даночните</text:span> <text:span text:style-name="T9">факти</text:span> <text:span text:style-name="T9">се</text:span> <text:span text:style-name="T9">утврдуваат</text:span> <text:span text:style-name="T9">спрема</text:span> <text:span text:style-name="T9">даночните</text:span> <text:span text:style-name="T9">закони</text:span> <text:span text:style-name="T9">и</text:span> <text:span text:style-name="T9">нивната</text:span> <text:span text:style-name="T9">економска</text:span> <text:span text:style-name="T9">суштина</text:span>.</text:p>
      <text:p text:style-name="Standard"/>
      <text:p text:style-name="P20"><text:span text:style-name="T7">Припишување</text:span><text:span text:style-name="T8"> </text:span><text:span text:style-name="T7">на</text:span><text:span text:style-name="T8"> </text:span><text:span text:style-name="T7">економски</text:span><text:span text:style-name="T8"> </text:span><text:span text:style-name="T7">добра</text:span></text:p>
      <text:p text:style-name="P25"/>
      <text:p text:style-name="P20"><text:span text:style-name="T7">Член</text:span><text:span text:style-name="T8"> 12</text:span></text:p>
      <text:p text:style-name="P23"/>
      <text:p text:style-name="P10"><text:span text:style-name="T8">(1)</text:span> <text:span text:style-name="T9">Економските</text:span> <text:span text:style-name="T9">добра</text:span> <text:span text:style-name="T9">му</text:span> <text:span text:style-name="T9">се</text:span> <text:span text:style-name="T9">припишуваат</text:span> <text:span text:style-name="T9">на</text:span> <text:span text:style-name="T9">правниот</text:span> <text:span text:style-name="T9">сопственик</text:span>. </text:p>
      <text:p text:style-name="P10"><text:span text:style-name="T8">(2)</text:span> <text:span text:style-name="T9">Доколку</text:span> <text:span text:style-name="T9">економско</text:span> <text:span text:style-name="T9">добро</text:span> im <text:span text:style-name="T9">припаѓа</text:span> <text:span text:style-name="T9">на</text:span> <text:span text:style-name="T9">повеќе</text:span> <text:span text:style-name="T9">правни</text:span> <text:span text:style-name="T9">сопственици</text:span>, <text:span text:style-name="T9">истото</text:span> <text:span text:style-name="T9">им</text:span> <text:span text:style-name="T9">се</text:span> <text:span text:style-name="T9">припишува</text:span> <text:span text:style-name="T9">на</text:span> <text:span text:style-name="T9">сопствениците</text:span> <text:span text:style-name="T9">како</text:span> <text:span text:style-name="T9">удел</text:span>.</text:p>
      <text:p text:style-name="P27"/>
      <text:p text:style-name="P20"><text:span text:style-name="T7">Привидни</text:span><text:span text:style-name="T8"> </text:span><text:span text:style-name="T7">зделки</text:span></text:p>
      <text:p text:style-name="P25"/>
      <text:p text:style-name="P20"><text:span text:style-name="T7">Член</text:span><text:span text:style-name="T8"> 13</text:span></text:p>
      <text:p text:style-name="P10"><text:span text:style-name="T9">Ако</text:span> <text:span text:style-name="T9">со</text:span> <text:span text:style-name="T9">привидна</text:span> <text:span text:style-name="T9">правна</text:span> <text:span text:style-name="T9">работа</text:span> <text:span text:style-name="T9">се</text:span> <text:span text:style-name="T9">прикрива</text:span> <text:span text:style-name="T9">некоја</text:span> <text:span text:style-name="T9">друга</text:span> <text:span text:style-name="T9">правна</text:span> <text:span text:style-name="T9">работа</text:span>, <text:span text:style-name="T9">во</text:span> <text:span text:style-name="T9">тој</text:span> <text:span text:style-name="T9">случај</text:span> <text:span text:style-name="T9">за</text:span> <text:span text:style-name="T9">утврдување</text:span> <text:span text:style-name="T9">на</text:span> <text:span text:style-name="T9">даночната</text:span> <text:span text:style-name="T9">обврска</text:span> <text:span text:style-name="T9">о</text:span>s<text:span text:style-name="T9">новата</text:span> <text:span text:style-name="T9">ја</text:span> <text:span text:style-name="T9">чини</text:span> <text:span text:style-name="T9">прикриената</text:span> <text:span text:style-name="T9">правна</text:span> <text:span text:style-name="T9">работа</text:span>.</text:p>
      <text:p text:style-name="Standard"/>
      <text:p text:style-name="P20"><text:span text:style-name="T7">Противправно</text:span><text:span text:style-name="T8"> </text:span><text:span text:style-name="T7">дејствување</text:span></text:p>
      <text:p text:style-name="P25"/>
      <text:p text:style-name="P20"><text:span text:style-name="T7">Член</text:span><text:span text:style-name="T8"> 14</text:span></text:p>
      <text:p text:style-name="P23"/>
      <text:p text:style-name="P10"><text:span text:style-name="T9">Кога</text:span> <text:span text:style-name="T9">се</text:span> <text:span text:style-name="T9">остварени</text:span> <text:span text:style-name="T9">приходи</text:span>, <text:span text:style-name="T9">односно</text:span> <text:span text:style-name="T9">е</text:span> <text:span text:style-name="T9">стекнат</text:span> <text:span text:style-name="T9">имот</text:span>, <text:span text:style-name="T9">на</text:span> <text:span text:style-name="T9">начин</text:span> <text:span text:style-name="T9">спротивен</text:span> <text:span text:style-name="T9">на</text:span> <text:span text:style-name="T9">прописите</text:span> (<text:span text:style-name="T9">без</text:span> <text:span text:style-name="T9">правна</text:span> <text:span text:style-name="T9">основа</text:span>), <text:s/><text:span text:style-name="T9">даночната</text:span> <text:span text:style-name="T9">обврска</text:span> <text:span text:style-name="T9">се</text:span> <text:span text:style-name="T9">регулира</text:span> <text:span text:style-name="T9">во</text:span> <text:span text:style-name="T9">согласност</text:span> <text:span text:style-name="T9">со</text:span> <text:span text:style-name="T9">законот</text:span> <text:span text:style-name="T9">кој</text:span> <text:span text:style-name="T9">го</text:span> <text:span text:style-name="T9">уредува</text:span> <text:span text:style-name="T9">соодветниот</text:span> <text:span text:style-name="T9">вид</text:span> <text:span text:style-name="T9">на</text:span> <text:span text:style-name="T9">данок</text:span>.</text:p>
      <text:p text:style-name="Standard"/>
      <text:p text:style-name="P20"><text:span text:style-name="T7">Неважечки</text:span><text:span text:style-name="T8"> </text:span><text:span text:style-name="T7">правни</text:span><text:span text:style-name="T8"> </text:span><text:span text:style-name="T7">зделки</text:span></text:p>
      <text:p text:style-name="P25"/>
      <text:p text:style-name="P20"><text:span text:style-name="T7">Член</text:span><text:span text:style-name="T8"> 15</text:span></text:p>
      <text:p text:style-name="P23"/>
      <text:p text:style-name="P10"><text:soft-page-break/><text:span text:style-name="T9">Ако</text:span> <text:span text:style-name="T9">некое</text:span> <text:span text:style-name="T9">правно</text:span> <text:span text:style-name="T9">дејство</text:span> <text:span text:style-name="T9">е</text:span> <text:span text:style-name="T9">неважечко</text:span> <text:span text:style-name="T9">или</text:span> <text:span text:style-name="T9">стане</text:span> <text:span text:style-name="T9">неважечко</text:span>, <text:span text:style-name="T9">тогаш</text:span> <text:span text:style-name="T9">истото</text:span> <text:span text:style-name="T9">не</text:span> <text:span text:style-name="T9">е</text:span> <text:span text:style-name="T9">од</text:span> <text:span text:style-name="T9">важност</text:span> <text:span text:style-name="T9">за</text:span> <text:span text:style-name="T9">оданочувањето</text:span> <text:span text:style-name="T9">се</text:span> <text:span text:style-name="T9">додека</text:span> <text:span text:style-name="T9">даночните</text:span> <text:span text:style-name="T9">обврзници</text:span> <text:span text:style-name="T9">подеднакво</text:span> <text:span text:style-name="T9">го</text:span> <text:span text:style-name="T9">застапуваат</text:span> <text:span text:style-name="T9">и</text:span> <text:span text:style-name="T9">оддржуваат</text:span> <text:span text:style-name="T9">економскиот</text:span> <text:span text:style-name="T9">резултат</text:span> <text:span text:style-name="T9">на</text:span> <text:span text:style-name="T9">ваквото</text:span> <text:span text:style-name="T9">правно</text:span> <text:span text:style-name="T9">дејство</text:span>, osven ako <text:span text:style-name="T9">е</text:span> <text:span text:style-name="T9">поинаку</text:span> uredeno <text:span text:style-name="T9">со</text:span> <text:span text:style-name="T9">даночните</text:span> <text:span text:style-name="T9">закони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7">Глава</text:span><text:span text:style-name="T8"> </text:span><text:span text:style-name="T7">трета</text:span></text:p>
      <text:p text:style-name="P22"/>
      <text:p text:style-name="P20"><text:span text:style-name="T7">ДАНОЧНА</text:span><text:span text:style-name="T8"> </text:span><text:span text:style-name="T7">ПОСТАПКА</text:span></text:p>
      <text:p text:style-name="P22"/>
      <text:p text:style-name="P20"><text:span text:style-name="T7">Поим</text:span><text:span text:style-name="T8"> </text:span><text:span text:style-name="T7">и</text:span><text:span text:style-name="T8"> </text:span><text:span text:style-name="T7">содржина</text:span><text:span text:style-name="T8"> </text:span><text:span text:style-name="T7">на</text:span><text:span text:style-name="T8"> </text:span><text:span text:style-name="T7">даночно</text:span><text:span text:style-name="T8">-</text:span><text:span text:style-name="T7">правен</text:span><text:span text:style-name="T8"> </text:span><text:span text:style-name="T7">однос</text:span></text:p>
      <text:p text:style-name="P22"/>
      <text:p text:style-name="P20"><text:span text:style-name="T7">Член</text:span><text:span text:style-name="T8"> 16</text:span></text:p>
      <text:p text:style-name="P23"/>
      <text:p text:style-name="P10"><text:span text:style-name="T9">Даночно</text:span>-<text:span text:style-name="T9">правен</text:span> <text:span text:style-name="T9">однос</text:span> <text:span text:style-name="T9">е</text:span> <text:span text:style-name="T9">однос</text:span> <text:span text:style-name="T9">кој</text:span> <text:span text:style-name="T9">во</text:span> <text:span text:style-name="T9">даночната</text:span> <text:span text:style-name="T9">постапка</text:span> <text:s/><text:span text:style-name="T9">ги</text:span> <text:span text:style-name="T9">опфаќа</text:span> <text:span text:style-name="T9">правата</text:span> <text:span text:style-name="T9">и</text:span> <text:span text:style-name="T9">обврските</text:span> <text:span text:style-name="T9">на</text:span> <text:span text:style-name="T9">Управата</text:span> <text:span text:style-name="T9">за</text:span> <text:span text:style-name="T9">јавни</text:span> <text:span text:style-name="T9">приходи</text:span> <text:span text:style-name="T9">од</text:span> <text:span text:style-name="T9">една</text:span> <text:span text:style-name="T9">страна</text:span> <text:span text:style-name="T9">и</text:span> <text:span text:style-name="T9">на</text:span> <text:span text:style-name="T9">даночниот</text:span> <text:span text:style-name="T9">обврзник</text:span>, <text:span text:style-name="T9">од</text:span> <text:span text:style-name="T9">друга</text:span> <text:span text:style-name="T9">страна</text:span>, <text:span text:style-name="T9">при</text:span> <text:span text:style-name="T9">што</text:span> <text:span text:style-name="T9">особено</text:span> <text:span text:style-name="T9">се</text:span> <text:span text:style-name="T9">уредува</text:span> <text:span text:style-name="T9">исполнувањето</text:span> <text:span text:style-name="T9">на</text:span> <text:span text:style-name="T9">даночните</text:span> <text:span text:style-name="T9">обврски</text:span> <text:span text:style-name="T9">од</text:span> <text:span text:style-name="T9">страна</text:span> <text:span text:style-name="T9">на</text:span> <text:span text:style-name="T9">даночниот</text:span> <text:span text:style-name="T9">обврзник</text:span>, <text:span text:style-name="T9">како</text:span> <text:span text:style-name="T9">и</text:span> <text:span text:style-name="T9">правото</text:span> <text:span text:style-name="T9">на</text:span> <text:span text:style-name="T9">Управата</text:span> <text:span text:style-name="T9">за</text:span> <text:span text:style-name="T9">јавни</text:span> <text:span text:style-name="T9">приходи</text:span> <text:span text:style-name="T9">да</text:span> <text:span text:style-name="T9">бара</text:span> <text:span text:style-name="T9">исполнување</text:span> <text:span text:style-name="T9">на</text:span> <text:span text:style-name="T9">овие</text:span> <text:span text:style-name="T9">обврски</text:span> .</text:p>
      <text:p text:style-name="Standard"/>
      <text:p text:style-name="Standard"/>
      <text:p text:style-name="P20"><text:span text:style-name="T7">Управата</text:span><text:span text:style-name="T8"> </text:span><text:span text:style-name="T7">за</text:span><text:span text:style-name="T8"> </text:span><text:span text:style-name="T7">јавни</text:span><text:span text:style-name="T8"> </text:span><text:span text:style-name="T7">приходи</text:span><text:span text:style-name="T8"> </text:span><text:span text:style-name="T7">во</text:span><text:span text:style-name="T8"> </text:span><text:span text:style-name="T7">даночната</text:span><text:span text:style-name="T8"> </text:span><text:span text:style-name="T7">постапка</text:span></text:p>
      <text:p text:style-name="P22"/>
      <text:p text:style-name="P20"><text:span text:style-name="T7">Член</text:span><text:span text:style-name="T8"> 17</text:span></text:p>
      <text:p text:style-name="P23"/>
      <text:p text:style-name="P10"><text:span text:style-name="T8">(1)</text:span> <text:span text:style-name="T9">Управата</text:span> <text:span text:style-name="T9">за</text:span> <text:span text:style-name="T9">јавни</text:span> <text:span text:style-name="T9">приходи</text:span> <text:span text:style-name="T9">ги</text:span> <text:span text:style-name="T9">врши</text:span> <text:span text:style-name="T9">работите</text:span> <text:span text:style-name="T9">кои</text:span> <text:span text:style-name="T9">се</text:span> <text:span text:style-name="T9">однесуваат</text:span> <text:span text:style-name="T9">на</text:span> <text:span text:style-name="T9">водење</text:span> <text:span text:style-name="T9">на</text:span> <text:span text:style-name="T9">првостепенa</text:span> <text:span text:style-name="T9">даночна</text:span> <text:span text:style-name="T9">постапка</text:span>, <text:span text:style-name="T9">водење</text:span> <text:span text:style-name="T9">регистар</text:span> <text:span text:style-name="T9">на</text:span> <text:span text:style-name="T9">даночни</text:span> <text:span text:style-name="T9">обврзници</text:span> <text:span text:style-name="T9">и</text:span> <text:span text:style-name="T9">даночни</text:span> <text:span text:style-name="T9">акти</text:span> <text:span text:style-name="T9">и</text:span> <text:span text:style-name="T9">евиденција</text:span>, <text:span text:style-name="T9">откривање</text:span> <text:span text:style-name="T9">на</text:span> <text:span text:style-name="T9">даночни</text:span> <text:span text:style-name="T9">кривични</text:span> <text:span text:style-name="T9">дела</text:span> <text:span text:style-name="T9">и</text:span> <text:span text:style-name="T9">прекршоци</text:span> <text:span text:style-name="T9">и</text:span> <text:span text:style-name="T9">на</text:span> <text:span text:style-name="T9">нивни</text:span> <text:span text:style-name="T9">извршители</text:span>, <text:span text:style-name="T9">водење</text:span> <text:span text:style-name="T9">на</text:span> <text:span text:style-name="T9">првостепена</text:span> <text:span text:style-name="T9">прекршочна</text:span> <text:span text:style-name="T9">постапка</text:span>, <text:span text:style-name="T9">како</text:span> <text:span text:style-name="T9">и</text:span> <text:span text:style-name="T9">други</text:span> <text:span text:style-name="T9">работи</text:span> <text:span text:style-name="T9">одредени</text:span> <text:span text:style-name="T9">со</text:span> <text:span text:style-name="T9">овој</text:span> <text:span text:style-name="T9">закон</text:span>.</text:p>
      <text:p text:style-name="P10"><text:span text:style-name="T8">(2)</text:span> <text:span text:style-name="T9">Управата</text:span> <text:span text:style-name="T9">за</text:span> <text:span text:style-name="T9">јавни</text:span> <text:span text:style-name="T9">приходи</text:span> <text:span text:style-name="T9">самостојно</text:span> <text:span text:style-name="T9">ги</text:span> <text:span text:style-name="T9">извршува</text:span> <text:span text:style-name="T9">работите</text:span> <text:span text:style-name="T9">од</text:span> <text:span text:style-name="T9">ставот</text:span> (1) <text:s/><text:span text:style-name="T9">на</text:span> <text:span text:style-name="T9">територијата</text:span> <text:span text:style-name="T9">на</text:span> <text:span text:style-name="T9">Република</text:span> <text:span text:style-name="T9">Македонија</text:span> <text:span text:style-name="T9">и</text:span> <text:span text:style-name="T9">се</text:span> <text:span text:style-name="T9">организира</text:span> <text:span text:style-name="T9">така</text:span> <text:span text:style-name="T9">да</text:span> <text:span text:style-name="T9">обезбеди</text:span> <text:span text:style-name="T9">функционално</text:span> <text:span text:style-name="T9">единство</text:span> <text:span text:style-name="T9">во</text:span> <text:span text:style-name="T9">спроведување</text:span> <text:span text:style-name="T9">на</text:span> <text:span text:style-name="T9">даночни</text:span> <text:span text:style-name="T9">прописи</text:span>.</text:p>
      <text:p text:style-name="P10"><text:span text:style-name="T8">(3)</text:span> <text:span text:style-name="T9">Кои</text:span> <text:span text:style-name="T9">дејствија</text:span> <text:span text:style-name="T9">ќе</text:span> <text:span text:style-name="T9">се</text:span> <text:span text:style-name="T9">преземаат</text:span> <text:span text:style-name="T9">во</text:span> <text:span text:style-name="T9">постапката</text:span> <text:span text:style-name="T9">и</text:span> <text:span text:style-name="T9">во</text:span> <text:span text:style-name="T9">кој</text:span> <text:span text:style-name="T9">обем</text:span> <text:span text:style-name="T9">одредува</text:span> <text:span text:style-name="T9">Управта</text:span> <text:span text:style-name="T9">за</text:span> <text:span text:style-name="T9">јавни</text:span> <text:span text:style-name="T9">приходи</text:span> <text:span text:style-name="T9">согласно</text:span> <text:span text:style-name="T9">закон</text:span>.</text:p>
      <text:p text:style-name="P10"><text:span text:style-name="T8">(4)</text:span> <text:span text:style-name="T9">Управата</text:span> <text:span text:style-name="T9">за</text:span> <text:span text:style-name="T9">јавни</text:span> <text:span text:style-name="T9">приходи</text:span> <text:span text:style-name="T9">го</text:span> <text:span text:style-name="T9">поттикнува</text:span> <text:span text:style-name="T9">даночниот</text:span> <text:span text:style-name="T9">обврзник</text:span> <text:span text:style-name="T9">на</text:span> <text:span text:style-name="T9">поднесување</text:span> <text:span text:style-name="T9">даночни</text:span> <text:span text:style-name="T9">пријави</text:span> <text:span text:style-name="T9">и</text:span> <text:span text:style-name="T9">на</text:span> <text:span text:style-name="T9">навремено</text:span> <text:span text:style-name="T9">плаќање</text:span> <text:span text:style-name="T9">на</text:span> <text:span text:style-name="T9">своите</text:span> <text:span text:style-name="T9">даночните</text:span> <text:span text:style-name="T9">обврски</text:span> <text:span text:style-name="T9">во</text:span> <text:span text:style-name="T9">согласност</text:span> <text:span text:style-name="T9">со</text:span> <text:span text:style-name="T9">важечките</text:span> <text:span text:style-name="T9">закони</text:span>.</text:p>
      <text:p text:style-name="P10"><text:span text:style-name="T8">(5)</text:span> <text:span text:style-name="T9">Управата</text:span> <text:span text:style-name="T9">за</text:span> <text:span text:style-name="T9">јавни</text:span> <text:span text:style-name="T9">приходи</text:span> <text:span text:style-name="T9">е</text:span> <text:span text:style-name="T9">должна</text:span> <text:span text:style-name="T9">да</text:span> <text:span text:style-name="T9">го</text:span> podu~i <text:span text:style-name="T9">даночниот</text:span> <text:span text:style-name="T9">обврзник</text:span> <text:span text:style-name="T9">во</text:span> <text:span text:style-name="T9">даночната</text:span> <text:span text:style-name="T9">постапка</text:span> <text:span text:style-name="T9">на</text:span> <text:span text:style-name="T9">неговите</text:span> <text:span text:style-name="T9">права</text:span> <text:span text:style-name="T9">и</text:span> <text:span text:style-name="T9">обврски</text:span>.</text:p>
      <text:p text:style-name="P10"/>
      <text:p text:style-name="P20"><text:span text:style-name="T7">Даночен</text:span><text:span text:style-name="T8"> </text:span><text:span text:style-name="T7">должник</text:span></text:p>
      <text:p text:style-name="P22"/>
      <text:p text:style-name="P20"><text:span text:style-name="T7">Член</text:span><text:span text:style-name="T8"> 18</text:span></text:p>
      <text:p text:style-name="P23"/>
      <text:p text:style-name="P10"><text:span text:style-name="T8">(1)</text:span> <text:span text:style-name="T9">Даночен</text:span> <text:span text:style-name="T9">должник</text:span> <text:span text:style-name="T9">е</text:span> <text:span text:style-name="T9">лице</text:span> <text:span text:style-name="T9">кое</text:span> <text:span text:style-name="T9">треба</text:span> <text:span text:style-name="T9">да</text:span> <text:span text:style-name="T9">исполни</text:span> <text:span text:style-name="T9">одредена</text:span> <text:span text:style-name="T9">обврска</text:span> <text:span text:style-name="T9">за</text:span> <text:span text:style-name="T9">плаќање</text:span> <text:span text:style-name="T9">од</text:span> <text:span text:style-name="T9">даночната</text:span> <text:span text:style-name="T9">постапка</text:span> <text:span text:style-name="T9">од</text:span> <text:span text:style-name="T9">членот</text:span> 16 na ovoj zakon.</text:p>
      <text:p text:style-name="P10"><text:span text:style-name="T8">(2)</text:span> <text:span text:style-name="T9">Друг</text:span> <text:span text:style-name="T9">даночен</text:span> <text:span text:style-name="T9">должник</text:span> <text:span text:style-name="T9">е</text:span>:</text:p>
      <text:p text:style-name="P26">1) <text:span text:style-name="T9">даночен</text:span> <text:span text:style-name="T9">гарант</text:span> <text:span text:style-name="T9">кој</text:span> <text:span text:style-name="T9">одговара</text:span> <text:span text:style-name="T9">за</text:span> <text:span text:style-name="T9">плаќање</text:span> <text:span text:style-name="T9">на</text:span> <text:span text:style-name="T9">даночен</text:span> <text:span text:style-name="T9">долг</text:span> <text:span text:style-name="T9">на</text:span> <text:span text:style-name="T9">даночниот</text:span> <text:span text:style-name="T9">обврзник</text:span>, <text:span text:style-name="T9">во</text:span> <text:span text:style-name="T9">случај</text:span> <text:span text:style-name="T9">кога</text:span> <text:span text:style-name="T9">даночниот</text:span> <text:span text:style-name="T9">обврзник</text:span> <text:span text:style-name="T9">тој</text:span> <text:span text:style-name="T9">долг</text:span> <text:span text:style-name="T9">не</text:span> <text:span text:style-name="T9">го</text:span> <text:span text:style-name="T9">плати</text:span> <text:span text:style-name="T9">во</text:span> <text:span text:style-name="T9">рокот</text:span> <text:span text:style-name="T9">на</text:span> <text:span text:style-name="T9">доспевање</text:span>;</text:p>
      <text:p text:style-name="P26">2) <text:span text:style-name="T9">даночниот</text:span> <text:span text:style-name="T9">обврзник</text:span> <text:span text:style-name="T9">во</text:span> <text:span text:style-name="T9">смис</text:span>la <text:span text:style-name="T9">на</text:span> <text:span text:style-name="T9">член</text:span> (4) <text:span text:style-name="T9">став</text:span> 2 <text:span text:style-name="T9">точка</text:span> <text:span text:style-name="T9">3 </text:span>od ovoj zakon;</text:p>
      <text:p text:style-name="P26"><text:soft-page-break/>3) <text:span text:style-name="T9">други</text:span> <text:span text:style-name="T9">лица</text:span> <text:span text:style-name="T9">кои</text:span> <text:span text:style-name="T9">треба</text:span> <text:span text:style-name="T9">да</text:span> <text:span text:style-name="T9">исполнат</text:span> <text:span text:style-name="T9">некоја</text:span> <text:span text:style-name="T9">обврска</text:span> <text:span text:style-name="T9">за</text:span> <text:span text:style-name="T9">плаќање</text:span> <text:span text:style-name="T9">од</text:span> <text:span text:style-name="T9">даночната</text:span> <text:span text:style-name="T9">постапка</text:span> <text:span text:style-name="T9">во</text:span> <text:span text:style-name="T9">смис</text:span>la <text:span text:style-name="T9">на</text:span> <text:span text:style-name="T9">членот</text:span> 16 od ovoj zakon.</text:p>
      <text:p text:style-name="Standard"/>
      <text:p text:style-name="P20"><text:span text:style-name="T7">Општи</text:span><text:span text:style-name="T8"> </text:span><text:span text:style-name="T7">одредби</text:span><text:span text:style-name="T8"> </text:span><text:span text:style-name="T7">за</text:span><text:span text:style-name="T8"> </text:span><text:span text:style-name="T7">застапување</text:span></text:p>
      <text:p text:style-name="P22"/>
      <text:p text:style-name="P20"><text:span text:style-name="T7">Член</text:span><text:span text:style-name="T8"> 19</text:span></text:p>
      <text:p text:style-name="P23"/>
      <text:p text:style-name="P10"><text:span text:style-name="T3"><text:s/></text:span><text:span text:style-name="T9">Даночниот</text:span> <text:span text:style-name="T9">обврзник</text:span> <text:span text:style-name="T9">може</text:span> <text:span text:style-name="T9">да</text:span> <text:span text:style-name="T9">учествува</text:span> <text:span text:style-name="T9">во</text:span> <text:span text:style-name="T9">даночната</text:span> <text:span text:style-name="T9">постапка</text:span> <text:span text:style-name="T9">преку</text:span> <text:s/><text:span text:style-name="T9">полномошник</text:span> <text:span text:style-name="T9">со</text:span> <text:span text:style-name="T9">приложување</text:span> <text:span text:style-name="T9">на</text:span> <text:span text:style-name="T9">соодветно</text:span> <text:span text:style-name="T9">полномошно</text:span> <text:span text:style-name="T9">до</text:span> <text:span text:style-name="T9">У</text:span>prava za javni prihodi <text:span text:style-name="T9">или</text:span> <text:span text:style-name="T9">преку</text:span> <text:span text:style-name="T9">својот</text:span> <text:span text:style-name="T9">законски</text:span> <text:span text:style-name="T9">застапник</text:span>. </text:p>
      <text:p text:style-name="P25">Застапник<text:span text:style-name="T8"/></text:p>
      <text:p text:style-name="P22"/>
      <text:p text:style-name="P20"><text:span text:style-name="T7">Член</text:span><text:span text:style-name="T8"> 20</text:span></text:p>
      <text:p text:style-name="P27"/>
      <text:p text:style-name="P10"><text:span text:style-name="T8">(1)</text:span> <text:span text:style-name="T9">Полномошникот</text:span> <text:span text:style-name="T9">на</text:span> <text:span text:style-name="T9">даночниот</text:span> <text:span text:style-name="T9">обврзник</text:span> <text:span text:style-name="T9">е</text:span> <text:span text:style-name="T9">лице</text:span> <text:span text:style-name="T9">кое</text:span> <text:span text:style-name="T9">го</text:span> <text:span text:style-name="T9">застапува</text:span> <text:span text:style-name="T9">даночниот</text:span> <text:span text:style-name="T9">обврзник</text:span> <text:span text:style-name="T9">во</text:span> <text:span text:style-name="T9">рамките</text:span> <text:span text:style-name="T9">на</text:span> <text:span text:style-name="T9">добиеното</text:span> <text:span text:style-name="T9">овластување</text:span> i <text:span text:style-name="T9">во</text:span> <text:span text:style-name="T9">име</text:span> <text:span text:style-name="T9">и</text:span> <text:span text:style-name="T9">за</text:span> <text:span text:style-name="T9">сметка</text:span> <text:span text:style-name="T9">на</text:span> <text:span text:style-name="T9">даночниот</text:span> <text:span text:style-name="T9">обврзник</text:span> <text:span text:style-name="T9">презема</text:span> <text:span text:style-name="T9">дејствија</text:span> <text:span text:style-name="T9">во</text:span> <text:span text:style-name="T9">даночната</text:span> <text:span text:style-name="T9">постапка</text:span>.</text:p>
      <text:p text:style-name="P10"><text:span text:style-name="T8">(2)</text:span> <text:span text:style-name="T9">Нерезидентен</text:span>tniot <text:span text:style-name="T9">даночен</text:span> <text:span text:style-name="T9">обврзник</text:span> <text:span text:style-name="T9">е</text:span> <text:span text:style-name="T9">должен</text:span>, vo <text:span text:style-name="T9">почетокот</text:span> <text:span text:style-name="T9">на</text:span> nastanuvawe na <text:span text:style-name="T9">даночна</text:span>ta <text:span text:style-name="T9">обврска</text:span> <text:span text:style-name="T9">да</text:span> <text:span text:style-name="T9">одреди</text:span> <text:span text:style-name="T9">полномошник</text:span>.</text:p>
      <text:p text:style-name="P10"><text:span text:style-name="T8">(3)</text:span> <text:span text:style-name="T9">Ако</text:span> <text:span text:style-name="T9">нерезидентот</text:span> <text:span text:style-name="T9">остварува</text:span> <text:span text:style-name="T9">приходи</text:span> <text:span text:style-name="T9">кои</text:span> <text:span text:style-name="T9">се</text:span> <text:span text:style-name="T9">оданочуваат</text:span> <text:span text:style-name="T9">по</text:span> <text:span text:style-name="T9">одбивка</text:span>, <text:span text:style-name="T9">за</text:span> <text:span text:style-name="T9">кое</text:span> <text:span text:style-name="T9">не</text:span> <text:span text:style-name="T9">е</text:span> <text:span text:style-name="T9">задолжително</text:span> <text:span text:style-name="T9">поднесување</text:span> <text:span text:style-name="T9">даночна</text:span> <text:span text:style-name="T9">пријава</text:span>, <text:span text:style-name="T9">не</text:span> <text:span text:style-name="T9">постои</text:span> <text:span text:style-name="T9">обврска</text:span> <text:span text:style-name="T9">за</text:span> <text:span text:style-name="T9">одредување</text:span> <text:span text:style-name="T9">полномошник</text:span>.</text:p>
      <text:p text:style-name="Standard"/>
      <text:p text:style-name="Standard"/>
      <text:p text:style-name="P20"><text:span text:style-name="T7">Законски</text:span><text:span text:style-name="T8"> </text:span><text:span text:style-name="T7">застапник</text:span><text:span text:style-name="T8">, </text:span><text:span text:style-name="T7">ортак</text:span><text:span text:style-name="T8"> </text:span><text:span text:style-name="T7">и</text:span><text:span text:style-name="T8"> </text:span><text:span text:style-name="T7">привремен</text:span><text:span text:style-name="T8"> </text:span><text:span text:style-name="T7">старател</text:span><text:span text:style-name="T8"> </text:span><text:span text:style-name="T7">на</text:span><text:span text:style-name="T8"> </text:span><text:span text:style-name="T7">оставина</text:span></text:p>
      <text:p text:style-name="P22"/>
      <text:p text:style-name="P20"><text:span text:style-name="T7">Член</text:span><text:span text:style-name="T8"> 21</text:span></text:p>
      <text:p text:style-name="P23"/>
      <text:p text:style-name="P10"><text:span text:style-name="T8">(1)</text:span> <text:span text:style-name="T9">Законски</text:span>ot <text:span text:style-name="T9">застапник</text:span> <text:span text:style-name="T9">на</text:span> <text:span text:style-name="T9">лице</text:span> <text:span text:style-name="T9">и</text:span> <text:span text:style-name="T9">работоводител</text:span> <text:span text:style-name="T9">на</text:span> <text:span text:style-name="T9">здружени</text:span> <text:span text:style-name="T9">лица</text:span> <text:span text:style-name="T9">заради</text:span> <text:span text:style-name="T9">остварување</text:span> <text:span text:style-name="T9">приходи</text:span> <text:span text:style-name="T9">и</text:span> <text:span text:style-name="T9">имот</text:span> <text:span text:style-name="T9">без</text:span> <text:span text:style-name="T9">својство</text:span> <text:span text:style-name="T9">на</text:span> <text:span text:style-name="T9">правно</text:span> <text:span text:style-name="T9">лице</text:span> (<text:span text:style-name="T9">ортаклук</text:span>) <text:span text:style-name="T9">и</text:span> <text:span text:style-name="T9">старател</text:span> <text:span text:style-name="T9">на</text:span> <text:span text:style-name="T9">наследник</text:span>, <text:span text:style-name="T9">ги</text:span> <text:span text:style-name="T9">исполнува</text:span> <text:span text:style-name="T9">даночните</text:span> <text:span text:style-name="T9">обврски</text:span> <text:span text:style-name="T9">на</text:span> <text:span text:style-name="T9">лицето</text:span> <text:span text:style-name="T9">кое</text:span> <text:span text:style-name="T9">го</text:span> <text:span text:style-name="T9">застапува</text:span>.</text:p>
      <text:p text:style-name="P10"><text:span text:style-name="T8">(2)</text:span> <text:span text:style-name="T9">Ако</text:span> <text:span text:style-name="T9">здружените</text:span> <text:span text:style-name="T9">лица</text:span> <text:span text:style-name="T9">немаат</text:span> <text:span text:style-name="T9">работоводител</text:span> <text:span text:style-name="T9">или</text:span> <text:span text:style-name="T9">наследникот</text:span> <text:span text:style-name="T9">нема</text:span> <text:span text:style-name="T9">старател</text:span>, <text:span text:style-name="T9">обврските</text:span> <text:span text:style-name="T9">од</text:span> <text:span text:style-name="T9">ставот</text:span> (1) <text:span text:style-name="T9">ги</text:span> <text:span text:style-name="T9">исполнуваат</text:span> <text:span text:style-name="T9">здружените</text:span> <text:span text:style-name="T9">лица</text:span> <text:span text:style-name="T9">заеднички</text:span> <text:span text:style-name="T9">или</text:span> <text:span text:style-name="T9">самиот</text:span> <text:span text:style-name="T9">наследник</text:span>.</text:p>
      <text:p text:style-name="P10"/>
      <text:p text:style-name="Standard"/>
      <text:p text:style-name="Standard"/>
      <text:p text:style-name="P20"><text:span text:style-name="T7">Глава</text:span><text:span text:style-name="T8"> </text:span><text:span text:style-name="T7">четврта</text:span></text:p>
      <text:p text:style-name="P22"/>
      <text:p text:style-name="P20"><text:span text:style-name="T7">ДАНОЧЕН</text:span><text:span text:style-name="T8"> </text:span><text:span text:style-name="T7">ДОЛГ</text:span></text:p>
      <text:p text:style-name="P22"/>
      <text:p text:style-name="P20"><text:span text:style-name="T7">Обврска</text:span><text:span text:style-name="T8"> </text:span><text:span text:style-name="T7">за</text:span><text:span text:style-name="T8"> </text:span><text:span text:style-name="T7">исполнување</text:span><text:span text:style-name="T8"> </text:span><text:span text:style-name="T7">на</text:span><text:span text:style-name="T8"> </text:span><text:span text:style-name="T7">даночен</text:span><text:span text:style-name="T8"> </text:span><text:span text:style-name="T7">долг</text:span></text:p>
      <text:p text:style-name="P22"/>
      <text:p text:style-name="P20"><text:span text:style-name="T7">Член</text:span><text:span text:style-name="T8"> 22</text:span></text:p>
      <text:p text:style-name="P23"/>
      <text:p text:style-name="P10"><text:span text:style-name="T8">(1)</text:span> <text:span text:style-name="T9">Обврската</text:span> <text:span text:style-name="T9">за</text:span> ispolnuvawe na<text:span text:style-name="T9"> </text:span><text:s/><text:span text:style-name="T9">даночен</text:span> <text:span text:style-name="T9">долг</text:span> <text:span text:style-name="T9">преставува</text:span> <text:span text:style-name="T9">должност</text:span> <text:span text:style-name="T9">на</text:span> <text:span text:style-name="T9">даночниот</text:span> <text:span text:style-name="T9">обврзник</text:span> <text:span text:style-name="T9">да</text:span> <text:span text:style-name="T9">го</text:span> <text:span text:style-name="T9">плати</text:span> <text:span text:style-name="T9">утврдениот</text:span> <text:span text:style-name="T9">данок</text:span>, <text:span text:style-name="T9">под</text:span> <text:span text:style-name="T9">услови</text:span> <text:span text:style-name="T9">пропишани</text:span> <text:span text:style-name="T9">со</text:span> <text:span text:style-name="T9">овој</text:span> <text:span text:style-name="T9">закон</text:span> <text:span text:style-name="T9">или</text:span> <text:span text:style-name="T9">друг</text:span> <text:span text:style-name="T9">даночен</text:span> <text:span text:style-name="T9">закон</text:span>.</text:p>
      <text:p text:style-name="P10"><text:span text:style-name="T8">(2)</text:span> <text:span text:style-name="T9">Одредбата</text:span> <text:span text:style-name="T9">за</text:span> <text:span text:style-name="T9">плаќање</text:span> <text:span text:style-name="T9">на</text:span> <text:span text:style-name="T9">даночниот</text:span> <text:span text:style-name="T9">долг</text:span> od stav (1) <text:span text:style-name="T9">се</text:span> <text:span text:style-name="T9">применува</text:span> <text:span text:style-name="T9">и</text:span> <text:span text:style-name="T9">на</text:span> <text:span text:style-name="T9">обврската</text:span> <text:span text:style-name="T9">за</text:span> <text:span text:style-name="T9">плаќање</text:span> <text:span text:style-name="T9">на</text:span> <text:span text:style-name="T9">споредни</text:span> <text:span text:style-name="T9">даночни</text:span> <text:span text:style-name="T9">давачки</text:span>, <text:span text:style-name="T9">доколку</text:span> <text:span text:style-name="T9">со</text:span> <text:span text:style-name="T9">овој</text:span> <text:span text:style-name="T9">закон</text:span> <text:span text:style-name="T9">не</text:span> <text:span text:style-name="T9">е</text:span> <text:span text:style-name="T9">поинаку пропишано</text:span> <text:s/>.</text:p>
      <text:p text:style-name="Standard"/>
      <text:p text:style-name="P20"><text:span text:style-name="T7">Престанок</text:span><text:span text:style-name="T8"> </text:span><text:span text:style-name="T7">на</text:span><text:span text:style-name="T8"> </text:span><text:span text:style-name="T7">даночн</text:span><text:span text:style-name="T8"> </text:span><text:span text:style-name="T7">долг</text:span></text:p>
      <text:p text:style-name="P22"/>
      <text:p text:style-name="P20"><text:span text:style-name="T7">Член</text:span><text:span text:style-name="T8"> 23</text:span></text:p>
      <text:p text:style-name="P23"/>
      <text:p text:style-name="Standard"><text:span text:style-name="T9">Даноч</text:span>en <text:span text:style-name="T9">долг</text:span> <text:span text:style-name="T9">се</text:span> <text:span text:style-name="T9">брише</text:span> so:</text:p>
      <text:p text:style-name="P24">1)  <text:s/>pla}awe <text:span text:style-name="T9">на</text:span> <text:span text:style-name="T9">данок</text:span>; </text:p>
      <text:p text:style-name="P24">2) <text:s/><text:span text:style-name="T9">пребивање</text:span> <text:span text:style-name="T9">на</text:span> <text:span text:style-name="T9">даночни</text:span> <text:span text:style-name="T9">побарувања</text:span> <text:span text:style-name="T9">и</text:span> <text:span text:style-name="T9">даночни</text:span> <text:span text:style-name="T9">долгови</text:span> <text:span text:style-name="T9">на</text:span> <text:span text:style-name="T9">ист</text:span> <text:span text:style-name="T9">даночен</text:span> <text:span text:style-name="T9">обврзник</text:span>;</text:p>
      <text:p text:style-name="P24">3) <text:s text:c="2"/><text:span text:style-name="T9">присилна</text:span> <text:span text:style-name="T9">наплата </text:span>na danok; i</text:p>
      <text:p text:style-name="P24">4)  <text:s/><text:span text:style-name="T9">застарување</text:span> <text:span text:style-name="T9">на</text:span> <text:span text:style-name="T9">данокот</text:span>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0"/>
      <text:p text:style-name="P20"><text:span text:style-name="T7">Плаќање</text:span><text:span text:style-name="T8"> </text:span><text:span text:style-name="T7">на</text:span><text:span text:style-name="T8"> </text:span><text:span text:style-name="T7">даноч</text:span><text:span text:style-name="T8">en </text:span><text:span text:style-name="T7">долг</text:span></text:p>
      <text:p text:style-name="P22"/>
      <text:p text:style-name="P20"><text:span text:style-name="T7">Член</text:span><text:span text:style-name="T8"> 24</text:span></text:p>
      <text:p text:style-name="P23"/>
      <text:p text:style-name="Standard">(1) <text:span text:style-name="T9">Со</text:span> <text:span text:style-name="T9">плаќање</text:span> <text:span text:style-name="T9">на</text:span> <text:span text:style-name="T9">даночен</text:span> <text:span text:style-name="T9">износ</text:span> <text:span text:style-name="T9">кој</text:span> <text:span text:style-name="T9">што</text:span> <text:span text:style-name="T9">се</text:span> <text:span text:style-name="T9">должи</text:span> <text:span text:style-name="T9">се</text:span> <text:span text:style-name="T9">исплонува</text:span> <text:span text:style-name="T9">даночниот</text:span> <text:span text:style-name="T9">долг</text:span>.</text:p>
      <text:p text:style-name="Standard">(2) <text:span text:style-name="T9">Плаќање</text:span> <text:span text:style-name="T9">во</text:span> <text:span text:style-name="T9">смис</text:span>la <text:span text:style-name="T9">на</text:span> <text:span text:style-name="T9">став</text:span> (1) <text:span text:style-name="T9">може</text:span> <text:span text:style-name="T9">да</text:span> <text:span text:style-name="T9">биде</text:span>: <text:span text:style-name="T9">плаќање</text:span> <text:span text:style-name="T9">во</text:span> <text:span text:style-name="T9">готово</text:span>, <text:s/><text:span text:style-name="T9">плаќања</text:span> <text:span text:style-name="T9">на</text:span> <text:span text:style-name="T9">сметка</text:span>, <text:span text:style-name="T9">плаќање</text:span> <text:span text:style-name="T9">од</text:span> <text:span text:style-name="T9">страна</text:span> <text:span text:style-name="T9">на</text:span> <text:span text:style-name="T9">трети </text:span>lica.</text:p>
      <text:p text:style-name="Standard"/>
      <text:p text:style-name="Standard"/>
      <text:p text:style-name="P20"><text:span text:style-name="T7">Исполнување</text:span><text:span text:style-name="T8"> </text:span><text:span text:style-name="T7">на</text:span><text:span text:style-name="T8"> </text:span><text:span text:style-name="T7">даноч</text:span><text:span text:style-name="T8">en </text:span><text:span text:style-name="T7">долг</text:span><text:span text:style-name="T8"> </text:span><text:span text:style-name="T7">во</text:span><text:span text:style-name="T8"> </text:span><text:span text:style-name="T7">случај</text:span><text:span text:style-name="T8"> </text:span><text:span text:style-name="T7">на</text:span><text:span text:style-name="T8"> </text:span><text:span text:style-name="T7">ликвидација</text:span><text:span text:style-name="T8"> </text:span><text:span text:style-name="T7">или</text:span><text:span text:style-name="T8"> </text:span><text:span text:style-name="T7">стечај</text:span></text:p>
      <text:p text:style-name="P22"/>
      <text:p text:style-name="P20"><text:span text:style-name="T7">Член</text:span><text:span text:style-name="T8"> 25</text:span></text:p>
      <text:p text:style-name="P23"/>
      <text:p text:style-name="P10"><text:span text:style-name="T8">(1)</text:span> <text:span text:style-name="T9">Даночниот</text:span> <text:span text:style-name="T9">долг</text:span> <text:span text:style-name="T9">на</text:span> <text:span text:style-name="T9">правно</text:span> <text:span text:style-name="T9">лице</text:span> <text:span text:style-name="T9">во</text:span> <text:span text:style-name="T9">ликвидација</text:span> go <text:span text:style-name="T9">исполнува</text:span> <text:span text:style-name="T9">ликвидациониот</text:span> <text:span text:style-name="T9">управник</text:span> <text:span text:style-name="T9">од</text:span> <text:span text:style-name="T9">средствата</text:span> <text:span text:style-name="T9">на</text:span> <text:span text:style-name="T9">правното</text:span> <text:span text:style-name="T9">лице</text:span>, <text:span text:style-name="T9">вклучувајки</text:span> <text:span text:style-name="T9">ги</text:span> <text:span text:style-name="T9">и</text:span> <text:span text:style-name="T9">приходите</text:span> <text:span text:style-name="T9">од</text:span> <text:span text:style-name="T9">продажбата</text:span> <text:span text:style-name="T9">на</text:span> <text:span text:style-name="T9">имотот</text:span>.</text:p>
      <text:p text:style-name="P10"><text:span text:style-name="T8">(2)</text:span> <text:span text:style-name="T9">Даночниот</text:span> <text:span text:style-name="T9">долг</text:span> <text:span text:style-name="T9">на</text:span> <text:span text:style-name="T9">деловна</text:span>ta <text:span text:style-name="T9">единица</text:span> <text:span text:style-name="T9">на</text:span> <text:span text:style-name="T9">правно</text:span>to <text:span text:style-name="T9">лице</text:span> <text:span text:style-name="T9">во</text:span> <text:span text:style-name="T9">ликвидација</text:span> <text:span text:style-name="T9">непосредно</text:span> go <text:span text:style-name="T9">исполнува</text:span> <text:span text:style-name="T9">правното</text:span> <text:span text:style-name="T9">лице</text:span> <text:span text:style-name="T9">чиј</text:span> <text:span text:style-name="T9">дел</text:span> <text:span text:style-name="T9">е</text:span> <text:span text:style-name="T9">таа</text:span> <text:span text:style-name="T9">единица</text:span>, <text:span text:style-name="T9">а</text:span> <text:span text:style-name="T9">ако</text:span> <text:span text:style-name="T9">во</text:span> <text:span text:style-name="T9">ликвидација</text:span> <text:span text:style-name="T9">е</text:span> <text:span text:style-name="T9">и</text:span> <text:span text:style-name="T9">правното</text:span> <text:span text:style-name="T9">лице</text:span>, <text:span text:style-name="T9">даночниот</text:span> <text:span text:style-name="T9">долг</text:span> go <text:span text:style-name="T9">исполнува</text:span> <text:span text:style-name="T9">ликвидациониот</text:span> <text:span text:style-name="T9">управник</text:span>.</text:p>
      <text:p text:style-name="P10"><text:span text:style-name="T8">(3)</text:span> <text:span text:style-name="T9">Исполнувањето</text:span> <text:span text:style-name="T9">на</text:span> <text:span text:style-name="T9">даночниот</text:span> <text:span text:style-name="T9">долг</text:span> <text:span text:style-name="T9">во</text:span> <text:span text:style-name="T9">случај</text:span> <text:span text:style-name="T9">на</text:span> <text:span text:style-name="T9">стечај</text:span> <text:span text:style-name="T9">е</text:span> <text:span text:style-name="T9">уредено</text:span> <text:span text:style-name="T9">со</text:span> <text:span text:style-name="T9">Законот</text:span> <text:span text:style-name="T9">за</text:span> <text:span text:style-name="T9">стечај</text:span>.</text:p>
      <text:p text:style-name="Standard"/>
      <text:p text:style-name="Standard"/>
      <text:p text:style-name="P20"><text:span text:style-name="T7">Исполнување</text:span><text:span text:style-name="T8"> </text:span><text:span text:style-name="T7">на</text:span><text:span text:style-name="T8"> </text:span><text:span text:style-name="T7">даночeн</text:span><text:span text:style-name="T8"> </text:span><text:span text:style-name="T7">долг</text:span><text:span text:style-name="T8"> </text:span><text:span text:style-name="T7">во</text:span><text:span text:style-name="T8"> </text:span><text:span text:style-name="T7">случај</text:span><text:span text:style-name="T8"> </text:span><text:span text:style-name="T7">на</text:span><text:span text:style-name="T8"> </text:span><text:span text:style-name="T7">смрт</text:span><text:span text:style-name="T8"> </text:span><text:span text:style-name="T7">на</text:span><text:span text:style-name="T8"> </text:span><text:span text:style-name="T7">физичко</text:span><text:span text:style-name="T8"> </text:span><text:span text:style-name="T7">лице</text:span></text:p>
      <text:p text:style-name="P22"/>
      <text:p text:style-name="P20"><text:span text:style-name="T7">Член</text:span><text:span text:style-name="T8"> 26</text:span></text:p>
      <text:p text:style-name="P27"/>
      <text:p text:style-name="P10"><text:span text:style-name="T8">(1)</text:span> <text:span text:style-name="T9">Даночниот</text:span> <text:span text:style-name="T9">долг</text:span> <text:span text:style-name="T9">на</text:span> <text:span text:style-name="T9">умерено</text:span> <text:span text:style-name="T9">лице</text:span> go <text:span text:style-name="T9">исполнуваат</text:span> <text:span text:style-name="T9">наследниците</text:span>, <text:span text:style-name="T9">во</text:span> <text:span text:style-name="T9">рамките</text:span> <text:span text:style-name="T9">на</text:span> <text:span text:style-name="T9">вредноста</text:span> <text:span text:style-name="T9">на</text:span> <text:span text:style-name="T9">наследениот</text:span> <text:span text:style-name="T9">имот</text:span> <text:span text:style-name="T9">и</text:span> <text:span text:style-name="T9">во</text:span> <text:span text:style-name="T9">сразмер</text:span> <text:span text:style-name="T9">со</text:span> <text:span text:style-name="T9">делот</text:span> <text:span text:style-name="T9">на</text:span> <text:span text:style-name="T9">поединечниот</text:span> <text:span text:style-name="T9">наследник</text:span>, <text:span text:style-name="T9">во</text:span> <text:span text:style-name="T9">моментот</text:span> <text:span text:style-name="T9">на</text:span> <text:span text:style-name="T9">прифаќање</text:span> <text:span text:style-name="T9">на</text:span> <text:span text:style-name="T9">наследството</text:span>.</text:p>
      <text:p text:style-name="P10"><text:span text:style-name="T8">(2)</text:span> <text:span text:style-name="T9">Ако</text:span> <text:span text:style-name="T9">оставителот</text:span> <text:span text:style-name="T9">нема</text:span> <text:span text:style-name="T9">наследник</text:span> <text:span text:style-name="T9">или</text:span> <text:span text:style-name="T9">ако</text:span> <text:span text:style-name="T9">ниеден</text:span> <text:span text:style-name="T9">од</text:span> <text:span text:style-name="T9">наследниците</text:span> <text:span text:style-name="T9">не</text:span> <text:span text:style-name="T9">се</text:span> <text:span text:style-name="T9">прифати</text:span> <text:span text:style-name="T9">за</text:span> <text:span text:style-name="T9">наследник</text:span>, <text:span text:style-name="T9">даночниот</text:span> <text:span text:style-name="T9">долг</text:span> <text:span text:style-name="T9">на</text:span> <text:span text:style-name="T9">оставителот</text:span> <text:span text:style-name="T9">привремено</text:span> <text:span text:style-name="T9">се</text:span> <text:span text:style-name="T9">отпишува</text:span>.</text:p>
      <text:p text:style-name="Standard"/>
      <text:p text:style-name="Standard"/>
      <text:p text:style-name="P20"><text:span text:style-name="T7">Враќање</text:span><text:span text:style-name="T8"> na naplaten danok</text:span></text:p>
      <text:p text:style-name="P22"/>
      <text:p text:style-name="P20"><text:span text:style-name="T7">Член</text:span><text:span text:style-name="T8"> 27</text:span></text:p>
      <text:p text:style-name="P27"/>
      <text:p text:style-name="P10"><text:span text:style-name="T9">Доколку</text:span> <text:span text:style-name="T9">даночниот</text:span> <text:span text:style-name="T9">обврзник</text:span> <text:span text:style-name="T9">има</text:span> <text:span text:style-name="T9">право</text:span> <text:span text:style-name="T9">на</text:span> <text:span text:style-name="T9">враќање</text:span> <text:span text:style-name="T9">на</text:span> <text:span text:style-name="T9">повеќе</text:span> <text:span text:style-name="T9">или</text:span> <text:span text:style-name="T9">погрешно</text:span> <text:span text:style-name="T9">наплатен</text:span> <text:span text:style-name="T9">данок</text:span>, Upravata za javni prihodi <text:span text:style-name="T9">има</text:span> <text:span text:style-name="T9">обврска</text:span> <text:span text:style-name="T9">решението</text:span> <text:span text:style-name="T9">по</text:span> <text:span text:style-name="T9">барањето</text:span> <text:span text:style-name="T9">за</text:span> <text:span text:style-name="T9">враќање</text:span> <text:span text:style-name="T9">да</text:span> <text:span text:style-name="T9">го</text:span> <text:span text:style-name="T9">донесе</text:span> <text:span text:style-name="T9">без</text:span> <text:span text:style-name="T9">одлагање</text:span>, <text:span text:style-name="T9">а</text:span> <text:span text:style-name="T9">најдоцна</text:span> <text:span text:style-name="T9">во</text:span> <text:span text:style-name="T9">рок</text:span> <text:span text:style-name="T9">од</text:span> 30 <text:span text:style-name="T9">дена</text:span> <text:span text:style-name="T9">од</text:span> <text:span text:style-name="T9">денот</text:span> <text:span text:style-name="T9">на</text:span> <text:span text:style-name="T9">приемот</text:span> <text:span text:style-name="T9">на</text:span> <text:span text:style-name="T9">барањето</text:span>.</text:p>
      <text:p text:style-name="Standard"/>
      <text:p text:style-name="Standard"/>
      <text:p text:style-name="P20"><text:span text:style-name="T7">Глава</text:span><text:span text:style-name="T8"> </text:span><text:span text:style-name="T7">пета</text:span></text:p>
      <text:p text:style-name="P22"/>
      <text:p text:style-name="P20"><text:span text:style-name="T7">ГАРАНЦИЈА</text:span><text:span text:style-name="T8"> </text:span><text:span text:style-name="T7">И</text:span><text:span text:style-name="T8"> </text:span><text:span text:style-name="T7">ОСПОРУВАЊЕ</text:span></text:p>
      <text:p text:style-name="P22"/>
      <text:p text:style-name="P20"><text:span text:style-name="T7">Гаранција</text:span><text:span text:style-name="T8"> </text:span><text:span text:style-name="T7">на</text:span><text:span text:style-name="T8"> </text:span><text:span text:style-name="T7">застапникот</text:span></text:p>
      <text:p text:style-name="P22"/>
      <text:p text:style-name="P20"><text:span text:style-name="T7">Член</text:span><text:span text:style-name="T8"> 28</text:span></text:p>
      <text:p text:style-name="P23"/>
      <text:p text:style-name="P10"><text:span text:style-name="T9">Лицата</text:span> navedeni <text:span text:style-name="T9">во</text:span> <text:span text:style-name="T9">членот</text:span> 21 <text:span text:style-name="T9">став</text:span> (1) od ovoj zakon <text:span text:style-name="T9">гарантираат</text:span> <text:span text:style-name="T9">за</text:span> <text:span text:style-name="T9">даночни</text:span> <text:span text:style-name="T9">долгови</text:span> <text:span text:style-name="T9">во</text:span> <text:span text:style-name="T9">врска</text:span> <text:span text:style-name="T9">со</text:span> <text:span text:style-name="T9">лицето</text:span> <text:span text:style-name="T9">кое</text:span> <text:span text:style-name="T9">што</text:span> <text:span text:style-name="T9">го</text:span> <text:span text:style-name="T9">застапуваат</text:span>, <text:span text:style-name="T9">кога</text:span> <text:span text:style-name="T9">на</text:span> <text:span text:style-name="T9">нив</text:span> <text:span text:style-name="T9">доверените</text:span> <text:span text:style-name="T9">должности,</text:span> <text:span text:style-name="T9">намерно</text:span> <text:span text:style-name="T9">или</text:span> <text:span text:style-name="T9">од</text:span> <text:span text:style-name="T9">небрижност</text:span> <text:span text:style-name="T9">воопшто</text:span> <text:span text:style-name="T9">не</text:span> <text:span text:style-name="T9">ги</text:span> <text:span text:style-name="T9">исполниле</text:span> <text:span text:style-name="T9">или</text:span> <text:span text:style-name="T9">ненавремено</text:span> <text:span text:style-name="T9">ги</text:span> <text:span text:style-name="T9">исполниле</text:span>.</text:p>
      <text:p text:style-name="Standard"/>
      <text:p text:style-name="P20"><text:soft-page-break/><text:span text:style-name="T7">Гаранција</text:span><text:span text:style-name="T8"> </text:span><text:span text:style-name="T7">на</text:span><text:span text:style-name="T8"> </text:span><text:span text:style-name="T7">застапуваниот</text:span></text:p>
      <text:p text:style-name="P22"/>
      <text:p text:style-name="P20"><text:span text:style-name="T7">Член</text:span><text:span text:style-name="T8"> 29</text:span></text:p>
      <text:p text:style-name="P23"/>
      <text:p text:style-name="P10"><text:span text:style-name="T9">Кога</text:span> <text:span text:style-name="T9">лицата</text:span> navedeni <text:span text:style-name="T9">во</text:span> <text:span text:style-name="T9">членот</text:span> 21 <text:span text:style-name="T9">став</text:span> (1) od ovoj zakon, <text:span text:style-name="T9">при</text:span> <text:span text:style-name="T9">вршењето</text:span> <text:span text:style-name="T9">на</text:span> <text:span text:style-name="T9">должностите</text:span> <text:span text:style-name="T9">кои</text:span> <text:span text:style-name="T9">што</text:span> <text:span text:style-name="T9">им</text:span> <text:span text:style-name="T9">се</text:span> <text:span text:style-name="T9">доверени</text:span>, <text:span text:style-name="T9">вршат</text:span> <text:span text:style-name="T9">прикривање</text:span> <text:span text:style-name="T9">на</text:span> <text:span text:style-name="T9">данок</text:span> <text:span text:style-name="T9">или</text:span> <text:span text:style-name="T9">земаат</text:span> <text:span text:style-name="T9">учество</text:span> <text:span text:style-name="T9">во</text:span> <text:span text:style-name="T9">тоа</text:span> <text:span text:style-name="T9">прикривање</text:span>, <text:span text:style-name="T9">тогаш</text:span> <text:span text:style-name="T9">за</text:span> <text:span text:style-name="T9">настанати</text:span>te <text:span text:style-name="T9">даночни</text:span> <text:span text:style-name="T9">долгови</text:span> <text:span text:style-name="T9">одговара</text:span> <text:span text:style-name="T9">лицето</text:span> <text:span text:style-name="T9">кое</text:span> <text:span text:style-name="T9">е</text:span> <text:span text:style-name="T9">застапувано</text:span>.</text:p>
      <text:p text:style-name="Standard"/>
      <text:p text:style-name="P20"><text:span text:style-name="T7">Гаранција</text:span><text:span text:style-name="T8"> </text:span><text:span text:style-name="T7">на</text:span><text:span text:style-name="T8"> </text:span><text:span text:style-name="T7">правниот</text:span><text:span text:style-name="T8"> </text:span><text:span text:style-name="T7">наследник</text:span></text:p>
      <text:p text:style-name="P22"/>
      <text:p text:style-name="P20"><text:span text:style-name="T7">Член</text:span><text:span text:style-name="T8"> 30</text:span></text:p>
      <text:p text:style-name="P23"/>
      <text:p text:style-name="P10"><text:span text:style-name="T8">(1)</text:span> <text:span text:style-name="T9">Доколку</text:span> <text:span text:style-name="T9">претпријатие</text:span> <text:span text:style-name="T9">или</text:span> <text:span text:style-name="T9">дел</text:span> <text:span text:style-name="T9">од</text:span> <text:span text:style-name="T9">претпријатие</text:span> <text:span text:style-name="T9">се</text:span> <text:span text:style-name="T9">пренесе</text:span> <text:span text:style-name="T9">на</text:span> <text:span text:style-name="T9">трето</text:span> <text:span text:style-name="T9">лице</text:span>, <text:span text:style-name="T9">тогаш</text:span> <text:span text:style-name="T9">третото</text:span> <text:span text:style-name="T9">лице</text:span> <text:span text:style-name="T9">гарантира</text:span> <text:span text:style-name="T9">за</text:span> <text:span text:style-name="T9">даночни</text:span> <text:span text:style-name="T9">долгови</text:span> <text:span text:style-name="T9">на</text:span> <text:span text:style-name="T9">пренесеното</text:span> <text:span text:style-name="T9">претпријатие</text:span> <text:span text:style-name="T9">или</text:span> <text:span text:style-name="T9">делот</text:span> <text:span text:style-name="T9">од</text:span> <text:span text:style-name="T9">претпријатието</text:span>. <text:s/></text:p>
      <text:p text:style-name="P10"><text:span text:style-name="T8">(2)</text:span> <text:span text:style-name="T9">Гаранцијата</text:span> <text:span text:style-name="T9">се</text:span> <text:span text:style-name="T9">ограничува</text:span> <text:span text:style-name="T9">на</text:span> <text:span text:style-name="T9">даночни</text:span> <text:span text:style-name="T9">долгови</text:span> <text:span text:style-name="T9">кои</text:span> <text:span text:style-name="T9">настанале</text:span> <text:span text:style-name="T9">од</text:span> <text:span text:style-name="T9">почетокот</text:span> <text:span text:style-name="T9">на</text:span> <text:span text:style-name="T9">последната</text:span> <text:span text:style-name="T9">календарска</text:span> <text:span text:style-name="T9">година</text:span> <text:span text:style-name="T9">пред</text:span> <text:span text:style-name="T9">пренесувањето</text:span>.</text:p>
      <text:p text:style-name="P10"><text:span text:style-name="T8">(3)</text:span> <text:span text:style-name="T9">Гаранцијата</text:span> <text:span text:style-name="T9">се</text:span> <text:span text:style-name="T9">ограничува</text:span> <text:span text:style-name="T9">на</text:span> <text:span text:style-name="T9">големината</text:span> <text:span text:style-name="T9">на</text:span> <text:span text:style-name="T9">преземаниот</text:span> <text:span text:style-name="T9">имот</text:span>.</text:p>
      <text:p text:style-name="Standard"/>
      <text:p text:style-name="P20"><text:span text:style-name="T7">Гаранција</text:span><text:span text:style-name="T8"> </text:span><text:span text:style-name="T7">при</text:span><text:span text:style-name="T8"> </text:span><text:span text:style-name="T7">ликвидација</text:span></text:p>
      <text:p text:style-name="P22"/>
      <text:p text:style-name="P20"><text:span text:style-name="T7">Член</text:span><text:span text:style-name="T8"> 31</text:span></text:p>
      <text:p text:style-name="P27"/>
      <text:p text:style-name="P10"><text:span text:style-name="T9">Ако</text:span> <text:span text:style-name="T9">правното</text:span> <text:span text:style-name="T9">лице</text:span> <text:span text:style-name="T9">во</text:span> <text:span text:style-name="T9">ликвидација</text:span> <text:span text:style-name="T9">нема</text:span> <text:span text:style-name="T9">доволно</text:span> <text:span text:style-name="T9">парични</text:span> <text:span text:style-name="T9">средства</text:span> <text:span text:style-name="T9">да</text:span> <text:span text:style-name="T9">го</text:span> <text:span text:style-name="T9">исполни</text:span> <text:span text:style-name="T9">даночниот</text:span> <text:span text:style-name="T9">долг</text:span> <text:span text:style-name="T9">во</text:span> <text:span text:style-name="T9">целост</text:span>, <text:span text:style-name="T9">вклучувајки</text:span> <text:span text:style-name="T9">ги</text:span> <text:span text:style-name="T9">и</text:span> <text:span text:style-name="T9">приходите</text:span> <text:span text:style-name="T9">од</text:span> <text:span text:style-name="T9">продажбата</text:span> <text:span text:style-name="T9">на</text:span> <text:span text:style-name="T9">имотот</text:span>, <text:span text:style-name="T9">преостанатиот</text:span> <text:span text:style-name="T9">даночен</text:span> <text:span text:style-name="T9">долг</text:span> <text:span text:style-name="T9">ќе</text:span> <text:span text:style-name="T9">го</text:span> <text:span text:style-name="T9">платат</text:span> <text:span text:style-name="T9">основачите</text:span>, <text:span text:style-name="T9">управителот</text:span> <text:span text:style-name="T9">или</text:span> <text:span text:style-name="T9">членовите</text:span> <text:span text:style-name="T9">на</text:span> <text:span text:style-name="T9">управата</text:span>, <text:span text:style-name="T9">ако</text:span>, <text:span text:style-name="T9">во</text:span> <text:span text:style-name="T9">согласност</text:span> <text:span text:style-name="T9">со</text:span> <text:span text:style-name="T9">законот</text:span>, <text:span text:style-name="T9">статутот</text:span> <text:span text:style-name="T9">или</text:span> <text:span text:style-name="T9">актот</text:span> <text:span text:style-name="T9">за</text:span> <text:span text:style-name="T9">основање</text:span> <text:span text:style-name="T9">на</text:span> <text:span text:style-name="T9">правното</text:span> <text:span text:style-name="T9">лице</text:span>, <text:span text:style-name="T9">се</text:span> <text:span text:style-name="T9">солидарно</text:span> <text:span text:style-name="T9">или</text:span> <text:span text:style-name="T9">според</text:span> <text:span text:style-name="T9">удел</text:span> <text:span text:style-name="T9">одговорни</text:span> <text:span text:style-name="T9">за</text:span> <text:span text:style-name="T9">обврските</text:span> <text:span text:style-name="T9">на</text:span> <text:span text:style-name="T9">правното</text:span> <text:span text:style-name="T9">лице</text:span>. <text:span text:style-name="T9">Во</text:span> <text:span text:style-name="T9">случај</text:span> <text:span text:style-name="T9">на</text:span> <text:span text:style-name="T9">одговорноста</text:span> <text:span text:style-name="T9">според</text:span> <text:span text:style-name="T9">удел</text:span>, <text:span text:style-name="T9">гаранцијата</text:span> <text:span text:style-name="T9">се</text:span> <text:span text:style-name="T9">ограничува</text:span> <text:span text:style-name="T9">на</text:span> <text:span text:style-name="T9">соодветниот</text:span> <text:span text:style-name="T9">удел</text:span>.</text:p>
      <text:p text:style-name="P10"/>
      <text:p text:style-name="P20"><text:span text:style-name="T7">Гаранција</text:span><text:span text:style-name="T8"> </text:span><text:span text:style-name="T7">при</text:span><text:span text:style-name="T8"> </text:span><text:span text:style-name="T7">промена</text:span><text:span text:style-name="T8"> </text:span><text:span text:style-name="T7">на</text:span><text:span text:style-name="T8"> </text:span><text:span text:style-name="T7">статусот</text:span></text:p>
      <text:p text:style-name="P22"/>
      <text:p text:style-name="P20"><text:span text:style-name="T7">Член</text:span><text:span text:style-name="T8"> 32</text:span></text:p>
      <text:p text:style-name="P22"/>
      <text:p text:style-name="P10"><text:span text:style-name="T8">(1)</text:span> <text:span text:style-name="T9">Даночниот</text:span> <text:span text:style-name="T9">долг</text:span> <text:span text:style-name="T9">на</text:span> <text:span text:style-name="T9">правно</text:span> <text:span text:style-name="T9">лице</text:span> <text:span text:style-name="T9">кое</text:span> <text:span text:style-name="T9">престанува</text:span> <text:span text:style-name="T9">да</text:span> <text:span text:style-name="T9">постои</text:span> <text:span text:style-name="T9">заради</text:span> <text:span text:style-name="T9">статусни</text:span> <text:span text:style-name="T9">промени</text:span> <text:span text:style-name="T9">ја</text:span> <text:span text:style-name="T9">исполнува</text:span> <text:span text:style-name="T9">правниот</text:span> <text:span text:style-name="T9">следбеник</text:span>, <text:span text:style-name="T9">без</text:span> <text:span text:style-name="T9">оглед</text:span> <text:span text:style-name="T9">на</text:span> <text:span text:style-name="T9">тоа</text:span> <text:span text:style-name="T9">дали</text:span> <text:span text:style-name="T9">пред</text:span> <text:span text:style-name="T9">завршување</text:span> <text:span text:style-name="T9">на</text:span> <text:span text:style-name="T9">постапката</text:span> <text:span text:style-name="T9">на</text:span> <text:span text:style-name="T9">статусната</text:span> <text:span text:style-name="T9">промена</text:span> <text:span text:style-name="T9">знаел</text:span> <text:span text:style-name="T9">дека</text:span> <text:span text:style-name="T9">правниот</text:span> <text:span text:style-name="T9">претходник</text:span> <text:span text:style-name="T9">не</text:span> <text:span text:style-name="T9">го</text:span> <text:span text:style-name="T9">исполнил</text:span>, <text:span text:style-name="T9">делумно</text:span> <text:span text:style-name="T9">или</text:span> <text:span text:style-name="T9">во</text:span> <text:span text:style-name="T9">целост</text:span>, <text:span text:style-name="T9">својот</text:span> <text:span text:style-name="T9">даночен</text:span> <text:span text:style-name="T9">долг</text:span>.</text:p>
      <text:p text:style-name="P10"><text:span text:style-name="T8">(2)</text:span> <text:span text:style-name="T9">За</text:span> <text:span text:style-name="T9">дополнителни</text:span>te<text:span text:style-name="T9"> даночни</text:span> <text:span text:style-name="T9">давачки соодветно</text:span> se primenuva <text:span text:style-name="T9">став</text:span> (1). </text:p>
      <text:p text:style-name="P10"><text:span text:style-name="T8">(3)</text:span> <text:span text:style-name="T9">Рокот</text:span> <text:span text:style-name="T9">за</text:span> <text:span text:style-name="T9">исполнување</text:span> <text:span text:style-name="T9">на</text:span> <text:span text:style-name="T9">даночниот</text:span> <text:span text:style-name="T9">долг</text:span> <text:span text:style-name="T9">на</text:span> <text:span text:style-name="T9">правното</text:span> <text:span text:style-name="T9">лице</text:span> <text:span text:style-name="T9">кое</text:span> <text:span text:style-name="T9">престанува</text:span> <text:span text:style-name="T9">со</text:span> <text:span text:style-name="T9">статусни</text:span> <text:span text:style-name="T9">промени</text:span> <text:span text:style-name="T9">не</text:span> <text:span text:style-name="T9">се</text:span> <text:span text:style-name="T9">менува</text:span> <text:span text:style-name="T9">ако</text:span> <text:span text:style-name="T9">исполнувањето</text:span> <text:span text:style-name="T9">на</text:span> <text:span text:style-name="T9">тој</text:span> <text:span text:style-name="T9">долг</text:span> <text:span text:style-name="T9">преминало</text:span> <text:span text:style-name="T9">на</text:span> <text:span text:style-name="T9">правниот</text:span> <text:span text:style-name="T9">следбеник</text:span>.</text:p>
      <text:p text:style-name="P10"><text:span text:style-name="T8">(4)</text:span> <text:span text:style-name="T9">Правен</text:span> <text:span text:style-name="T9">следбеник</text:span> <text:span text:style-name="T9">на</text:span> <text:span text:style-name="T9">кој</text:span> <text:span text:style-name="T9">премина</text:span>l <text:span text:style-name="T9">даночниот</text:span> <text:span text:style-name="T9">долг</text:span> <text:span text:style-name="T9">од</text:span> <text:span text:style-name="T9">едно</text:span> <text:span text:style-name="T9">или</text:span> <text:span text:style-name="T9">повеќе</text:span> <text:span text:style-name="T9">правни</text:span> <text:span text:style-name="T9">лица</text:span> <text:span text:style-name="T9">кои</text:span> <text:span text:style-name="T9">престанале</text:span> <text:span text:style-name="T9">да</text:span> <text:span text:style-name="T9">постојат</text:span> <text:span text:style-name="T9">заради</text:span> <text:span text:style-name="T9">статусната</text:span> <text:span text:style-name="T9">прмена</text:span> <text:span text:style-name="T9">е</text:span>:</text:p>
      <text:p text:style-name="P26">1) <text:span text:style-name="T9">во</text:span> <text:span text:style-name="T9">случај</text:span> <text:span text:style-name="T9">на</text:span> <text:span text:style-name="T9">спојување</text:span>-<text:span text:style-name="T9">правното</text:span> <text:span text:style-name="T9">лице</text:span> <text:span text:style-name="T9">кое</text:span> <text:span text:style-name="T9">настанало</text:span> <text:span text:style-name="T9">со</text:span> <text:span text:style-name="T9">спојувањето</text:span> <text:span text:style-name="T9">на</text:span> <text:span text:style-name="T9">две</text:span> <text:span text:style-name="T9">или</text:span> <text:span text:style-name="T9">повеќе</text:span> <text:span text:style-name="T9">правни</text:span> <text:span text:style-name="T9">лица</text:span>, <text:span text:style-name="T9">даночни</text:span> <text:span text:style-name="T9">обврзници</text:span>;</text:p>
      <text:p text:style-name="P26">2) <text:span text:style-name="T9">во</text:span> <text:span text:style-name="T9">случај</text:span> <text:span text:style-name="T9">на</text:span> <text:span text:style-name="T9">припојување</text:span>-<text:span text:style-name="T9">правното</text:span> <text:span text:style-name="T9">лице</text:span> <text:span text:style-name="T9">на</text:span> <text:span text:style-name="T9">кое</text:span> <text:span text:style-name="T9">едно</text:span> <text:span text:style-name="T9">или</text:span> <text:span text:style-name="T9">повеќе</text:span> <text:span text:style-name="T9">правни</text:span> <text:span text:style-name="T9">лица</text:span>, <text:span text:style-name="T9">даночните</text:span> <text:span text:style-name="T9">обврзници</text:span> <text:span text:style-name="T9">се</text:span> <text:span text:style-name="T9">припоиле</text:span>;</text:p>
      <text:p text:style-name="P26">3) <text:span text:style-name="T9">во</text:span> <text:span text:style-name="T9">случај</text:span> <text:span text:style-name="T9">на</text:span> <text:span text:style-name="T9">поделба</text:span>-<text:span text:style-name="T9">правните</text:span> <text:span text:style-name="T9">лица</text:span> <text:span text:style-name="T9">кои</text:span> <text:span text:style-name="T9">настанале</text:span> <text:span text:style-name="T9">со</text:span> <text:span text:style-name="T9">поделба</text:span> <text:span text:style-name="T9">на</text:span> <text:span text:style-name="T9">даночниот</text:span> <text:span text:style-name="T9">обврзник</text:span>. </text:p>
      <text:p text:style-name="Standard"><text:span text:style-name="T8">(5)</text:span> <text:span text:style-name="T9">Ако</text:span> <text:span text:style-name="T9">постојат</text:span> <text:span text:style-name="T9">повеќе</text:span> <text:span text:style-name="T9">правни</text:span> <text:span text:style-name="T9">следбеници</text:span>, <text:span text:style-name="T9">сите</text:span> <text:span text:style-name="T9">се</text:span> <text:span text:style-name="T9">неограничено</text:span> <text:span text:style-name="T9">солидарно</text:span> <text:span text:style-name="T9">одговорни</text:span> <text:span text:style-name="T9">за</text:span> <text:span text:style-name="T9">даночниот</text:span> <text:span text:style-name="T9">долг</text:span> <text:span text:style-name="T9">на</text:span> <text:span text:style-name="T9">правниот</text:span> <text:span text:style-name="T9">претходник</text:span>. <text:s/></text:p>
      <text:p text:style-name="Standard"><text:span text:style-name="T8">(6)</text:span> <text:span text:style-name="T9">Промената</text:span> <text:span text:style-name="T9">на</text:span> <text:span text:style-name="T9">организационата</text:span> <text:span text:style-name="T9">или</text:span> <text:span text:style-name="T9">сопственичката</text:span> <text:span text:style-name="T9">форма</text:span> <text:span text:style-name="T9">на</text:span> <text:span text:style-name="T9">правното</text:span> <text:span text:style-name="T9">лице</text:span> <text:span text:style-name="T9">не</text:span> <text:span text:style-name="T9">влијае</text:span> <text:span text:style-name="T9">на</text:span> <text:span text:style-name="T9">исполнување</text:span> <text:span text:style-name="T9">на</text:span> <text:span text:style-name="T9">даночниот</text:span> <text:span text:style-name="T9">долг</text:span>.</text:p>
      <text:p text:style-name="Standard"/>
      <text:p text:style-name="P20"><text:span text:style-name="T7">Гаранција</text:span><text:span text:style-name="T8"> </text:span><text:span text:style-name="T7">при</text:span><text:span text:style-name="T8"> </text:span><text:span text:style-name="T7">одбивка</text:span></text:p>
      <text:p text:style-name="P22"/>
      <text:p text:style-name="P20"><text:span text:style-name="T7">Член</text:span><text:span text:style-name="T8"> 33</text:span></text:p>
      <text:p text:style-name="P27"><text:soft-page-break/></text:p>
      <text:p text:style-name="P10"><text:span text:style-name="T9">Лица</text:span>, <text:span text:style-name="T9">кои</text:span> <text:span text:style-name="T9">што</text:span> <text:span text:style-name="T9">се</text:span> <text:span text:style-name="T9">одговорни</text:span> <text:span text:style-name="T9">за</text:span> <text:span text:style-name="T9">пресметувањето</text:span> <text:span text:style-name="T9">и</text:span> <text:span text:style-name="T9">плаќањето</text:span> <text:span text:style-name="T9">на</text:span> <text:span text:style-name="T9">данок</text:span> <text:span text:style-name="T9">по</text:span> <text:span text:style-name="T9">одбивка</text:span>, <text:span text:style-name="T9">во</text:span> <text:span text:style-name="T9">смисла</text:span> <text:span text:style-name="T9">на</text:span> <text:span text:style-name="T9">Законот</text:span> <text:span text:style-name="T9">за</text:span> <text:span text:style-name="T9">персонален</text:span> <text:span text:style-name="T9">данок</text:span> <text:span text:style-name="T9">од</text:span> <text:span text:style-name="T9">доход,</text:span> <text:span text:style-name="T9">гарантираат</text:span> <text:span text:style-name="T9">за</text:span> <text:span text:style-name="T9">пресметувањето</text:span> <text:span text:style-name="T9">и</text:span> <text:span text:style-name="T9">плаќањето</text:span> <text:span text:style-name="T9">на</text:span> <text:span text:style-name="T9">овој</text:span> <text:span text:style-name="T9">данок</text:span>.</text:p>
      <text:p text:style-name="Standard"/>
      <text:p text:style-name="P25">Оспорување<text:span text:style-name="T8"/></text:p>
      <text:p text:style-name="P22"/>
      <text:p text:style-name="P20"><text:span text:style-name="T7">Член</text:span><text:span text:style-name="T8"> 34</text:span></text:p>
      <text:p text:style-name="P23"/>
      <text:p text:style-name="P10"><text:span text:style-name="T9">Целосно</text:span> <text:span text:style-name="T9">или</text:span> <text:span text:style-name="T9">делумно</text:span> <text:span text:style-name="T9">бесплатни</text:span> <text:span text:style-name="T9">услуги</text:span> <text:span text:style-name="T9">на</text:span> <text:span text:style-name="T9">даночен</text:span> <text:span text:style-name="T9">должник</text:span> <text:span text:style-name="T9">во</text:span> <text:span text:style-name="T9">корист</text:span> <text:span text:style-name="T9">на</text:span> <text:span text:style-name="T9">блиско</text:span> <text:span text:style-name="T9">лице</text:span> <text:span text:style-name="T9">во</text:span> <text:span text:style-name="T9">текот</text:span> <text:span text:style-name="T9">на</text:span> <text:span text:style-name="T9">последните</text:span> <text:span text:style-name="T9">пет</text:span> <text:span text:style-name="T9">години</text:span> <text:span text:style-name="T9">пред</text:span> <text:span text:style-name="T9">настанување</text:span> <text:span text:style-name="T9">на</text:span> <text:span text:style-name="T9">даночниот</text:span> <text:span text:style-name="T9">долг</text:span> <text:span text:style-name="T9">можат</text:span> <text:span text:style-name="T9">да</text:span> <text:span text:style-name="T9">бидат</text:span> <text:span text:style-name="T9">оспорени</text:span> <text:span text:style-name="T9">од</text:span> Upravata za javni prihodi, <text:span text:style-name="T9">доколку</text:span> <text:span text:style-name="T9">пренесувањето</text:span> <text:span text:style-name="T9">е</text:span> <text:span text:style-name="T9">направено</text:span> <text:span text:style-name="T9">на</text:span> <text:span text:style-name="T9">штета</text:span> <text:span text:style-name="T9">на</text:span> Upravata za javni prihodi. <text:span text:style-name="T9">Штетата</text:span> <text:span text:style-name="T9">се</text:span> <text:span text:style-name="T9">претпоставува</text:span>, <text:span text:style-name="T9">доколку</text:span> <text:span text:style-name="T9">оној</text:span> <text:span text:style-name="T9">кој</text:span> <text:span text:style-name="T9">имал</text:span> <text:span text:style-name="T9">корист</text:span> <text:span text:style-name="T9">во</text:span> <text:span text:style-name="T9">време</text:span> <text:span text:style-name="T9">на</text:span> <text:span text:style-name="T9">пренесувањето</text:span> <text:span text:style-name="T9">имал</text:span> <text:span text:style-name="T9">сознанија</text:span> <text:span text:style-name="T9">за</text:span> <text:span text:style-name="T9">постоење</text:span> <text:span text:style-name="T9">на</text:span> <text:span text:style-name="T9">закана</text:span> <text:span text:style-name="T9">за</text:span> <text:span text:style-name="T9">неспособност</text:span> <text:span text:style-name="T9">за</text:span> <text:span text:style-name="T9">плаќање</text:span>. <text:span text:style-name="T9">Лицето</text:span> <text:span text:style-name="T9">кое</text:span> <text:span text:style-name="T9">остварило</text:span> <text:span text:style-name="T9">корист</text:span> <text:span text:style-name="T9">гарантира</text:span> <text:span text:style-name="T9">со</text:span> <text:span text:style-name="T9">постоечкиот</text:span> <text:span text:style-name="T9">пренесен</text:span> <text:span text:style-name="T9">имот</text:span> <text:span text:style-name="T9">за</text:span> <text:span text:style-name="T9">даночниот</text:span> <text:span text:style-name="T9">долг</text:span> <text:span text:style-name="T9">на</text:span> <text:span text:style-name="T9">давателот</text:span>.</text:p>
      <text:p text:style-name="Standard"/>
      <text:p text:style-name="Standard"/>
      <text:p text:style-name="Standard"/>
      <text:p text:style-name="P20"><text:span text:style-name="T7">Глава</text:span><text:span text:style-name="T8"> </text:span><text:span text:style-name="T7">шеста</text:span></text:p>
      <text:p text:style-name="P22"/>
      <text:p text:style-name="P20"><text:span text:style-name="T7">ИДЕНТИФИКАЦИЈА</text:span><text:span text:style-name="T8"> </text:span><text:span text:style-name="T7">И</text:span><text:span text:style-name="T8"> </text:span><text:span text:style-name="T7">РЕГИСТРАЦИЈА</text:span><text:span text:style-name="T8"> </text:span><text:span text:style-name="T7">НА</text:span><text:span text:style-name="T8"> </text:span><text:span text:style-name="T7">ДАНОЧНИТЕ</text:span><text:span text:style-name="T8"> </text:span><text:span text:style-name="T7">ОБВРЗНИЦИ</text:span></text:p>
      <text:p text:style-name="P22"/>
      <text:p text:style-name="P20"><text:span text:style-name="T7">Даночен</text:span><text:span text:style-name="T8"> </text:span><text:span text:style-name="T7">идентификационен</text:span><text:span text:style-name="T8"> </text:span><text:span text:style-name="T7">број</text:span></text:p>
      <text:p text:style-name="P20"><text:span text:style-name="T8">(</text:span><text:span text:style-name="T7">Единствен</text:span><text:span text:style-name="T8"> </text:span><text:span text:style-name="T7">даночен</text:span><text:span text:style-name="T8"> </text:span><text:span text:style-name="T7">број</text:span><text:span text:style-name="T8">)</text:span></text:p>
      <text:p text:style-name="P22"/>
      <text:p text:style-name="P20"><text:span text:style-name="T7">Член</text:span><text:span text:style-name="T8"> 35</text:span></text:p>
      <text:p text:style-name="P23"/>
      <text:p text:style-name="P10"><text:span text:style-name="T8">(1)</text:span> <text:span text:style-name="T9">Со</text:span> <text:span text:style-name="T9">цел</text:span> <text:span text:style-name="T9">за</text:span> <text:span text:style-name="T9">идентификација</text:span> <text:span text:style-name="T9">на</text:span> <text:span text:style-name="T9">даночниот</text:span> <text:span text:style-name="T9">обврзник</text:span> <text:span text:style-name="T9">во</text:span> <text:span text:style-name="T9">даночната</text:span> <text:span text:style-name="T9">постапка</text:span>, <text:span text:style-name="T9">исклучуво</text:span> <text:span text:style-name="T9">Управата</text:span> <text:span text:style-name="T9">за</text:span> <text:span text:style-name="T9">јавни</text:span> <text:span text:style-name="T9">приходи</text:span> <text:span text:style-name="T9">му</text:span> <text:span text:style-name="T9">доделува</text:span> <text:span text:style-name="T9">даночен</text:span> <text:span text:style-name="T9">број</text:span> (<text:span text:style-name="T9">во</text:span> <text:span text:style-name="T9">натамошниот</text:span> <text:span text:style-name="T9">текст</text:span>: <text:span text:style-name="T9">ЕДБ</text:span>).</text:p>
      <text:p text:style-name="P10"><text:span text:style-name="T8">(2)</text:span> <text:span text:style-name="T9">ЕДБ</text:span> <text:span text:style-name="T9">е</text:span> <text:span text:style-name="T9">единствениот</text:span> <text:span text:style-name="T9">идентификационен</text:span> <text:span text:style-name="T9">број</text:span> <text:span text:style-name="T9">на</text:span> <text:span text:style-name="T9">даночниот</text:span> <text:span text:style-name="T9">обврзник</text:span> <text:span text:style-name="T9">за</text:span> <text:span text:style-name="T9">сите</text:span> <text:span text:style-name="T9">видови</text:span> <text:span text:style-name="T9">јавни</text:span> <text:span text:style-name="T9">приходи</text:span> <text:span text:style-name="T9">и</text:span> <text:span text:style-name="T9">се</text:span> <text:span text:style-name="T9">задржува</text:span> <text:span text:style-name="T9">се</text:span> <text:span text:style-name="T9">до</text:span> <text:span text:style-name="T9">престанок</text:span> <text:span text:style-name="T9">на</text:span> <text:span text:style-name="T9">статусот</text:span> <text:span text:style-name="T9">на</text:span> <text:span text:style-name="T9">даночен</text:span> <text:span text:style-name="T9">обврзник</text:span>..</text:p>
      <text:p text:style-name="P10"><text:span text:style-name="T8">(3)</text:span> <text:span text:style-name="T9">ЕДБ</text:span> <text:span text:style-name="T9">се</text:span> <text:span text:style-name="T9">користи</text:span> <text:span text:style-name="T9">во</text:span> <text:span text:style-name="T9">целата</text:span> <text:span text:style-name="T9">даночната</text:span> <text:span text:style-name="T9">постапка</text:span> <text:span text:style-name="T9">и</text:span> <text:span text:style-name="T9">мора</text:span> <text:span text:style-name="T9">задолжително</text:span> <text:span text:style-name="T9">да</text:span> <text:span text:style-name="T9">се</text:span> <text:span text:style-name="T9">внесе</text:span> <text:span text:style-name="T9">во</text:span> <text:span text:style-name="T9">сите</text:span> <text:span text:style-name="T9">писмени</text:span> <text:span text:style-name="T9">дописи</text:span> <text:span text:style-name="T9">и</text:span> <text:span text:style-name="T9">документи.</text:span></text:p>
      <text:p text:style-name="P10"><text:span text:style-name="T8">(4)</text:span> <text:span text:style-name="T9">ЕДБ</text:span> <text:span text:style-name="T9">може</text:span> <text:span text:style-name="T9">да</text:span> <text:span text:style-name="T9">се</text:span> <text:span text:style-name="T9">користи</text:span> <text:span text:style-name="T9">и</text:span> <text:span text:style-name="T9">од</text:span> <text:span text:style-name="T9">други</text:span> <text:span text:style-name="T9">јавни</text:span> <text:span text:style-name="T9">служби</text:span> <text:span text:style-name="T9">или</text:span> <text:span text:style-name="T9">институции</text:span>, <text:span text:style-name="T9">само </text:span>na na~in i postapka {to gi propi{uva<text:span text:style-name="T9"> <text:s/></text:span><text:s/>m<text:span text:style-name="T9">инистерот</text:span> <text:span text:style-name="T9">за</text:span> <text:span text:style-name="T9">финансии</text:span>.</text:p>
      <text:p text:style-name="Standard"/>
      <text:p text:style-name="P20"><text:span text:style-name="T7">Општи</text:span><text:span text:style-name="T8"> </text:span><text:span text:style-name="T7">одредби</text:span><text:span text:style-name="T8"> </text:span><text:span text:style-name="T7">за</text:span><text:span text:style-name="T8"> </text:span><text:span text:style-name="T7">регистрација</text:span></text:p>
      <text:p text:style-name="P22"/>
      <text:p text:style-name="P20"><text:span text:style-name="T7">Член</text:span><text:span text:style-name="T8"> 36</text:span></text:p>
      <text:p text:style-name="P23"/>
      <text:p text:style-name="P10"><text:span text:style-name="T8">(1)</text:span> <text:span text:style-name="T9">Регистрацијата</text:span> <text:span text:style-name="T9">на</text:span> <text:span text:style-name="T9">даноч</text:span>e<text:span text:style-name="T9">н</text:span> <text:span text:style-name="T9">обврзни</text:span>k <text:span text:style-name="T9">се</text:span> <text:span text:style-name="T9">врши</text:span> <text:span text:style-name="T9">во</text:span> <text:span text:style-name="T9">Управата</text:span> <text:span text:style-name="T9">за</text:span> <text:span text:style-name="T9">јавни</text:span> <text:span text:style-name="T9">приходи</text:span>.</text:p>
      <text:p text:style-name="P10"><text:span text:style-name="T8">(2)</text:span> <text:span text:style-name="T9">Сите</text:span> <text:span text:style-name="T9">во</text:span> <text:span text:style-name="T9">овој</text:span> <text:span text:style-name="T9">закон</text:span> <text:span text:style-name="T9">нерегулирани </text:span>pra{awa <text:s/><text:span text:style-name="T9">за</text:span> <text:span text:style-name="T9">постапката</text:span>, <text:span text:style-name="T9">начинот</text:span> <text:span text:style-name="T9">и</text:span> <text:span text:style-name="T9">роковите</text:span> <text:span text:style-name="T9">за</text:span> <text:span text:style-name="T9">доделувањето</text:span> <text:span text:style-name="T9">на</text:span> <text:span text:style-name="T9">ЕДБ</text:span>, <text:span text:style-name="T9">содржината</text:span> <text:span text:style-name="T9">и</text:span> <text:span text:style-name="T9">начинот</text:span> <text:span text:style-name="T9">на</text:span> <text:span text:style-name="T9">водење</text:span> <text:span text:style-name="T9">на</text:span> <text:span text:style-name="T9">единствен</text:span> <text:span text:style-name="T9">регистар</text:span> <text:span text:style-name="T9">на</text:span> <text:span text:style-name="T9">даночни</text:span> <text:span text:style-name="T9">обврзници</text:span>, <text:span text:style-name="T9">како</text:span> <text:span text:style-name="T9">и</text:span> <text:span text:style-name="T9">содржината</text:span> <text:span text:style-name="T9">и</text:span> <text:span text:style-name="T9">формата</text:span> <text:span text:style-name="T9">на</text:span> <text:span text:style-name="T9">пријавата</text:span> <text:span text:style-name="T9">за</text:span> <text:span text:style-name="T9">регистрација</text:span> <text:span text:style-name="T9">и</text:span> <text:span text:style-name="T9">доказите</text:span> <text:span text:style-name="T9">за</text:span> <text:span text:style-name="T9">извршената</text:span> <text:span text:style-name="T9">регистрација</text:span> gi propi{uva <text:span text:style-name="T9">министерот</text:span> <text:span text:style-name="T9">за</text:span> <text:span text:style-name="T9">финансии</text:span>.</text:p>
      <text:p text:style-name="P10"><text:span text:style-name="T8">(3)</text:span> <text:span text:style-name="T9">Даночниот</text:span> <text:span text:style-name="T9">обврзник</text:span> <text:span text:style-name="T9">мора</text:span> <text:span text:style-name="T9">да</text:span> <text:span text:style-name="T9">ја</text:span> <text:span text:style-name="T9">извести</text:span> <text:span text:style-name="T9">У</text:span>pravata za javni prihodi, <text:span text:style-name="T9">најдоцна</text:span> <text:span text:style-name="T9">до</text:span> <text:span text:style-name="T9">петиот</text:span> <text:span text:style-name="T9">ден</text:span> <text:span text:style-name="T9">од</text:span> <text:span text:style-name="T9">отварање</text:span>to <text:span text:style-name="T9">или</text:span> od <text:span text:style-name="T9">затварање</text:span>to <text:span text:style-name="T9">на</text:span> <text:span text:style-name="T9">банкарската</text:span> <text:span text:style-name="T9">сметка</text:span>.</text:p>
      <text:p text:style-name="Standard"/>
      <text:p text:style-name="Standard"/>
      <text:p text:style-name="P20"><text:span text:style-name="T7">Место</text:span><text:span text:style-name="T8"> </text:span><text:span text:style-name="T7">и</text:span><text:span text:style-name="T8"> </text:span><text:span text:style-name="T7">време</text:span><text:span text:style-name="T8"> </text:span><text:span text:style-name="T7">на</text:span><text:span text:style-name="T8"> </text:span><text:span text:style-name="T7">регистрација</text:span></text:p>
      <text:p text:style-name="P22"/>
      <text:p text:style-name="P20"><text:span text:style-name="T7">Член</text:span><text:span text:style-name="T8"> 37</text:span></text:p>
      <text:p text:style-name="P23"/>
      <text:p text:style-name="P10"><text:span text:style-name="T8">(1)</text:span> <text:span text:style-name="T9">Резидентни</text:span> <text:span text:style-name="T9">правни</text:span> <text:span text:style-name="T9">лица</text:span> <text:span text:style-name="T9">и</text:span> <text:span text:style-name="T9">државни</text:span> <text:span text:style-name="T9">органи</text:span> <text:span text:style-name="T9">или</text:span> <text:span text:style-name="T9">организацијии</text:span> <text:span text:style-name="T9">и</text:span> <text:span text:style-name="T9">органи</text:span> <text:span text:style-name="T9">на </text:span>edinicite <text:span text:style-name="T9">локалната</text:span> <text:span text:style-name="T9">самоуправа</text:span> <text:span text:style-name="T9">поднесуваат</text:span> <text:span text:style-name="T9">пријава</text:span> <text:span text:style-name="T9">за</text:span> <text:span text:style-name="T9">регистрација</text:span> <text:span text:style-name="T9">до</text:span> <text:span text:style-name="T9">Управата</text:span> <text:span text:style-name="T9">за</text:span> <text:span text:style-name="T9">јавни</text:span> <text:span text:style-name="T9">приходи</text:span> <text:span text:style-name="T9">која</text:span> <text:span text:style-name="T9">што</text:span> <text:span text:style-name="T9">е</text:span> <text:span text:style-name="T9">надлежна</text:span> spored <text:span text:style-name="T9">местото</text:span> <text:span text:style-name="T9">на</text:span> <text:s/>nivnoto <text:span text:style-name="T9">седиште</text:span>.</text:p>
      <text:p text:style-name="P10"><text:soft-page-break/><text:span text:style-name="T8">(2)</text:span> <text:span text:style-name="T9">Постојанта</text:span> <text:span text:style-name="T9">деловна</text:span> <text:span text:style-name="T9">единица</text:span> <text:span text:style-name="T9">на</text:span> <text:span text:style-name="T9">нерезидентно</text:span> <text:span text:style-name="T9">правно</text:span> <text:span text:style-name="T9">лице</text:span> <text:span text:style-name="T9">поднесува</text:span> <text:span text:style-name="T9">пријава</text:span> <text:span text:style-name="T9">за</text:span> <text:span text:style-name="T9">регистрација</text:span> <text:span text:style-name="T9">кај</text:span> <text:span text:style-name="T9">надлежната</text:span> <text:span text:style-name="T9">Управа</text:span> <text:span text:style-name="T9">за</text:span> <text:span text:style-name="T9">јавни</text:span> <text:span text:style-name="T9">приходи</text:span> spored <text:span text:style-name="T9">местото</text:span> <text:span text:style-name="T9">на</text:span> <text:span text:style-name="T9">седиштето</text:span> na <text:s/>vr{ewe na <text:s/><text:span text:style-name="T9">дејност</text:span>a.</text:p>
      <text:p text:style-name="P10"><text:span text:style-name="T8">(3)</text:span> <text:span text:style-name="T9">Резидентни</text:span> <text:span text:style-name="T9">физички</text:span> <text:span text:style-name="T9">лица</text:span> <text:span text:style-name="T9">поднесуваат</text:span> <text:span text:style-name="T9">пријава</text:span> <text:span text:style-name="T9">за</text:span> <text:span text:style-name="T9">регистрација</text:span> <text:span text:style-name="T9">до</text:span> <text:span text:style-name="T9">Управата</text:span> <text:span text:style-name="T9">за</text:span> <text:span text:style-name="T9">јавни</text:span> <text:span text:style-name="T9">приходи</text:span> <text:span text:style-name="T9">која</text:span> <text:span text:style-name="T9">што</text:span> <text:span text:style-name="T9">е</text:span> <text:span text:style-name="T9">надлежна</text:span> spored <text:span text:style-name="T9">местото</text:span> <text:span text:style-name="T9">на</text:span> nivnoto <text:span text:style-name="T9">живеалиште</text:span>.</text:p>
      <text:p text:style-name="P10"><text:span text:style-name="T8">(4)</text:span> <text:span text:style-name="T9">Нерезидентни</text:span> <text:span text:style-name="T9">физички</text:span> <text:span text:style-name="T9">лица</text:span> <text:span text:style-name="T9">поднесуваат</text:span> <text:span text:style-name="T9">пријава</text:span> <text:span text:style-name="T9">за</text:span> <text:span text:style-name="T9">регистрација</text:span> <text:span text:style-name="T9">до</text:span> <text:span text:style-name="T9">Управата</text:span> <text:span text:style-name="T9">за</text:span> <text:span text:style-name="T9">јавни</text:span> <text:span text:style-name="T9">приходи</text:span> <text:span text:style-name="T9">која</text:span> <text:span text:style-name="T9">што</text:span> <text:span text:style-name="T9">е</text:span> <text:span text:style-name="T9">надлежна</text:span> spored <text:span text:style-name="T9">местото</text:span> <text:span text:style-name="T9">на</text:span> <text:span text:style-name="T9">седиштето</text:span> <text:span text:style-name="T9">на</text:span> <text:span text:style-name="T9">нивната</text:span> <text:span text:style-name="T9">дејност</text:span>.</text:p>
      <text:p text:style-name="P10"><text:span text:style-name="T8">(5)</text:span> L<text:span text:style-name="T9">ица</text:span>ta od stav (1), (2), (3) i (4) <text:span text:style-name="T9">поднесуваат</text:span> <text:span text:style-name="T9">пријава</text:span> <text:span text:style-name="T9">за</text:span> <text:span text:style-name="T9">регистрација</text:span> <text:span text:style-name="T9">во</text:span> <text:span text:style-name="T9">рок</text:span> <text:span text:style-name="T9">од</text:span> 5 <text:span text:style-name="T9">дена</text:span> <text:span text:style-name="T9">од</text:span> <text:span text:style-name="T9">денот</text:span> <text:span text:style-name="T9">на</text:span> <text:span text:style-name="T9">уписот</text:span> <text:span text:style-name="T9">во</text:span> <text:span text:style-name="T9">трговскиот</text:span> <text:span text:style-name="T9">регистар</text:span> <text:span text:style-name="T9">или</text:span> <text:span text:style-name="T9">од</text:span> <text:span text:style-name="T9">денот</text:span> <text:span text:style-name="T9">на</text:span> <text:span text:style-name="T9">започнување</text:span> <text:span text:style-name="T9">на</text:span> <text:span text:style-name="T9">дејноста</text:span>.</text:p>
      <text:p text:style-name="P10"><text:span text:style-name="T8">(6)</text:span> <text:span text:style-name="T9">По</text:span> <text:span text:style-name="T9">извршената</text:span> <text:span text:style-name="T9">регистрација</text:span>, <text:span text:style-name="T9">Управата</text:span> <text:span text:style-name="T9">за</text:span> <text:span text:style-name="T9">јавни</text:span> <text:span text:style-name="T9">приходи</text:span> <text:span text:style-name="T9">издава</text:span> <text:span text:style-name="T9">доказ</text:span> <text:span text:style-name="T9">на</text:span> <text:span text:style-name="T9">даночниот</text:span> <text:span text:style-name="T9">обврзник</text:span> <text:span text:style-name="T9">за</text:span> <text:span text:style-name="T9">извршената</text:span> <text:span text:style-name="T9">регистрација</text:span>.</text:p>
      <text:p text:style-name="P10"><text:span text:style-name="T8">(7)</text:span> <text:span text:style-name="T9">Ако</text:span> <text:span text:style-name="T9">даночниот</text:span> <text:span text:style-name="T9">обврзник</text:span> <text:span text:style-name="T9">не</text:span> <text:span text:style-name="T9">поднесе</text:span> <text:span text:style-name="T9">пријава</text:span> <text:span text:style-name="T9">за</text:span> <text:span text:style-name="T9">регистрација</text:span>, <text:span text:style-name="T9">Управата</text:span> <text:span text:style-name="T9">за</text:span> <text:span text:style-name="T9">јавни</text:span> <text:span text:style-name="T9">приходи</text:span> <text:span text:style-name="T9">по</text:span> <text:span text:style-name="T9">службена</text:span> <text:span text:style-name="T9">должност</text:span> <text:span text:style-name="T9">ќе</text:span> <text:span text:style-name="T9">му</text:span> <text:span text:style-name="T9">додели</text:span> <text:span text:style-name="T9">ЕДБ</text:span>, <text:span text:style-name="T9">врз</text:span> <text:span text:style-name="T9">основа</text:span> <text:span text:style-name="T9">на</text:span> <text:span text:style-name="T9">расположливите</text:span> <text:span text:style-name="T9">податоци</text:span> <text:span text:style-name="T9">и</text:span> <text:span text:style-name="T9">фактичките</text:span> <text:span text:style-name="T9">околности</text:span>.</text:p>
      <text:p text:style-name="Standard"/>
      <text:p text:style-name="P20"><text:span text:style-name="T7">Обврски</text:span><text:span text:style-name="T8"> </text:span><text:span text:style-name="T7">на</text:span><text:span text:style-name="T8"> </text:span><text:span text:style-name="T7">органи</text:span><text:span text:style-name="T8"> </text:span><text:span text:style-name="T7">и</text:span><text:span text:style-name="T8"> </text:span><text:span text:style-name="T7">организации</text:span><text:span text:style-name="T8"> </text:span><text:span text:style-name="T7">надлежни</text:span><text:span text:style-name="T8"> </text:span><text:span text:style-name="T7">за</text:span><text:span text:style-name="T8"> </text:span><text:span text:style-name="T7">упис</text:span><text:span text:style-name="T8"> </text:span><text:span text:style-name="T7">во</text:span><text:span text:style-name="T8"> </text:span><text:span text:style-name="T7">регистар</text:span></text:p>
      <text:p text:style-name="P22"/>
      <text:p text:style-name="P20"><text:span text:style-name="T7">Член</text:span><text:span text:style-name="T8"> 38</text:span></text:p>
      <text:p text:style-name="P23"/>
      <text:p text:style-name="P10"><text:span text:style-name="T8">(1)</text:span> <text:span text:style-name="T9">Судот</text:span> <text:span text:style-name="T9">надлежен</text:span> <text:span text:style-name="T9">за</text:span> <text:span text:style-name="T9">упис</text:span> <text:span text:style-name="T9">во</text:span> <text:span text:style-name="T9">трговскиот</text:span> <text:span text:style-name="T9">регистар</text:span> <text:span text:style-name="T9">мора</text:span> <text:span text:style-name="T9">во</text:span> <text:span text:style-name="T9">рок</text:span> <text:span text:style-name="T9">од</text:span> <text:span text:style-name="T9">пет</text:span> <text:span text:style-name="T9">дена</text:span> <text:span text:style-name="T9">од</text:span> <text:span text:style-name="T9">денот</text:span> <text:span text:style-name="T9">на</text:span> <text:span text:style-name="T9">извршениот</text:span> <text:span text:style-name="T9">упис</text:span> <text:span text:style-name="T9">до</text:span> <text:span text:style-name="T9">надлежната Управа</text:span> <text:span text:style-name="T9">за</text:span> <text:span text:style-name="T9">јавни</text:span> <text:span text:style-name="T9">приходи</text:span> <text:span text:style-name="T9">да</text:span> <text:span text:style-name="T9">достави</text:span> <text:span text:style-name="T9">известување</text:span> <text:span text:style-name="T9">за</text:span> <text:span text:style-name="T9">секаков</text:span> <text:span text:style-name="T9">вид</text:span> <text:span text:style-name="T9">на</text:span> <text:span text:style-name="T9">упис</text:span> <text:span text:style-name="T9">во</text:span> <text:span text:style-name="T9">трговскиот</text:span> <text:span text:style-name="T9">регистар</text:span> .</text:p>
      <text:p text:style-name="P10"><text:span text:style-name="T8">(2)</text:span> O<text:span text:style-name="T9">бврска</text:span>ta od stavot (1), <text:span text:style-name="T9">мора</text:span> <text:span text:style-name="T9">соодветно</text:span> <text:span text:style-name="T9">да</text:span> <text:span text:style-name="T9">се</text:span> <text:span text:style-name="T9">исполнува</text:span> <text:span text:style-name="T9">од</text:span> <text:span text:style-name="T9">страна</text:span> <text:span text:style-name="T9">на</text:span> <text:span text:style-name="T9">судовите</text:span>, <text:span text:style-name="T9">органите</text:span> <text:s/><text:span text:style-name="T9">на</text:span> <text:s/>edinicite na <text:span text:style-name="T9">локалната</text:span> <text:span text:style-name="T9">самоуправа</text:span>, <text:span text:style-name="T9">адвокатската</text:span> <text:span text:style-name="T9">комора</text:span>, <text:span text:style-name="T9">професионалните</text:span> <text:span text:style-name="T9">здруженија</text:span>, <text:span text:style-name="T9">надлежните</text:span> <text:span text:style-name="T9">органи</text:span> <text:span text:style-name="T9">за</text:span> <text:span text:style-name="T9">местото</text:span> <text:span text:style-name="T9">на</text:span> <text:span text:style-name="T9">живеење</text:span>, <text:span text:style-name="T9">место</text:span> <text:span text:style-name="T9">на</text:span> <text:span text:style-name="T9">раѓање</text:span> <text:span text:style-name="T9">и</text:span> <text:span text:style-name="T9">смрт</text:span> <text:span text:style-name="T9">на</text:span> <text:span text:style-name="T9">физички</text:span> <text:span text:style-name="T9">лица</text:span>.</text:p>
      <text:p text:style-name="P10"><text:span text:style-name="T8">(3)</text:span> <text:span text:style-name="T9">По</text:span> <text:span text:style-name="T9">барање</text:span> <text:span text:style-name="T9">на</text:span> <text:s/><text:span text:style-name="T9">Управата</text:span> <text:span text:style-name="T9">за</text:span> <text:span text:style-name="T9">јавни</text:span> <text:span text:style-name="T9">приходи</text:span> <text:span text:style-name="T9">банките</text:span> <text:span text:style-name="T9">кои</text:span> <text:span text:style-name="T9">што</text:span> <text:span text:style-name="T9">подлежат</text:span> <text:span text:style-name="T9">на</text:span> <text:span text:style-name="T9">Законот</text:span> <text:span text:style-name="T9">за</text:span> <text:span text:style-name="T9">банки</text:span> <text:span text:style-name="T9">мора</text:span> <text:span text:style-name="T9">да</text:span> <text:span text:style-name="T9">ги</text:span> <text:span text:style-name="T9">достават</text:span> <text:span text:style-name="T9">сите</text:span> <text:span text:style-name="T9">податоци</text:span> <text:span text:style-name="T9">поврзани</text:span> <text:span text:style-name="T9">со</text:span> <text:span text:style-name="T9">даночниот</text:span> <text:span text:style-name="T9">обврзник</text:span> <text:span text:style-name="T9">кои</text:span> <text:span text:style-name="T9">им</text:span> <text:span text:style-name="T9">стојат</text:span> <text:span text:style-name="T9">на</text:span> <text:span text:style-name="T9">располагање</text:span> <text:span text:style-name="T9">и</text:span> <text:span text:style-name="T9">кои</text:span> <text:span text:style-name="T9">ги</text:span> <text:span text:style-name="T9">бара Управата</text:span> <text:span text:style-name="T9">за</text:span> <text:span text:style-name="T9">јавни</text:span> <text:span text:style-name="T9">приходи</text:span>. <text:span text:style-name="T9">Давањето</text:span> <text:span text:style-name="T9">на</text:span> <text:span text:style-name="T9">овие</text:span> <text:span text:style-name="T9">податоци</text:span> <text:span text:style-name="T9">не</text:span> <text:span text:style-name="T9">ја</text:span> <text:span text:style-name="T9">повредува</text:span> <text:span text:style-name="T9">банкарската</text:span> <text:span text:style-name="T9">тајна</text:span> <text:span text:style-name="T9">во</text:span> <text:span text:style-name="T9">смис</text:span>la <text:span text:style-name="T9">на</text:span> odredbite na<text:span text:style-name="T9"> </text:span><text:s/><text:span text:style-name="T9">Законот</text:span> <text:span text:style-name="T9">за</text:span> <text:span text:style-name="T9">банки</text:span>.</text:p>
      <text:p text:style-name="P10"><text:span text:style-name="T8">(4)</text:span> <text:span text:style-name="T9">Постапката</text:span> <text:span text:style-name="T9">на</text:span> <text:span text:style-name="T9">доставување</text:span> <text:span text:style-name="T9">на</text:span> <text:span text:style-name="T9">известувањата</text:span> <text:span text:style-name="T9">од</text:span> <text:span text:style-name="T9">ставовите</text:span> <text:span text:style-name="T9">од</text:span> (1), (2) i (3) <text:s/><text:span text:style-name="T9">поблиску</text:span> ja <text:span text:style-name="T9">уредува</text:span> <text:span text:style-name="T9">министерот</text:span> <text:span text:style-name="T9">за</text:span> <text:span text:style-name="T9">финансии</text:span>.</text:p>
      <text:p text:style-name="Standard"/>
      <text:p text:style-name="Standard"/>
      <text:p text:style-name="P20"><text:span text:style-name="T7">Обврски</text:span><text:span text:style-name="T8"> </text:span><text:span text:style-name="T7">на</text:span><text:span text:style-name="T8"> </text:span><text:span text:style-name="T7">носител</text:span><text:span text:style-name="T8"> </text:span><text:span text:style-name="T7">на</text:span><text:span text:style-name="T8"> </text:span><text:span text:style-name="T7">платен</text:span><text:span text:style-name="T8"> </text:span><text:span text:style-name="T7">промет</text:span><text:span text:style-name="T8"> </text:span><text:span text:style-name="T7">при</text:span><text:span text:style-name="T8"> </text:span><text:span text:style-name="T7">отварање</text:span><text:span text:style-name="T8"> </text:span><text:span text:style-name="T7">на</text:span><text:span text:style-name="T8"> </text:span><text:span text:style-name="T7">сметка</text:span></text:p>
      <text:p text:style-name="P25"/>
      <text:p text:style-name="P20"><text:span text:style-name="T7">Член</text:span><text:span text:style-name="T8"> 39</text:span></text:p>
      <text:p text:style-name="P10"><text:span text:style-name="T9">Банките</text:span> <text:span text:style-name="T9">кои</text:span> <text:span text:style-name="T9">што</text:span> <text:span text:style-name="T9">подлежат</text:span> <text:span text:style-name="T9">на</text:span> Z<text:span text:style-name="T9">аконот</text:span> <text:span text:style-name="T9">за</text:span> <text:span text:style-name="T9">банки</text:span> <text:span text:style-name="T9">можат</text:span> <text:span text:style-name="T9">да</text:span> <text:span text:style-name="T9">отворат</text:span> <text:span text:style-name="T9">смет</text:span>k<text:span text:style-name="T9">а</text:span> <text:span text:style-name="T9">на</text:span> <text:span text:style-name="T9">даноч</text:span>en <text:span text:style-name="T9">обврзник</text:span>, <text:span text:style-name="T9">само</text:span> <text:span text:style-name="T9">доколку</text:span> <text:span text:style-name="T9">тој</text:span> <text:span text:style-name="T9">приложи</text:span> <text:span text:style-name="T9">доказ</text:span> <text:span text:style-name="T9">за</text:span> <text:span text:style-name="T9">извршена</text:span> <text:span text:style-name="T9">регистрација</text:span> <text:span text:style-name="T9">кај Управата</text:span> <text:span text:style-name="T9">за</text:span> <text:span text:style-name="T9">јавни</text:span> <text:span text:style-name="T9">приходи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P25"/>
      <text:p text:style-name="P20"><text:span text:style-name="T7">ДЕЛ</text:span><text:span text:style-name="T8"> </text:span><text:span text:style-name="T7">ВТОРИ</text:span></text:p>
      <text:p text:style-name="P22"/>
      <text:p text:style-name="P20"><text:span text:style-name="T7">Општо</text:span><text:span text:style-name="T8"> </text:span><text:span text:style-name="T7">за</text:span><text:span text:style-name="T8"> </text:span><text:span text:style-name="T7">даночната</text:span><text:span text:style-name="T8"> </text:span><text:span text:style-name="T7">постапка</text:span><text:span text:style-name="T8"> </text:span><text:span text:style-name="T7">и</text:span><text:span text:style-name="T8"> </text:span><text:span text:style-name="T7">првостепената</text:span><text:span text:style-name="T8"> </text:span><text:span text:style-name="T7">постапка</text:span><text:span text:style-name="T8"> </text:span><text:span text:style-name="T7">за</text:span><text:span text:style-name="T8"> </text:span><text:span text:style-name="T7">утврдување</text:span><text:span text:style-name="T8"> </text:span><text:span text:style-name="T7">и</text:span><text:span text:style-name="T8"> </text:span><text:span text:style-name="T7">наплата</text:span><text:span text:style-name="T8"> </text:span><text:span text:style-name="T7">на</text:span><text:span text:style-name="T8"> </text:span><text:span text:style-name="T7">данок</text:span></text:p>
      <text:p text:style-name="P22"/>
      <text:p text:style-name="P20"><text:span text:style-name="T7">Глава</text:span><text:span text:style-name="T8"> </text:span><text:span text:style-name="T7">прва</text:span></text:p>
      <text:p text:style-name="P22"/>
      <text:p text:style-name="P20"><text:span text:style-name="T7">ОПШТО</text:span><text:span text:style-name="T8"> </text:span><text:span text:style-name="T7">ЗА</text:span><text:span text:style-name="T8"> </text:span><text:span text:style-name="T7">ДАНОЧНАТА</text:span><text:span text:style-name="T8"> </text:span><text:span text:style-name="T7">ПОСТАПКА</text:span></text:p>
      <text:p text:style-name="P22"/>
      <text:p text:style-name="P20"><text:span text:style-name="T7">Право</text:span><text:span text:style-name="T8"> </text:span><text:span text:style-name="T7">на</text:span><text:span text:style-name="T8"> </text:span><text:span text:style-name="T7">информирање</text:span></text:p>
      <text:p text:style-name="P22"><text:soft-page-break/></text:p>
      <text:p text:style-name="P20"><text:span text:style-name="T7">Член</text:span><text:span text:style-name="T8"> 40</text:span></text:p>
      <text:p text:style-name="P23"/>
      <text:p text:style-name="P10"><text:span text:style-name="T9">Даночниот</text:span> <text:span text:style-name="T9">обврзник</text:span>, <text:span text:style-name="T9">во</text:span> <text:span text:style-name="T9">согласност</text:span> <text:span text:style-name="T9">со</text:span> <text:span text:style-name="T9">овој</text:span> <text:span text:style-name="T9">закон</text:span>, <text:span text:style-name="T9">има</text:span> <text:span text:style-name="T9">право</text:span>:</text:p>
      <text:p text:style-name="P26">1)  <text:span text:style-name="T9">да</text:span> <text:span text:style-name="T9">добива</text:span> <text:span text:style-name="T9">инфорамации</text:span> <text:span text:style-name="T9">за</text:span> <text:span text:style-name="T9">својата</text:span> <text:span text:style-name="T9">даночна</text:span> <text:span text:style-name="T9">обврска</text:span> i</text:p>
      <text:p text:style-name="P26">2) <text:span text:style-name="T9">да</text:span> <text:span text:style-name="T9">добие</text:span> <text:span text:style-name="T9">писмена</text:span> <text:span text:style-name="T9">информација</text:span> <text:span text:style-name="T9">во</text:span> <text:span text:style-name="T9">смис</text:span>la <text:span text:style-name="T9">на</text:span> to~ka 1), <text:span text:style-name="T9">доколку</text:span> ja <text:span text:style-name="T9">побара</text:span>.</text:p>
      <text:p text:style-name="Standard"/>
      <text:p text:style-name="Standard"/>
      <text:p text:style-name="P20"><text:span text:style-name="T7">Службен</text:span><text:span text:style-name="T8"> </text:span><text:span text:style-name="T7">јазик</text:span></text:p>
      <text:p text:style-name="P22"/>
      <text:p text:style-name="P20"><text:span text:style-name="T7">Член</text:span><text:span text:style-name="T8"> 41</text:span></text:p>
      <text:p text:style-name="P27"/>
      <text:p text:style-name="P10"><text:span text:style-name="T8">(1)</text:span> <text:span text:style-name="T9">Службениот</text:span> <text:span text:style-name="T9">јазик</text:span> <text:span text:style-name="T9">кој</text:span> <text:span text:style-name="T9">се</text:span> <text:span text:style-name="T9">користи</text:span> <text:span text:style-name="T9">во</text:span> <text:span text:style-name="T9">даночната</text:span> <text:span text:style-name="T9">постапка</text:span> <text:span text:style-name="T9">е</text:span> <text:span text:style-name="T9">регулиран</text:span> <text:span text:style-name="T9">согласно</text:span> <text:span text:style-name="T9">член</text:span> 19 <text:span text:style-name="T9">и</text:span> <text:span text:style-name="T9">член</text:span> 61 <text:span text:style-name="T9">од</text:span> <text:span text:style-name="T9">Законот</text:span> <text:span text:style-name="T9">за</text:span> <text:span text:style-name="T9">општа</text:span>ta <text:span text:style-name="T9">управна</text:span> <text:span text:style-name="T9">постапка</text:span>.</text:p>
      <text:p text:style-name="P27"/>
      <text:p text:style-name="P27"/>
      <text:p text:style-name="P20"><text:span text:style-name="T7">Поим</text:span><text:span text:style-name="T8"> </text:span><text:span text:style-name="T7">и</text:span><text:span text:style-name="T8"> </text:span><text:span text:style-name="T7">поведување</text:span><text:span text:style-name="T8"> </text:span><text:span text:style-name="T7">на</text:span><text:span text:style-name="T8"> </text:span><text:span text:style-name="T7">даночна</text:span><text:span text:style-name="T8"> </text:span><text:span text:style-name="T7">постапка</text:span></text:p>
      <text:p text:style-name="P22"/>
      <text:p text:style-name="P20"><text:span text:style-name="T7">Член</text:span><text:span text:style-name="T8"> 42</text:span></text:p>
      <text:p text:style-name="P23"/>
      <text:p text:style-name="P10"><text:span text:style-name="T8">(1)</text:span> <text:span text:style-name="T9">Даночната</text:span> <text:span text:style-name="T9">постапка</text:span> <text:span text:style-name="T9">е</text:span> <text:span text:style-name="T9">постапка</text:span> <text:span text:style-name="T9">за</text:span> <text:span text:style-name="T9">утврдување</text:span> <text:span text:style-name="T9">и</text:span> <text:span text:style-name="T9">наплата</text:span> <text:span text:style-name="T9">на</text:span> <text:span text:style-name="T9">јавните</text:span> <text:span text:style-name="T9">приходи</text:span>.</text:p>
      <text:p text:style-name="P10"><text:span text:style-name="T8">(2)</text:span> <text:span text:style-name="T9">Даночната</text:span> <text:span text:style-name="T9">постапка</text:span> <text:span text:style-name="T9">ја</text:span> <text:span text:style-name="T9">поведува</text:span> <text:span text:style-name="T9">Управата</text:span> <text:span text:style-name="T9">за</text:span> <text:span text:style-name="T9">јавни</text:span> <text:span text:style-name="T9">приходи</text:span> <text:span text:style-name="T9">по</text:span> <text:span text:style-name="T9">службена</text:span> <text:span text:style-name="T9">должност</text:span> <text:span text:style-name="T9">или</text:span> <text:span text:style-name="T9">по</text:span> <text:span text:style-name="T9">барање</text:span> <text:span text:style-name="T9">на</text:span> <text:span text:style-name="T9">даночниот</text:span> <text:span text:style-name="T9">обврзник</text:span>.</text:p>
      <text:p text:style-name="P10"><text:span text:style-name="T8">(3)</text:span> <text:span text:style-name="T9">Даночната</text:span> <text:span text:style-name="T9">постапка</text:span> <text:span text:style-name="T9">е</text:span> <text:span text:style-name="T9">поведена</text:span> <text:span text:style-name="T9">кога</text:span> <text:span text:style-name="T9">Управата</text:span> <text:span text:style-name="T9">за</text:span> <text:span text:style-name="T9">јавни</text:span> <text:span text:style-name="T9">приходи</text:span> <text:span text:style-name="T9">изврши</text:span> <text:span text:style-name="T9">дејствие</text:span> <text:span text:style-name="T9">со</text:span> <text:span text:style-name="T9">цел</text:span> <text:span text:style-name="T9">за</text:span> <text:span text:style-name="T9">водење</text:span> <text:span text:style-name="T9">на</text:span> <text:span text:style-name="T9">даночна</text:span> <text:span text:style-name="T9">постапка</text:span> <text:span text:style-name="T9">против</text:span> <text:span text:style-name="T9">даночен</text:span> <text:span text:style-name="T9">обврзник</text:span>.</text:p>
      <text:p text:style-name="P10"><text:span text:style-name="T8">(4)</text:span> <text:span text:style-name="T9">Доколку</text:span>, <text:span text:style-name="T9">согласно</text:span> <text:span text:style-name="T9">закон</text:span>, <text:span text:style-name="T9">за</text:span> <text:span text:style-name="T9">поведување</text:span> <text:span text:style-name="T9">на</text:span> <text:span text:style-name="T9">постапка</text:span> <text:span text:style-name="T9">е</text:span> <text:span text:style-name="T9">потребно</text:span> <text:span text:style-name="T9">барање</text:span> <text:span text:style-name="T9">од</text:span> <text:span text:style-name="T9">лице</text:span>, <text:span text:style-name="T9">постапката</text:span> <text:span text:style-name="T9">може</text:span> <text:span text:style-name="T9">да</text:span> <text:span text:style-name="T9">се</text:span> <text:span text:style-name="T9">поведе</text:span> <text:span text:style-name="T9">само</text:span> <text:span text:style-name="T9">ако</text:span> <text:span text:style-name="T9">такво</text:span> <text:span text:style-name="T9">барање</text:span> <text:span text:style-name="T9">е</text:span> <text:span text:style-name="T9">поднесено</text:span>.</text:p>
      <text:p text:style-name="Standard"/>
      <text:p text:style-name="P20"><text:span text:style-name="T7">Даночен</text:span><text:span text:style-name="T8"> </text:span><text:span text:style-name="T7">акт</text:span><text:span text:style-name="T8"> </text:span><text:span text:style-name="T7">и</text:span><text:span text:style-name="T8"> </text:span><text:span text:style-name="T7">даночен</text:span><text:span text:style-name="T8"> </text:span><text:span text:style-name="T7">управен</text:span><text:span text:style-name="T8"> </text:span><text:span text:style-name="T7">акт</text:span></text:p>
      <text:p text:style-name="P22"/>
      <text:p text:style-name="P20"><text:span text:style-name="T7">Член</text:span><text:span text:style-name="T8"> 43</text:span></text:p>
      <text:p text:style-name="P23"/>
      <text:p text:style-name="Standard"><text:span text:style-name="T8">(1)</text:span> <text:span text:style-name="T9">Даночни</text:span> <text:span text:style-name="T9">акти</text:span> <text:span text:style-name="T9">се</text:span> <text:span text:style-name="T9">дејствија</text:span> <text:span text:style-name="T9">на</text:span> Upravata za javni prihodi <text:span text:style-name="T9">кои</text:span> <text:span text:style-name="T9">што</text:span> <text:span text:style-name="T9">се</text:span> <text:span text:style-name="T9">преземаат</text:span> <text:span text:style-name="T9">во</text:span> <text:span text:style-name="T9">рамките</text:span> <text:span text:style-name="T9">на</text:span> <text:span text:style-name="T9">даночната</text:span> <text:span text:style-name="T9">постапка</text:span> <text:span text:style-name="T9">против</text:span> <text:span text:style-name="T9">даночниот</text:span> <text:span text:style-name="T9">обврзник</text:span>.</text:p>
      <text:p text:style-name="Standard"><text:span text:style-name="T8">(2)</text:span><text:span text:style-name="T9"> Даночни</text:span> <text:span text:style-name="T9">управни</text:span> <text:span text:style-name="T9">акти</text:span> <text:span text:style-name="T9">се</text:span> <text:span text:style-name="T9">дејствија</text:span> <text:span text:style-name="T9">на</text:span> Upravata za javni prihodi <text:span text:style-name="T9">против</text:span> <text:span text:style-name="T9">даночен</text:span> <text:span text:style-name="T9">обврзник</text:span>, <text:span text:style-name="T9">кои</text:span> <text:span text:style-name="T9">предизвикуваат</text:span> <text:span text:style-name="T9">непосредно</text:span> <text:span text:style-name="T9">правно</text:span> <text:span text:style-name="T9">дејство</text:span> <text:span text:style-name="T9">против</text:span> <text:span text:style-name="T9">даночниот</text:span> <text:span text:style-name="T9">обврзник</text:span> <text:span text:style-name="T9">и</text:span> <text:span text:style-name="T9">кај</text:span> <text:span text:style-name="T9">него</text:span> <text:span text:style-name="T9">предизвикуваат</text:span> <text:span text:style-name="T9">одредено</text:span> <text:span text:style-name="T9">дејствие</text:span> <text:span text:style-name="T9">или</text:span> <text:span text:style-name="T9">трпење</text:span>.</text:p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7">Форма</text:span><text:span text:style-name="T8"> </text:span><text:span text:style-name="T7">и</text:span><text:span text:style-name="T8"> </text:span><text:span text:style-name="T7">содржина</text:span><text:span text:style-name="T8"> </text:span><text:span text:style-name="T7">на</text:span><text:span text:style-name="T8"> </text:span><text:span text:style-name="T7">даночни</text:span><text:span text:style-name="T8"> </text:span><text:span text:style-name="T7">акти</text:span><text:span text:style-name="T8"> </text:span><text:span text:style-name="T7">и</text:span><text:span text:style-name="T8"> </text:span><text:span text:style-name="T7">даночни</text:span><text:span text:style-name="T8"> </text:span><text:span text:style-name="T7">управни</text:span><text:span text:style-name="T8"> </text:span><text:span text:style-name="T7">акти</text:span></text:p>
      <text:p text:style-name="P22"/>
      <text:p text:style-name="P20"><text:span text:style-name="T7">Член</text:span><text:span text:style-name="T8"> 44</text:span></text:p>
      <text:p text:style-name="P27"/>
      <text:p text:style-name="P10"><text:span text:style-name="T8">(1)</text:span> <text:span text:style-name="T9">Даночен</text:span> <text:span text:style-name="T9">управен</text:span> <text:span text:style-name="T9">акт</text:span> <text:span text:style-name="T9">се</text:span> <text:span text:style-name="T9">донесува</text:span> <text:span text:style-name="T9">во</text:span> <text:span text:style-name="T9">писмена</text:span>, <text:span text:style-name="T9">електронска</text:span>, <text:span text:style-name="T9">усна</text:span> <text:span text:style-name="T9">или</text:span> <text:span text:style-name="T9">друга</text:span> <text:s/><text:span text:style-name="T9">форма</text:span>. <text:span text:style-name="T9">Даночен</text:span> <text:span text:style-name="T9">управен</text:span> <text:span text:style-name="T9">акт</text:span> <text:span text:style-name="T9">кој</text:span> <text:span text:style-name="T9">не</text:span> <text:span text:style-name="T9">е</text:span> <text:span text:style-name="T9">донесен</text:span> vo <text:span text:style-name="T9">писмен</text:span>a forma , <text:span text:style-name="T9">треба</text:span> <text:span text:style-name="T9">неодлож</text:span>no <text:span text:style-name="T9">да</text:span> <text:span text:style-name="T9">се</text:span> <text:span text:style-name="T9">потврди</text:span> <text:span text:style-name="T9">писмено</text:span>, <text:span text:style-name="T9">доколку </text:span>za <text:span text:style-name="T9">тоа</text:span> <text:span text:style-name="T9">има</text:span> <text:span text:style-name="T9">оправдан</text:span> <text:span text:style-name="T9">интерес</text:span> <text:span text:style-name="T9">и</text:span> <text:span text:style-name="T9">засегнатиот</text:span> <text:span text:style-name="T9">даночен</text:span> <text:span text:style-name="T9">обврзник</text:span> <text:span text:style-name="T9">тоа</text:span> <text:span text:style-name="T9">го</text:span> <text:span text:style-name="T9">бара</text:span>.</text:p>
      <text:p text:style-name="P10"><text:span text:style-name="T8">(2)</text:span> <text:span text:style-name="T9">Даночни</text:span> <text:span text:style-name="T9">акти</text:span>, <text:span text:style-name="T9">кои</text:span> <text:span text:style-name="T9">не</text:span> <text:span text:style-name="T9">се</text:span> <text:span text:style-name="T9">даночни</text:span> <text:span text:style-name="T9">управни</text:span> <text:span text:style-name="T9">акти</text:span> <text:span text:style-name="T9">се</text:span> <text:span text:style-name="T9">донесуваат</text:span> <text:span text:style-name="T9">во</text:span> <text:span text:style-name="T9">писмена</text:span> <text:span text:style-name="T9">форма</text:span> <text:span text:style-name="T9">кога</text:span> <text:span text:style-name="T9">тоа</text:span> <text:span text:style-name="T9">е</text:span> <text:span text:style-name="T9">пропишано</text:span> <text:span text:style-name="T9">со</text:span> <text:span text:style-name="T9">овој</text:span> <text:span text:style-name="T9">закон</text:span> <text:span text:style-name="T9">или</text:span> <text:span text:style-name="T9">на</text:span> <text:span text:style-name="T9">барање</text:span> <text:span text:style-name="T9">на</text:span> <text:span text:style-name="T9">даночниот</text:span> <text:span text:style-name="T9">обврзник</text:span>.</text:p>
      <text:p text:style-name="P10"><text:span text:style-name="T8">(3)</text:span> <text:span text:style-name="T9">Секој</text:span> <text:span text:style-name="T9">даночен</text:span> <text:span text:style-name="T9">управен</text:span> <text:span text:style-name="T9">акт</text:span> <text:span text:style-name="T9">од</text:span> <text:span text:style-name="T9">член</text:span> 43, <text:span text:style-name="T9">став</text:span> (2) <text:s/>na ovoj zakon <text:span text:style-name="T9">мора</text:span> <text:span text:style-name="T9">да</text:span> <text:span text:style-name="T9">содржи</text:span>:</text:p>
      <text:p text:style-name="P26">1)<text:span text:style-name="T9">назив</text:span> <text:span text:style-name="T9">на</text:span> Upravata za javni prihodi, <text:span text:style-name="T9">број</text:span> <text:span text:style-name="T9">и</text:span> <text:span text:style-name="T9">дата</text:span> <text:span text:style-name="T9">на</text:span> <text:span text:style-name="T9">даночниот</text:span> <text:s/><text:span text:style-name="T9">управен</text:span> <text:span text:style-name="T9">акт</text:span>;</text:p>
      <text:p text:style-name="P26">2)<text:span text:style-name="T9">даночен</text:span> <text:span text:style-name="T9">број</text:span>;</text:p>
      <text:p text:style-name="P26">3)<text:span text:style-name="T9">име</text:span> <text:span text:style-name="T9">и</text:span>/<text:span text:style-name="T9">или</text:span> <text:span text:style-name="T9">назив</text:span> <text:span text:style-name="T9">на</text:span> <text:span text:style-name="T9">даночниот</text:span> <text:span text:style-name="T9">обврзник</text:span> <text:span text:style-name="T9">против</text:span> <text:span text:style-name="T9">кој</text:span> <text:s/><text:span text:style-name="T9">се</text:span> <text:span text:style-name="T9">води</text:span> <text:span text:style-name="T9">даночниот</text:span> <text:span text:style-name="T9">управен</text:span> <text:span text:style-name="T9">акт</text:span>;</text:p>
      <text:p text:style-name="P26">4)<text:span text:style-name="T9">правни</text:span> <text:span text:style-name="T9">и</text:span> <text:span text:style-name="T9">фактички</text:span> <text:span text:style-name="T9">образложенија</text:span> <text:span text:style-name="T9">на</text:span> <text:span text:style-name="T9">даночниот</text:span> <text:span text:style-name="T9">управен</text:span> <text:span text:style-name="T9">акт</text:span>;</text:p>
      <text:p text:style-name="P26">5)<text:span text:style-name="T9">отпечатено</text:span> <text:span text:style-name="T9">име</text:span> <text:span text:style-name="T9">и</text:span> <text:span text:style-name="T9">потпис</text:span> <text:span text:style-name="T9">на</text:span> <text:span text:style-name="T9">овластено</text:span>to <text:span text:style-name="T9">лице</text:span> i</text:p>
      <text:p text:style-name="P26"><text:soft-page-break/>6)<text:span text:style-name="T9">печат</text:span> <text:span text:style-name="T9">на</text:span> <text:span text:style-name="T9">У</text:span>pravata za javni prihodi.</text:p>
      <text:p text:style-name="P10"><text:span text:style-name="T3"><text:s/></text:span>U<text:span text:style-name="T9">потребата</text:span> <text:span text:style-name="T9">на</text:span> <text:span text:style-name="T9">факсмил</text:span> <text:span text:style-name="T9">не</text:span> <text:span text:style-name="T9">е</text:span> <text:span text:style-name="T9">дозволена</text:span></text:p>
      <text:p text:style-name="P10"><text:span text:style-name="T8">(4)</text:span> <text:span text:style-name="T9">Кај</text:span> <text:span text:style-name="T9">даночен</text:span> <text:span text:style-name="T9">управен</text:span> <text:span text:style-name="T9">акт</text:span>, <text:span text:style-name="T9">кој</text:span> <text:span text:style-name="T9">е</text:span> <text:span text:style-name="T9">составен</text:span> <text:span text:style-name="T9">како</text:span> <text:span text:style-name="T9">формулар</text:span> <text:span text:style-name="T9">или</text:span> <text:span text:style-name="T9">електронски</text:span>, <text:span text:style-name="T9">може</text:span> <text:span text:style-name="T9">да</text:span> <text:span text:style-name="T9">нема</text:span> <text:span text:style-name="T9">име</text:span> <text:span text:style-name="T9">и</text:span> <text:span text:style-name="T9">печат</text:span>. <text:span text:style-name="T9">Може</text:span> <text:span text:style-name="T9">да</text:span> <text:span text:style-name="T9">се</text:span> <text:span text:style-name="T9">користи </text:span>elektronski potpis. </text:p>
      <text:p text:style-name="P10"><text:span text:style-name="T8">(5)</text:span> <text:span text:style-name="T9">Даночниот</text:span> <text:span text:style-name="T9">управен</text:span> <text:span text:style-name="T9">акт</text:span> <text:span text:style-name="T9">со</text:span> <text:span text:style-name="T9">кој</text:span> <text:span text:style-name="T9">се</text:span> <text:span text:style-name="T9">наложува</text:span> <text:span text:style-name="T9">некое</text:span> <text:span text:style-name="T9">вршење</text:span>, <text:span text:style-name="T9">трпење</text:span>, <text:span text:style-name="T9">или</text:span> <text:span text:style-name="T9">оставање</text:span> <text:span text:style-name="T9">на</text:span> <text:s/><text:span text:style-name="T9">дејствие</text:span> <text:span text:style-name="T9">мора</text:span> <text:span text:style-name="T9">да</text:span> <text:span text:style-name="T9">содржи</text:span> <text:span text:style-name="T9">укажување</text:span> <text:span text:style-name="T9">на</text:span> <text:span text:style-name="T9">последиците</text:span> <text:span text:style-name="T9">од</text:span> <text:span text:style-name="T9">непостапувањето</text:span> . </text:p>
      <text:p text:style-name="P10"><text:span text:style-name="T8">(6)</text:span> <text:span text:style-name="T9">Даночниот</text:span> <text:span text:style-name="T9">управен</text:span> <text:span text:style-name="T9">акт</text:span> <text:span text:style-name="T9">мора</text:span> <text:span text:style-name="T9">да</text:span> <text:span text:style-name="T9">содржи</text:span> <text:span text:style-name="T9">правна</text:span> <text:span text:style-name="T9">поука</text:span>, <text:span text:style-name="T9">за</text:span> <text:span text:style-name="T9">тоа</text:span> <text:span text:style-name="T9">кој</text:span> <text:span text:style-name="T9">правен</text:span> <text:span text:style-name="T9">лек</text:span> <text:span text:style-name="T9">е</text:span> <text:span text:style-name="T9">допуштен</text:span> <text:span text:style-name="T9">и</text:span> <text:span text:style-name="T9">во</text:span> <text:span text:style-name="T9">кој</text:span> <text:span text:style-name="T9">временски</text:span> <text:span text:style-name="T9">рок</text:span> <text:span text:style-name="T9">и</text:span> <text:span text:style-name="T9">кај</text:span> koj <text:span text:style-name="T9">треба</text:span> <text:span text:style-name="T9">да</text:span> <text:span text:style-name="T9">се</text:span> <text:span text:style-name="T9">поднесе</text:span>.</text:p>
      <text:p text:style-name="Standard"/>
      <text:p text:style-name="Standard"/>
      <text:p text:style-name="P20"><text:span text:style-name="T7">Доставување</text:span><text:span text:style-name="T8"> </text:span><text:span text:style-name="T7">на</text:span><text:span text:style-name="T8"> </text:span><text:span text:style-name="T7">даночен</text:span><text:span text:style-name="T8"> </text:span><text:span text:style-name="T7">управен</text:span><text:span text:style-name="T8"> </text:span><text:span text:style-name="T7">акт</text:span></text:p>
      <text:p text:style-name="P22"/>
      <text:p text:style-name="P20"><text:span text:style-name="T7">Член</text:span><text:span text:style-name="T8"> 45</text:span></text:p>
      <text:p text:style-name="P23"/>
      <text:p text:style-name="Standard"><text:span text:style-name="T8">(1)</text:span> <text:span text:style-name="T9">Доколку</text:span> <text:span text:style-name="T9">даночниот</text:span> <text:span text:style-name="T9">управен</text:span> <text:span text:style-name="T9">акт</text:span> <text:span text:style-name="T9">се</text:span> <text:span text:style-name="T9">достави</text:span> <text:span text:style-name="T9">во</text:span> <text:span text:style-name="T9">писмена</text:span> <text:span text:style-name="T9">форма</text:span>, <text:span text:style-name="T9">тоа</text:span> <text:span text:style-name="T9">се</text:span> <text:span text:style-name="T9">прави</text:span> <text:span text:style-name="T9">во</text:span> <text:span text:style-name="T9">согласност</text:span> <text:span text:style-name="T9">со</text:span> <text:span text:style-name="T9">одредбите</text:span> <text:span text:style-name="T9">на</text:span> <text:span text:style-name="T9">овој</text:span> <text:span text:style-name="T9">закон</text:span>.</text:p>
      <text:p text:style-name="Standard"><text:span text:style-name="T8">(2)</text:span> <text:span text:style-name="T9">Писмениот</text:span> <text:span text:style-name="T9">даночен</text:span> <text:span text:style-name="T9">управен</text:span> <text:span text:style-name="T9">акт</text:span> <text:span text:style-name="T9">се</text:span> <text:span text:style-name="T9">доставува</text:span> <text:span text:style-name="T9">по</text:span> <text:span text:style-name="T9">пошта</text:span>. <text:span text:style-name="T9">Тој</text:span> <text:span text:style-name="T9">важи</text:span> <text:span text:style-name="T9">за</text:span> <text:span text:style-name="T9">доставен</text:span> <text:span text:style-name="T9">до</text:span> <text:span text:style-name="T9">даночниот</text:span> <text:span text:style-name="T9">обврзник</text:span>:</text:p>
      <text:p text:style-name="P24">1) <text:span text:style-name="T9">при</text:span> <text:span text:style-name="T9">пратка</text:span> <text:span text:style-name="T9">во</text:span> <text:span text:style-name="T9">земјата</text:span>, <text:span text:style-name="T9">третиот</text:span> <text:span text:style-name="T9">ден</text:span> <text:span text:style-name="T9">по</text:span> <text:span text:style-name="T9">предавање</text:span> <text:span text:style-name="T9">во</text:span> <text:span text:style-name="T9">поштата</text:span>;</text:p>
      <text:p text:style-name="P24">2) <text:span text:style-name="T9">при</text:span> <text:span text:style-name="T9">пратка</text:span> <text:span text:style-name="T9">во</text:span> <text:span text:style-name="T9">странство</text:span> <text:span text:style-name="T9">еден</text:span> <text:span text:style-name="T9">месец</text:span> <text:span text:style-name="T9">по</text:span> <text:span text:style-name="T9">предавање</text:span> <text:span text:style-name="T9">во</text:span> <text:span text:style-name="T9">поштата</text:span>.</text:p>
      <text:p text:style-name="Standard"><text:span text:style-name="T8">(3)</text:span> <text:span text:style-name="T9">Даночниот</text:span> <text:span text:style-name="T9">управен</text:span> <text:span text:style-name="T9">акт</text:span> <text:span text:style-name="T9">може</text:span> <text:span text:style-name="T9">да</text:span> <text:span text:style-name="T9">се</text:span> <text:span text:style-name="T9">достави</text:span> <text:span text:style-name="T9">и</text:span> <text:span text:style-name="T9">со</text:span> <text:span text:style-name="T9">врачување</text:span> <text:span text:style-name="T9">од</text:span> <text:span text:style-name="T9">страна</text:span> <text:span text:style-name="T9">на</text:span> <text:span text:style-name="T9">лице</text:span> <text:span text:style-name="T9">ангажирано</text:span> <text:span text:style-name="T9">од</text:span> <text:span text:style-name="T9">У</text:span>prava za javni prihodi:.</text:p>
      <text:p text:style-name="P24">1) <text:span text:style-name="T9">до</text:span> <text:span text:style-name="T9">даночниот</text:span> <text:span text:style-name="T9">обврзник</text:span> <text:span text:style-name="T9">или</text:span> <text:span text:style-name="T9">неговиот</text:span> <text:span text:style-name="T9">законски</text:span> <text:span text:style-name="T9">застапник</text:span>;</text:p>
      <text:p text:style-name="P24">2) <text:span text:style-name="T9">до</text:span> <text:span text:style-name="T9">ополномоштен</text:span> <text:span text:style-name="T9">застапник</text:span> <text:span text:style-name="T9">од</text:span> <text:span text:style-name="T9">страна</text:span> <text:span text:style-name="T9">на</text:span> <text:span text:style-name="T9">даночниот</text:span> <text:span text:style-name="T9">обврзник</text:span> i</text:p>
      <text:p text:style-name="P24">3) <text:span text:style-name="T9">до</text:span> <text:span text:style-name="T9">полнолетен</text:span> <text:span text:style-name="T9">член</text:span> <text:span text:style-name="T9">од</text:span> <text:span text:style-name="T9">семејството</text:span>, <text:span text:style-name="T9">доколку</text:span> <text:span text:style-name="T9">се</text:span> <text:span text:style-name="T9">работи</text:span> <text:span text:style-name="T9">за</text:span> <text:span text:style-name="T9">физичко</text:span> <text:span text:style-name="T9">лице</text:span>. </text:p>
      <text:p text:style-name="Standard"><text:span text:style-name="T8">(4)</text:span> <text:span text:style-name="T9">Доставувањето</text:span>, <text:span text:style-name="T9">во</text:span> <text:span text:style-name="T9">смисла</text:span> <text:span text:style-name="T9">на</text:span> <text:span text:style-name="T9">овој</text:span> <text:span text:style-name="T9">закон</text:span>, <text:span text:style-name="T9">се</text:span> <text:span text:style-name="T9">смета</text:span> <text:span text:style-name="T9">дека</text:span> <text:span text:style-name="T9">е</text:span> <text:span text:style-name="T9">уредно</text:span> <text:span text:style-name="T9">и</text:span> <text:span text:style-name="T9">кога</text:span> <text:span text:style-name="T9">лицата</text:span> <text:span text:style-name="T9">од</text:span> <text:span text:style-name="T9">ставот</text:span> (3) <text:span text:style-name="T9">точка</text:span> <text:span text:style-name="T9">од</text:span> 1) <text:span text:style-name="T9">до</text:span> 3) <text:span text:style-name="T9">одбијат</text:span> <text:span text:style-name="T9">да</text:span> <text:span text:style-name="T9">го</text:span> <text:span text:style-name="T9">примат</text:span> <text:span text:style-name="T9">или</text:span> <text:span text:style-name="T9">потпишат</text:span> <text:span text:style-name="T9">даночниот</text:span> <text:span text:style-name="T9">управен</text:span> <text:span text:style-name="T9">акт</text:span>, <text:span text:style-name="T9">а</text:span> <text:span text:style-name="T9">лицето</text:span> <text:span text:style-name="T9">кое</text:span> <text:span text:style-name="T9">го</text:span> <text:span text:style-name="T9">вршело</text:span> <text:span text:style-name="T9">доставувањето</text:span> <text:span text:style-name="T9">за</text:span> <text:span text:style-name="T9">тоа</text:span> <text:span text:style-name="T9">направи</text:span> <text:span text:style-name="T9">службена</text:span> <text:span text:style-name="T9">белешка</text:span>.</text:p>
      <text:p text:style-name="Standard"><text:span text:style-name="T8">(5)</text:span> <text:span text:style-name="T9">Ако</text:span> <text:span text:style-name="T9">доставувањето</text:span> <text:span text:style-name="T9">не</text:span> <text:span text:style-name="T9">можело</text:span> <text:span text:style-name="T9">да</text:span> <text:span text:style-name="T9">биде</text:span> <text:span text:style-name="T9">извршено</text:span> <text:span text:style-name="T9">на</text:span> <text:span text:style-name="T9">начинот</text:span> <text:span text:style-name="T9">од</text:span> <text:span text:style-name="T9">ставовите</text:span> <text:span text:style-name="T9">од</text:span> (2) <text:span text:style-name="T9">до</text:span> (4), <text:span text:style-name="T9">ќе</text:span> <text:span text:style-name="T9">се</text:span> <text:span text:style-name="T9">смета</text:span> <text:span text:style-name="T9">за</text:span> <text:span text:style-name="T9">извршено</text:span> <text:span text:style-name="T9">кога</text:span> <text:span text:style-name="T9">даночниот</text:span> <text:span text:style-name="T9">управен</text:span> <text:span text:style-name="T9">акт</text:span> <text:span text:style-name="T9">се</text:span> <text:span text:style-name="T9">испрати</text:span> <text:span text:style-name="T9">по</text:span> <text:span text:style-name="T9">електронски</text:span> <text:span text:style-name="T9">пат</text:span> <text:span text:style-name="T9">преку</text:span> <text:span text:style-name="T9">е</text:span>-<text:span text:style-name="T9">маил</text:span>, <text:span text:style-name="T9">на</text:span> <text:span text:style-name="T9">адресата</text:span> <text:span text:style-name="T9">на</text:span> <text:span text:style-name="T9">даночниот</text:span> <text:span text:style-name="T9">обврзник</text:span> <text:span text:style-name="T9">внесена</text:span> <text:span text:style-name="T9">во</text:span> <text:span text:style-name="T9">пријавата</text:span> <text:span text:style-name="T9">за</text:span> <text:span text:style-name="T9">регистрација</text:span> <text:span text:style-name="T9">или</text:span> <text:span text:style-name="T9">во</text:span> <text:span text:style-name="T9">последната</text:span> <text:span text:style-name="T9">даночна</text:span> <text:span text:style-name="T9">пријава</text:span>.</text:p>
      <text:p text:style-name="Standard"><text:span text:style-name="T8">(6)</text:span> <text:span text:style-name="T9">Даночен</text:span> <text:span text:style-name="T9">управен</text:span> <text:span text:style-name="T9">акт</text:span> <text:span text:style-name="T9">може</text:span> <text:span text:style-name="T9">да</text:span> <text:span text:style-name="T9">биде</text:span> <text:span text:style-name="T9">објавен</text:span> <text:span text:style-name="T9">јавно</text:span>, <text:span text:style-name="T9">доколку</text:span> <text:span text:style-name="T9">тоа</text:span> <text:span text:style-name="T9">е</text:span> <text:span text:style-name="T9">предвидено</text:span> <text:span text:style-name="T9">со</text:span> <text:span text:style-name="T9">закон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pan text:style-name="T7">Деловни</text:span><text:span text:style-name="T8"> </text:span><text:span text:style-name="T7">книги</text:span><text:span text:style-name="T8"> </text:span><text:span text:style-name="T7">и</text:span><text:span text:style-name="T8"> </text:span><text:span text:style-name="T7">евиденција</text:span></text:p>
      <text:p text:style-name="P22"/>
      <text:p text:style-name="P20"><text:span text:style-name="T7">Обврски</text:span><text:span text:style-name="T8"> </text:span><text:span text:style-name="T7">за</text:span><text:span text:style-name="T8"> </text:span><text:span text:style-name="T7">водење</text:span><text:span text:style-name="T8"> </text:span><text:span text:style-name="T7">на</text:span><text:span text:style-name="T8"> </text:span><text:span text:style-name="T7">деловни</text:span><text:span text:style-name="T8"> </text:span><text:span text:style-name="T7">книги</text:span><text:span text:style-name="T8"> </text:span><text:span text:style-name="T7">и</text:span><text:span text:style-name="T8"> </text:span><text:span text:style-name="T7">евиденција</text:span></text:p>
      <text:p text:style-name="P22"/>
      <text:p text:style-name="P20"><text:span text:style-name="T7">Член</text:span><text:span text:style-name="T8"> 46</text:span></text:p>
      <text:p text:style-name="P27"/>
      <text:p text:style-name="P10"><text:span text:style-name="T8">(1)</text:span> <text:span text:style-name="T9">Даночниот</text:span> <text:span text:style-name="T9">обврзник</text:span> <text:span text:style-name="T9">мора</text:span> <text:span text:style-name="T9">да</text:span> <text:span text:style-name="T9">води</text:span> <text:span text:style-name="T9">деловни</text:span> <text:span text:style-name="T9">книги</text:span> <text:span text:style-name="T9">и</text:span> <text:span text:style-name="T9">евиденции</text:span> <text:span text:style-name="T9">заради</text:span> <text:span text:style-name="T9">оданочување</text:span>, <text:span text:style-name="T9">доколку</text:span> <text:span text:style-name="T9">тие</text:span> <text:span text:style-name="T9">се</text:span> <text:span text:style-name="T9">регулирани</text:span> <text:span text:style-name="T9">со</text:span> <text:span text:style-name="T9">законите</text:span> <text:span text:style-name="T9">за</text:span> <text:span text:style-name="T9">утврдување</text:span> <text:span text:style-name="T9">на</text:span> <text:span text:style-name="T9">одделни</text:span> <text:span text:style-name="T9">даноци</text:span>. <text:span text:style-name="T9">Обврските</text:span> <text:span text:style-name="T9">на</text:span> <text:span text:style-name="T9">кои</text:span> <text:span text:style-name="T9">што</text:span> <text:span text:style-name="T9">подлежи</text:span> <text:span text:style-name="T9">според</text:span> <text:span text:style-name="T9">другите</text:span> <text:span text:style-name="T9">закони</text:span>, <text:span text:style-name="T9">треба</text:span> <text:span text:style-name="T9">да</text:span> <text:span text:style-name="T9">се</text:span> <text:span text:style-name="T9">исполнат</text:span> <text:span text:style-name="T9">и</text:span> <text:span text:style-name="T9">за</text:span> <text:span text:style-name="T9">оданочувањето</text:span>.</text:p>
      <text:p text:style-name="P10"><text:span text:style-name="T8">(2)</text:span> <text:span text:style-name="T9">Под</text:span> <text:span text:style-name="T9">деловни</text:span> <text:span text:style-name="T9">книги</text:span> <text:span text:style-name="T9">и</text:span> <text:span text:style-name="T9">евиденции</text:span> <text:span text:style-name="T9">во</text:span> <text:span text:style-name="T9">смисла</text:span> <text:span text:style-name="T9">на</text:span> <text:span text:style-name="T9">ставот</text:span> (1) <text:span text:style-name="T9">од</text:span> <text:span text:style-name="T9">овој</text:span> <text:span text:style-name="T9">член</text:span> <text:span text:style-name="T9">се</text:span> <text:span text:style-name="T9">подразбираат</text:span> <text:span text:style-name="T9">особено</text:span>:</text:p>
      <text:p text:style-name="P26">1) <text:span text:style-name="T9">трговски</text:span> <text:span text:style-name="T9">книги</text:span>, <text:span text:style-name="T9">сметководствени</text:span> <text:span text:style-name="T9">документи</text:span>, <text:span text:style-name="T9">записи</text:span> <text:span text:style-name="T9">и</text:span> popisi, <text:span text:style-name="T9">годишни</text:span> <text:span text:style-name="T9">сметки</text:span> <text:span text:style-name="T9">и</text:span> <text:span text:style-name="T9">финансиски</text:span> <text:span text:style-name="T9">извештаи</text:span>, <text:span text:style-name="T9">белешки</text:span> <text:span text:style-name="T9">за</text:span> <text:span text:style-name="T9">применети</text:span> <text:span text:style-name="T9">сметководствени</text:span> <text:span text:style-name="T9">политики</text:span> <text:span text:style-name="T9">и</text:span> <text:span text:style-name="T9">други</text:span> <text:span text:style-name="T9">документи</text:span> <text:span text:style-name="T9">во</text:span> <text:span text:style-name="T9">врска</text:span> <text:span text:style-name="T9">со</text:span> <text:span text:style-name="T9">организацијата</text:span>:</text:p>
      <text:p text:style-name="P26">2) <text:span text:style-name="T9">деловни</text:span> <text:span text:style-name="T9">писма</text:span> <text:span text:style-name="T9">и</text:span> <text:span text:style-name="T9">кореспондеции</text:span>;</text:p>
      <text:p text:style-name="P26"><text:soft-page-break/>3) <text:span text:style-name="T9">сметки</text:span> <text:span text:style-name="T9">за</text:span> <text:span text:style-name="T9">книжење</text:span>, <text:span text:style-name="T9">и</text:span>/<text:span text:style-name="T9">или</text:span>,</text:p>
      <text:p text:style-name="P26">4) <text:span text:style-name="T9">други</text:span> <text:span text:style-name="T9">документи</text:span>, <text:span text:style-name="T9">доколку</text:span> <text:span text:style-name="T9">истите</text:span> <text:span text:style-name="T9">имаат</text:span> <text:span text:style-name="T9">значење</text:span> <text:span text:style-name="T9">за</text:span> <text:span text:style-name="T9">оданочување</text:span>.</text:p>
      <text:p text:style-name="P26"/>
      <text:p text:style-name="Standard"/>
      <text:p text:style-name="P20"><text:span text:style-name="T7">Општи</text:span><text:span text:style-name="T8"> </text:span><text:span text:style-name="T7">начела</text:span><text:span text:style-name="T8"> </text:span><text:span text:style-name="T7">за</text:span><text:span text:style-name="T8"> </text:span><text:span text:style-name="T7">водење</text:span><text:span text:style-name="T8"> </text:span><text:span text:style-name="T7">на</text:span><text:span text:style-name="T8"> </text:span><text:span text:style-name="T7">книговодство</text:span><text:span text:style-name="T8"> </text:span><text:span text:style-name="T7">и</text:span><text:span text:style-name="T8"> </text:span><text:span text:style-name="T7">евиденција</text:span></text:p>
      <text:p text:style-name="P22"/>
      <text:p text:style-name="P20"><text:span text:style-name="T7">Член</text:span><text:span text:style-name="T8"> 47</text:span></text:p>
      <text:p text:style-name="P23"/>
      <text:p text:style-name="P10"><text:span text:style-name="T9">Книговодството</text:span> <text:span text:style-name="T9">и</text:span> <text:span text:style-name="T9">евиденциите</text:span> <text:span text:style-name="T9">мора</text:span> <text:span text:style-name="T9">да</text:span> <text:span text:style-name="T9">се</text:span> <text:span text:style-name="T9">вод</text:span>at <text:span text:style-name="T9">во</text:span> <text:span text:style-name="T9">согласност</text:span> <text:span text:style-name="T9">со</text:span> <text:span text:style-name="T9">прописите</text:span> <text:span text:style-name="T9">и</text:span> <text:span text:style-name="T9">на</text:span> <text:span text:style-name="T9">начин</text:span> <text:span text:style-name="T9">да</text:span> <text:span text:style-name="T9">може</text:span> <text:span text:style-name="T9">и</text:span> <text:span text:style-name="T9">стручно</text:span> <text:span text:style-name="T9">трето</text:span> <text:span text:style-name="T9">лице</text:span>, <text:span text:style-name="T9">во</text:span> <text:span text:style-name="T9">соодветен</text:span> <text:span text:style-name="T9">рок</text:span> <text:span text:style-name="T9">да</text:span> <text:span text:style-name="T9">стекне</text:span> <text:span text:style-name="T9">преглед</text:span> <text:span text:style-name="T9">над</text:span> <text:span text:style-name="T9">работењето</text:span> <text:span text:style-name="T9">на</text:span> <text:span text:style-name="T9">даночниот</text:span> <text:span text:style-name="T9">обврзник</text:span> <text:span text:style-name="T9">и</text:span> <text:span text:style-name="T9">деловните</text:span> <text:span text:style-name="T9">дејствија</text:span> <text:span text:style-name="T9">за</text:span> <text:span text:style-name="T9">нивното</text:span> <text:span text:style-name="T9">настанување</text:span>, <text:span text:style-name="T9">развој</text:span> <text:span text:style-name="T9">и</text:span> <text:span text:style-name="T9">завршување</text:span>.</text:p>
      <text:p text:style-name="Standard"/>
      <text:p text:style-name="P20"><text:span text:style-name="T7">Книговидствена</text:span><text:span text:style-name="T8"> </text:span><text:span text:style-name="T7">исправа</text:span><text:span text:style-name="T8"> </text:span><text:span text:style-name="T7">и</text:span><text:span text:style-name="T8"> </text:span><text:span text:style-name="T7">евиденција</text:span></text:p>
      <text:p text:style-name="P22"/>
      <text:p text:style-name="P20"><text:span text:style-name="T7">Член</text:span><text:span text:style-name="T8"> 48</text:span></text:p>
      <text:p text:style-name="P23"/>
      <text:p text:style-name="P10"><text:span text:style-name="T8">(1)</text:span> <text:span text:style-name="T9">Книжењата</text:span> <text:span text:style-name="T9">и</text:span> <text:span text:style-name="T9">другите</text:span> <text:span text:style-name="T9">евидентирања</text:span>, <text:span text:style-name="T9">и</text:span> <text:span text:style-name="T9">во</text:span> <text:span text:style-name="T9">електронска</text:span> <text:span text:style-name="T9">форма</text:span> <text:span text:style-name="T9">треба</text:span> <text:span text:style-name="T9">да</text:span> <text:span text:style-name="T9">се</text:span> <text:span text:style-name="T9">извршат</text:span> <text:span text:style-name="T9">целосно</text:span>, <text:span text:style-name="T9">точно</text:span>, <text:span text:style-name="T9">навремено</text:span>, <text:span text:style-name="T9">веродостојно</text:span> <text:span text:style-name="T9">и</text:span> <text:span text:style-name="T9">уредно</text:span>. <text:span text:style-name="T9">Готовинскиот</text:span> <text:span text:style-name="T9">промет</text:span> <text:span text:style-name="T9">мора</text:span> <text:span text:style-name="T9">да</text:span> <text:span text:style-name="T9">се</text:span> <text:span text:style-name="T9">бележ</text:span>i <text:span text:style-name="T9">континуирано</text:span> - <text:span text:style-name="T9">по</text:span> <text:span text:style-name="T9">редослед</text:span> <text:span text:style-name="T9">на</text:span> <text:span text:style-name="T9">н</text:span>egovoto <text:span text:style-name="T9">настанување</text:span>, <text:span text:style-name="T9">секојдневно</text:span>.</text:p>
      <text:p text:style-name="P10"><text:span text:style-name="T8">(2)</text:span> <text:span text:style-name="T9">Книжењето</text:span> <text:span text:style-name="T9">или</text:span> <text:span text:style-name="T9">друго</text:span> <text:span text:style-name="T9">евидентирање</text:span>, <text:span text:style-name="T9">и</text:span> <text:span text:style-name="T9">во</text:span> <text:span text:style-name="T9">електронска</text:span> <text:span text:style-name="T9">форма</text:span> <text:s/><text:span text:style-name="T9">не</text:span> <text:span text:style-name="T9">смее</text:span> <text:span text:style-name="T9">да</text:span> <text:span text:style-name="T9">се</text:span> <text:span text:style-name="T9">менува</text:span> <text:span text:style-name="T9">на</text:span> <text:span text:style-name="T9">начин</text:span> <text:span text:style-name="T9">што</text:span> <text:span text:style-name="T9">првобитната</text:span> <text:span text:style-name="T9">содржина</text:span> <text:span text:style-name="T9">повеќе</text:span> <text:span text:style-name="T9">не</text:span> <text:span text:style-name="T9">може</text:span> <text:span text:style-name="T9">да</text:span> <text:span text:style-name="T9">се</text:span> <text:span text:style-name="T9">утврди</text:span>. <text:span text:style-name="T9">Не</text:span> <text:span text:style-name="T9">смее</text:span> <text:span text:style-name="T9">да</text:span> <text:span text:style-name="T9">се</text:span> <text:span text:style-name="T9">вршат</text:span> <text:span text:style-name="T9">измени</text:span> <text:span text:style-name="T9">од</text:span> <text:span text:style-name="T9">такво</text:span> <text:span text:style-name="T9">значење</text:span> <text:span text:style-name="T9">да</text:span> <text:span text:style-name="T9">е</text:span> <text:span text:style-name="T9">неизвесно</text:span> <text:span text:style-name="T9">дали</text:span> <text:span text:style-name="T9">тие</text:span> <text:span text:style-name="T9">се</text:span> <text:span text:style-name="T9">спроведени</text:span> <text:span text:style-name="T9">претходно</text:span> <text:span text:style-name="T9">или</text:span> <text:span text:style-name="T9">дополнително</text:span></text:p>
      <text:p text:style-name="P10"><text:span text:style-name="T8">(3)</text:span> <text:span text:style-name="T9">Деловните</text:span> <text:span text:style-name="T9">книги</text:span> <text:span text:style-name="T9">и</text:span> <text:span text:style-name="T9">другите</text:span> <text:span text:style-name="T9">евиденции</text:span>, <text:span text:style-name="T9">дури</text:span> <text:span text:style-name="T9">и</text:span> <text:span text:style-name="T9">ако</text:span> <text:span text:style-name="T9">за</text:span> <text:span text:style-name="T9">нивното</text:span> <text:span text:style-name="T9">водење</text:span> <text:span text:style-name="T9">не</text:span> <text:span text:style-name="T9">постои</text:span> <text:span text:style-name="T9">законска</text:span> <text:span text:style-name="T9">обврска</text:span>, <text:span text:style-name="T9">мора</text:span> <text:span text:style-name="T9">во</text:span> <text:span text:style-name="T9">секое</text:span> <text:span text:style-name="T9">време</text:span> <text:span text:style-name="T9">да</text:span> <text:span text:style-name="T9">се</text:span> <text:span text:style-name="T9">достапни</text:span> <text:s/><text:span text:style-name="T9">во</text:span> <text:span text:style-name="T9">земјата</text:span>.</text:p>
      <text:p text:style-name="P10"><text:span text:style-name="T7">(4)</text:span><text:span text:style-name="T9"> Деловните</text:span> <text:span text:style-name="T9">книги</text:span> <text:span text:style-name="T9">и</text:span> <text:span text:style-name="T9">другите</text:span> <text:span text:style-name="T9">евиденции</text:span> <text:span text:style-name="T9">мора</text:span> <text:span text:style-name="T9">да</text:span> <text:span text:style-name="T9">се</text:span> <text:span text:style-name="T9">приложат</text:span> <text:span text:style-name="T9">на</text:span> <text:span text:style-name="T9">службен</text:span> <text:span text:style-name="T9">јазик</text:span>. </text:p>
      <text:p text:style-name="P10"><text:span text:style-name="T8">(5)</text:span> <text:span text:style-name="T9">Доколку</text:span> <text:span text:style-name="T9">книжењата</text:span> <text:span text:style-name="T9">и</text:span> <text:span text:style-name="T9">другите</text:span> <text:span text:style-name="T9">евиденции</text:span> <text:span text:style-name="T9">се</text:span> <text:span text:style-name="T9">обработени</text:span> <text:span text:style-name="T9">со</text:span> <text:span text:style-name="T9">систем</text:span> <text:span text:style-name="T9">за</text:span> <text:s/><text:span text:style-name="T9">обработка</text:span> <text:span text:style-name="T9">на</text:span> <text:span text:style-name="T9">податоци</text:span>, <text:span text:style-name="T9">тогаш</text:span> <text:s/><text:span text:style-name="T9">Управата</text:span> <text:span text:style-name="T9">за</text:span> <text:span text:style-name="T9">јавни</text:span> <text:span text:style-name="T9">приходи</text:span> <text:span text:style-name="T9">има</text:span> <text:span text:style-name="T9">право</text:span> <text:span text:style-name="T9">да</text:span> <text:span text:style-name="T9">добие</text:span> <text:span text:style-name="T9">увид</text:span> <text:span text:style-name="T9">во</text:span> <text:span text:style-name="T9">меморираните</text:span> <text:span text:style-name="T9">податоци</text:span> <text:span text:style-name="T9">и</text:span> <text:span text:style-name="T9">да</text:span> <text:span text:style-name="T9">го</text:span> <text:span text:style-name="T9">користи</text:span> <text:span text:style-name="T9">системот</text:span> <text:span text:style-name="T9">за</text:span> <text:s/><text:span text:style-name="T9">обработка</text:span> <text:span text:style-name="T9">на</text:span> <text:span text:style-name="T9">податоци</text:span> <text:span text:style-name="T9">за</text:span> <text:span text:style-name="T9">испитување</text:span> <text:span text:style-name="T9">на</text:span> <text:span text:style-name="T9">истите</text:span>. <text:s/><text:span text:style-name="T9">Управата</text:span> <text:span text:style-name="T9">за</text:span> <text:span text:style-name="T9">јавни</text:span> <text:span text:style-name="T9">приходи</text:span> <text:span text:style-name="T9">може</text:span> <text:span text:style-name="T9">да</text:span> <text:span text:style-name="T9">побара</text:span> <text:span text:style-name="T9">податоците</text:span> <text:span text:style-name="T9">да</text:span> <text:span text:style-name="T9">бидат</text:span> <text:span text:style-name="T9">обработени</text:span> <text:span text:style-name="T9">според</text:span> <text:span text:style-name="T9">нејзино</text:span> <text:span text:style-name="T9">побарување</text:span>, <text:span text:style-name="T9">или</text:span> <text:span text:style-name="T9">меморираните</text:span> <text:span text:style-name="T9">податоци</text:span> <text:span text:style-name="T9">да</text:span> <text:span text:style-name="T9">и</text:span> <text:span text:style-name="T9">бидат</text:span> <text:span text:style-name="T9">доставени</text:span> <text:span text:style-name="T9">на</text:span> <text:span text:style-name="T9">машински</text:span> <text:span text:style-name="T9">носач</text:span> <text:span text:style-name="T9">на</text:span> <text:span text:style-name="T9">податоци</text:span>. <text:span text:style-name="T9">Трошоците</text:span> <text:span text:style-name="T9">за</text:span> <text:span text:style-name="T9">тоа</text:span> <text:span text:style-name="T9">ги</text:span> <text:span text:style-name="T9">сноси</text:span> <text:span text:style-name="T9">даночниот</text:span> <text:span text:style-name="T9">обврзник</text:span>.</text:p>
      <text:p text:style-name="P22"/>
      <text:p text:style-name="P22"/>
      <text:p text:style-name="P22"/>
      <text:p text:style-name="P23"/>
      <text:p text:style-name="P20"><text:span text:style-name="T7">Рок</text:span><text:span text:style-name="T8"> </text:span><text:span text:style-name="T7">на</text:span><text:span text:style-name="T8"> </text:span><text:span text:style-name="T7">чување</text:span><text:span text:style-name="T8"> </text:span><text:span text:style-name="T7">на</text:span><text:span text:style-name="T8"> </text:span><text:span text:style-name="T7">деловни</text:span><text:span text:style-name="T8"> </text:span><text:span text:style-name="T7">книги</text:span><text:span text:style-name="T8"> </text:span><text:span text:style-name="T7">и</text:span><text:span text:style-name="T8"> </text:span><text:span text:style-name="T7">евиденции</text:span></text:p>
      <text:p text:style-name="P22"/>
      <text:p text:style-name="P20"><text:span text:style-name="T7">Член</text:span><text:span text:style-name="T8"> 49</text:span></text:p>
      <text:p text:style-name="P27"/>
      <text:p text:style-name="P10"><text:span text:style-name="T8">(1)</text:span> <text:span text:style-name="T9">Деловните</text:span> <text:span text:style-name="T9">книги</text:span> <text:span text:style-name="T9">и</text:span> <text:span text:style-name="T9">евиденции</text:span> od ~lenot <text:span text:style-name="T9">членот</text:span> 46 <text:span text:style-name="T9">став</text:span> (2) <text:span text:style-name="T9">точка</text:span> 1) <text:span text:style-name="T9">до</text:span> 3) od ovoj zakon, <text:span text:style-name="T9">треба</text:span> <text:span text:style-name="T9">уредно</text:span> <text:span text:style-name="T9">да</text:span> <text:span text:style-name="T9">се</text:span> <text:span text:style-name="T9">чуваат</text:span>. <text:span text:style-name="T9">Тие</text:span> mora <text:span text:style-name="T9">да</text:span> <text:span text:style-name="T9">се</text:span> <text:span text:style-name="T9">чуваат</text:span> 10 <text:span text:style-name="T9">години</text:span>. <text:span text:style-name="T9">Преостанатите</text:span> <text:span text:style-name="T9">евиденции</text:span> <text:span text:style-name="T9">и</text:span> <text:span text:style-name="T9">исправите</text:span> <text:span text:style-name="T9">за</text:span> <text:span text:style-name="T9">дневниот</text:span> <text:span text:style-name="T9">готовински</text:span> <text:span text:style-name="T9">промет</text:span> <text:span text:style-name="T9">мора</text:span> <text:span text:style-name="T9">да</text:span> <text:span text:style-name="T9">се</text:span> <text:span text:style-name="T9">чуваат</text:span> 5 <text:span text:style-name="T9">години</text:span>.</text:p>
      <text:p text:style-name="P10"><text:span text:style-name="T8">(2)</text:span> <text:span text:style-name="T9">Рокот</text:span> <text:span text:style-name="T9">за</text:span> <text:span text:style-name="T9">чување</text:span> <text:span text:style-name="T9">почнува</text:span> <text:span text:style-name="T9">да</text:span> <text:span text:style-name="T9">тече</text:span> <text:span text:style-name="T9">со</text:span> <text:span text:style-name="T9">крајот</text:span> <text:span text:style-name="T9">на</text:span> <text:span text:style-name="T9">календарската</text:span> <text:span text:style-name="T9">година, </text:span>vo koja:</text:p>
      <text:p text:style-name="P10"><text:span text:style-name="T3"><text:s text:c="13"/></text:span>1) e napraveno poslednoto zapi{uvawe;</text:p>
      <text:p text:style-name="P10"><text:span text:style-name="T3"><text:s text:c="13"/></text:span>2) e sostaven popisot, dano~niot bilans ili godi{nata smetka;</text:p>
      <text:p text:style-name="P10"><text:span text:style-name="T3"><text:s text:c="13"/></text:span>3) e primeno ili isprateno delovno pismo ili korespondencija;</text:p>
      <text:p text:style-name="P10"><text:span text:style-name="T3"><text:s text:c="13"/></text:span>4) <text:s/>nastanala potvrdata za kni`ewe;</text:p>
      <text:p text:style-name="P10"><text:span text:style-name="T3"><text:s text:c="13"/></text:span>5) <text:s/>nastanal sekakov vid na bele`ewe ili kni`ewe;</text:p>
      <text:p text:style-name="P10"><text:span text:style-name="T3"><text:s text:c="13"/></text:span>6) <text:s text:c="2"/>nastanale drugi dokumenti .</text:p>
      <text:p text:style-name="Standard"/>
      <text:p text:style-name="P20"><text:span text:style-name="T7">Пријава</text:span><text:span text:style-name="T8"> </text:span><text:span text:style-name="T7">на</text:span><text:span text:style-name="T8"> </text:span><text:span text:style-name="T7">факти</text:span><text:span text:style-name="T8"> </text:span><text:span text:style-name="T7">битни</text:span><text:span text:style-name="T8"> </text:span><text:span text:style-name="T7">за</text:span><text:span text:style-name="T8"> </text:span><text:span text:style-name="T7">оданочување</text:span></text:p>
      <text:p text:style-name="P22"/>
      <text:p text:style-name="P20"><text:span text:style-name="T7">Член</text:span><text:span text:style-name="T8"> 50</text:span></text:p>
      <text:p text:style-name="P27"/>
      <text:p text:style-name="P10"><text:span text:style-name="T8">(1)</text:span> Dano~niot obvrznik mora da gi prijavi site fakti bitni za odano~uvaweto, osobeno: osnovaweto, premestuvaweto i prestanokot na trgovskoto dru{tvo, rabotilnicata ili delovnata edinica ili po~etokot na vr{ewe na stopanska dejnost, promena na prestojuvali{te kako i drugi fakti ~ie prijavuvawe e zakonski propi{ano.</text:p>
      <text:p text:style-name="P10"><text:soft-page-break/><text:span text:style-name="T8">(2)</text:span> Po isklu~ok od stavot (1), dano~nite obvrznici treba da go prijavat:</text:p>
      <text:p text:style-name="P26">1) <text:span text:style-name="T9">основање</text:span>to <text:span text:style-name="T9">или</text:span> <text:span text:style-name="T9">купување</text:span>to <text:span text:style-name="T9">на</text:span> <text:span text:style-name="T9">претпријатија</text:span> <text:span text:style-name="T9">или</text:span> <text:span text:style-name="T9">деловни</text:span> <text:span text:style-name="T9">потфати</text:span> <text:span text:style-name="T9">во</text:span> <text:span text:style-name="T9">странство;</text:span></text:p>
      <text:p text:style-name="P26">2) u<text:span text:style-name="T9">чество</text:span>to <text:span text:style-name="T9">во</text:span> <text:span text:style-name="T9">странски</text:span> <text:span text:style-name="T9">персонални</text:span> <text:span text:style-name="T9">друштва</text:span> <text:span text:style-name="T9">или</text:span> <text:span text:style-name="T9">нивното</text:span> <text:span text:style-name="T9">откажување</text:span> <text:span text:style-name="T9">или</text:span> <text:span text:style-name="T9">промена</text:span>, i</text:p>
      <text:p text:style-name="P26">3) z<text:span text:style-name="T9">добивање</text:span>to <text:span text:style-name="T9">со</text:span> <text:span text:style-name="T9">учества</text:span> <text:span text:style-name="T9">во</text:span> <text:span text:style-name="T9">капитални</text:span> <text:span text:style-name="T9">друштва</text:span> <text:span text:style-name="T9">во</text:span> <text:span text:style-name="T9">странство</text:span>, <text:span text:style-name="T9">како</text:span> <text:span text:style-name="T9">и</text:span> <text:span text:style-name="T9">промени</text:span> <text:span text:style-name="T9">во</text:span> <text:span text:style-name="T9">нивниот</text:span> <text:span text:style-name="T9">процент</text:span> <text:span text:style-name="T9">на</text:span> <text:span text:style-name="T9">учество</text:span>.</text:p>
      <text:p text:style-name="P10"><text:span text:style-name="T8">(3)</text:span> <text:span text:style-name="T9">Пријавата</text:span> <text:span text:style-name="T9">според</text:span> <text:span text:style-name="T9">ставовите</text:span> (1) <text:span text:style-name="T9">и</text:span> (2) <text:span text:style-name="T9">треба</text:span> <text:span text:style-name="T9">во</text:span> <text:span text:style-name="T9">писмена</text:span> <text:span text:style-name="T9">форма</text:span> <text:span text:style-name="T9">да</text:span> <text:span text:style-name="T9">се</text:span> <text:span text:style-name="T9">достави</text:span> <text:span text:style-name="T9">до</text:span> <text:span text:style-name="T9">Управата</text:span> <text:span text:style-name="T9">за</text:span> <text:span text:style-name="T9">јавни</text:span> <text:span text:style-name="T9">приходи</text:span> <text:span text:style-name="T9">во</text:span> <text:span text:style-name="T9">рок</text:span> <text:span text:style-name="T9">од</text:span> <text:span text:style-name="T9">еден</text:span> <text:span text:style-name="T9">месец</text:span> <text:span text:style-name="T9">од</text:span> <text:span text:style-name="T9">денот</text:span> <text:span text:style-name="T9">на</text:span> <text:span text:style-name="T9">настанување</text:span> <text:span text:style-name="T9">на</text:span> <text:span text:style-name="T9">околностите</text:span> <text:span text:style-name="T9">кои</text:span> <text:span text:style-name="T9">треба</text:span> <text:span text:style-name="T9">да</text:span> <text:span text:style-name="T9">се</text:span> <text:span text:style-name="T9">пријават</text:span>.</text:p>
      <text:p text:style-name="Standard"/>
      <text:p text:style-name="P20"><text:span text:style-name="T7">Учество</text:span><text:span text:style-name="T8"> </text:span><text:span text:style-name="T7">на</text:span><text:span text:style-name="T8"> </text:span><text:span text:style-name="T7">даночните</text:span><text:span text:style-name="T8"> </text:span><text:span text:style-name="T7">обврзници</text:span><text:span text:style-name="T8"> </text:span><text:span text:style-name="T7">во</text:span><text:span text:style-name="T8"> </text:span><text:span text:style-name="T7">утврдување</text:span><text:span text:style-name="T8"> </text:span><text:span text:style-name="T7">на</text:span><text:span text:style-name="T8"> </text:span><text:span text:style-name="T7">фактичката</text:span><text:span text:style-name="T8"> </text:span><text:span text:style-name="T7">состојба</text:span></text:p>
      <text:p text:style-name="P22"/>
      <text:p text:style-name="P20"><text:span text:style-name="T7">Член</text:span><text:span text:style-name="T8"> 51</text:span></text:p>
      <text:p text:style-name="P23"/>
      <text:p text:style-name="P10"><text:span text:style-name="T8">(1)</text:span> Dano~niot obvrznik mora <text:s/>da u~estvuva vo utvrduvaweto na fakti~kata sostojba. Toj svoeto u~estvo go ispolnuva osobeno so <text:s/>iznesuvawe na celosni i vistiniti fakti bitni za odano~uvawe i za tie svoi tvrdewa treba da podnese dokazi.</text:p>
      <text:p text:style-name="P10"><text:span text:style-name="T8">(2)</text:span> <text:span text:style-name="T9">Доколку</text:span> <text:span text:style-name="T9">фактичката</text:span> <text:span text:style-name="T9">состојба</text:span> <text:span text:style-name="T9">која</text:span> <text:span text:style-name="T9">се</text:span> <text:span text:style-name="T9">однесува</text:span> <text:span text:style-name="T9">на</text:span> <text:span text:style-name="T9">активности</text:span> <text:span text:style-name="T9">во</text:span> <text:span text:style-name="T9">странство</text:span>, <text:span text:style-name="T9">треба</text:span> <text:span text:style-name="T9">да</text:span> <text:span text:style-name="T9">се</text:span> <text:span text:style-name="T9">оцени</text:span> <text:span text:style-name="T9">во</text:span> <text:span text:style-name="T9">однос</text:span> <text:span text:style-name="T9">на</text:span> <text:span text:style-name="T9">оданочувањето</text:span>, <text:span text:style-name="T9">во</text:span> <text:span text:style-name="T9">тој</text:span> <text:span text:style-name="T9">случај</text:span> <text:span text:style-name="T9">даночниот</text:span> <text:span text:style-name="T9">обврзник</text:span> <text:span text:style-name="T9">во</text:span> <text:span text:style-name="T9">целост</text:span> <text:span text:style-name="T9">треба</text:span> <text:span text:style-name="T9">да</text:span> <text:span text:style-name="T9">ја</text:span> <text:span text:style-name="T9">разјасни</text:span> <text:span text:style-name="T9">фактичката</text:span> <text:span text:style-name="T9">состојба</text:span>. <text:span text:style-name="T9">Тој</text:span> <text:span text:style-name="T9">треба</text:span> <text:span text:style-name="T9">да</text:span> <text:span text:style-name="T9">ги</text:span> <text:span text:style-name="T9">набави</text:span> <text:span text:style-name="T9">потребните</text:span> <text:span text:style-name="T9">докази</text:span>. <text:span text:style-name="T9">Притоа</text:span> <text:span text:style-name="T9">тој</text:span> <text:span text:style-name="T9">треба</text:span> <text:span text:style-name="T9">да</text:span> <text:span text:style-name="T9">ги</text:span> <text:span text:style-name="T9">користи</text:span> <text:span text:style-name="T9">сите</text:span> <text:span text:style-name="T9">правни</text:span> <text:span text:style-name="T9">и</text:span> <text:span text:style-name="T9">фактички</text:span> <text:span text:style-name="T9">можности</text:span>. <text:span text:style-name="T9">Тој</text:span> <text:span text:style-name="T9">мора</text:span> <text:span text:style-name="T9">да</text:span> <text:span text:style-name="T9">ја</text:span> <text:span text:style-name="T9">осигура</text:span> <text:span text:style-name="T9">можноста</text:span> <text:span text:style-name="T9">за</text:span> <text:span text:style-name="T9">појаснување</text:span> <text:span text:style-name="T9">на</text:span> <text:span text:style-name="T9">фактичката</text:span> <text:span text:style-name="T9">состојба</text:span> <text:span text:style-name="T9">и</text:span> <text:span text:style-name="T9">набавување</text:span> <text:span text:style-name="T9">на</text:span> <text:span text:style-name="T9">докази</text:span> <text:span text:style-name="T9">веќе</text:span> <text:span text:style-name="T9">во</text:span> kreiraweto <text:span text:style-name="T9">на</text:span> <text:span text:style-name="T9">своите</text:span> <text:span text:style-name="T9">односи</text:span> so stranstvo.</text:p>
      <text:p text:style-name="P10"><text:span text:style-name="T8">(3)</text:span> <text:span text:style-name="T9">Кај</text:span> <text:span text:style-name="T9">фактички</text:span> <text:span text:style-name="T9">состојби</text:span>, <text:span text:style-name="T9">кои</text:span> <text:span text:style-name="T9">се</text:span> <text:span text:style-name="T9">однесуваат</text:span> <text:span text:style-name="T9">на</text:span> <text:span text:style-name="T9">постапки</text:span> <text:span text:style-name="T9">поврзани</text:span> <text:span text:style-name="T9">со</text:span> <text:span text:style-name="T9">странство</text:span>, <text:span text:style-name="T9">даночниот</text:span> <text:span text:style-name="T9">обврзник</text:span> <text:span text:style-name="T9">мора</text:span> <text:span text:style-name="T9">да</text:span> <text:span text:style-name="T9">поднесе</text:span> <text:span text:style-name="T9">посебни</text:span> <text:span text:style-name="T9">документи</text:span> <text:span text:style-name="T9">за</text:span> <text:span text:style-name="T9">начинот</text:span> <text:span text:style-name="T9">и</text:span> <text:span text:style-name="T9">за</text:span> <text:span text:style-name="T9">содржината</text:span> <text:span text:style-name="T9">на</text:span> <text:span text:style-name="T9">неговите</text:span> <text:span text:style-name="T9">деловни</text:span> <text:span text:style-name="T9">контакти</text:span> <text:span text:style-name="T9">со</text:span> <text:span text:style-name="T9">личностите</text:span> <text:span text:style-name="T9">кои</text:span> <text:span text:style-name="T9">што</text:span> <text:span text:style-name="T9">му</text:span> <text:span text:style-name="T9">се</text:span> <text:span text:style-name="T9">блиски</text:span>. <text:span text:style-name="T9">Содржината</text:span> <text:span text:style-name="T9">и</text:span> <text:span text:style-name="T9">формата</text:span> <text:span text:style-name="T9">на</text:span> <text:span text:style-name="T9">овие</text:span> <text:span text:style-name="T9">документи</text:span> poblisku gi propi{uva m<text:span text:style-name="T9">инистерот</text:span> <text:span text:style-name="T9">за</text:span> <text:span text:style-name="T9">финансии</text:span>.</text:p>
      <text:p text:style-name="P10"><text:span text:style-name="T8">(4)</text:span> <text:span text:style-name="T9">Управата</text:span> <text:span text:style-name="T9">за</text:span> <text:span text:style-name="T9">јавни</text:span> <text:span text:style-name="T9">приходи</text:span> <text:span text:style-name="T9">го</text:span> <text:span text:style-name="T9">задржува</text:span> <text:span text:style-name="T9">правото</text:span>, <text:span text:style-name="T9">по</text:span> <text:span text:style-name="T9">службена</text:span> <text:span text:style-name="T9">должност</text:span> <text:span text:style-name="T9">да</text:span> <text:span text:style-name="T9">ја</text:span> <text:span text:style-name="T9">утврди</text:span> <text:span text:style-name="T9">фактичката</text:span> <text:span text:style-name="T9">состојба</text:span>.</text:p>
      <text:p text:style-name="P25"/>
      <text:p text:style-name="P20"><text:span text:style-name="T7">Постапување</text:span><text:span text:style-name="T8"> </text:span><text:span text:style-name="T7">со</text:span><text:span text:style-name="T8"> </text:span><text:span text:style-name="T7">сметки</text:span><text:span text:style-name="T8">, </text:span><text:span text:style-name="T7">вредности</text:span><text:span text:style-name="T8"> </text:span><text:span text:style-name="T7">и</text:span><text:span text:style-name="T8"> </text:span><text:span text:style-name="T7">сефови</text:span></text:p>
      <text:p text:style-name="P25"/>
      <text:p text:style-name="P20"><text:span text:style-name="T7">Член</text:span><text:span text:style-name="T8"> 52</text:span></text:p>
      <text:p text:style-name="P23"/>
      <text:p text:style-name="P10">Toj koj vodi smetka, ~uva ili kako zalog zema vrednosti ili otstapuva sefovi, mora da gi utvrdi podatocite na liceto i na polnomo{nikot za raspolagawe i toa da go zabele`i vo soodvetna forma i na barawe na Upravata za javni prihodi istite da gi dostavi.</text:p>
      <text:p text:style-name="Standard"/>
      <text:p text:style-name="P20"><text:span text:style-name="T7">Глава</text:span><text:span text:style-name="T8"> </text:span><text:span text:style-name="T7">втора</text:span></text:p>
      <text:p text:style-name="P22"/>
      <text:p text:style-name="P22">DANO^NA PRIJAVA</text:p>
      <text:p text:style-name="P22"/>
      <text:p text:style-name="P20"><text:span text:style-name="T7">Поим</text:span><text:span text:style-name="T8"> </text:span><text:span text:style-name="T7">на</text:span><text:span text:style-name="T8"> </text:span><text:span text:style-name="T7">даночна</text:span><text:span text:style-name="T8"> </text:span><text:span text:style-name="T7">пријава</text:span></text:p>
      <text:p text:style-name="P22"/>
      <text:p text:style-name="P20"><text:span text:style-name="T7">Член</text:span><text:span text:style-name="T8"> 53</text:span></text:p>
      <text:p text:style-name="P23"/>
      <text:p text:style-name="P10"><text:span text:style-name="T8">(1)</text:span> Dano~na prijava prestavuva izve{taj za dano~niot obvrznik za ostvarenite prihodi, izvr{enite rashodi, dobivkata, imotot, prometot na dobra i uslugi ili drugi transakcii od zna~awe za utvrduvawe na danok.</text:p>
      <text:p text:style-name="P10"><text:span text:style-name="T8">(2)</text:span> Dano~niot obvrznik mora <text:s/>da podnese dano~na prijava kaj Upravata za javni prihodi.</text:p>
      <text:p text:style-name="P10"><text:span text:style-name="T8">(3)</text:span> Povik <text:s/>za podnesuvawe na dano~na prijava mo`e da se upati po pat na javno soop{tenie.</text:p>
      <text:p text:style-name="P10"><text:span text:style-name="T8">(4)</text:span> Dano~na prijava mora da podnese i lice koe za toa }e bide povikano od Upravata za javni prihodi.</text:p>
      <text:p text:style-name="Standard"/>
      <text:p text:style-name="P20"><text:span text:style-name="T7">Форма</text:span><text:span text:style-name="T8">, </text:span><text:span text:style-name="T7">содржина</text:span><text:span text:style-name="T8"> </text:span><text:span text:style-name="T7">и</text:span><text:span text:style-name="T8"> </text:span><text:span text:style-name="T7">начин </text:span><text:span text:style-name="T8">na</text:span><text:span text:style-name="T7"> </text:span><text:span text:style-name="T8"><text:s/></text:span><text:span text:style-name="T7">поднесување</text:span><text:span text:style-name="T8"> </text:span><text:span text:style-name="T7">на</text:span><text:span text:style-name="T8"> </text:span><text:span text:style-name="T7">даночна</text:span><text:span text:style-name="T8"> </text:span><text:span text:style-name="T7">пријава</text:span></text:p>
      <text:p text:style-name="P22"/>
      <text:p text:style-name="P20"><text:span text:style-name="T7">Член</text:span><text:span text:style-name="T8"> 54</text:span></text:p>
      <text:p text:style-name="P23"><text:soft-page-break/></text:p>
      <text:p text:style-name="P10"><text:span text:style-name="T8">(1)</text:span> <text:span text:style-name="T9">Даночна</text:span>ta <text:span text:style-name="T9">пријава</text:span> <text:span text:style-name="T9">се</text:span> <text:span text:style-name="T9">поднесува</text:span> <text:span text:style-name="T9">на</text:span> <text:span text:style-name="T9">образец</text:span> <text:span text:style-name="T9">чија</text:span> <text:span text:style-name="T9">форма</text:span> <text:span text:style-name="T9">и</text:span> <text:span text:style-name="T9">содржина</text:span> <text:span text:style-name="T9">ја</text:span> <text:span text:style-name="T9">пропишува</text:span> <text:span text:style-name="T9">министерот</text:span> <text:span text:style-name="T9">за</text:span> <text:span text:style-name="T9">финансии</text:span>.</text:p>
      <text:p text:style-name="P10"><text:span text:style-name="T8">(2)</text:span> <text:span text:style-name="T9">Ако</text:span> <text:span text:style-name="T9">е</text:span> taka <text:span text:style-name="T9">пропишано</text:span>, <text:span text:style-name="T9">даночниот</text:span> <text:span text:style-name="T9">обврзник</text:span> <text:span text:style-name="T9">во</text:span> <text:span text:style-name="T9">даночната</text:span> <text:span text:style-name="T9">пријава</text:span> <text:span text:style-name="T9">сам</text:span> <text:span text:style-name="T9">го</text:span> <text:span text:style-name="T9">пресметува</text:span> <text:span text:style-name="T9">данокот</text:span>.</text:p>
      <text:p text:style-name="P10"><text:span text:style-name="T8">(3)</text:span> <text:span text:style-name="T9">Податоците</text:span> <text:span text:style-name="T9">во</text:span> <text:span text:style-name="T9">даночната</text:span> <text:span text:style-name="T9">пријава</text:span> <text:span text:style-name="T9">мора</text:span> <text:span text:style-name="T9">да</text:span> <text:span text:style-name="T9">бидат</text:span> <text:span text:style-name="T9">точни</text:span>, <text:span text:style-name="T9">вистинити</text:span> <text:span text:style-name="T9">и</text:span> <text:span text:style-name="T9">потполни</text:span>.</text:p>
      <text:p text:style-name="P10"><text:span text:style-name="T8">(4)</text:span> <text:span text:style-name="T9">Кон</text:span> <text:span text:style-name="T9">даночната</text:span> <text:span text:style-name="T9">пријава</text:span> <text:span text:style-name="T9">мора</text:span> <text:span text:style-name="T9">да</text:span> <text:span text:style-name="T9">се</text:span> <text:span text:style-name="T9">приложи</text:span> <text:span text:style-name="T9">документација</text:span> <text:span text:style-name="T9">која</text:span> <text:span text:style-name="T9">што</text:span> <text:span text:style-name="T9">е</text:span> <text:span text:style-name="T9">пропишана</text:span> <text:span text:style-name="T9">со</text:span> <text:span text:style-name="T9">даночните</text:span> <text:span text:style-name="T9">закони</text:span>.</text:p>
      <text:p text:style-name="P10"><text:span text:style-name="T8">(5)</text:span> <text:span text:style-name="T9">Лицето</text:span> <text:span text:style-name="T9">што</text:span> <text:span text:style-name="T9">располага</text:span> <text:span text:style-name="T9">со</text:span> <text:span text:style-name="T9">документацијата</text:span> <text:span text:style-name="T9">од</text:span> <text:span text:style-name="T9">ставот</text:span> (4), mora <text:span text:style-name="T9">да</text:span> <text:span text:style-name="T9">ја</text:span> <text:span text:style-name="T9">даде</text:span> <text:span text:style-name="T9">на</text:span> <text:span text:style-name="T9">даночниот</text:span> <text:span text:style-name="T9">обврзник</text:span> <text:span text:style-name="T9">на</text:span> <text:span text:style-name="T9">негово</text:span> <text:span text:style-name="T9">барање</text:span>.</text:p>
      <text:p text:style-name="P10"><text:span text:style-name="T8">(6)</text:span> <text:span text:style-name="T9">Образецот</text:span> <text:span text:style-name="T9">за</text:span> <text:span text:style-name="T9">даночната</text:span> <text:span text:style-name="T9">пријава</text:span> <text:span text:style-name="T9">може</text:span> <text:span text:style-name="T9">да</text:span> <text:span text:style-name="T9">содржи</text:span> <text:span text:style-name="T9">и</text:span> <text:span text:style-name="T9">прашања</text:span> <text:span text:style-name="T9">потребни</text:span> <text:span text:style-name="T9">за</text:span> <text:span text:style-name="T9">дополнување</text:span> <text:span text:style-name="T9">на</text:span> <text:span text:style-name="T9">основата</text:span> <text:span text:style-name="T9">за</text:span> <text:span text:style-name="T9">оданочување</text:span> <text:span text:style-name="T9">и</text:span> <text:span text:style-name="T9">за</text:span> <text:span text:style-name="T9">статистички</text:span> <text:span text:style-name="T9">цели</text:span>.</text:p>
      <text:p text:style-name="P10"><text:span text:style-name="T8">(7)</text:span> <text:span text:style-name="T9">Доколку</text:span> <text:span text:style-name="T9">поинаку</text:span> <text:span text:style-name="T9">не</text:span> <text:span text:style-name="T9">е</text:span> <text:span text:style-name="T9">пропишано</text:span> <text:span text:style-name="T9">со</text:span> <text:span text:style-name="T9">даночен</text:span> <text:span text:style-name="T9">закон</text:span>, <text:span text:style-name="T9">даночниот</text:span> <text:span text:style-name="T9">обврзник</text:span> <text:s/><text:span text:style-name="T9">мора</text:span> <text:span text:style-name="T9">лично</text:span> <text:span text:style-name="T9">да</text:span> <text:span text:style-name="T9">ја</text:span> <text:span text:style-name="T9">потпише</text:span> <text:span text:style-name="T9">даночната</text:span> <text:span text:style-name="T9">пријава</text:span>. <text:span text:style-name="T9">Потпис</text:span> <text:span text:style-name="T9">на</text:span> <text:span text:style-name="T9">полномошник</text:span> <text:span text:style-name="T9">е</text:span> <text:span text:style-name="T9">дозволен</text:span> <text:span text:style-name="T9">само</text:span> <text:span text:style-name="T9">ако</text:span> <text:span text:style-name="T9">даночниот</text:span> <text:span text:style-name="T9">обврзник</text:span> <text:span text:style-name="T9">е</text:span> <text:span text:style-name="T9">спречен</text:span> <text:span text:style-name="T9">лично</text:span> <text:span text:style-name="T9">да</text:span> <text:span text:style-name="T9">ја</text:span> <text:span text:style-name="T9">потпише</text:span> <text:span text:style-name="T9">даночната</text:span> <text:span text:style-name="T9">пријава</text:span> <text:span text:style-name="T9">поради</text:span> <text:span text:style-name="T9">телесна</text:span> <text:span text:style-name="T9">или</text:span> <text:span text:style-name="T9">душевна</text:span> <text:span text:style-name="T9">болест,</text:span> <text:span text:style-name="T9">или</text:span> <text:span text:style-name="T9">поради</text:span> <text:span text:style-name="T9">подолго</text:span> <text:span text:style-name="T9">отсуство</text:span>.</text:p>
      <text:p text:style-name="P10"><text:span text:style-name="T8">(8)</text:span> <text:span text:style-name="T9">Ако</text:span> <text:span text:style-name="T9">даночната</text:span> <text:span text:style-name="T9">пријава</text:span>, <text:span text:style-name="T9">или</text:span> <text:span text:style-name="T9">нејзин</text:span> <text:span text:style-name="T9">дел</text:span> ja <text:span text:style-name="T9">изготвил</text:span> <text:span text:style-name="T9">даночен</text:span> <text:span text:style-name="T9">советник</text:span>, <text:span text:style-name="T9">тогаш</text:span> <text:s/><text:span text:style-name="T9">тој,</text:span> <text:span text:style-name="T9">тоа</text:span> <text:span text:style-name="T9">јасно</text:span> <text:span text:style-name="T9">мора</text:span> <text:span text:style-name="T9">да</text:span> <text:span text:style-name="T9">го</text:span> <text:span text:style-name="T9">наведе</text:span> <text:span text:style-name="T9">во</text:span> <text:span text:style-name="T9">даночната</text:span> <text:span text:style-name="T9">пријава</text:span>, <text:span text:style-name="T9">со</text:span> <text:span text:style-name="T9">впишување</text:span> <text:span text:style-name="T9">на</text:span> <text:span text:style-name="T9">своето</text:span> <text:span text:style-name="T9">име</text:span>, <text:span text:style-name="T9">адреса</text:span> <text:span text:style-name="T9">и</text:span> <text:span text:style-name="T9">даночен</text:span> <text:span text:style-name="T9">број</text:span>.</text:p>
      <text:p text:style-name="P10"><text:span text:style-name="T8">(9)</text:span> <text:span text:style-name="T9">Даночната</text:span> <text:span text:style-name="T9">пријава</text:span> <text:span text:style-name="T9">мора</text:span> <text:span text:style-name="T9">да</text:span> <text:span text:style-name="T9">се</text:span> <text:span text:style-name="T9">поднесе</text:span> <text:span text:style-name="T9">непосредно</text:span> <text:span text:style-name="T9">кај</text:span> <text:span text:style-name="T9">надлежната</text:span> Upravata za javni prihodi<text:span text:style-name="T9"> или</text:span> <text:span text:style-name="T9">по</text:span> <text:span text:style-name="T9">пошта</text:span>. <text:s/></text:p>
      <text:p text:style-name="P10"><text:span text:style-name="T8">(10)</text:span> <text:span text:style-name="T9">Независно</text:span> <text:span text:style-name="T9">од</text:span> <text:span text:style-name="T9">став</text:span> (9) <text:span text:style-name="T9">министерот</text:span> <text:span text:style-name="T9">за</text:span> <text:span text:style-name="T9">финансии</text:span> <text:span text:style-name="T9">одредува</text:span>, <text:span text:style-name="T9">која</text:span> <text:span text:style-name="T9">даночна</text:span> <text:span text:style-name="T9">пријава</text:span> <text:span text:style-name="T9">во</text:span> <text:span text:style-name="T9">потполност</text:span> <text:span text:style-name="T9">или</text:span> <text:span text:style-name="T9">делумно</text:span> <text:span text:style-name="T9">може</text:span> <text:span text:style-name="T9">да</text:span> <text:span text:style-name="T9">биде</text:span> <text:span text:style-name="T9">поднесена</text:span> <text:span text:style-name="T9">по</text:span> <text:span text:style-name="T9">пат</text:span> <text:span text:style-name="T9">на</text:span> <text:span text:style-name="T9">пренос</text:span> <text:span text:style-name="T9">на</text:span> <text:span text:style-name="T9">податоци</text:span>. <text:span text:style-name="T9">Тој</text:span> <text:span text:style-name="T9">ги</text:span> <text:span text:style-name="T9">одредува</text:span> <text:span text:style-name="T9">предусловите</text:span> <text:span text:style-name="T9">за</text:span> <text:span text:style-name="T9">оваа</text:span> <text:span text:style-name="T9">постапка</text:span>.</text:p>
      <text:p text:style-name="P22"/>
      <text:p text:style-name="P20"><text:span text:style-name="T7">Поднесување</text:span><text:span text:style-name="T8"> </text:span><text:span text:style-name="T7">на</text:span><text:span text:style-name="T8"> </text:span><text:span text:style-name="T7">даночна</text:span><text:span text:style-name="T8"> </text:span><text:span text:style-name="T7">пријава</text:span></text:p>
      <text:p text:style-name="P22"/>
      <text:p text:style-name="P20"><text:span text:style-name="T7">Член</text:span><text:span text:style-name="T8"> 55</text:span></text:p>
      <text:p text:style-name="P27"/>
      <text:p text:style-name="P10"><text:span text:style-name="T9">Даночната</text:span> <text:span text:style-name="T9">пријава</text:span> <text:span text:style-name="T9">се</text:span> <text:span text:style-name="T9">поднесува</text:span> <text:span text:style-name="T9">во</text:span> <text:span text:style-name="T9">рокот</text:span> <text:span text:style-name="T9">пропишан</text:span> <text:span text:style-name="T9">со</text:span> <text:span text:style-name="T9">даночниот</text:span> <text:span text:style-name="T9">закон</text:span>,. <text:span text:style-name="T9">Таа</text:span> <text:span text:style-name="T9">треба</text:span> <text:span text:style-name="T9">да</text:span> <text:span text:style-name="T9">се</text:span> <text:span text:style-name="T9">подесе</text:span> <text:span text:style-name="T9">до</text:span> <text:span text:style-name="T9">надлежната </text:span>edinica od <text:s/>Upravata za javni prihodi, <text:span text:style-name="T9">освен</text:span> <text:span text:style-name="T9">ако</text:span> <text:span text:style-name="T9">со</text:span> <text:span text:style-name="T9">даночниот</text:span> <text:span text:style-name="T9">закон</text:span> <text:span text:style-name="T9">не</text:span> <text:span text:style-name="T9">е</text:span> <text:span text:style-name="T9">поинаку</text:span> <text:span text:style-name="T9">уредено</text:span>.</text:p>
      <text:p text:style-name="P23"/>
      <text:p text:style-name="P20"><text:span text:style-name="T7">Задоцнето</text:span><text:span text:style-name="T8"> </text:span><text:span text:style-name="T7">поднесување</text:span><text:span text:style-name="T8"> </text:span><text:span text:style-name="T7">на</text:span><text:span text:style-name="T8"> </text:span><text:span text:style-name="T7">даночна</text:span><text:span text:style-name="T8"> </text:span><text:span text:style-name="T7">пријава</text:span></text:p>
      <text:p text:style-name="P22"/>
      <text:p text:style-name="P20"><text:span text:style-name="T7">Член</text:span><text:span text:style-name="T8"> 56</text:span></text:p>
      <text:p text:style-name="P27"/>
      <text:p text:style-name="P10"><text:span text:style-name="T8">(1)</text:span> <text:span text:style-name="T9">Против</text:span> <text:span text:style-name="T9">лицето</text:span>, <text:span text:style-name="T9">кое</text:span> <text:span text:style-name="T9">не</text:span> <text:span text:style-name="T9">ги</text:span> <text:span text:style-name="T9">исполнува</text:span> <text:span text:style-name="T9">своите</text:span> <text:span text:style-name="T9">обврски</text:span> <text:span text:style-name="T9">за</text:span> <text:span text:style-name="T9">поднесување</text:span> <text:span text:style-name="T9">на</text:span> <text:span text:style-name="T9">даночна</text:span> <text:span text:style-name="T9">пријава</text:span> <text:span text:style-name="T9">во</text:span> <text:span text:style-name="T9">соодветниот</text:span> <text:span text:style-name="T9">рок</text:span> <text:span text:style-name="T9">може</text:span> <text:span text:style-name="T9">да</text:span> <text:span text:style-name="T9">се</text:span> <text:span text:style-name="T9">утврди</text:span> <text:span text:style-name="T9">паричен</text:span> <text:span text:style-name="T9">додаток</text:span> <text:span text:style-name="T9">поради</text:span> <text:span text:style-name="T9">доцнење</text:span>. </text:p>
      <text:p text:style-name="P10"><text:span text:style-name="T8">(2)</text:span> <text:span text:style-name="T9">Паричниот</text:span> <text:span text:style-name="T9">додаток</text:span> <text:span text:style-name="T9">поради</text:span> <text:span text:style-name="T9">доцнење</text:span> <text:span text:style-name="T9">не</text:span> <text:span text:style-name="T9">смее</text:span> <text:span text:style-name="T9">да</text:span> <text:span text:style-name="T9">надминува</text:span> 10% <text:span text:style-name="T9">од</text:span> <text:span text:style-name="T9">висината</text:span> <text:span text:style-name="T9">на</text:span> <text:span text:style-name="T9">законски</text:span> <text:span text:style-name="T9">утврдениот</text:span> <text:span text:style-name="T9">данок</text:span>.</text:p>
      <text:p text:style-name="P10"><text:span text:style-name="T8">(3)</text:span> <text:s/><text:span text:style-name="T9">Паричниот</text:span> <text:span text:style-name="T9">додаток</text:span> <text:span text:style-name="T9">поради</text:span> <text:span text:style-name="T9">доцнење</text:span> <text:span text:style-name="T9">треба</text:span> <text:span text:style-name="T9">посебно</text:span> <text:span text:style-name="T9">да</text:span> <text:span text:style-name="T9">биде</text:span> <text:span text:style-name="T9">утврден</text:span> <text:span text:style-name="T9">и</text:span> <text:span text:style-name="T9">се</text:span> <text:span text:style-name="T9">наплатува</text:span> <text:span text:style-name="T9">заедно</text:span> <text:span text:style-name="T9">со</text:span> <text:span text:style-name="T9">данокот</text:span>.</text:p>
      <text:p text:style-name="P10"/>
      <text:p text:style-name="P20"><text:span text:style-name="T7">Исправка</text:span><text:span text:style-name="T8"> </text:span><text:span text:style-name="T7">на</text:span><text:span text:style-name="T8"> </text:span><text:span text:style-name="T7">известувањето</text:span></text:p>
      <text:p text:style-name="P22"/>
      <text:p text:style-name="P20"><text:span text:style-name="T7">Член</text:span><text:span text:style-name="T8"> 57</text:span></text:p>
      <text:p text:style-name="P27"/>
      <text:p text:style-name="P10"><text:span text:style-name="T8">(1)</text:span> <text:span text:style-name="T9">Доколку</text:span> <text:span text:style-name="T9">даночниот</text:span> <text:span text:style-name="T9">обврзник</text:span> <text:span text:style-name="T9">пред</text:span> <text:span text:style-name="T9">истекот</text:span> <text:span text:style-name="T9">на</text:span> <text:span text:style-name="T9">рокот</text:span> <text:span text:style-name="T9">за</text:span> <text:span text:style-name="T9">застарување</text:span> <text:span text:style-name="T9">утврди</text:span>, <text:span text:style-name="T9">дека</text:span> <text:span text:style-name="T9">даночната</text:span> <text:span text:style-name="T9">пријава</text:span>, <text:span text:style-name="T9">која</text:span> <text:span text:style-name="T9">ја</text:span> <text:span text:style-name="T9">доставил</text:span> <text:span text:style-name="T9">до</text:span> Upravata za javni prihodi <text:span text:style-name="T9">е</text:span> <text:span text:style-name="T9">невистинита</text:span>, <text:span text:style-name="T9">погрешна</text:span> <text:span text:style-name="T9">или</text:span> <text:span text:style-name="T9">нецелосна</text:span>, <text:span text:style-name="T9">и</text:span> <text:span text:style-name="T9">поради</text:span> <text:span text:style-name="T9">тоа</text:span> <text:span text:style-name="T9">може</text:span> <text:span text:style-name="T9">да</text:span> <text:span text:style-name="T9">дојде</text:span> <text:span text:style-name="T9">или</text:span> <text:span text:style-name="T9">дошло</text:span> <text:span text:style-name="T9">до</text:span> <text:span text:style-name="T9">намалување</text:span> <text:span text:style-name="T9">на</text:span> <text:span text:style-name="T9">данокот</text:span>, <text:span text:style-name="T9">во</text:span> <text:span text:style-name="T9">тој</text:span> <text:span text:style-name="T9">случај</text:span> <text:span text:style-name="T9">мора</text:span> <text:span text:style-name="T9">да</text:span> <text:span text:style-name="T9">поднесе</text:span> <text:span text:style-name="T9">корегирана</text:span> <text:span text:style-name="T9">даночна</text:span> <text:span text:style-name="T9">пријава</text:span>.</text:p>
      <text:p text:style-name="P10"><text:span text:style-name="T8">(2)</text:span> <text:span text:style-name="T9">Доколку</text:span> <text:span text:style-name="T9">даночниот</text:span> <text:span text:style-name="T9">обврзник</text:span> <text:span text:style-name="T9">пред</text:span> <text:span text:style-name="T9">истекот</text:span> <text:span text:style-name="T9">на</text:span> <text:span text:style-name="T9">рокот</text:span> <text:span text:style-name="T9">за</text:span> <text:span text:style-name="T9">застарување</text:span> <text:span text:style-name="T9">утврди</text:span>, <text:span text:style-name="T9">дека</text:span> <text:span text:style-name="T9">даночната</text:span> <text:span text:style-name="T9">пријава</text:span>, <text:span text:style-name="T9">која</text:span> <text:span text:style-name="T9">ја</text:span> <text:span text:style-name="T9">доставил</text:span> <text:span text:style-name="T9">до</text:span> Upravata za javni prihodi <text:span text:style-name="T9">е</text:span> <text:span text:style-name="T9">невистинита</text:span>, <text:span text:style-name="T9">погрешна</text:span> <text:span text:style-name="T9">или</text:span> <text:span text:style-name="T9">нецелосна</text:span>, <text:span text:style-name="T9">и</text:span> <text:span text:style-name="T9">поради</text:span> <text:span text:style-name="T9">тоа</text:span> <text:span text:style-name="T9">може</text:span> <text:span text:style-name="T9">да</text:span> <text:span text:style-name="T9">дојде</text:span> <text:span text:style-name="T9">или</text:span> <text:span text:style-name="T9">дошло</text:span> <text:span text:style-name="T9">до</text:span> <text:span text:style-name="T9">зголемување</text:span> <text:span text:style-name="T9">на</text:span> <text:span text:style-name="T9">данокот</text:span>, <text:span text:style-name="T9">во</text:span> <text:span text:style-name="T9">тој</text:span> <text:span text:style-name="T9">случај</text:span> <text:soft-page-break/><text:span text:style-name="T9">може</text:span> <text:span text:style-name="T9">да</text:span> <text:span text:style-name="T9">поднесе</text:span> <text:span text:style-name="T9">исправка</text:span> <text:span text:style-name="T9">на</text:span> <text:span text:style-name="T9">пријавата</text:span> <text:span text:style-name="T9">според</text:span> <text:span text:style-name="T9">посебните</text:span> <text:span text:style-name="T9">даночни</text:span> <text:span text:style-name="T9">закони</text:span> <text:span text:style-name="T9">или</text:span> <text:span text:style-name="T9">да</text:span> <text:span text:style-name="T9">примени</text:span> <text:span text:style-name="T9">постапка</text:span> <text:span text:style-name="T9">за</text:span> <text:span text:style-name="T9">правни</text:span> <text:span text:style-name="T9">лекови</text:span> od <text:span text:style-name="T9">член</text:span> 166 <text:span text:style-name="T9">до</text:span> 174 od ovoj zakon.</text:p>
      <text:p text:style-name="P10"><text:span text:style-name="T8">(3)</text:span> <text:span text:style-name="T9">Наведената</text:span> <text:span text:style-name="T9">обврска</text:span> od <text:span text:style-name="T9">став</text:span> (1) <text:s/><text:span text:style-name="T9">важи</text:span> <text:span text:style-name="T9">и</text:span> <text:span text:style-name="T9">за</text:span> <text:span text:style-name="T9">правниот</text:span> <text:span text:style-name="T9">наследник</text:span>.</text:p>
      <text:p text:style-name="P10"/>
      <text:p text:style-name="P10"/>
      <text:p text:style-name="P10"/>
      <text:p text:style-name="P20"><text:span text:style-name="T7">Глава</text:span><text:span text:style-name="T8"> </text:span><text:span text:style-name="T7">трета</text:span></text:p>
      <text:p text:style-name="P22"/>
      <text:p text:style-name="P20"><text:span text:style-name="T7">УТВРДУВАЊЕ</text:span><text:span text:style-name="T8"> </text:span><text:span text:style-name="T7">НА</text:span><text:span text:style-name="T8"> </text:span><text:span text:style-name="T7">ФАКТИ</text:span></text:p>
      <text:p text:style-name="P22"/>
      <text:p text:style-name="P20"><text:span text:style-name="T7">Изведување</text:span><text:span text:style-name="T8"> </text:span><text:span text:style-name="T7">и</text:span><text:span text:style-name="T8"> </text:span><text:span text:style-name="T7">оценка</text:span><text:span text:style-name="T8"> </text:span><text:span text:style-name="T7">на</text:span><text:span text:style-name="T8"> </text:span><text:span text:style-name="T7">докази</text:span></text:p>
      <text:p text:style-name="P22"/>
      <text:p text:style-name="P20"><text:span text:style-name="T7">Член</text:span><text:span text:style-name="T8"> 58</text:span></text:p>
      <text:p text:style-name="P22"/>
      <text:p text:style-name="P10">Dano~niot organ gi koristi site dokazni sredstva potrebni za utvrduvawe na faktite bitni za odano~uvawe, a osobeno:</text:p>
      <text:p text:style-name="P24">1)sobirawe informacii od dano~niot obvrznik i od drugi lica;</text:p>
      <text:p text:style-name="P24">2)odreduvawe ve{taci;</text:p>
      <text:p text:style-name="P24">3)pribavuvawe na ispravi i spisi i </text:p>
      <text:p text:style-name="P24">4)izleguvawe na uvid.</text:p>
      <text:p text:style-name="Standard"/>
      <text:p text:style-name="Standard"/>
      <text:p text:style-name="P22">Povikuvawe vo slu`beni prostorii</text:p>
      <text:p text:style-name="P22"/>
      <text:p text:style-name="P22">^len 59</text:p>
      <text:p text:style-name="P22"/>
      <text:p text:style-name="P10">Upravata za javni prihodi mo`e da go povika dano~niot obvrznik vo svoite slu`beni prostorii za pojasnuvawe na sodr`inata na dano~nata prijava.</text:p>
      <text:p text:style-name="P10"/>
      <text:p text:style-name="P22">Dopolnitelni informacii</text:p>
      <text:p text:style-name="P22"/>
      <text:p text:style-name="P22">^len 60</text:p>
      <text:p text:style-name="P27"/>
      <text:p text:style-name="P10"><text:span text:style-name="T8">(1)</text:span> Upravata za javni prihodi mo`e da koristi dopolnitelni informacii.</text:p>
      <text:p text:style-name="P10"><text:span text:style-name="T8">(2)</text:span> Dopolnitelni informacii od stavot (1) se informacii za fakti utvrdeni vo dano~na postapka na treti lica, a koi bi mo`ele da bidat zna~ajni <text:s/>za drugi dano~ni postapki.</text:p>
      <text:p text:style-name="P10"><text:span text:style-name="T8">(3)</text:span> Vo vodeweto na dano~nata postapka Upravata za javni prihodi mo`e od dano~niot obvrznik da gi bara site informacii za negovoto rabotewe vo zemjata i stranstvo, za negovite aktivnosti i za izvorite na sredstva za kupuvawe na deloven i li~en imot.</text:p>
      <text:p text:style-name="P10"/>
      <text:p text:style-name="P22">Davawe na informacii</text:p>
      <text:p text:style-name="P22"/>
      <text:p text:style-name="P22">^len 61</text:p>
      <text:p text:style-name="P27"/>
      <text:p text:style-name="P10"><text:span text:style-name="T8">(1)</text:span> Dano~niot obvrznik i drugi lica moraat, na barawe na Upravata za javni prihodi, i vo rok koj taa }e go opredeli, da i gi dadat site informacii potrebni za utvrduvawe na fakti~kata sostojba koi se bitni za odano~uvawe.</text:p>
      <text:p text:style-name="P10"><text:span text:style-name="T8">(2)</text:span> Vo baraweto za davawe informacii mora da se navede na kogo i za {to se odnesuvaat. Na barawe na liceto koe e dol`no da dade informacija, baraweto mora da se podnese vo pismena forma.</text:p>
      <text:p text:style-name="P10"><text:span text:style-name="T8">(3)</text:span> Potrebnite informacii mo`at da bidat dadeni vo pismena forma, elektronski, usno na zapisnik, ili telefonski. Upravata za javni prihodi mo`e da pobara informaciite da bidat dadeni vo pismena forma, dokolku ova e od <text:s/>zna~ewe.</text:p>
      <text:p text:style-name="P10"><text:span text:style-name="T8">(4)</text:span> Upravata za javni prihodi mo`e da go povika liceto koe e dol`no da dade informacija, toa da go stori usno vo nejzinite slu`beni prostorii. Ova osobeno se odnesuva na slu~aite koga:</text:p>
      <text:p text:style-name="P26">1) baranata informacija vo pismena forma spored stav (3) ne bila dadena, ili</text:p>
      <text:p text:style-name="P26">2) baranata nformacija vo pismena forma ne ja razjasnila fakti~kata sostojba.</text:p>
      <text:p text:style-name="P10"><text:span text:style-name="T8">(5)</text:span> Za informacijata dadena usno vo slu`benite prostorii na Upravata za javni prihodi, <text:s/>mora da se sostavi zapisnik. Zapisnikot gi sodr`i imiwata na prisutnite lica, mestoto, denot i bitnata sodr`ina na informacijata, a se potpi{uva od liceto koe ja sostavuva <text:s/>informacijata i liceto koe ja dava informacijata. Na barawe od liceto koe dalo usna informacija mora da mu se dade prepis od zapisnikot.</text:p>
      <text:p text:style-name="Standard"/>
      <text:p text:style-name="Standard"><text:soft-page-break/></text:p>
      <text:p text:style-name="P22">Stru~no lice</text:p>
      <text:p text:style-name="P22"/>
      <text:p text:style-name="P22">^len 62</text:p>
      <text:p text:style-name="P23"/>
      <text:p text:style-name="P10"><text:span text:style-name="T8">(1)</text:span> Upravata za javni prihodi odlu~uva za anga`irawe na stru~no lice. Ako ne postoi opasnost od odlagawe, Upravata za javni prihodi treba da go izvesti dano~niot obvrznik za liceto koe misli da go imenuva za stru~no lice. </text:p>
      <text:p text:style-name="P10"><text:span text:style-name="T8">(2)</text:span> Dano~niot obvrznik mo`e da bara izzemawe na stru~noto lice ako:</text:p>
      <text:p text:style-name="P26">1) postojat opravdani somnevawa za negovata nepristrasnost;</text:p>
      <text:p text:style-name="P26">2) zaradi negovoto stru~no mislewe mo`e da dojde do povreda na delovna tajna na dano~niot obvrznik i</text:p>
      <text:p text:style-name="P26">3) nastane {teta za delovnoto rabotewe na dano~niot obvrznik.</text:p>
      <text:p text:style-name="P10">Baraweto za izzemawe na <text:s/>stru~noto lice mora da e obrazlo`eno i se podnesuva do Upravata za javni prihodi vo rok od 2 sedmici od denot na priemot na izvestuvaweto za imenuvawe na stru~noto lice. Za izzemawe na stru~noto lice odlu~uva Upravata za javni prihodi koja go imenuvala stru~noto lice ili sakala da go nazna~i.</text:p>
      <text:p text:style-name="P10"><text:span text:style-name="T8">(3)</text:span> Dokolku Upravata za javni prihodi od stru~noto lice pobara ve{ta~ewe, toga{ toa se sostavuva vo pismena forma. Vo ovoj slu~aj stru~noto lice mo`e da bide povikano na usno razjasnuvawe na negovoto ve{ta~ewe.</text:p>
      <text:p text:style-name="P10"><text:span text:style-name="T8">(4)</text:span> Naodot na stru~noto lice mora da se prilo`i kon dano~nite akti.</text:p>
      <text:p text:style-name="Standard"/>
      <text:p text:style-name="P22">Prezentirawe na ispravi</text:p>
      <text:p text:style-name="P22"/>
      <text:p text:style-name="P22">^len 63</text:p>
      <text:p text:style-name="P23"/>
      <text:p text:style-name="P10"><text:span text:style-name="T8">(1)</text:span> Upravata za javni prihodi mo`e da pobara od dano~niot obvrznik i od drugi lica da gi stavat na uvid delovnite knigi, evidencijata, delovnata dokumentacija i drugi ispravi, zaradi proverka. Pritoa treba da se odredi dali pobaranite dokumenti se bitni za odano~uvawe na liceto koe {to e povikano da gi stavi na uvid ili za odano~uvaweto na treti lica.</text:p>
      <text:p text:style-name="P10"><text:span text:style-name="T8">(2)</text:span> Upravata za javni prihodi mo`e da pobara ispravite od stavot (1) da bidat staveni na uvid vo nejzinite slu`beni prostorii ili uvidot da se izvr{i kaj liceto koe e dol`no da gi stavi na uvid.</text:p>
      <text:p text:style-name="Standard"/>
      <text:p text:style-name="P22">Uvid</text:p>
      <text:p text:style-name="P22"/>
      <text:p text:style-name="P22">^len 64</text:p>
      <text:p text:style-name="P23"/>
      <text:p text:style-name="P10"><text:span text:style-name="T8">(1)</text:span> Uvid se vr{i koga za utvrduvawe ili razjasnuvawe <text:s/>na faktite bitni za odano~uvawe <text:s/>e potrebno Upravata za javni prihodi da izvr{i neposreden uvid.</text:p>
      <text:p text:style-name="P10"><text:span text:style-name="T8">(2)</text:span> Dano~niot obvrznik ili treto lice nazna~eno od negova strana mora da prisustvuva na uvidot. </text:p>
      <text:p text:style-name="P10"><text:span text:style-name="T8">(3)</text:span> Uvidot mo`e da se vr{i so u~estvo na stru~no lice.</text:p>
      <text:p text:style-name="P10"><text:span text:style-name="T8">(4)</text:span> Za naodot mora da se napravi zapisnik i da se prilo`i kon dano~nite akti.</text:p>
      <text:p text:style-name="Standard"/>
      <text:p text:style-name="P22">Vlez na zemji{te i vo prostorii</text:p>
      <text:p text:style-name="P22"/>
      <text:p text:style-name="P22">^len 65</text:p>
      <text:p text:style-name="P23"/>
      <text:p text:style-name="Standard"><text:span text:style-name="T8">(1)</text:span> Sopstvenikot ili korisnikot na predmeti, prostorii ili zemji{te, e dol`en vo tek na voobi~aenoto negovo <text:s/>rabotno vreme, da dozvoli da se izvr{i uvidot, dokolku toa e potrebno za dano~nata postapka.</text:p>
      <text:p text:style-name="Standard"><text:span text:style-name="T8">(2)</text:span> Liceto od stavot stavot <text:s/>(1) mora odnapred vo soodveten rok da bide izvesteno za uvidot 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Dokazna sila na knigovodstvoto</text:p>
      <text:p text:style-name="P22"/>
      <text:p text:style-name="P22">^len 66</text:p>
      <text:p text:style-name="P23"><text:soft-page-break/></text:p>
      <text:p text:style-name="P10">Odano~uvaweto se temeli na podatoci od knigovodstvoto i na evidenciite na dano~niot obvrznik koi se vodat vo soglasnost so ~lenovite 46, 47 i 48 od ovoj zakon, dokolku vo poseben slu~aj ne upatuvaat na nivna neto~nost.</text:p>
      <text:p text:style-name="Standard"/>
      <text:p text:style-name="P22">Zalo`no doveritelstvo (fiducijarno pravo)</text:p>
      <text:p text:style-name="P23"/>
      <text:p text:style-name="P22">^len 67</text:p>
      <text:p text:style-name="P23"/>
      <text:p text:style-name="P10">Liceto koe tvrdi deka pravata koi glasat na negovo ime ili predmetite koi <text:s/>se nao|aat vo negovo vladenie gi poseduva ili gi dr`i <text:s/>samo kako zastapnik na drugo lice, zalo`en doveritel, mora na barawe na Upravata za javni prihodi vo dano~nata postapka da doka`e koe lice e sopstvenik na tie prava, odnosno predmeti ili vo sprotivno }e se smeta deka tie se negova sopstvenost.</text:p>
      <text:p text:style-name="P20"/>
      <text:p text:style-name="P20"><text:span text:style-name="T7">Именување</text:span><text:span text:style-name="T8"> </text:span><text:span text:style-name="T7">на</text:span><text:span text:style-name="T8"> </text:span><text:span text:style-name="T7">доверители</text:span><text:span text:style-name="T8"> </text:span><text:span text:style-name="T7">и</text:span><text:span text:style-name="T8"> </text:span><text:span text:style-name="T7">примачи</text:span></text:p>
      <text:p text:style-name="P22"/>
      <text:p text:style-name="P20"><text:span text:style-name="T7">Член</text:span><text:span text:style-name="T8"> 68</text:span></text:p>
      <text:p text:style-name="P23"/>
      <text:p text:style-name="P10"><text:span text:style-name="T8">(1)</text:span> Dolgovite i drugite tovari, delovnite tro{oci, tro{ocite za reklama i drugite tro{oci, nema da bidat zemani vo predvid za dano~ni celi, dokolku dano~niot obvrznik ne go ispolni baraweto na Upravata za javni prihodi da gi imenuva doveritelite i prima~ite. <text:s/></text:p>
      <text:p text:style-name="P10"><text:span text:style-name="T8">(2)</text:span> Doveritelot ili prima~ot spored stav (1), se smeta za imenuvan, koga negovoto ime i negovata adresa se navedeni taka, {to nadle`nata organizaciona edinica Uprava za javni prihodi }e mo`e bez te{kotii i vo razumen vremenski rok da go utvrdi negovoto postoewe.</text:p>
      <text:p text:style-name="P10"><text:span text:style-name="T8">(3)</text:span> <text:span text:style-name="T9">Во</text:span> <text:span text:style-name="T9">случаите</text:span> <text:span text:style-name="T9">од</text:span> <text:span text:style-name="T9">член</text:span> 51 <text:span text:style-name="T9">став</text:span> (2) od ovoj <text:s/>zakon <text:span text:style-name="T9">даночниот</text:span> <text:span text:style-name="T9">обврзник</text:span> <text:span text:style-name="T9">не</text:span> <text:span text:style-name="T9">само</text:span> <text:span text:style-name="T9">што</text:span> <text:span text:style-name="T9">мора</text:span> <text:span text:style-name="T9">точно</text:span> <text:span text:style-name="T9">да</text:span> <text:span text:style-name="T9">ги</text:span> <text:span text:style-name="T9">именува</text:span> <text:span text:style-name="T9">доверителите</text:span> <text:span text:style-name="T9">и</text:span> <text:span text:style-name="T9">примачите</text:span>, <text:span text:style-name="T9">туку</text:span> <text:span text:style-name="T9">тој</text:span> <text:span text:style-name="T9">мора</text:span> <text:span text:style-name="T9">да</text:span> <text:span text:style-name="T9">достави</text:span> <text:span text:style-name="T9">и</text:span> <text:span text:style-name="T9">доказ</text:span> <text:span text:style-name="T9">за</text:span> <text:span text:style-name="T9">нив</text:span>.</text:p>
      <text:p text:style-name="P10"><text:span text:style-name="T8">(4)</text:span> Upravata za javni prihodi <text:span text:style-name="T9">го</text:span> <text:span text:style-name="T9">задржува</text:span> <text:span text:style-name="T9">правото</text:span> <text:span text:style-name="T9">да</text:span> <text:span text:style-name="T9">ја</text:span> <text:span text:style-name="T9">утврди</text:span> <text:span text:style-name="T9">фактичката</text:span> <text:span text:style-name="T9">состојба</text:span>.</text:p>
      <text:p text:style-name="Standard"/>
      <text:p text:style-name="Standard"/>
      <text:p text:style-name="P25">Заклетва<text:span text:style-name="T8"/></text:p>
      <text:p text:style-name="P22"/>
      <text:p text:style-name="P20"><text:span text:style-name="T7">Член</text:span><text:span text:style-name="T8"> 69</text:span></text:p>
      <text:p text:style-name="P27"/>
      <text:p text:style-name="P10"><text:span text:style-name="T8">(1)</text:span> Upravata za javni prihodi <text:span text:style-name="T9">може</text:span> <text:span text:style-name="T9">да</text:span> <text:span text:style-name="T9">побара</text:span> <text:span text:style-name="T9">од</text:span> <text:span text:style-name="T9">даночниот</text:span> <text:span text:style-name="T9">обврзник</text:span> <text:span text:style-name="T9">или</text:span> <text:span text:style-name="T9">од</text:span> <text:span text:style-name="T9">трети</text:span> <text:span text:style-name="T9">лица</text:span> <text:span text:style-name="T9">да</text:span> <text:span text:style-name="T9">ја</text:span> <text:span text:style-name="T9">потврдат</text:span> <text:span text:style-name="T9">точноста</text:span> <text:span text:style-name="T9">на</text:span> <text:span text:style-name="T9">својата</text:span> <text:span text:style-name="T9">изјава</text:span> <text:span text:style-name="T9">со</text:span> <text:span text:style-name="T9">заклетва</text:span>. <text:span text:style-name="T9">Заклетва</text:span> <text:span text:style-name="T9">треба</text:span> <text:span text:style-name="T9">да</text:span> <text:span text:style-name="T9">биде</text:span> <text:span text:style-name="T9">побарана</text:span> <text:span text:style-name="T9">само</text:span> <text:span text:style-name="T9">кога</text:span> <text:span text:style-name="T9">не</text:span> <text:span text:style-name="T9">постојат</text:span> <text:span text:style-name="T9">други</text:span> <text:span text:style-name="T9">можности</text:span> <text:span text:style-name="T9">за</text:span> <text:span text:style-name="T9">разјаснување</text:span> <text:span text:style-name="T9">на</text:span> <text:span text:style-name="T9">факти</text:span> <text:span text:style-name="T9">и</text:span> <text:span text:style-name="T9">кога</text:span> <text:span text:style-name="T9">не</text:span> <text:span text:style-name="T9">постојат</text:span> <text:span text:style-name="T9">значајни</text:span> <text:span text:style-name="T9">сомневања</text:span> <text:span text:style-name="T9">во</text:span> <text:span text:style-name="T9">веродостојноста</text:span> <text:span text:style-name="T9">на</text:span> <text:span text:style-name="T9">исказот.</text:span></text:p>
      <text:p text:style-name="P10"><text:span text:style-name="T8">(2)</text:span> <text:span text:style-name="T9">Заклетвата</text:span> <text:span text:style-name="T9">мора</text:span> <text:span text:style-name="T9">да</text:span> <text:span text:style-name="T9">биде</text:span> <text:span text:style-name="T9">дадена</text:span> <text:span text:style-name="T9">пред</text:span> <text:span text:style-name="T9">раководителот</text:span> <text:span text:style-name="T9">на</text:span> <text:span text:style-name="T9">надлежната </text:span>organizaciona edinica Uprava za javni prihodi . </text:p>
      <text:p text:style-name="P10"><text:span text:style-name="T8">(3)</text:span> <text:span text:style-name="T9">Изјавите</text:span> <text:span text:style-name="T9">кои</text:span> <text:span text:style-name="T9">ќе</text:span> <text:span text:style-name="T9">бидат</text:span> <text:span text:style-name="T9">предмет</text:span> <text:span text:style-name="T9">на</text:span> <text:span text:style-name="T9">заклетвата</text:span>, <text:span text:style-name="T9">треба</text:span> <text:span text:style-name="T9">писмено</text:span> <text:span text:style-name="T9">да</text:span> <text:span text:style-name="T9">бидат</text:span> <text:span text:style-name="T9">доставени</text:span> <text:span text:style-name="T9">до</text:span> <text:span text:style-name="T9">лицата</text:span> <text:span text:style-name="T9">наведени</text:span> <text:span text:style-name="T9">во</text:span> <text:span text:style-name="T9">став</text:span> (1) <text:span text:style-name="T9">и</text:span> <text:span text:style-name="T9">тоа</text:span> <text:span text:style-name="T9">најдоцна</text:span> <text:span text:style-name="T9">една</text:span> <text:span text:style-name="T9">седмица</text:span> <text:span text:style-name="T9">пред</text:span> <text:span text:style-name="T9">давањето</text:span> <text:span text:style-name="T9">на</text:span> <text:span text:style-name="T9">заклетвата</text:span>.</text:p>
      <text:p text:style-name="P10"><text:span text:style-name="T8">(4)</text:span> <text:span text:style-name="T9">Пред</text:span> <text:span text:style-name="T9">давањето</text:span> <text:span text:style-name="T9">на</text:span> <text:span text:style-name="T9">заклетвата</text:span>, <text:span text:style-name="T9">лицата</text:span> od stav <text:span text:style-name="T9">став</text:span> (1) mora <text:span text:style-name="T9">да</text:span> <text:span text:style-name="T9">бидат</text:span> <text:span text:style-name="T9">информирани</text:span> <text:span text:style-name="T9">за</text:span> <text:span text:style-name="T9">значењето</text:span> <text:span text:style-name="T9">на</text:span> <text:span text:style-name="T9">заклетвата</text:span> <text:span text:style-name="T9">и</text:span> <text:span text:style-name="T9">за</text:span> <text:span text:style-name="T9">нејзините</text:span> <text:span text:style-name="T9">последици</text:span>.</text:p>
      <text:p text:style-name="P10"><text:span text:style-name="T8">(5)</text:span> <text:span text:style-name="T9">За</text:span> <text:span text:style-name="T9">изјавата</text:span> <text:span text:style-name="T9">дадена</text:span> <text:span text:style-name="T9">под</text:span> <text:span text:style-name="T9">заклетва</text:span> Upravata za javni prihodi <text:span text:style-name="T9">составува</text:span> <text:span text:style-name="T9">записник</text:span>. <text:span text:style-name="T9">Записникот</text:span> <text:span text:style-name="T9">мора</text:span> <text:span text:style-name="T9">да</text:span> <text:span text:style-name="T9">содржи</text:span>: <text:span text:style-name="T9">место</text:span>, <text:span text:style-name="T9">дата</text:span>, <text:span text:style-name="T9">име</text:span> <text:span text:style-name="T9">и</text:span> <text:span text:style-name="T9">потпис</text:span> <text:span text:style-name="T9">на</text:span> <text:span text:style-name="T9">присутните</text:span> <text:span text:style-name="T9">лица</text:span> i <text:span text:style-name="T9">содржина</text:span> <text:span text:style-name="T9">на</text:span> <text:span text:style-name="T9">изјавата</text:span>. <text:span text:style-name="T9">По</text:span> <text:span text:style-name="T9">барање</text:span> <text:span text:style-name="T9">на</text:span> <text:span text:style-name="T9">лицето</text:span> <text:span text:style-name="T9">кое</text:span> <text:span text:style-name="T9">ја</text:span> <text:span text:style-name="T9">дало</text:span> <text:span text:style-name="T9">заклетвата</text:span>, mora <text:span text:style-name="T9">да</text:span> <text:span text:style-name="T9">му</text:span> <text:span text:style-name="T9">биде</text:span> <text:span text:style-name="T9">дадена</text:span> <text:span text:style-name="T9">копија</text:span> <text:span text:style-name="T9">од</text:span> <text:span text:style-name="T9">записникот</text:span>.</text:p>
      <text:p text:style-name="P20"><text:span text:style-name="T7">Право</text:span><text:span text:style-name="T8"> </text:span><text:span text:style-name="T7">на</text:span><text:span text:style-name="T8"> </text:span><text:span text:style-name="T7">одбивање</text:span><text:span text:style-name="T8"> </text:span><text:span text:style-name="T7">на</text:span><text:span text:style-name="T8"> </text:span><text:span text:style-name="T7">давање</text:span><text:span text:style-name="T8"> </text:span><text:span text:style-name="T7">информации</text:span></text:p>
      <text:p text:style-name="P22"/>
      <text:p text:style-name="P20"><text:span text:style-name="T7">Член</text:span><text:span text:style-name="T8"> 70</text:span></text:p>
      <text:p text:style-name="P23"/>
      <text:p text:style-name="Standard"><text:span text:style-name="T3"><text:s/></text:span><text:span text:style-name="T8">(1) </text:span><text:span text:style-name="T9">Информација</text:span> <text:span text:style-name="T9">за</text:span> <text:span text:style-name="T9">факти</text:span> <text:span text:style-name="T9">битни</text:span> <text:span text:style-name="T9">за</text:span> <text:span text:style-name="T9">оданочување</text:span> <text:span text:style-name="T9">на</text:span> <text:span text:style-name="T9">даночниот</text:span> <text:span text:style-name="T9">обврзник</text:span> <text:span text:style-name="T9">не</text:span> <text:span text:style-name="T9">мора</text:span> <text:span text:style-name="T9">да</text:span> <text:s/><text:span text:style-name="T9">дад</text:span>at:</text:p>
      <text:p text:style-name="P26">1) p<text:span text:style-name="T9">рипадници</text:span> <text:span text:style-name="T9">на</text:span> <text:span text:style-name="T9">даночниот</text:span> <text:span text:style-name="T9">обврзник</text:span>;</text:p>
      <text:p text:style-name="P26">2) s<text:span text:style-name="T9">вештени</text:span> <text:span text:style-name="T9">лица</text:span>, <text:span text:style-name="T9">адвокати</text:span>, <text:span text:style-name="T9">нотари</text:span>, <text:span text:style-name="T9">даночни</text:span> <text:span text:style-name="T9">советници</text:span>, <text:span text:style-name="T9">ревизори</text:span>, <text:span text:style-name="T9">лекари</text:span>, <text:span text:style-name="T9">медицински</text:span> <text:span text:style-name="T9">персонал</text:span>, <text:span text:style-name="T9">кои</text:span> <text:span text:style-name="T9">што</text:span> <text:span text:style-name="T9">во</text:span> <text:span text:style-name="T9">ова</text:span> <text:span text:style-name="T9">својство</text:span> <text:span text:style-name="T9">се</text:span> <text:span text:style-name="T9">здобиле</text:span> <text:span text:style-name="T9">со</text:span> <text:span text:style-name="T9">информација</text:span>;</text:p>
      <text:p text:style-name="P26">3) <text:s/><text:span text:style-name="T9">лица</text:span> <text:span text:style-name="T9">кои</text:span> <text:span text:style-name="T9">уживаат</text:span> <text:span text:style-name="T9">имунитет</text:span> <text:span text:style-name="T9">по</text:span> <text:span text:style-name="T9">сила</text:span> <text:span text:style-name="T9">на</text:span> <text:span text:style-name="T9">законот</text:span>;</text:p>
      <text:p text:style-name="P10"><text:soft-page-break/><text:span text:style-name="T8">(2)</text:span> S<text:span text:style-name="T9">о</text:span> <text:span text:style-name="T9">лицата</text:span> od <text:s/><text:span text:style-name="T9">ставот</text:span> (1) <text:span text:style-name="T9">точка</text:span> 2) <text:span text:style-name="T9">се изедначени</text:span> <text:span text:style-name="T9">нивните</text:span> <text:span text:style-name="T9">помошници</text:span> <text:span text:style-name="T9">и</text:span> <text:span text:style-name="T9">лицата</text:span> <text:span text:style-name="T9">кои</text:span> <text:span text:style-name="T9">се</text:span> <text:span text:style-name="T9">наоѓаат</text:span> <text:span text:style-name="T9">во</text:span> <text:span text:style-name="T9">процес</text:span> <text:span text:style-name="T9">на</text:span> <text:span text:style-name="T9">обука</text:span> <text:span text:style-name="T9">за</text:span> <text:span text:style-name="T9">ваква</text:span> <text:span text:style-name="T9">професија</text:span>. <text:span text:style-name="T9">За</text:span> <text:span text:style-name="T9">правото</text:span> <text:span text:style-name="T9">на</text:span> <text:span text:style-name="T9">одбивање</text:span> <text:span text:style-name="T9">на</text:span> <text:span text:style-name="T9">давање</text:span> <text:span text:style-name="T9">информации </text:span>na ovie lica, <text:span text:style-name="T9">одлучуваат</text:span> <text:span text:style-name="T9">лицата</text:span> <text:span text:style-name="T9">наведени</text:span> <text:span text:style-name="T9">во</text:span> <text:span text:style-name="T9">став</text:span> (1) <text:span text:style-name="T9">точка</text:span> 2).</text:p>
      <text:p text:style-name="Standard"/>
      <text:p text:style-name="Standard"/>
      <text:p text:style-name="P20"><text:span text:style-name="T7">Право</text:span><text:span text:style-name="T8"> </text:span><text:span text:style-name="T7">на</text:span><text:span text:style-name="T8"> </text:span><text:span text:style-name="T7">одбивање</text:span><text:span text:style-name="T8"> </text:span><text:span text:style-name="T7">на</text:span><text:span text:style-name="T8"> </text:span><text:span text:style-name="T7">давање</text:span><text:span text:style-name="T8"> </text:span><text:span text:style-name="T7">информации</text:span><text:span text:style-name="T8"> </text:span><text:span text:style-name="T7">во</text:span><text:span text:style-name="T8"> </text:span><text:span text:style-name="T7">случај</text:span><text:span text:style-name="T8"> </text:span><text:span text:style-name="T7">на</text:span><text:span text:style-name="T8"> </text:span><text:span text:style-name="T7">опсаност</text:span><text:span text:style-name="T8"> </text:span><text:span text:style-name="T7">за</text:span><text:span text:style-name="T8"> </text:span><text:span text:style-name="T7">самооткривање</text:span></text:p>
      <text:p text:style-name="P22"/>
      <text:p text:style-name="P20"><text:span text:style-name="T7">Член</text:span><text:span text:style-name="T8"> 71</text:span></text:p>
      <text:p text:style-name="P23"/>
      <text:p text:style-name="P10"><text:span text:style-name="T8">(1)</text:span> <text:span text:style-name="T9">Лицата</text:span>, <text:span text:style-name="T9">со</text:span> <text:span text:style-name="T9">исклучок</text:span> <text:span text:style-name="T9">на</text:span> <text:span text:style-name="T9">даночниот</text:span> <text:span text:style-name="T9">обврзник</text:span>, <text:span text:style-name="T9">кои</text:span> <text:span text:style-name="T9">се</text:span> <text:span text:style-name="T9">должни</text:span> <text:span text:style-name="T9">да</text:span> <text:span text:style-name="T9">даваат</text:span> <text:span text:style-name="T9">информации</text:span> <text:span text:style-name="T9">во</text:span> <text:span text:style-name="T9">смисла</text:span> <text:span text:style-name="T9">на</text:span> <text:span text:style-name="T9">член</text:span> 61 od ovoj zakon, <text:span text:style-name="T9">не</text:span> <text:span text:style-name="T9">треба</text:span> <text:span text:style-name="T9">да</text:span> <text:span text:style-name="T9">дадат</text:span> <text:span text:style-name="T9">информација</text:span>, <text:span text:style-name="T9">со</text:span> <text:span text:style-name="T9">кои</text:span> <text:span text:style-name="T9">што</text:span> <text:span text:style-name="T9">самите</text:span> <text:span text:style-name="T9">или</text:span> <text:span text:style-name="T9">нивните</text:span> <text:span text:style-name="T9">припадници</text:span> od <text:span text:style-name="T9">член</text:span> 4 <text:span text:style-name="T9">став</text:span> (4)od ovoj zakon, <text:s/><text:span text:style-name="T9">би</text:span> <text:span text:style-name="T9">ги</text:span> <text:span text:style-name="T9">изложиле</text:span> <text:span text:style-name="T9">на</text:span> <text:span text:style-name="T9">кривично</text:span> <text:span text:style-name="T9">гонење</text:span>. </text:p>
      <text:p text:style-name="P10"><text:span text:style-name="T8">(2)</text:span> <text:s/>Upravata za javni prihodi <text:span text:style-name="T9">треба</text:span> <text:span text:style-name="T9">да</text:span> <text:span text:style-name="T9">ги</text:span> <text:span text:style-name="T9">поучи</text:span> <text:span text:style-name="T9">лицата</text:span> od stav <text:span text:style-name="T9">став</text:span> 1 <text:span text:style-name="T9">за</text:span> <text:span text:style-name="T9">нивното</text:span> <text:span text:style-name="T9">право</text:span> <text:span text:style-name="T9">за</text:span> <text:span text:style-name="T9">одбивање</text:span> <text:span text:style-name="T9">на</text:span> <text:span text:style-name="T9">давање</text:span> <text:span text:style-name="T9">информации</text:span>. <text:span text:style-name="T9">Во</text:span> <text:span text:style-name="T9">записникот</text:span> <text:span text:style-name="T9">мора</text:span> <text:span text:style-name="T9">да</text:span> <text:span text:style-name="T9">се</text:span> <text:span text:style-name="T9">наведе</text:span> <text:span text:style-name="T9">дека</text:span> <text:span text:style-name="T9">лицата</text:span> <text:span text:style-name="T9">се</text:span> <text:span text:style-name="T9">запознати</text:span> <text:span text:style-name="T9">со</text:span> <text:span text:style-name="T9">ова</text:span> <text:span text:style-name="T9">право</text:span>.</text:p>
      <text:p text:style-name="Standard"/>
      <text:p text:style-name="Standard"/>
      <text:p text:style-name="P20"><text:span text:style-name="T7">Право</text:span><text:span text:style-name="T8"> </text:span><text:span text:style-name="T7">на</text:span><text:span text:style-name="T8"> </text:span><text:span text:style-name="T7">одбивање</text:span><text:span text:style-name="T8"> </text:span><text:span text:style-name="T7">на</text:span><text:span text:style-name="T8"> </text:span><text:span text:style-name="T7">давање</text:span><text:span text:style-name="T8"> </text:span><text:span text:style-name="T7">стручно</text:span><text:span text:style-name="T8"> </text:span><text:span text:style-name="T7">мислење</text:span><text:span text:style-name="T8"> </text:span><text:span text:style-name="T7">и</text:span><text:span text:style-name="T8"> </text:span><text:span text:style-name="T7">документи</text:span></text:p>
      <text:p text:style-name="P22"/>
      <text:p text:style-name="P20"><text:span text:style-name="T7">Член</text:span><text:span text:style-name="T8"> 72</text:span></text:p>
      <text:p text:style-name="P23"/>
      <text:p text:style-name="P10"><text:span text:style-name="T8">(1)</text:span> Slu~aite i uslovite pod koi ne mora da <text:s/>se dade informacija utvrdeni so ovoj zakon, se odnesuvaat i na pravoto na odbivawe na davawe stru~no mislewe i davawe na uvid na dokumenti.</text:p>
      <text:p text:style-name="P10"><text:span text:style-name="T8">(2)</text:span> Liceto koe vo imeto na dano~niot obvrznik gi ~uva dokumentite, delovnite knigi, evidencijata, kako i drugi predmeti, mora da gi stavi na uvid dokolku dano~niot obvrznik bi bil dol`en sam da gi ~uva.</text:p>
      <text:p text:style-name="Standard"/>
      <text:p text:style-name="Standard"/>
      <text:p text:style-name="P20"><text:span text:style-name="T7">Трошоци</text:span><text:span text:style-name="T8"> </text:span><text:span text:style-name="T7">на</text:span><text:span text:style-name="T8"> </text:span><text:span text:style-name="T7">оние</text:span><text:span text:style-name="T8"> </text:span><text:span text:style-name="T7">кои</text:span><text:span text:style-name="T8"> </text:span><text:span text:style-name="T7">што</text:span><text:span text:style-name="T8"> </text:span><text:span text:style-name="T7">се</text:span><text:span text:style-name="T8"> </text:span><text:span text:style-name="T7">обврзани</text:span><text:span text:style-name="T8"> </text:span><text:span text:style-name="T7">да</text:span><text:span text:style-name="T8"> </text:span><text:span text:style-name="T7">дадат</text:span><text:span text:style-name="T8"> </text:span><text:span text:style-name="T7">податоци</text:span></text:p>
      <text:p text:style-name="P22"/>
      <text:p text:style-name="P20"><text:span text:style-name="T7">Член</text:span><text:span text:style-name="T8"> 73</text:span></text:p>
      <text:p text:style-name="P23"/>
      <text:p text:style-name="P10">Licata<text:span text:style-name="T9"> </text:span>dol`ni <text:span text:style-name="T9">да</text:span> <text:span text:style-name="T9">дадат</text:span> <text:span text:style-name="T9">податоци,</text:span> <text:span text:style-name="T9">не</text:span> <text:span text:style-name="T9">добиваат</text:span> <text:span text:style-name="T9">надомест</text:span> <text:span text:style-name="T9">на</text:span> <text:span text:style-name="T9">трошоците</text:span> <text:span text:style-name="T9">кои</text:span> <text:span text:style-name="T9">настанале</text:span> <text:span text:style-name="T9">со</text:span> <text:span text:style-name="T9">давањето</text:span> <text:span text:style-name="T9">на</text:span> <text:span text:style-name="T9">податоците</text:span>.</text:p>
      <text:p text:style-name="P10"/>
      <text:p text:style-name="P10"/>
      <text:p text:style-name="P20"><text:span text:style-name="T7">Рокови</text:span><text:span text:style-name="T8"> </text:span><text:span text:style-name="T7">и</text:span><text:span text:style-name="T8"> </text:span><text:span text:style-name="T7">термини</text:span></text:p>
      <text:p text:style-name="P22"/>
      <text:p text:style-name="P20"><text:span text:style-name="T7">Член</text:span><text:span text:style-name="T8"> 74</text:span></text:p>
      <text:p text:style-name="P23"/>
      <text:p text:style-name="Standard"><text:span text:style-name="T9">За</text:span> <text:span text:style-name="T9">пресметување</text:span> <text:span text:style-name="T9">на</text:span> <text:span text:style-name="T9">рокови</text:span> <text:span text:style-name="T9">и</text:span> <text:span text:style-name="T9">одредување</text:span> <text:span text:style-name="T9">на</text:span> <text:span text:style-name="T9">термини</text:span> <text:span text:style-name="T9">важат</text:span> <text:span text:style-name="T9">одредбите</text:span> <text:span text:style-name="T9">на</text:span> <text:span text:style-name="T9">Законот</text:span> <text:span text:style-name="T9">за</text:span> <text:span text:style-name="T9">општа</text:span> </text:p>
      <text:p text:style-name="Standard"><text:span text:style-name="T9">управна</text:span> <text:span text:style-name="T9">постапка</text:span>, ako so ovoj zakon ne e poinaku uredeno.</text:p>
      <text:p text:style-name="Standard"/>
      <text:p text:style-name="P20"><text:span text:style-name="T7">Продолжување</text:span><text:span text:style-name="T8"> </text:span><text:span text:style-name="T7">на</text:span><text:span text:style-name="T8"> </text:span><text:span text:style-name="T7">роковите</text:span></text:p>
      <text:p text:style-name="P22"/>
      <text:p text:style-name="P20"><text:span text:style-name="T7">Член</text:span><text:span text:style-name="T8"> 75</text:span></text:p>
      <text:p text:style-name="P23"/>
      <text:p text:style-name="P10"><text:span text:style-name="T8">(1)</text:span> <text:span text:style-name="T9">Рокот</text:span> <text:span text:style-name="T9">за</text:span> <text:span text:style-name="T9">поднесување</text:span> <text:span text:style-name="T9">на</text:span> <text:span text:style-name="T9">даночна</text:span> <text:span text:style-name="T9">пријава</text:span> <text:span text:style-name="T9">може</text:span> <text:span text:style-name="T9">да</text:span> <text:span text:style-name="T9">се</text:span> <text:span text:style-name="T9">продолжи</text:span>. <text:s/><text:span text:style-name="T9">Барањето</text:span> <text:span text:style-name="T9">за</text:span> <text:span text:style-name="T9">продолжување</text:span> <text:span text:style-name="T9">на</text:span> <text:span text:style-name="T9">рокот</text:span> <text:span text:style-name="T9">за</text:span> <text:span text:style-name="T9">поднесување</text:span> <text:span text:style-name="T9">на</text:span> <text:span text:style-name="T9">даночна</text:span> <text:span text:style-name="T9">пријава</text:span> <text:span text:style-name="T9">мора</text:span> <text:span text:style-name="T9">да</text:span> <text:span text:style-name="T9">биде</text:span> <text:span text:style-name="T9">поднесено</text:span> <text:span text:style-name="T9">писмено</text:span> <text:span text:style-name="T9">кај</text:span> <text:span text:style-name="T9">надлежната </text:span>organizaciona edinica na<text:span text:style-name="T9"> </text:span><text:s/>Upravata za javni prihodi . <text:span text:style-name="T9">Тоа</text:span> <text:span text:style-name="T9">мора</text:span> <text:span text:style-name="T9">да</text:span> <text:span text:style-name="T9">биде</text:span> <text:span text:style-name="T9">образложено</text:span>. </text:p>
      <text:p text:style-name="P10"><text:span text:style-name="T8">(2)</text:span> <text:span text:style-name="T9">За</text:span> <text:span text:style-name="T9">барањето</text:span> <text:span text:style-name="T9">за</text:span> <text:span text:style-name="T9">продолжување</text:span> <text:span text:style-name="T9">на</text:span> <text:span text:style-name="T9">рокот</text:span> <text:span text:style-name="T9">одлучува</text:span> Upravata za javni prihodi <text:s/><text:span text:style-name="T9">според</text:span> <text:span text:style-name="T9">сопствена</text:span> <text:span text:style-name="T9">проценка</text:span>.</text:p>
      <text:p text:style-name="P10"><text:span text:style-name="T8">(3)</text:span> Upravata za javni prihodi <text:s/><text:span text:style-name="T9">може</text:span> <text:span text:style-name="T9">продолжувањето</text:span> <text:span text:style-name="T9">на</text:span> <text:span text:style-name="T9">рокот</text:span> <text:span text:style-name="T9">за</text:span> <text:span text:style-name="T9">поднесување</text:span> <text:span text:style-name="T9">на</text:span> <text:span text:style-name="T9">даночна</text:span> <text:span text:style-name="T9">пријава</text:span> <text:span text:style-name="T9">да</text:span> <text:span text:style-name="T9">го</text:span> <text:span text:style-name="T9">врзе</text:span> <text:span text:style-name="T9">за</text:span> <text:span text:style-name="T9">нов</text:span> <text:span text:style-name="T9">рок</text:span>. <text:span text:style-name="T9">Таа</text:span> <text:span text:style-name="T9">може</text:span> <text:span text:style-name="T9">продолжувањето</text:span> <text:span text:style-name="T9">на</text:span> <text:span text:style-name="T9">рокот</text:span> <text:span text:style-name="T9">да</text:span> <text:span text:style-name="T9">го</text:span> <text:span text:style-name="T9">направи</text:span> <text:span text:style-name="T9">зависно</text:span> <text:span text:style-name="T9">од</text:span> <text:span text:style-name="T9">други</text:span> <text:span text:style-name="T9">услови</text:span>.</text:p>
      <text:p text:style-name="P10"><text:soft-page-break/><text:span text:style-name="T8">(4)</text:span> <text:span text:style-name="T9">Доколку</text:span> <text:span text:style-name="T9">барањето</text:span> <text:span text:style-name="T9">за</text:span> <text:span text:style-name="T9">продолжување</text:span> <text:span text:style-name="T9">на</text:span> <text:span text:style-name="T9">рокот</text:span> <text:span text:style-name="T9">за</text:span> <text:span text:style-name="T9">поднесување</text:span> <text:span text:style-name="T9">на</text:span> <text:span text:style-name="T9">даночна</text:span> <text:span text:style-name="T9">пријава</text:span> <text:span text:style-name="T9">биде</text:span> <text:span text:style-name="T9">одбиено</text:span>, <text:span text:style-name="T9">даночната</text:span> <text:span text:style-name="T9">пријава</text:span> <text:span text:style-name="T9">мора</text:span> <text:span text:style-name="T9">да</text:span> <text:span text:style-name="T9">се</text:span> <text:span text:style-name="T9">поднесе</text:span> <text:span text:style-name="T9">во</text:span> <text:span text:style-name="T9">рок</text:span> <text:span text:style-name="T9">од</text:span> <text:span text:style-name="T9">пет</text:span> <text:span text:style-name="T9">дена</text:span> <text:span text:style-name="T9">од</text:span> <text:span text:style-name="T9">денот</text:span> <text:span text:style-name="T9">на</text:span> <text:span text:style-name="T9">доставувањето</text:span> <text:span text:style-name="T9">на</text:span> <text:span text:style-name="T9">заклучокот</text:span> <text:span text:style-name="T9">за</text:span> <text:span text:style-name="T9">одбивање</text:span>.</text:p>
      <text:p text:style-name="P10"/>
      <text:p text:style-name="P20"><text:span text:style-name="T7">Враќање</text:span><text:span text:style-name="T8"> </text:span><text:span text:style-name="T7">во</text:span><text:span text:style-name="T8"> </text:span><text:span text:style-name="T7">поранешна</text:span><text:span text:style-name="T8"> </text:span><text:span text:style-name="T7">состојба</text:span></text:p>
      <text:p text:style-name="P22"/>
      <text:p text:style-name="P20"><text:span text:style-name="T7">Член</text:span><text:span text:style-name="T8"> 76</text:span></text:p>
      <text:p text:style-name="P27"/>
      <text:p text:style-name="P10"><text:span text:style-name="T8">(1)</text:span> <text:span text:style-name="T9">Доколку</text:span> <text:span text:style-name="T9">даночниот</text:span> <text:span text:style-name="T9">обврзник</text:span>, <text:span text:style-name="T9">не</text:span> <text:span text:style-name="T9">по</text:span> <text:span text:style-name="T9">своја</text:span> <text:span text:style-name="T9">вина,</text:span> <text:span text:style-name="T9">бил</text:span> <text:span text:style-name="T9">спречен</text:span> <text:span text:style-name="T9">да</text:span> <text:span text:style-name="T9">запази</text:span> <text:span text:style-name="T9">законски</text:span> <text:span text:style-name="T9">рок</text:span> <text:span text:style-name="T9">или</text:span> <text:span text:style-name="T9">рок</text:span> <text:span text:style-name="T9">што</text:span> <text:span text:style-name="T9">го</text:span> <text:span text:style-name="T9">определила</text:span> <text:s/>Upravata za javni prihodi, <text:span text:style-name="T9">тогаш</text:span>, <text:span text:style-name="T9">по</text:span> <text:span text:style-name="T9">негово</text:span> <text:span text:style-name="T9">барање</text:span> <text:span text:style-name="T9">треба</text:span> <text:span text:style-name="T9">да</text:span> <text:span text:style-name="T9">му</text:span> <text:span text:style-name="T9">се</text:span> <text:span text:style-name="T9">дозволи</text:span> <text:span text:style-name="T9">враќање</text:span> <text:span text:style-name="T9">во</text:span> <text:span text:style-name="T9">поранешна</text:span> <text:span text:style-name="T9">состојба</text:span>. <text:span text:style-name="T9">Вината</text:span> <text:span text:style-name="T9">на</text:span> <text:span text:style-name="T9">застапникот</text:span> <text:span text:style-name="T9">оди</text:span> <text:span text:style-name="T9">на</text:span> <text:span text:style-name="T9">товар</text:span> <text:span text:style-name="T9">на</text:span> <text:span text:style-name="T9">даночниот</text:span> <text:span text:style-name="T9">обврзник</text:span>.</text:p>
      <text:p text:style-name="P10"><text:span text:style-name="T8">(2)</text:span> <text:span text:style-name="T9">Барањето</text:span> <text:span text:style-name="T9">треба</text:span> <text:span text:style-name="T9">да</text:span> <text:span text:style-name="T9">се</text:span> <text:span text:style-name="T9">поднесе</text:span> <text:span text:style-name="T9">во</text:span> <text:span text:style-name="T9">рок</text:span> <text:span text:style-name="T9">од</text:span> <text:span text:style-name="T9">еден</text:span> <text:span text:style-name="T9">месец</text:span> <text:span text:style-name="T9">од</text:span> <text:span text:style-name="T9">денот</text:span> <text:span text:style-name="T9">на</text:span> <text:span text:style-name="T9">престанувањето</text:span> <text:span text:style-name="T9">на</text:span> <text:span text:style-name="T9">причината</text:span> <text:span text:style-name="T9">за</text:span> <text:span text:style-name="T9">пропуштање</text:span> <text:span text:style-name="T9">или</text:span> <text:span text:style-name="T9">од</text:span> <text:span text:style-name="T9">денот</text:span> <text:span text:style-name="T9">од</text:span> <text:span text:style-name="T9">кој</text:span> <text:span text:style-name="T9">даночниот</text:span> <text:span text:style-name="T9">обврзник</text:span> <text:span text:style-name="T9">дознал</text:span> <text:span text:style-name="T9">за</text:span> <text:span text:style-name="T9">причината</text:span> <text:span text:style-name="T9">за</text:span> <text:span text:style-name="T9">пропуштање</text:span>.</text:p>
      <text:p text:style-name="P10"><text:span text:style-name="T8">(3)</text:span> <text:span text:style-name="T9">Во</text:span> <text:span text:style-name="T9">барањето</text:span> <text:span text:style-name="T9">треба</text:span> <text:span text:style-name="T9">јасно</text:span> <text:span text:style-name="T9">да</text:span> <text:span text:style-name="T9">бидат</text:span> <text:span text:style-name="T9">образложени</text:span> <text:span text:style-name="T9">и</text:span> <text:span text:style-name="T9">в</text:span>e<text:span text:style-name="T9">родостојни</text:span> <text:span text:style-name="T9">причините</text:span> <text:span text:style-name="T9">за</text:span> <text:span text:style-name="T9">пропуштање</text:span> <text:span text:style-name="T9">на</text:span> <text:span text:style-name="T9">рокот</text:span>.</text:p>
      <text:p text:style-name="P10"><text:span text:style-name="T8">(4)</text:span> <text:span text:style-name="T9">По</text:span> <text:span text:style-name="T9">истекот</text:span> <text:span text:style-name="T9">на</text:span> <text:span text:style-name="T9">една</text:span> <text:span text:style-name="T9">година</text:span> <text:span text:style-name="T9">од</text:span> <text:span text:style-name="T9">крајот</text:span> <text:span text:style-name="T9">на</text:span> <text:span text:style-name="T9">пропуштениот</text:span> <text:span text:style-name="T9">рок</text:span>, <text:span text:style-name="T9">веќе</text:span> <text:span text:style-name="T9">не</text:span> <text:span text:style-name="T9">може</text:span> <text:span text:style-name="T9">да</text:span> <text:span text:style-name="T9">биде</text:span> <text:span text:style-name="T9">поднесено</text:span> <text:span text:style-name="T9">барање</text:span> <text:span text:style-name="T9">за</text:span> <text:span text:style-name="T9">враќање</text:span> <text:span text:style-name="T9">во</text:span> <text:span text:style-name="T9">поранешна</text:span> <text:span text:style-name="T9">состојба</text:span>. <text:span text:style-name="T9">Ова</text:span> <text:span text:style-name="T9">не</text:span> <text:span text:style-name="T9">важи</text:span> <text:span text:style-name="T9">доколку</text:span> <text:span text:style-name="T9">овој</text:span> <text:span text:style-name="T9">рок</text:span> <text:span text:style-name="T9">не</text:span> <text:span text:style-name="T9">можел</text:span> <text:span text:style-name="T9">да</text:span> <text:span text:style-name="T9">биде</text:span> <text:span text:style-name="T9">запазен</text:span> <text:span text:style-name="T9">поради</text:span> <text:span text:style-name="T9">виша</text:span> <text:span text:style-name="T9">сила</text:span>.</text:p>
      <text:p text:style-name="P10"><text:span text:style-name="T8">(5)</text:span> <text:span text:style-name="T9">Пропуштеното</text:span> <text:span text:style-name="T9">дејство</text:span> <text:span text:style-name="T9">треба</text:span> <text:span text:style-name="T9">да</text:span> <text:span text:style-name="T9">биде</text:span> <text:span text:style-name="T9">спроведено</text:span> <text:span text:style-name="T9">за</text:span> <text:span text:style-name="T9">време</text:span> <text:span text:style-name="T9">на</text:span> <text:span text:style-name="T9">рокот</text:span> <text:span text:style-name="T9">за</text:span> <text:span text:style-name="T9">поднесување</text:span> <text:span text:style-name="T9">на</text:span> <text:span text:style-name="T9">барање</text:span> za vra}awe vo porane{na sostojba.</text:p>
      <text:p text:style-name="P10"><text:span text:style-name="T8">(6)</text:span> <text:span text:style-name="T9">За</text:span> <text:span text:style-name="T9">барањето</text:span> <text:span text:style-name="T9">за</text:span> <text:span text:style-name="T9">враќање</text:span> <text:span text:style-name="T9">во</text:span> <text:span text:style-name="T9">поранешна</text:span> <text:span text:style-name="T9">состојба</text:span> <text:span text:style-name="T9">одлучува</text:span> Upravata za javni prihodi<text:span text:style-name="T9"> </text:span>.</text:p>
      <text:p text:style-name="P10"/>
      <text:p text:style-name="P20"><text:span text:style-name="T7">Проценка</text:span><text:span text:style-name="T8"> </text:span><text:span text:style-name="T7">на</text:span><text:span text:style-name="T8"> </text:span><text:span text:style-name="T7">даночната</text:span><text:span text:style-name="T8"> </text:span><text:span text:style-name="T7">основа</text:span></text:p>
      <text:p text:style-name="P22"/>
      <text:p text:style-name="P20"><text:span text:style-name="T7">Член</text:span><text:span text:style-name="T8"> 77</text:span></text:p>
      <text:p text:style-name="P23"/>
      <text:p text:style-name="P10"><text:span text:style-name="T8">(1)</text:span> <text:span text:style-name="T9">Доколку</text:span> <text:s/>Upravata za javni prihodi <text:span text:style-name="T9">не</text:span> <text:span text:style-name="T9">може</text:span> <text:span text:style-name="T9">да</text:span> <text:span text:style-name="T9">ја</text:span> <text:span text:style-name="T9">утврди</text:span> <text:span text:style-name="T9">даночната</text:span> <text:span text:style-name="T9">основа</text:span> <text:span text:style-name="T9">врз</text:span> <text:span text:style-name="T9">основа</text:span> <text:span text:style-name="T9">на</text:span> <text:span text:style-name="T9">деловните</text:span> <text:span text:style-name="T9">книги</text:span> <text:span text:style-name="T9">и</text:span> <text:span text:style-name="T9">евиденцијата, <text:s/>тогаш</text:span> <text:span text:style-name="T9">истата</text:span> <text:span text:style-name="T9">мора</text:span> <text:span text:style-name="T9">да</text:span> <text:span text:style-name="T9">ја</text:span> <text:span text:style-name="T9">процени</text:span>.</text:p>
      <text:p text:style-name="P10"><text:span text:style-name="T8">(2)</text:span> <text:s/>Upravata za javni prihodi <text:span text:style-name="T9">проценува</text:span> osobeno <text:span text:style-name="T9">тогаш</text:span> <text:span text:style-name="T9">кога</text:span>:</text:p>
      <text:p text:style-name="P26">1) <text:span text:style-name="T9">книгите</text:span> <text:span text:style-name="T9">и</text:span> <text:span text:style-name="T9">евиденциите</text:span>, <text:span text:style-name="T9">кои</text:span> <text:span text:style-name="T9">треба</text:span> <text:span text:style-name="T9">да</text:span> <text:span text:style-name="T9">се</text:span> <text:span text:style-name="T9">водат</text:span> <text:span text:style-name="T9">според</text:span> <text:span text:style-name="T9">даночните</text:span> <text:span text:style-name="T9">закони</text:span>, <text:span text:style-name="T9">не</text:span> <text:span text:style-name="T9">се</text:span> <text:span text:style-name="T9">поднесени</text:span>;</text:p>
      <text:p text:style-name="P26">2) <text:span text:style-name="T9">не</text:span> <text:span text:style-name="T9">се</text:span> <text:span text:style-name="T9">издадени</text:span> <text:span text:style-name="T9">со</text:span> <text:span text:style-name="T9">закон</text:span> <text:span text:style-name="T9">пропишани</text:span> <text:span text:style-name="T9">сметки;</text:span> </text:p>
      <text:p text:style-name="P26">3) <text:span text:style-name="T9">деловните</text:span> <text:span text:style-name="T9">книги</text:span> <text:span text:style-name="T9">не</text:span> <text:span text:style-name="T9">се</text:span> <text:span text:style-name="T9">водат</text:span> <text:span text:style-name="T9">точно</text:span>, <text:span text:style-name="T9">уредно</text:span> <text:span text:style-name="T9">или</text:span> <text:span text:style-name="T9">целосно</text:span>;</text:p>
      <text:p text:style-name="P26">4) <text:span text:style-name="T9">основата</text:span> <text:span text:style-name="T9">за</text:span> <text:span text:style-name="T9">оданочување</text:span> <text:span text:style-name="T9">не</text:span> <text:span text:style-name="T9">е</text:span> <text:span text:style-name="T9">докажана</text:span> <text:span text:style-name="T9">со</text:span> <text:span text:style-name="T9">соодветни</text:span> <text:span text:style-name="T9">докази</text:span>;</text:p>
      <text:p text:style-name="P26">5) <text:span text:style-name="T9">даночниот</text:span> <text:span text:style-name="T9">обврзник</text:span> <text:span text:style-name="T9">не</text:span> <text:span text:style-name="T9">учествува</text:span> <text:span text:style-name="T9">во</text:span> <text:span text:style-name="T9">даночната</text:span> <text:span text:style-name="T9">постапка</text:span>; </text:p>
      <text:p text:style-name="P26">6) <text:span text:style-name="T9">даночниот</text:span> <text:span text:style-name="T9">обврзник</text:span> <text:span text:style-name="T9">го</text:span> <text:span text:style-name="T9">одлага</text:span> <text:span text:style-name="T9">или</text:span> <text:span text:style-name="T9">оневозможува</text:span> <text:span text:style-name="T9">спроведувањето</text:span> <text:span text:style-name="T9">на</text:span> <text:span text:style-name="T9">даночната</text:span> <text:span text:style-name="T9">постапка</text:span>.</text:p>
      <text:p text:style-name="P10"><text:span text:style-name="T8">(3)</text:span> <text:span text:style-name="T9">При</text:span> <text:span text:style-name="T9">проценката</text:span> <text:span text:style-name="T9">треба</text:span> <text:span text:style-name="T9">да</text:span> <text:span text:style-name="T9">бидат</text:span> <text:span text:style-name="T9">земени</text:span> <text:span text:style-name="T9">во</text:span> <text:span text:style-name="T9">предвид</text:span> <text:span text:style-name="T9">сите</text:span> <text:span text:style-name="T9">околности</text:span>, <text:span text:style-name="T9">кои</text:span> <text:span text:style-name="T9">би</text:span> <text:span text:style-name="T9">можеле</text:span> <text:span text:style-name="T9">да</text:span> <text:span text:style-name="T9">бидат</text:span> <text:span text:style-name="T9">битни</text:span> <text:span text:style-name="T9">за</text:span> <text:span text:style-name="T9">проценката</text:span>. <text:span text:style-name="T9">При</text:span> <text:span text:style-name="T9">проценката</text:span> Upravata za javni prihodi <text:s/><text:span text:style-name="T9">постапува</text:span> <text:span text:style-name="T9">по</text:span> <text:span text:style-name="T9">начелото</text:span> <text:span text:style-name="T9">на</text:span> <text:span text:style-name="T9">слободно</text:span> <text:span text:style-name="T9">одлучување</text:span> soglasno <text:span text:style-name="T9">член</text:span> 7 <text:span text:style-name="T9">став</text:span> (2) od ovoj zakon. <text:span text:style-name="T9">Притоа</text:span> Upravata za javni prihodi <text:s/><text:span text:style-name="T9">ќе</text:span> <text:span text:style-name="T9">го</text:span> <text:span text:style-name="T9">земе</text:span> <text:span text:style-name="T9">во</text:span> <text:span text:style-name="T9">предвид</text:span> <text:span text:style-name="T9">доказниот</text:span> <text:span text:style-name="T9">материјал</text:span> <text:span text:style-name="T9">на</text:span> <text:span text:style-name="T9">даночниот</text:span> <text:span text:style-name="T9">обврзник</text:span> <text:span text:style-name="T9">и</text:span> <text:span text:style-name="T9">неговата</text:span> <text:span text:style-name="T9">одговорност</text:span> <text:span text:style-name="T9">за</text:span> <text:span text:style-name="T9">разјаснување</text:span> <text:span text:style-name="T9">на</text:span> <text:span text:style-name="T9">фактичката</text:span> <text:span text:style-name="T9">состојба</text:span> . <text:span text:style-name="T9">За</text:span> <text:span text:style-name="T9">време</text:span> <text:span text:style-name="T9">на</text:span> <text:span text:style-name="T9">проценката</text:span> Upravata za javni prihodi <text:s/><text:span text:style-name="T9">ќе</text:span> <text:span text:style-name="T9">утврди</text:span> <text:span text:style-name="T9">фактичка</text:span> <text:span text:style-name="T9">состојба</text:span> <text:span text:style-name="T9">за</text:span> <text:span text:style-name="T9">која</text:span> <text:span text:style-name="T9">што</text:span> <text:span text:style-name="T9">постои</text:span> <text:span text:style-name="T9">одредена</text:span> <text:span text:style-name="T9">веројатност</text:span>. <text:span text:style-name="T9">Врз</text:span> <text:span text:style-name="T9">основа</text:span> <text:span text:style-name="T9">на</text:span> <text:span text:style-name="T9">фактичката</text:span> <text:span text:style-name="T9">состојба</text:span> <text:span text:style-name="T9">таа</text:span> <text:span text:style-name="T9">може</text:span> <text:span text:style-name="T9">да</text:span> <text:span text:style-name="T9">извлече</text:span> <text:span text:style-name="T9">заклучоци</text:span> <text:span text:style-name="T9">кои</text:span> <text:span text:style-name="T9">нема</text:span> <text:span text:style-name="T9">да</text:span> <text:span text:style-name="T9">бидат</text:span> <text:span text:style-name="T9">во</text:span> <text:span text:style-name="T9">корист</text:span> <text:span text:style-name="T9">на</text:span> <text:span text:style-name="T9">даночниот</text:span> <text:span text:style-name="T9">обврзник</text:span>.</text:p>
      <text:p text:style-name="Standard"/>
      <text:p text:style-name="Standard"/>
      <text:p text:style-name="P20"><text:span text:style-name="T7">Глава</text:span><text:span text:style-name="T8"> </text:span><text:span text:style-name="T7">четврта</text:span></text:p>
      <text:p text:style-name="P22"/>
      <text:p text:style-name="P20"><text:span text:style-name="T7">УТВРДУВАЊЕ</text:span><text:span text:style-name="T8"> </text:span><text:span text:style-name="T7">НА</text:span><text:span text:style-name="T8"> </text:span><text:span text:style-name="T7">ДАНОК</text:span></text:p>
      <text:p text:style-name="P22"/>
      <text:p text:style-name="P20"><text:span text:style-name="T7">Поим</text:span><text:span text:style-name="T8"> </text:span><text:span text:style-name="T7">за</text:span><text:span text:style-name="T8"> </text:span><text:span text:style-name="T7">утврдување</text:span><text:span text:style-name="T8"> </text:span><text:span text:style-name="T7">на</text:span><text:span text:style-name="T8"> </text:span><text:span text:style-name="T7">данок</text:span></text:p>
      <text:p text:style-name="P22"/>
      <text:p text:style-name="P20"><text:span text:style-name="T7">Член</text:span><text:span text:style-name="T8"> 78</text:span></text:p>
      <text:p text:style-name="P10"><text:soft-page-break/><text:span text:style-name="T8">(1)</text:span> <text:span text:style-name="T9">Утврдувањето</text:span> <text:span text:style-name="T9">на</text:span> <text:span text:style-name="T9">данок</text:span> <text:span text:style-name="T9">се</text:span> <text:span text:style-name="T9">врши</text:span> <text:span text:style-name="T9">од</text:span> <text:span text:style-name="T9">страна</text:span> <text:span text:style-name="T9">на</text:span>:</text:p>
      <text:p text:style-name="P26">1) <text:span text:style-name="T9">даночниот</text:span> <text:span text:style-name="T9">обврзник</text:span> <text:span text:style-name="T9">со</text:span> <text:span text:style-name="T9">самооданочување</text:span>;</text:p>
      <text:p text:style-name="P26">2) Upravata za javni prihodi, <text:span text:style-name="T9">со</text:span> <text:span text:style-name="T9">донесување</text:span> <text:span text:style-name="T9">на</text:span> <text:span text:style-name="T9">даночно</text:span> <text:span text:style-name="T9">решение</text:span>, <text:span text:style-name="T9">и</text:span> <text:span text:style-name="T9">тоа</text:span> <text:span text:style-name="T9">во</text:span>:</text:p>
      <text:p text:style-name="P28"><text:span text:style-name="T9">а</text:span>) <text:span text:style-name="T9">постапка</text:span> <text:span text:style-name="T9">на</text:span> <text:span text:style-name="T9">даночна</text:span> <text:span text:style-name="T9">контрола</text:span>;</text:p>
      <text:p text:style-name="P28"><text:span text:style-name="T9">б</text:span>) <text:span text:style-name="T9">случај</text:span> <text:span text:style-name="T9">кога</text:span> <text:span text:style-name="T9">со</text:span> <text:span text:style-name="T9">закон</text:span> <text:span text:style-name="T9">е</text:span> <text:span text:style-name="T9">пропишано</text:span> <text:span text:style-name="T9">да</text:span> <text:span text:style-name="T9">не</text:span> <text:span text:style-name="T9">се</text:span> <text:span text:style-name="T9">спроведува</text:span> <text:span text:style-name="T9">самооданочување</text:span> <text:span text:style-name="T9">или</text:span> <text:span text:style-name="T9">кога</text:span> <text:span text:style-name="T9">со</text:span> <text:span text:style-name="T9">закон</text:span> <text:span text:style-name="T9">е</text:span> <text:span text:style-name="T9">пропишано</text:span> <text:span text:style-name="T9">дека</text:span> <text:span text:style-name="T9">и</text:span> <text:span text:style-name="T9">покрај</text:span> <text:span text:style-name="T9">самооданочувањето</text:span>, <text:span text:style-name="T9">даночно</text:span> <text:span text:style-name="T9">решение</text:span> <text:span text:style-name="T9">мора</text:span> <text:span text:style-name="T9">да</text:span> <text:span text:style-name="T9">се</text:span> <text:span text:style-name="T9">донесе</text:span>.</text:p>
      <text:p text:style-name="P10"><text:span text:style-name="T8">(2)</text:span> <text:span text:style-name="T9">Одредбите</text:span> <text:span text:style-name="T9">за</text:span> <text:span text:style-name="T9">утврдување</text:span> <text:span text:style-name="T9">на</text:span> <text:span text:style-name="T9">данок</text:span> <text:span text:style-name="T9">се</text:span> <text:span text:style-name="T9">применуваат</text:span> <text:span text:style-name="T9">и</text:span> <text:span text:style-name="T9">за</text:span> <text:span text:style-name="T9">утврдување</text:span> <text:span text:style-name="T9">на</text:span> <text:span text:style-name="T9">споредни</text:span> <text:span text:style-name="T9">даночни</text:span> <text:span text:style-name="T9">давачки</text:span>, <text:span text:style-name="T9">согласно</text:span> <text:span text:style-name="T9">член</text:span> 2 <text:span text:style-name="T9">став</text:span> (2) od ovoj zakon.</text:p>
      <text:p text:style-name="P10"><text:span text:style-name="T8">(3)</text:span> <text:span text:style-name="T9">Даночно</text:span> <text:span text:style-name="T9">решение</text:span> <text:span text:style-name="T9">мора</text:span> <text:span text:style-name="T9">да</text:span> <text:span text:style-name="T9">биде</text:span> <text:span text:style-name="T9">донесено</text:span> <text:span text:style-name="T9">и</text:span> <text:span text:style-name="T9">во</text:span> <text:span text:style-name="T9">случај</text:span> <text:span text:style-name="T9">даночниот</text:span> <text:span text:style-name="T9">обврзник</text:span> da e <text:s/><text:span text:style-name="T9">целосно</text:span> <text:span text:style-name="T9">или</text:span> <text:span text:style-name="T9">делумно</text:span> <text:s/><text:span text:style-name="T9">ослбоден</text:span> <text:span text:style-name="T9">од</text:span> <text:span text:style-name="T9">данок</text:span>, <text:span text:style-name="T9">или</text:span> <text:span text:style-name="T9">кога</text:span> <text:span text:style-name="T9">неговото</text:span> <text:span text:style-name="T9">барање</text:span> <text:span text:style-name="T9">за</text:span> <text:span text:style-name="T9">утврдување</text:span> <text:span text:style-name="T9">на</text:span> <text:span text:style-name="T9">данок</text:span> <text:span text:style-name="T9">е</text:span> <text:span text:style-name="T9">одбиено</text:span>.</text:p>
      <text:p text:style-name="P10"><text:span text:style-name="T8">(4)</text:span> <text:span text:style-name="T9">Во</text:span> <text:span text:style-name="T9">случаите</text:span> <text:span text:style-name="T9">на</text:span> <text:span text:style-name="T9">став</text:span> (1) to~ka 1), <text:span text:style-name="T9">даночно</text:span> <text:span text:style-name="T9">решение</text:span> <text:span text:style-name="T9">мора</text:span> <text:span text:style-name="T9">да</text:span> <text:span text:style-name="T9">се</text:span> <text:span text:style-name="T9">донесе</text:span> <text:span text:style-name="T9">доколку</text:span> <text:span text:style-name="T9">има</text:span> <text:span text:style-name="T9">отстапување</text:span> <text:span text:style-name="T9">од</text:span> <text:span text:style-name="T9">самооданочувањето</text:span> <text:span text:style-name="T9">на</text:span> <text:span text:style-name="T9">даночниот</text:span> <text:span text:style-name="T9">обврзник</text:span>.</text:p>
      <text:p text:style-name="P22"/>
      <text:p text:style-name="P20"><text:span text:style-name="T7">Посебни</text:span><text:span text:style-name="T8"> </text:span><text:span text:style-name="T7">случаи</text:span><text:span text:style-name="T8"> </text:span><text:span text:style-name="T7">за</text:span><text:span text:style-name="T8"> </text:span><text:span text:style-name="T7">недонесување</text:span><text:span text:style-name="T8"> </text:span><text:span text:style-name="T7">на</text:span><text:span text:style-name="T8"> </text:span><text:span text:style-name="T7">даночно</text:span><text:span text:style-name="T8"> </text:span><text:span text:style-name="T7">решение</text:span></text:p>
      <text:p text:style-name="P22"/>
      <text:p text:style-name="P20"><text:span text:style-name="T7">Член</text:span><text:span text:style-name="T8"> 79</text:span></text:p>
      <text:p text:style-name="P23"/>
      <text:p text:style-name="P10"><text:span text:style-name="T8">(1)</text:span> <text:s/>Upravata za javni prihodi<text:span text:style-name="T9"> не</text:span> <text:span text:style-name="T9">мора</text:span> <text:span text:style-name="T9">да</text:span> <text:span text:style-name="T9">донесе</text:span> <text:span text:style-name="T9">даночно</text:span> <text:span text:style-name="T9">решение</text:span> <text:span text:style-name="T9">ако</text:span> <text:span text:style-name="T9">трошоците</text:span> <text:span text:style-name="T9">за</text:span> <text:span text:style-name="T9">утврдување</text:span> <text:span text:style-name="T9">и</text:span> <text:span text:style-name="T9">наплата</text:span> <text:span text:style-name="T9">на</text:span> <text:span text:style-name="T9">данокот</text:span> <text:span text:style-name="T9">би</text:span> <text:span text:style-name="T9">биле</text:span> <text:span text:style-name="T9">несразмерни</text:span> <text:span text:style-name="T9">со</text:span> <text:span text:style-name="T9">висината</text:span> <text:span text:style-name="T9">на</text:span> <text:span text:style-name="T9">данокот</text:span> <text:span text:style-name="T9">што</text:span> <text:span text:style-name="T9">треба</text:span> <text:span text:style-name="T9">да</text:span> <text:span text:style-name="T9">се</text:span> <text:span text:style-name="T9">утврди</text:span>.</text:p>
      <text:p text:style-name="P10"><text:span text:style-name="T8">(2)</text:span> <text:span text:style-name="T9">Во</text:span> <text:span text:style-name="T9">случај</text:span> <text:span text:style-name="T9">на</text:span> <text:span text:style-name="T9">погрешно</text:span> <text:span text:style-name="T9">утврдена</text:span> <text:span text:style-name="T9">висина</text:span> <text:span text:style-name="T9">на</text:span> <text:span text:style-name="T9">данок</text:span>, <text:span text:style-name="T9">даночното</text:span> <text:span text:style-name="T9">решение</text:span> <text:span text:style-name="T9">не</text:span> <text:span text:style-name="T9">мора</text:span> <text:span text:style-name="T9">да</text:span> <text:span text:style-name="T9">се</text:span> <text:span text:style-name="T9">менува</text:span> <text:span text:style-name="T9">ако</text:span> <text:span text:style-name="T9">зголемениот</text:span> <text:span text:style-name="T9">износ</text:span> <text:span text:style-name="T9">на</text:span> <text:span text:style-name="T9">данокот</text:span> <text:span text:style-name="T9">би</text:span> <text:span text:style-name="T9">бил</text:span> <text:span text:style-name="T9">несразмерен</text:span> <text:span text:style-name="T9">со</text:span> <text:span text:style-name="T9">трошоците</text:span> <text:span text:style-name="T9">во</text:span> <text:span text:style-name="T9">постапката</text:span> <text:span text:style-name="T9">за</text:span> <text:span text:style-name="T9">менување</text:span> <text:span text:style-name="T9">на</text:span> <text:span text:style-name="T9">решението</text:span>.</text:p>
      <text:p text:style-name="Standard"/>
      <text:p text:style-name="P20"><text:span text:style-name="T7">Форма</text:span><text:span text:style-name="T8"> </text:span><text:span text:style-name="T7">и</text:span><text:span text:style-name="T8"> </text:span><text:span text:style-name="T7">содржина</text:span><text:span text:style-name="T8"> </text:span><text:span text:style-name="T7">на</text:span><text:span text:style-name="T8"> </text:span><text:span text:style-name="T7">даночно</text:span><text:span text:style-name="T8"> </text:span><text:span text:style-name="T7">решение</text:span></text:p>
      <text:p text:style-name="P22"/>
      <text:p text:style-name="P20"><text:span text:style-name="T7">Член</text:span><text:span text:style-name="T8"> 80</text:span></text:p>
      <text:p text:style-name="P23"/>
      <text:p text:style-name="P10"><text:span text:style-name="T8">(1)</text:span> <text:span text:style-name="T9">Даночно</text:span> <text:span text:style-name="T9">решение</text:span> <text:span text:style-name="T9">мора</text:span> <text:span text:style-name="T9">да</text:span> <text:span text:style-name="T9">се</text:span> <text:span text:style-name="T9">донесе</text:span> <text:span text:style-name="T9">во</text:span> <text:span text:style-name="T9">писмена</text:span> <text:span text:style-name="T9">форма</text:span> <text:span text:style-name="T9">и</text:span> <text:span text:style-name="T9">мора</text:span> <text:span text:style-name="T9">да</text:span> <text:span text:style-name="T9">се</text:span> <text:span text:style-name="T9">означи</text:span> <text:span text:style-name="T9">како</text:span> <text:span text:style-name="T9">такво</text:span>.</text:p>
      <text:p text:style-name="P10"><text:span text:style-name="T8">(2)</text:span> <text:span text:style-name="T9">Даночно</text:span>to <text:span text:style-name="T9">решение</text:span> <text:span text:style-name="T9">мора</text:span> <text:span text:style-name="T9">да</text:span> <text:span text:style-name="T9">содржи</text:span>:</text:p>
      <text:p text:style-name="P26">1) <text:span text:style-name="T9">назив</text:span> <text:span text:style-name="T9">на</text:span> <text:span text:style-name="T9">надлежната</text:span> organizaciona edinica na Uprava za javni prihodi <text:span text:style-name="T9">која</text:span> <text:span text:style-name="T9">што</text:span> <text:span text:style-name="T9">го</text:span> <text:span text:style-name="T9">издала</text:span> <text:span text:style-name="T9">решението</text:span>;</text:p>
      <text:p text:style-name="P24">2) <text:span text:style-name="T9">број</text:span> <text:span text:style-name="T9">на</text:span> <text:span text:style-name="T9">акт</text:span>ot;</text:p>
      <text:p text:style-name="P24">3) <text:span text:style-name="T9">ЕДБ</text:span>;</text:p>
      <text:p text:style-name="P24">4) <text:span text:style-name="T9">дата</text:span>;</text:p>
      <text:p text:style-name="P24">5) <text:span text:style-name="T9">име</text:span> <text:span text:style-name="T9">и</text:span> <text:span text:style-name="T9">адреса</text:span> <text:span text:style-name="T9">на</text:span> <text:span text:style-name="T9">даночниот</text:span> <text:span text:style-name="T9">обврзник</text:span>;</text:p>
      <text:p text:style-name="P24">6) <text:span text:style-name="T9">адреса</text:span> <text:span text:style-name="T9">на</text:span> <text:span text:style-name="T9">доставување</text:span> <text:span text:style-name="T9">на</text:span> <text:span text:style-name="T9">застапникот</text:span> <text:span text:style-name="T9">во</text:span> <text:span text:style-name="T9">случаите</text:span> od ~lenovite 19 <text:span text:style-name="T9">до</text:span> 21 od ovoj zakon;</text:p>
      <text:p text:style-name="P24">7) <text:span text:style-name="T9">вид</text:span> <text:span text:style-name="T9">на</text:span> <text:span text:style-name="T9">данок</text:span>ot;</text:p>
      <text:p text:style-name="P24">8) <text:span text:style-name="T9">период</text:span> <text:span text:style-name="T9">на</text:span> <text:span text:style-name="T9">оданочување</text:span>;</text:p>
      <text:p text:style-name="P24">9) <text:span text:style-name="T9">основа</text:span> <text:span text:style-name="T9">за</text:span> <text:span text:style-name="T9">оданочување</text:span> <text:span text:style-name="T9">и</text:span> <text:span text:style-name="T9">за</text:span> <text:span text:style-name="T9">пресметување</text:span>;</text:p>
      <text:p text:style-name="P24">10) <text:span text:style-name="T9">даночна</text:span> <text:span text:style-name="T9">стапка</text:span>;</text:p>
      <text:p text:style-name="P24">11) <text:span text:style-name="T9">налог</text:span> <text:span text:style-name="T9">за</text:span> <text:span text:style-name="T9">плаќање</text:span>;</text:p>
      <text:p text:style-name="P24">12) <text:span text:style-name="T9">рок</text:span> <text:span text:style-name="T9">за</text:span> <text:span text:style-name="T9">плаќање</text:span>;</text:p>
      <text:p text:style-name="P24">13) <text:span text:style-name="T9">образложение</text:span>;</text:p>
      <text:p text:style-name="P24">14) <text:span text:style-name="T9">правна</text:span> <text:span text:style-name="T9">поука</text:span>;</text:p>
      <text:p text:style-name="P24">15) <text:span text:style-name="T9">потпис</text:span> <text:span text:style-name="T9">на</text:span> <text:span text:style-name="T9">овластеното</text:span> <text:span text:style-name="T9">лице</text:span>;</text:p>
      <text:p text:style-name="P24">16) <text:span text:style-name="T9">печат</text:span> <text:span text:style-name="T9">на</text:span> <text:span text:style-name="T9">У</text:span>pravata za javni prihodi.</text:p>
      <text:p text:style-name="Standard"><text:span text:style-name="T8">(3)</text:span> <text:span text:style-name="T9">Даночното</text:span> <text:span text:style-name="T9">решение</text:span> <text:span text:style-name="T9">може</text:span> <text:span text:style-name="T9">да</text:span> <text:span text:style-name="T9">содржи</text:span> <text:span text:style-name="T9">и</text:span> <text:span text:style-name="T9">дополнителни</text:span> <text:span text:style-name="T9">забелешки</text:span> <text:span text:style-name="T9">и</text:span> <text:span text:style-name="T9">услови</text:span>.</text:p>
      <text:p text:style-name="Standard"/>
      <text:p text:style-name="P25">Привременост<text:span text:style-name="T8"/></text:p>
      <text:p text:style-name="P22"/>
      <text:p text:style-name="P20"><text:span text:style-name="T7">Член</text:span><text:span text:style-name="T8"> 81</text:span></text:p>
      <text:p text:style-name="P27"/>
      <text:p text:style-name="P10"><text:soft-page-break/><text:span text:style-name="T8">(1)</text:span> <text:span text:style-name="T9">Самооданочувањето</text:span> <text:span text:style-name="T9">според</text:span> <text:span text:style-name="T9">член</text:span> 78 <text:span text:style-name="T9">став</text:span> (1) <text:span text:style-name="T9">точка</text:span> 1) <text:s/>o ovoj zakon <text:span text:style-name="T9">е</text:span> <text:span text:style-name="T9">привремено</text:span>. </text:p>
      <text:p text:style-name="P10"><text:span text:style-name="T8">(2)</text:span> <text:span text:style-name="T9">Даночното</text:span> <text:span text:style-name="T9">решение</text:span> <text:span text:style-name="T9">може</text:span> <text:span text:style-name="T9">да</text:span> <text:span text:style-name="T9">биде</text:span> <text:span text:style-name="T9">привремено</text:span>, <text:span text:style-name="T9">кога</text:span>:</text:p>
      <text:p text:style-name="P26">1) <text:span text:style-name="T9">даночното</text:span> <text:span text:style-name="T9">утврдување</text:span> <text:span text:style-name="T9">уследило</text:span> <text:span text:style-name="T9">по</text:span> <text:span text:style-name="T9">податоци</text:span> <text:span text:style-name="T9">од</text:span> <text:span text:style-name="T9">даночниот</text:span> <text:span text:style-name="T9">обврзник</text:span> <text:span text:style-name="T9">и</text:span> <text:span text:style-name="T9">У</text:span>pravata za javni prihodi <text:span text:style-name="T9">се</text:span> <text:span text:style-name="T9">уште</text:span> <text:span text:style-name="T9">не</text:span> <text:span text:style-name="T9">го</text:span> <text:span text:style-name="T9">испитала</text:span> <text:span text:style-name="T9">даночното</text:span> <text:span text:style-name="T9">решение</text:span> <text:span text:style-name="T9">во</text:span> <text:span text:style-name="T9">целост</text:span>;</text:p>
      <text:p text:style-name="P26">2) <text:span text:style-name="T9">не</text:span> <text:span text:style-name="T9">е</text:span> <text:span text:style-name="T9">сигурно</text:span>, <text:span text:style-name="T9">дали</text:span> <text:span text:style-name="T9">постојат</text:span> <text:span text:style-name="T9">предуслови</text:span> <text:span text:style-name="T9">за</text:span> <text:span text:style-name="T9">настанување</text:span> <text:span text:style-name="T9">на</text:span> <text:span text:style-name="T9">данокот</text:span>.</text:p>
      <text:p text:style-name="P10"><text:span text:style-name="T8">(3)</text:span> <text:span text:style-name="T9">Привременото</text:span> <text:span text:style-name="T9">даночно</text:span> <text:span text:style-name="T9">решение</text:span> <text:span text:style-name="T9">мора</text:span> <text:span text:style-name="T9">да</text:span> <text:span text:style-name="T9">биде</text:span> <text:span text:style-name="T9">означено</text:span> <text:span text:style-name="T9">како</text:span> <text:span text:style-name="T9">такво</text:span>.</text:p>
      <text:p text:style-name="Standard"/>
      <text:p text:style-name="P23"/>
      <text:p text:style-name="P20"><text:span text:style-name="T7">Правосилност</text:span><text:span text:style-name="T8"> </text:span><text:span text:style-name="T7">на</text:span><text:span text:style-name="T8"> </text:span><text:span text:style-name="T7">самооданочувањето</text:span></text:p>
      <text:p text:style-name="P25"/>
      <text:p text:style-name="P20"><text:span text:style-name="T7">Член</text:span><text:span text:style-name="T8"> 82</text:span></text:p>
      <text:p text:style-name="P23"/>
      <text:p text:style-name="P10"><text:span text:style-name="T8">(1)</text:span> <text:span text:style-name="T9">Самооданочувањ</text:span>eto <text:span text:style-name="T9">не</text:span> <text:span text:style-name="T9">мож</text:span>e <text:span text:style-name="T9">да</text:span> <text:span text:style-name="T9">бид</text:span>e <text:span text:style-name="T9">променет</text:span>o <text:span text:style-name="T9">со</text:span> <text:span text:style-name="T9">даночно</text:span> <text:span text:style-name="T9">решение</text:span> <text:span text:style-name="T9">од</text:span> <text:span text:style-name="T9">страна</text:span> <text:span text:style-name="T9">на</text:span> <text:span text:style-name="T9">У</text:span>pravata za javni prihodi <text:span text:style-name="T9">во</text:span> <text:span text:style-name="T9">рамките</text:span> <text:span text:style-name="T9">на</text:span> <text:span text:style-name="T9">рокот</text:span> <text:span text:style-name="T9">за</text:span> <text:span text:style-name="T9">застарување</text:span> <text:span text:style-name="T9">по</text:span> <text:span text:style-name="T9">истекот</text:span> <text:span text:style-name="T9">на</text:span> <text:span text:style-name="T9">една</text:span> <text:span text:style-name="T9">година</text:span>.</text:p>
      <text:p text:style-name="P10"><text:span text:style-name="T8">(2)</text:span> <text:span text:style-name="T9">Ова</text:span> <text:span text:style-name="T9">не</text:span> <text:span text:style-name="T9">важи</text:span> dokolku:</text:p>
      <text:p text:style-name="P26"><text:span text:style-name="T9">а</text:span>) <text:s/><text:span text:style-name="T9">самооданочувањето</text:span> se zasniva <text:span text:style-name="T9">на</text:span> <text:span text:style-name="T9">свесна</text:span> <text:span text:style-name="T9">измама</text:span>;</text:p>
      <text:p text:style-name="P26"><text:span text:style-name="T9">б</text:span>) <text:span text:style-name="T9">на</text:span> <text:span text:style-name="T9">друг</text:span> <text:span text:style-name="T9">начин</text:span> <text:span text:style-name="T9">промената</text:span> <text:span text:style-name="T9">е</text:span> <text:span text:style-name="T9">дозволена</text:span> so <text:span text:style-name="T9">закон</text:span>; </text:p>
      <text:p text:style-name="P26"><text:span text:style-name="T9">в</text:span>) <text:span text:style-name="T9">даночниот</text:span> <text:span text:style-name="T9">обврзник</text:span> <text:span text:style-name="T9">се</text:span> <text:span text:style-name="T9">согласи</text:span> <text:span text:style-name="T9">со</text:span> <text:span text:style-name="T9">промената</text:span>.</text:p>
      <text:p text:style-name="Standard"/>
      <text:p text:style-name="Standard"/>
      <text:p text:style-name="P20"><text:span text:style-name="T7">Престанок</text:span><text:span text:style-name="T8"> </text:span><text:span text:style-name="T7">или</text:span><text:span text:style-name="T8"> </text:span><text:span text:style-name="T7">промена</text:span><text:span text:style-name="T8"> </text:span><text:span text:style-name="T7">на</text:span><text:span text:style-name="T8"> </text:span><text:span text:style-name="T7">даночно</text:span><text:span text:style-name="T8"> </text:span><text:span text:style-name="T7">решение</text:span></text:p>
      <text:p text:style-name="P25"/>
      <text:p text:style-name="P20"><text:span text:style-name="T7">Член</text:span><text:span text:style-name="T8"> 83</text:span></text:p>
      <text:p text:style-name="P23"/>
      <text:p text:style-name="P10"><text:span text:style-name="T8">(1)</text:span> <text:span text:style-name="T9">Доколку</text:span> <text:span text:style-name="T9">даночното</text:span> <text:span text:style-name="T9">решение</text:span> <text:span text:style-name="T9">е</text:span> <text:span text:style-name="T9">привремено</text:span>, <text:span text:style-name="T9">тоа</text:span> <text:span text:style-name="T9">може</text:span> <text:span text:style-name="T9">да</text:span> <text:span text:style-name="T9">биде</text:span> <text:span text:style-name="T9">променето</text:span> <text:span text:style-name="T9">се</text:span> <text:span text:style-name="T9">до</text:span> <text:span text:style-name="T9">застарувањето</text:span>.</text:p>
      <text:p text:style-name="P10"><text:span text:style-name="T8">(2)</text:span> <text:span text:style-name="T9">Конечни</text:span>te <text:span text:style-name="T9">даночни</text:span> <text:span text:style-name="T9">решенија</text:span> <text:span text:style-name="T9">можат</text:span> <text:span text:style-name="T9">да</text:span> <text:span text:style-name="T9">бидат</text:span> promeneti <text:span text:style-name="T9">само</text:span> dokolku: </text:p>
      <text:p text:style-name="P26">1) <text:span text:style-name="T9">даночниот</text:span> <text:span text:style-name="T9">обврзник</text:span> <text:span text:style-name="T9">се</text:span> <text:span text:style-name="T9">согласи</text:span>; </text:p>
      <text:p text:style-name="P26">2) <text:span text:style-name="T9">даночното</text:span> <text:span text:style-name="T9">решение</text:span> <text:span text:style-name="T9">е</text:span> <text:span text:style-name="T9">издадено</text:span> <text:span text:style-name="T9">од</text:span> <text:span text:style-name="T9">ненадлежна</text:span> organizaciona edinica na Upravata za javni prihodi;</text:p>
      <text:p text:style-name="P26">3) <text:span text:style-name="T9">е</text:span> <text:span text:style-name="T9">донесен</text:span>o <text:span text:style-name="T9">со</text:span> <text:span text:style-name="T9">недозволени</text:span> <text:span text:style-name="T9">средства</text:span>, <text:span text:style-name="T9">како</text:span> <text:span text:style-name="T9">што</text:span> <text:span text:style-name="T9">се</text:span> <text:span text:style-name="T9">измама</text:span>, <text:span text:style-name="T9">закана</text:span> <text:span text:style-name="T9">или</text:span> <text:span text:style-name="T9">поткуп</text:span>;</text:p>
      <text:p text:style-name="P26">4) <text:span text:style-name="T9">доколку</text:span> <text:span text:style-name="T9">дополнително</text:span> <text:span text:style-name="T9">се</text:span> <text:span text:style-name="T9">појават</text:span> <text:span text:style-name="T9">нови</text:span> <text:span text:style-name="T9">факти</text:span> <text:span text:style-name="T9">или</text:span> <text:span text:style-name="T9">доказни</text:span> <text:span text:style-name="T9">средства</text:span>, <text:span text:style-name="T9">кои</text:span> <text:span text:style-name="T9">што</text:span> <text:span text:style-name="T9">водат</text:span> <text:span text:style-name="T9">до</text:span> <text:span text:style-name="T9">поголем</text:span> <text:span text:style-name="T9">данок</text:span>.</text:p>
      <text:p text:style-name="P26">4) <text:s/><text:span text:style-name="T9">на</text:span> <text:span text:style-name="T9">друг</text:span> <text:span text:style-name="T9">начин</text:span> <text:span text:style-name="T9">промената</text:span> <text:span text:style-name="T9">е</text:span> <text:span text:style-name="T9">дозволена</text:span> so <text:span text:style-name="T9">закон</text:span>. </text:p>
      <text:p text:style-name="P26"/>
      <text:p text:style-name="Standard"/>
      <text:p text:style-name="Standard"/>
      <text:p text:style-name="Standard"/>
      <text:p text:style-name="P20"><text:span text:style-name="T7">Глава</text:span><text:span text:style-name="T8"> </text:span><text:span text:style-name="T7">петта</text:span></text:p>
      <text:p text:style-name="P22"/>
      <text:p text:style-name="P22">NADVORE[NA KONTROLA</text:p>
      <text:p text:style-name="P22">Obem na primena </text:p>
      <text:p text:style-name="P22"/>
      <text:p text:style-name="P22">^len 84</text:p>
      <text:p text:style-name="P23"/>
      <text:p text:style-name="P29">Nadvore{na kontrola vo smisla na ovoj zakon e: </text:p>
      <text:p text:style-name="P30">1)kontrola na pretprijatija; </text:p>
      <text:p text:style-name="P30">2)kontrola na DDV i</text:p>
      <text:p text:style-name="P31">3)<text:tab/>drugi vidovi na nadvore{na kontrola, za koi e nadle`na Upravata za javni prihodi. </text:p>
      <text:p text:style-name="Standard"/>
      <text:p text:style-name="P22">Inspektori</text:p>
      <text:p text:style-name="P22"/>
      <text:p text:style-name="P22">^len 85</text:p>
      <text:p text:style-name="P10"><text:span text:style-name="T8">(1)</text:span>Nadvore{nata kontrola ja vr{at ovlasteni <text:s/>dano~ni inspektori (vo natamo{niot tekst inspektor). </text:p>
      <text:p text:style-name="P10"><text:span text:style-name="T8">(2)</text:span>Inspektorot na sopstvena odgovornost gi realizira nadvore{nite kontroli {to mu se rasporeduvaat <text:s/>soglasno <text:s/>planot <text:s/>za kontrola. </text:p>
      <text:p text:style-name="P10"><text:span text:style-name="T8">(3)</text:span> Inspektorot e odgovoren za navremeno, kompetentno i ekonomi~no ispolnuvawe na svoite zada~i. </text:p>
      <text:p text:style-name="P10"><text:soft-page-break/><text:span text:style-name="T8">(4)</text:span> Su{tinskite zada~i na inspektorot se sostojat vo: </text:p>
      <text:p text:style-name="P26">1) edinstven na~in na primena na pravoto pri sproveduvaweto na nadvore{nite kontroli od negova strana;</text:p>
      <text:p text:style-name="P26">2) redovno prosleduvawe na informacii do svojot rakovoditel za tekot na rabotite;</text:p>
      <text:p text:style-name="P26">3) pomagawe pri obu~uvawe na novoanga`irani inspektori;</text:p>
      <text:p text:style-name="P26">4) po~ituvawe na pravata i obvrskite <text:span text:style-name="T11">navedeni vo ovoj zakon.</text:span></text:p>
      <text:p text:style-name="P32"/>
      <text:p text:style-name="P22">Zada~i na oddelenijata za nadvore{na kontrola</text:p>
      <text:p text:style-name="P22"/>
      <text:p text:style-name="P22">^len 86</text:p>
      <text:p text:style-name="P22"/>
      <text:p text:style-name="P10"><text:span text:style-name="T10"><text:s/></text:span><text:span text:style-name="T8">(1)</text:span> Celta na edna nadvore{na kontrola e:</text:p>
      <text:p text:style-name="P33">1) <text:s/>da se <text:s/>izvr{i proverka, utvrduvawe i ocenuvawe na sostojbi {to se od va`nost po odnos na danocite;</text:p>
      <text:p text:style-name="P26">2) <text:s/>da se obezbedi ramnopravnost vo odano~uvaweto;</text:p>
      <text:p text:style-name="P26">3) <text:s/>da se obezbedi deka:</text:p>
      <text:p text:style-name="P26"><text:tab/>a) ne doa|a do namaleno presmetuvawe, prijavuvawe i pla}awe na danok,</text:p>
      <text:p text:style-name="P28">b)bez pravo ne se dodeleni ili nekomu zabraneti dano~ni olesnuvawa,</text:p>
      <text:p text:style-name="P28"><text:span text:style-name="T3"><text:s/></text:span>v)ne doa|a do nepravedno pripi{uvawe na danoci,</text:p>
      <text:p text:style-name="P28">-g)bez pravo ne e dodeleno nitu zabraneto vra}awe na danok.</text:p>
      <text:p text:style-name="P10"><text:span text:style-name="T10"><text:s/></text:span><text:span text:style-name="T8">(3)</text:span> Poimot obvrska za ocenuvawe na sostojbi zna~i deka dejstvuvaweto na slu`bata za nadvore{na kontrola treba da soodvetstvuva na smislata i celta na ovoj zakon. Treba da se po~ituvaat principite na sporedlivost, soodvetnost i <text:span text:style-name="T11">realna ispolnlivost. </text:span></text:p>
      <text:p text:style-name="P34"/>
      <text:p text:style-name="P34"/>
      <text:p text:style-name="P34"/>
      <text:p text:style-name="P34"/>
      <text:p text:style-name="P35">Dopustlivost na nadvore{na kontrola</text:p>
      <text:p text:style-name="P35"/>
      <text:p text:style-name="P35">^len 87</text:p>
      <text:p text:style-name="P36"/>
      <text:p text:style-name="P37">Nadvore{nata kontrola mo`e da se vr{i kaj site dano~ni obvrznici.</text:p>
      <text:p text:style-name="P32"/>
      <text:p text:style-name="P38">Veli~inski klasi</text:p>
      <text:p text:style-name="P38"/>
      <text:p text:style-name="P38">^len 88</text:p>
      <text:p text:style-name="P39"/>
      <text:p text:style-name="P10"><text:span text:style-name="T12">(1)</text:span><text:span text:style-name="T11"> Dano~nite obvrznici {to se podlo`ni na nadvore{na kontrola se klasificirani spored veli~inskite klasi:</text:span></text:p>
      <text:p text:style-name="P40"><text:tab/>1) golemi pretprijatija;</text:p>
      <text:p text:style-name="P40"><text:tab/>2) sredni pretprijatija;</text:p>
      <text:p text:style-name="P40"><text:tab/>3) mali pretprijatija i </text:p>
      <text:p text:style-name="P40"><text:tab/>4) mikro pretprijatija. </text:p>
      <text:p text:style-name="P10"><text:span text:style-name="T12">(2)</text:span><text:span text:style-name="T11"> Za klasificirawe vo veli~inski klasi Upravata za javni prihodi - Generalna direkcija, }e gi utvrdi:</text:span></text:p>
      <text:p text:style-name="P40"><text:tab/>1) denot;</text:p>
      <text:p text:style-name="P40"><text:tab/>2) merodavna godina;</text:p>
      <text:p text:style-name="P40"><text:tab/>3) merodavnite karakteristiki za klasifikacijata; </text:p>
      <text:p text:style-name="P40"><text:tab/>4) vremetraeweto na nejzinata va`nost. </text:p>
      <text:p text:style-name="P32"/>
      <text:p text:style-name="P32"/>
      <text:p text:style-name="P38">Obem na nadvore{na kontrola</text:p>
      <text:p text:style-name="P38"/>
      <text:p text:style-name="P38">^len 89</text:p>
      <text:p text:style-name="P39"/>
      <text:p text:style-name="P10"><text:span text:style-name="T12">(1)</text:span><text:span text:style-name="T11"> Nadvore{nata kontrola slu`i za utvrduvawe i preispituvawe na dano~nite odnosi na dano~niot obvrznik. Taa mo`e da opfati eden ili pove}e vidovi danoci, eden ili pove}e periodi na odano~uvawe, ili pak, da se ograni~i na oddelni fakti~ki sostojbi. </text:span></text:p>
      <text:p text:style-name="P41"><text:span text:style-name="T13">(2)</text:span><text:span text:style-name="T14">Opredeluvaweto na obemot na nadvore{nata kontrola, nadle`nata slu`ba go vr{i po sopstveno sogleduvawe, {to pretstavuva nejzina slu`bena dol`nost. </text:span></text:p>
      <text:p text:style-name="P42"/>
      <text:p text:style-name="P32"/>
      <text:p text:style-name="P38">Kontrolen period</text:p>
      <text:p text:style-name="P38"/>
      <text:p text:style-name="P38"><text:soft-page-break/>^len 90</text:p>
      <text:p text:style-name="P38"/>
      <text:p text:style-name="P10"><text:span text:style-name="T12">(1)</text:span><text:span text:style-name="T11"> Kontrolniot period pretstavuva periodot za odano~uvawe {to e sodr`an vo opsegot na edna nadvore{na <text:s/>kontrola. </text:span></text:p>
      <text:p text:style-name="P29"><text:span text:style-name="T12">(2)</text:span><text:span text:style-name="T11"> Kontrolniot period treba da se priklu~i na prethodniot kontrolen period kaj:</text:span></text:p>
      <text:p text:style-name="P37"><text:tab/>a) golemi pretprijatija vo smisla na ~len 88, stav (1) to~ka 1) od ovoj zakon;</text:p>
      <text:p text:style-name="P37"><text:tab/>b) koncerni vo smisla na ~len 109, stav (2) od ovoj zakon;</text:p>
      <text:p text:style-name="P37"><text:tab/>v) drugi me|usebno zavisni pretprijatija vo smisla na ~len 110 od ovoj zakon;</text:p>
      <text:p text:style-name="P37"><text:tab/>g) povrzani pretprijatija na me|unarodno nivo vo smisla na ~len 111 od ovoj zakon.</text:p>
      <text:p text:style-name="P10"><text:span text:style-name="T12">(3)</text:span><text:span text:style-name="T11"> Kaj pretprijatija {to ne se navedeni vo stavot (2) kontrolniot period vo osnova ne treba da opfa}a pove}e od tri posledovatelni periodi za odano~uvawe. Kontrolniot period mo`e da sodr`i pove}e od tri posledovatelni periodi na odano~uvawe:</text:span></text:p>
      <text:p text:style-name="P10"><text:span text:style-name="T15"><text:s text:c="7"/></text:span><text:span text:style-name="T11">1) kaj danoci koi imaat pokusi dano~ni periodi;</text:span></text:p>
      <text:p text:style-name="P37"><text:tab/>2) koga mo`e da se smeta na zna~itelni izmeni vo osnovite za odano~uvawe, ili</text:p>
      <text:p text:style-name="P37"><text:tab/>3) postoi somnenie <text:s/>za storeno dano~no krivi~no delo.</text:p>
      <text:p text:style-name="P10"><text:span text:style-name="T12">(4)</text:span><text:span text:style-name="T11"> Dokolku nadle`nata slu`ba za nadvore{na <text:s/>kontrola, smeta deka vo daden slu~aj ne e neophodna celosna nadvore{na kontrola, toga{ taa mo`e da sprovede skratena nadvore{na kontrola. Skratenata nadvore{na kontrola se ograni~uva na kontrolata na posebni osnovi za odano~uvawe ili fakti~ki sostojbi.</text:span></text:p>
      <text:p text:style-name="P40"/>
      <text:p text:style-name="P35">Nalog za nadvore{na kontrola<text:span text:style-name="T11"/></text:p>
      <text:p text:style-name="P43"/>
      <text:p text:style-name="P35">^len 91</text:p>
      <text:p text:style-name="P36"/>
      <text:p text:style-name="P10"><text:span text:style-name="T11">Predmetot i <text:s/>periodot na nadvore{nata kontrola go opredeluva rakovoditelot na nadle`nata slu`ba vo pismeno izgotven nalog za kontrola</text:span><text:span text:style-name="T12">.</text:span><text:span text:style-name="T11"> </text:span></text:p>
      <text:p text:style-name="P34"/>
      <text:p text:style-name="P35">Sodr`ina na nalogot za nadvore{na kontrola</text:p>
      <text:p text:style-name="P38"/>
      <text:p text:style-name="P35">^len 92</text:p>
      <text:p text:style-name="P35"/>
      <text:p text:style-name="P29"><text:span text:style-name="T12">(1)</text:span><text:span text:style-name="T11"> Nalogot za nadvore{na <text:s/>kontrola gi sodr`i slednive zadol`itelni elementi: </text:span></text:p>
      <text:p text:style-name="P37"><text:tab/>1) naziv na nadle`nata slu`ba; <text:s/></text:p>
      <text:p text:style-name="P37"><text:tab/>2) broj i data;<text:tab/></text:p>
      <text:p text:style-name="P44">3) ime, odnosno naziv na dano~niot obvrznik na koj se odnesuva, kako i negoviot EDB; <text:s/><text:tab/><text:tab/></text:p>
      <text:p text:style-name="P44">4) pravni osnovi na nadvore{nata kontrola; </text:p>
      <text:p text:style-name="P37"><text:tab/>5) vidovi <text:s/>danoci {to treba da bidat kontrolirani;</text:p>
      <text:p text:style-name="P37"><text:tab/>6) oddelni fakti~ki sostojbi {to treba da bidat kontrolirani ;</text:p>
      <text:p text:style-name="P37"><text:tab/>7)period na kontrola;</text:p>
      <text:p text:style-name="P10"><text:span text:style-name="T15"><text:s text:c="6"/></text:span><text:span text:style-name="T11">8) upatstvo za pravata i obvrskite na dano~niot obvrznik vo tekot na kontrolata;</text:span></text:p>
      <text:p text:style-name="P29"><text:span text:style-name="T15"><text:s text:c="6"/></text:span><text:span text:style-name="T11">9) pravna pouka;</text:span></text:p>
      <text:p text:style-name="P29"><text:span text:style-name="T15"><text:s text:c="5"/></text:span><text:span text:style-name="T11">10)potpis na ovlasteno lice;</text:span></text:p>
      <text:p text:style-name="P37"><text:tab/>11)slu`ben pe~at;</text:p>
      <text:p text:style-name="P29"><text:span text:style-name="T16"><text:s/></text:span><text:span text:style-name="T12">(2)</text:span><text:span text:style-name="T11"> So nalogot za nadvore{na kontrola mo`at da bidat opfateni i:</text:span></text:p>
      <text:p text:style-name="P37"><text:tab/>1) vremenski po~etok na kontrolata;</text:p>
      <text:p text:style-name="P37"><text:tab/>2) mesto na kontrolata; </text:p>
      <text:p text:style-name="P37"><text:tab/>3) ime na inspektorot;</text:p>
      <text:p text:style-name="P37"><text:tab/>4) barawa vo vrska so kontrolata.</text:p>
      <text:p text:style-name="P32"/>
      <text:p text:style-name="P38">Dostavuvawe na nalogot za nadvore{na <text:s/>kontrola<text:span text:style-name="T11"/></text:p>
      <text:p text:style-name="P32"/>
      <text:p text:style-name="P38">^len 93 </text:p>
      <text:p text:style-name="P39"/>
      <text:p text:style-name="P10"><text:span text:style-name="T12">(1)</text:span><text:span text:style-name="T11"> Nalogot za nadvore{na kontrola nadle`nata slu`ba go dostavuva do dano~niot obvrznik dve nedeli pred po~etokot na kontrolata.</text:span></text:p>
      <text:p text:style-name="P10"><text:span text:style-name="T12">(2)</text:span><text:span text:style-name="T11"> Po isklu~ok od odredbata od <text:s/>stavot (1) nema da se primeni, ako so toa bi se spre~ila ili popre~ila kontrolata. Vo toj slu~aj nalogot za kontrola se dostavuva neposredno pred po~etokot na kontrolata. </text:span></text:p>
      <text:p text:style-name="P10"><text:span text:style-name="T16"><text:s/></text:span><text:span text:style-name="T12">(3)</text:span><text:span text:style-name="T11"> Adresiraweto na nalogot <text:s/>za kontrola se izvr{uva <text:s/>spored op{tite principi za dostavuvawe na dano~en upraven akt. </text:span></text:p>
      <text:p text:style-name="P10"><text:span text:style-name="T12">(4)</text:span><text:span text:style-name="T11"> Za sekoe lice - dano~en obvrznik, kaj koe treba da bide realizirana nadvore{na kontrola treba da bide dostaven nalog za kontrola.</text:span></text:p>
      <text:p text:style-name="P10"><text:span text:style-name="T12">(5)</text:span><text:span text:style-name="T11"> Inspektorot mo`e da go odlo`i po~etokot na sproveduvaweto na nadvore{nata kontrola, ako dano~niot obvrznik podnese barawe vo rok od pet dena od denot na </text:span><text:soft-page-break/><text:span text:style-name="T11">priemot na nalogot i vo nego navede opravdani pri~ini za odlo`uvawe na kontrolata, osven vo slu~aite od stavot (2)</text:span></text:p>
      <text:p text:style-name="P10"><text:span text:style-name="T16"><text:s/></text:span><text:span text:style-name="T12">(6)</text:span><text:span text:style-name="T11"> Kako opravdani pri~ini vo smisla na stavot (5) se smetaat:</text:span></text:p>
      <text:p text:style-name="P37"><text:tab/>1) bolest na dano~niot obvrznik;</text:p>
      <text:p text:style-name="P37"><text:tab/>2) bolest na zastapnikot na dano~niot obvrznik;</text:p>
      <text:p text:style-name="P37"><text:tab/>3) bolest na vraboten vo pretprijatieto, koj e od zna~ewe za informaciite potrebni za nadvore{nata kontrola;</text:p>
      <text:p text:style-name="P37"><text:tab/>4) opse`ni pre~ki vo pretprijatieto zaradi renovirawe;</text:p>
      <text:p text:style-name="P37"><text:tab/>5) opse`ni pre~ki vo pretprijatieto zaradi vi{a sila. </text:p>
      <text:p text:style-name="P32"/>
      <text:p text:style-name="P38">Pro{iruvawe na nalogot <text:s/>za nadvore{na <text:s/>kontrola<text:span text:style-name="T11"/></text:p>
      <text:p text:style-name="P45"/>
      <text:p text:style-name="P38">^len 94</text:p>
      <text:p text:style-name="P39"/>
      <text:p text:style-name="P10"><text:span text:style-name="T12">(1)</text:span><text:span text:style-name="T11"> Ako obemot na nadvore{nata kontrola, za koja e izdadeno nalog, dopolnitelno se pro{iri, toga{ treba da se donese pro{iren nalog za kontrola. </text:span></text:p>
      <text:p text:style-name="P10"><text:span text:style-name="T12">(2)</text:span><text:span text:style-name="T11"> Pro{iruvaweto na nalogot za kontrola osobeno doa|a predvid koga dopolnitelno se utvrdeni preduslovite od ~len 90, stav (3), to~ki 2) i 3) od ovoj zakon. </text:span></text:p>
      <text:p text:style-name="P10"><text:span text:style-name="T12">(3)</text:span><text:span text:style-name="T11"> Za pro{ireniot nalog za kontrola treba soodvetno da se primenuvaat ~lenovite 92 i 93 od ovoj zakon .</text:span></text:p>
      <text:p text:style-name="P40"/>
      <text:p text:style-name="P38">Inspektorsko dosie</text:p>
      <text:p text:style-name="P38"/>
      <text:p text:style-name="P38">~len 95</text:p>
      <text:p text:style-name="P38"/>
      <text:p text:style-name="P10"><text:span text:style-name="T12">(1)</text:span><text:span text:style-name="T11">Za sekoja nadvore{na kontrola, inspektorot vodi dosie.</text:span></text:p>
      <text:p text:style-name="P10"><text:span text:style-name="T12">(2)</text:span><text:span text:style-name="T11"> Inspektorskoto dosie slu`i za dokumentirawe i obezbeduvawe na dokazi. Dosieto, treba da se vodi taka {to }e bide pregledno i lesno razbirlivo za stru~ni lica.</text:span></text:p>
      <text:p text:style-name="P10"><text:span text:style-name="T12">(3)</text:span><text:span text:style-name="T11">Inspektorskoto dosie treba da se ~uva vo nadle`nata slu`ba. Rokot na ~uvawe iznesuva deset godini. Rokot za ~uvawe zapo~nuva so istekot na godinata, koga e staven posledniot pi{an dokument vo dosieto.</text:span></text:p>
      <text:p text:style-name="P10"><text:span text:style-name="T12">(4)</text:span><text:span text:style-name="T11">Dokumentite koi go so~inuvaat inspektorskoto dosie gi opredeluva direktorot na Upravata za javni prihodi.</text:span></text:p>
      <text:p text:style-name="P40"/>
      <text:p text:style-name="P35">Mesto na nadvore{nata kontrola<text:span text:style-name="T11"/></text:p>
      <text:p text:style-name="P43"/>
      <text:p text:style-name="P46"><text:span text:style-name="T12">^len</text:span><text:span text:style-name="T17"> </text:span><text:span text:style-name="T12">96</text:span></text:p>
      <text:p text:style-name="P10"><text:span text:style-name="T8">(1) </text:span>Nadvore{nata <text:s/>kontrola <text:s/>se <text:s/>vr{i <text:s/>vo <text:s/>rabotnite <text:s/>prostorii na <text:s/>dano~niot <text:s/>obvrznik. Dano~niot obvrznik za taa cel mora da stavi na rasplolagawe soodvetno mesto za rabota <text:s/>i potrebna oprema. </text:p>
      <text:p text:style-name="P10"/>
      <text:p text:style-name="P10"><text:span text:style-name="T8">(2) </text:span>Ako ne postoi deloven prostor koj e pogoden za vr{ewe na dano~nata kontrola, kontrolata se vr{i vo slu`benite prostorii na Upravata za javni prihodi, ili so soglasnost na dano~niot obvrznik vo negovite stanbeni prostorii. Ako kontrolata ne se vr{i vo delovnite prostorii, inspektorot e dol`en da gi razgleda delovnite prostorii i za toa da sostavi bele{ka, koja <text:s/>se <text:s/>vnesuva <text:s text:c="2"/>vo <text:s/>zapisnik.</text:p>
      <text:p text:style-name="Text_20_body_20_indent"/>
      <text:p text:style-name="P10"><text:span text:style-name="T8">(3) </text:span>Inspektorot ima pravo da vleguva na zemji{te i vo delovni prostorii vo koi dano~niot obvrznik ja vr{i dejnosta, i da gi pregleda. Na dano~niot obvrznik ili na negoviot zastapnik mora da im se ovozmo`i prisustvo pri pregleduvaweto na delovnite prostorii. </text:p>
      <text:p text:style-name="P10"/>
      <text:p text:style-name="P10"><text:span text:style-name="T8">(4) </text:span>Vo slu~aj koga postoi osnovano somnenie deka dano~niot obvrznik vr{i dejnost vo stanbeni prostori, inspektorot mo`e da izvr{i pregled na tie prostorii vrz osnova na nalog od nadle`en sud.</text:p>
      <text:p text:style-name="P10"><text:span text:style-name="T8">(5) </text:span>Nadvore{nata kontrola se vr{i <text:s/>vo tekot na voobi~aenoto rabotno vreme. Vr{eweto na kontrolata nadvor od rabotnoto vreme e dopu{teno, ako dano~niot obvrznik se soglasi na toa ili ako toa neminovno go nalaga celta na kontrolata.</text:p>
      <text:p text:style-name="P10"><text:span text:style-name="T8">(6) </text:span>Ako zapo~natata rabota vo postapkata na kontrolata vo rabotnite prostorii kaj dano~niot obvrznik ne mo`e da se zavr{i za rabotnoto vreme, a dano~niot obvrznik ne se soglasi na prodol`uvawe na vr{ewe na kontrolata po rabotnoto vreme, inspektorot <text:s/>mo`e da izvr{i privremeno zape~atuvawe na delovnite prostorii.</text:p>
      <text:p text:style-name="P10"><text:span text:style-name="T8">(7) </text:span>Merkata za privremeno zape~atuvawe od stavot (6), mo`e da trae najdolgo do po~etokot na rabotnoto vreme na prviot nareden raboten den. <text:s/></text:p>
      <text:p text:style-name="P10"><text:span text:style-name="T8">(8) </text:span>Ako <text:s/>dano~niot obrznik ili zastapnikot <text:s/>ne <text:s/>ja <text:s/>koristat <text:s/>mo`nosta <text:s text:c="2"/>da <text:s/>prisustvuvaat <text:s/>na pregledot <text:s text:c="2"/>na <text:s/>zemji{te, <text:s/>prostorii, <text:s/>odnosno <text:s/>stanot, <text:s/>a <text:s/><text:soft-page-break/>inspektorot <text:s/>oceni <text:s/>deka <text:s/>na <text:s/>toj <text:s/>na~in <text:s/>se <text:s/>onevozmo`uva <text:s text:c="2"/>ili <text:s/>odlo`uva <text:s/>sproveduvaweto <text:s/>na <text:s/>kontrolata, <text:s/>}e <text:s/>izvr{i <text:s/>kontrola i <text:s/>bez <text:s/>nivno <text:s/>prisustvo, <text:s/>no vo <text:s/>prisustvo <text:s/>na <text:s/>eden <text:s text:c="2"/>svedok. </text:p>
      <text:p text:style-name="P10"><text:span text:style-name="T8">(9) </text:span>Faktite <text:s/>od <text:s/>stav <text:s/>(8), <text:s/>dano~niot <text:s/>inspektor <text:s/>gi <text:s/>vnesuva <text:s/>vo <text:s/>zapisnik.</text:p>
      <text:p text:style-name="P47"/>
      <text:p text:style-name="P47"/>
      <text:p text:style-name="P48">Inspektorska legitimacija</text:p>
      <text:p text:style-name="P48"/>
      <text:p text:style-name="P48">^len 97</text:p>
      <text:p text:style-name="P49"/>
      <text:p text:style-name="P10"><text:span text:style-name="T12">(1)</text:span><text:span text:style-name="T11"> Za <text:s/>vr{ewe raboti od nadvore{nata kontrola na inspektorite im se izdava legitimacija.</text:span></text:p>
      <text:p text:style-name="P10"><text:span text:style-name="T12">(2)</text:span><text:span text:style-name="T11"> Legitimacijata os stav (1) ja izdava direktorot na Upravata za javni prihodi.</text:span></text:p>
      <text:p text:style-name="P50"><text:span text:style-name="T12">(3)</text:span><text:span text:style-name="T11"> Legitimacijata treba da sodr`i:</text:span></text:p>
      <text:p text:style-name="P51">1) naziv na organot {to ja izdal;</text:p>
      <text:p text:style-name="P51">2) mesto i datum na izdavawe;</text:p>
      <text:p text:style-name="P51">3) tekoven broj na legitimacijata;</text:p>
      <text:p text:style-name="P51">5) ime i prezime na inspektorot;</text:p>
      <text:p text:style-name="P51">6) rok na traewe na legitimacijata ;</text:p>
      <text:p text:style-name="P51">7) fotografija so pe~at i svoera~en potpis;</text:p>
      <text:p text:style-name="P51">8) ovlastuvawa na inspektorot;</text:p>
      <text:p text:style-name="P52">9) potpis i slu`ben pe~at.</text:p>
      <text:p text:style-name="P10"><text:span text:style-name="T12">(4)</text:span><text:span text:style-name="T11"> <text:s text:c="2"/>Rokot na traewe na legitimacijata po pravilo e ~etiri godini. Po istekot na ovoj rok se izdava nova legitimacija. Nova inspektorska legitimacija se izdava i pred istekot na rokot, dokolku do{lo do promena na eden od elementite od stavot (3).</text:span></text:p>
      <text:p text:style-name="P10"><text:span text:style-name="T12">(5)</text:span><text:span text:style-name="T11"> Formata na legitimacijata i na~inot na izdavawe i odzemawe propi{uva ministerot za finansii.</text:span></text:p>
      <text:p text:style-name="P53"><text:s/><text:span text:style-name="T11"/></text:p>
      <text:p text:style-name="P48">Obvrska za legitimirawe</text:p>
      <text:p text:style-name="P48"/>
      <text:p text:style-name="P48">^len 98</text:p>
      <text:p text:style-name="P49"/>
      <text:p text:style-name="P10"><text:span text:style-name="T12">(1)</text:span><text:span text:style-name="T11"> Inspektorot za <text:s/>kontrola treba da ja poka`e legitimacijata na po~etokot na vr{ewe na <text:s/>nadvore{nata kontrola.</text:span></text:p>
      <text:p text:style-name="P54"><text:span text:style-name="T12">(2)</text:span><text:span text:style-name="T11"> Po~etokot na vr{ewe na <text:s/>nadvore{nata kontrola, so informacija za datumot i vremeto, treba da se zapi{e od strana na inspektorot vo inspektorskoto dosie.</text:span></text:p>
      <text:p text:style-name="P55"/>
      <text:p text:style-name="P55"/>
      <text:p text:style-name="P48">Osnovni na~ela na nadvore{nata kontrola<text:span text:style-name="T11"/></text:p>
      <text:p text:style-name="P56"/>
      <text:p text:style-name="P48">^len 99</text:p>
      <text:p text:style-name="P10"><text:span text:style-name="T8">(1) </text:span>Nadvore{nata kontrola treba da se vr{i so ednakvo vnimanie vo pogled na site bitni fakti, kako onie koi ne odat vo polza na dano~niot obrznik, taka i onie koi odat vo negova polza.</text:p>
      <text:p text:style-name="P10"><text:span text:style-name="T8">(2) </text:span>Nadvore{nata kontrola treba da se naso~i na bitnite fakti koi mo`e kone~no da ja zgolemat ili namalat osnovata za odano~uvawe, i nejzinoto traewe da go ograni~i na potrebnoto <text:s/>vreme. </text:p>
      <text:p text:style-name="P10"><text:span text:style-name="T8">(3) </text:span>Nadvore{nata kontrola treba da bide naso~ena kon su{tinskoto. Inspektorot treba da opredeli te`i{ta na kontrolata. Oblastite koi ne se od zna~ewe za odano~uvaweto treba da se isklu~at.</text:p>
      <text:p text:style-name="P10"><text:span text:style-name="T8">(4) </text:span>Inspektorot, za vreme na kontrolata, treba da go informira dano~niot obvrznik za konstatiranite fakti~ki sostojbi i za dano~nite posledici, osven vo slu~aj ako toa e na {teta na celta i na tekot na dano~nata kontrola.</text:p>
      <text:p text:style-name="P10"><text:span text:style-name="T10"><text:s/></text:span><text:span text:style-name="T8">(5) </text:span>Ako vo tekot na dano~nata kontrola se poka`e deka nema relevantni konstatacii vo pogled na predmetot na kontrolata, vo toj slu~aj kontrolata treba da se prekine.</text:p>
      <text:p text:style-name="P32"/>
      <text:p text:style-name="P57">Dol`nost za istra`uvawe</text:p>
      <text:p text:style-name="P57"/>
      <text:p text:style-name="P57">~len 100</text:p>
      <text:p text:style-name="P58"/>
      <text:p text:style-name="P40">Nadle`nata slu`ba za nadvore{na kontrola ja utvrduva fakti~kata sostojba po slu`ben pat. Taa go opredeluva vidot i opfatot na istra`uvawe spored sopstveno mislewe {to e soodvetno na ona {to go bara obvrskata. Opfatot na ovie dol`nosti se orientira spored okolnostite na poedine~niot slu~aj, primenuvaj}i go ~len 99 stav (1) od ovoj zakon.</text:p>
      <text:p text:style-name="P48">Obvrski za sorabotka na dano~niot obvrznik</text:p>
      <text:p text:style-name="P48"><text:soft-page-break/></text:p>
      <text:p text:style-name="P48">^len 101</text:p>
      <text:p text:style-name="P59"/>
      <text:p text:style-name="P10"><text:span text:style-name="T8">(1) </text:span>Dano~niot <text:s/>obvrznik e dol`en da sorabotuva <text:s/>vo <text:s/>utvrduvaweto na fakti~kata sostojba od zna~ewe za odano~uvaweto. </text:p>
      <text:p text:style-name="P10"><text:span text:style-name="T8">(2) </text:span>Dano~niot obvrznik svojata obvrska za sorabotka ja ispolnuva preku <text:s/>potpolno i verodostojno prilo`uvawe na faktite koi se zna~ajni za odano~uvaweto, a gi dostavuva <text:s/>nemu poznatite dokazni sredstva. </text:p>
      <text:p text:style-name="P10"><text:span text:style-name="T8">(3) </text:span>Dano~niot obvrznik vo smisla na stav (2) e dol`en na dano~niot inspektor osobeno: <text:s/>da mu dava informacii, da mu gi stavi na uvid delovnite knigi, evidencii, delovna dokumentacija i drugi ispravi, <text:s/>da mu gi dade potrebnite pojasnuvawa za razbirawe na negovoto dano~no knigovodstvo, kako i da mu ovozmo`i uvid vo sostojbata na <text:s/>surovini, poluproizvodi, gotovi proizvodi <text:s/>i <text:s text:c="2"/>oprema.</text:p>
      <text:p text:style-name="P10"><text:span text:style-name="T8">(4)</text:span> Odredbite od stavot (3) se primenuva i vo slu~ai koga informaciite i dokumrntite ne se odnesuvaat neposredno na vremenskiot period koj se kontrolira, a koga ova se smeta neophodno pri utvrduvaweto na fakti~kata sostojba.</text:p>
      <text:p text:style-name="P10"><text:span text:style-name="T10"><text:s/></text:span><text:span text:style-name="T8">(5) </text:span>Neizvr{uvawe na <text:s/>obvrskite od dano~niot <text:s/>obvrznik <text:s/>od <text:s/>stavovite <text:s/>(1) i (2) <text:s text:c="2"/>na <text:s/>ovoj ~len, <text:s/>ne <text:s/>go <text:s/>odlaga <text:s/>vr{eweto <text:s/>na nadvore{nata <text:s/>kontrola. </text:p>
      <text:p text:style-name="P32"/>
      <text:p text:style-name="P32"/>
      <text:p text:style-name="P48">Lica za informacii</text:p>
      <text:p text:style-name="P48"/>
      <text:p text:style-name="P48">^len 102</text:p>
      <text:p text:style-name="P49"/>
      <text:p text:style-name="P10"><text:span text:style-name="T12">(1)</text:span><text:span text:style-name="T11"> <text:s text:c="2"/>Dano~niot obvrznik e obvrzan spored ~len (101) na ovoj zakon za davawe <text:s/>informacii.</text:span></text:p>
      <text:p text:style-name="P10"><text:span text:style-name="T12">(2)</text:span><text:span text:style-name="T11"> <text:s text:c="2"/>Dano~niot obvrznik mo`e da imenuva lica za davawe informacii. Inspektorot treba na po~etokot na nadvore{nata kontrola da uka`e na pravoto od stav (1). Imiwata na licata za informacii treba da se zabele`uvaat vo zapisnikot od kontrolata.</text:span></text:p>
      <text:p text:style-name="P10"><text:span text:style-name="T12">(3)</text:span><text:span text:style-name="T11">Inspektorot smee da pribira informacii od vrabotenite vo pretprijatieto, koi ne se imenuvani kako lica za davawe informacii.</text:span></text:p>
      <text:p text:style-name="P40"/>
      <text:p text:style-name="P40"/>
      <text:p text:style-name="P60">Informacija i dostavuvawe na dokumenti od treti lica</text:p>
      <text:p text:style-name="P48"/>
      <text:p text:style-name="P60">^len 103<text:change-start text:change-id="ct100727022040816"/><text:span text:style-name="T18"/></text:p>
      <text:p text:style-name="P49"><text:change-end text:change-id="ct100727022040816"/></text:p>
      <text:p text:style-name="P10"><text:span text:style-name="T12">(1)</text:span><text:span text:style-name="T11"> <text:s/>Dano~nite obvrznici i drugi lica treba po barawe da mu davaat infomacii na inspektorot, a koi se potrebni za konstatirawe i kontrola na fakti~kata sostojba {to e zna~ajna za odano~uvaweto. Inspektorot za nadvore{na kontrola mo`e od ovie lica da pobara prilo`uvawe na knigi, bele{ki, dokumenti i delovna dokumentacija. </text:span></text:p>
      <text:p text:style-name="P61"><text:span text:style-name="T19">(2)</text:span><text:span text:style-name="T20"> Od drugi lica osven dano~niot obvrznik treba da se pobara informacija ili podnesuvawe na dokumenti, duri toga{ koga fakti~kata sostojba od strana na dano~nite obvrznici:</text:span></text:p>
      <text:p text:style-name="P62">1) ne vodi kon celta, ili </text:p>
      <text:p text:style-name="P62">2) ne vetuva uspeh.</text:p>
      <text:p text:style-name="P10"><text:span text:style-name="T12">(3)</text:span><text:span text:style-name="T11"> <text:s text:c="2"/>Baraweto informacija ili prilo`uvaweto na dokumenti treba da sledi po pismen pat, <text:s/>do liceto {to ima obvrska za davawe t.e. prilo`uvawe na informacija i dokumenti.</text:span></text:p>
      <text:p text:style-name="P10"><text:span text:style-name="T12">(4)</text:span><text:span text:style-name="T11"> <text:s text:c="2"/>Dokolku baraweto na informacija ili prilo`uvaweto na dokumenti se upati na treti lica, vo nego treba da se navede deka, toa }e bide potrebno za odano~uvawe na drugi lica.</text:span><text:span text:style-name="T21"> </text:span></text:p>
      <text:p text:style-name="Standard"><text:span text:style-name="T8">(5)</text:span> <text:s text:c="2"/>Liceto imenuvano za davawe informacija e obvrzano da dava verodostojni i potpolni informacii i istite da gi dava so celosna odgovornost. Ova va`i soodvetno za prilo`uvawe na dokumenti. </text:p>
      <text:p text:style-name="Standard"/>
      <text:p text:style-name="P22">Kontrolni soop{tenija<text:change-start text:change-id="ct100727020496432"/><text:span text:style-name="T8"/></text:p>
      <text:p text:style-name="P38"><text:change-end text:change-id="ct100727020496432"/></text:p>
      <text:p text:style-name="P48">^len 104</text:p>
      <text:p text:style-name="P63"/>
      <text:p text:style-name="P64"><text:span text:style-name="T12">(1)</text:span><text:span text:style-name="T11"> <text:s/>Upravata za javni prihodi <text:s/>izgotvuva kontrolni soop{tenija.</text:span></text:p>
      <text:p text:style-name="P10"><text:span text:style-name="T12">(2) </text:span><text:span text:style-name="T11"><text:s/>Pri sekoja nadvore{na <text:s/>kontrola treba da se pi{uvaat kontrolni soop{tenija i ispratat do slu`bata nadle`na za odano~uvaweto.</text:span></text:p>
      <text:p text:style-name="P10"><text:span text:style-name="T12">(3) </text:span><text:span text:style-name="T11">Kopiite od izgotvenite kontrolni soop{tenija treba da se arhiviraat vo inspektorskite dosieja. </text:span></text:p>
      <text:p text:style-name="P65"><text:soft-page-break/></text:p>
      <text:p text:style-name="P48">Somnenie ili mo`nost za dano~na-pravno kaznivo rabotewe</text:p>
      <text:p text:style-name="P48"/>
      <text:p text:style-name="P60">^len 105</text:p>
      <text:p text:style-name="P63"/>
      <text:p text:style-name="P10"><text:span text:style-name="T12">(1)</text:span><text:span text:style-name="T11"> <text:s/>Dokolku za vreme na nadvore{nata kontrola, ili najdocna vo tekot na zavr{niot razgovor odr`an spored ~len 106 od ovoj zakon, se pojavi somnenie za storeno dano~no- krivi~no delo od strana na dano~niot obvrznik, vo toj slu~aj treba bez odlagawe protiv dano~niot obvrznik da se podnese krivi~na <text:s/>prijava i/ili inicira postapka na istraga. </text:span></text:p>
      <text:p text:style-name="P10"><text:span text:style-name="T12">(2)</text:span><text:span text:style-name="T11"> <text:s text:c="2"/>Dokolku ne postoi somnenie, no postoi mo`nost, deka vrz osnova na konstataciite od nadvore{nata <text:s/>kontrola mora da se sprovede kaznena postapka, vo toj slu~aj treba da mu se uka`e na dano~niot obvrznik najdocna vo tekot na zavr{niot razgovor, i dopolnitelno da se vnese vo zapisnikot od nadvore{nata <text:s/>kontrola deka, kazneno-pravnata odgovornost se ispituva so posebna postapka. </text:span></text:p>
      <text:p text:style-name="P40"/>
      <text:p text:style-name="P40"/>
      <text:p text:style-name="P40"/>
      <text:p text:style-name="P40"/>
      <text:p text:style-name="P40"/>
      <text:p text:style-name="P48">Zavr{en razgovor<text:span text:style-name="T11"/></text:p>
      <text:p text:style-name="P56"/>
      <text:p text:style-name="P48">^len 106</text:p>
      <text:p text:style-name="P63"/>
      <text:p text:style-name="P10"><text:span text:style-name="T12">(1)</text:span><text:span text:style-name="T11"> <text:s text:c="2"/>Vo vrska so rezultatot od nadvore{nata kontrola, inspektorot treba da odr`i razgovor so dano~niot obvrznik (zavr{en razgovor). Zavr{niot razgovor ne mora da se odr`i koga:</text:span></text:p>
      <text:p text:style-name="P62">1) dano~niot obvrznik se otka`uva od istiot, ili</text:p>
      <text:p text:style-name="P62">2) za vreme na nadvore{nata <text:s/>kontrola ne proizlegle konstatacii, koi vodat kon promena na osnovata za odano~uvawe. <text:s text:c="4"/><text:tab/></text:p>
      <text:p text:style-name="P10"><text:span text:style-name="T12">(2)</text:span><text:span text:style-name="T11"> <text:s/>Dano~niot obvrznik mo`e na zavr{niot razgovor da vklu~i i drugi lica {to ja poznavaat taa rabota. Vo ovoj slu~aj predvid osobeno doa|aat:</text:span></text:p>
      <text:p text:style-name="P62">1) <text:s/>zakonski zastapnik; </text:p>
      <text:p text:style-name="P62">2) vraboteni vo pretprijatieto, koi <text:s/>go poznavaat knigovodstvoto i smetkovodstvoto;</text:p>
      <text:p text:style-name="P62">3) drugi stru~ni i kompetentni vraboteni lica vo pretprijatieto;</text:p>
      <text:p text:style-name="P62">4) drugi lica, koi se vo vrska so konstataciite od kontrolata.</text:p>
      <text:p text:style-name="P10"><text:span text:style-name="T12">(3)</text:span><text:span text:style-name="T11"> Na zavr{niot razgovor, pokraj inspektorot za nadvore{na <text:s/>kontrola, mo`e da u~estvuvaat i drugi lica, kako {to se:</text:span></text:p>
      <text:p text:style-name="P62">1) rakovoditelot na nadle`nata slu`bata za nadvore{na kontrola;</text:p>
      <text:p text:style-name="P62">2) vraboteni vo Upravata za javni prihodi - Generalna direkcija;</text:p>
      <text:p text:style-name="P62">3) drugi lica vraboteni vo Upravata za javni prihodi;</text:p>
      <text:p text:style-name="P10"><text:span text:style-name="T16"><text:s/></text:span><text:span text:style-name="T12">(4)</text:span><text:span text:style-name="T11"> <text:s text:c="2"/>Dokolku se odr`i zavr{en razgovor vo smisla na stav (1), dano~niot obvrznik treba navremeno da se izvesti za to~kite na razgovorot i za terminot na zavr{niot razgovor.</text:span></text:p>
      <text:p text:style-name="P65"/>
      <text:p text:style-name="P60">Zapisnik <text:s/>od <text:s text:c="2"/>nadvore{na kontrola</text:p>
      <text:p text:style-name="P48"/>
      <text:p text:style-name="P60">^len 107</text:p>
      <text:p text:style-name="P63"/>
      <text:p text:style-name="P10"><text:span text:style-name="T12">(1)</text:span><text:span text:style-name="T11"> <text:s text:c="2"/>Za rezultatot od nadvore{nata kontrola se izgotvuva zapisnik vo pismena forma.</text:span></text:p>
      <text:p text:style-name="P10"><text:span text:style-name="T12">(2)</text:span><text:span text:style-name="T11"> Vo zapisnikot od nadvore{nata <text:s/>kontrola treba da se vnesat konstataciite od kontrolata, koi se fakti~ki i pravno zna~ajni za odano~uvaweto kako i izmenite na osnovite za odano~uvawe.</text:span></text:p>
      <text:p text:style-name="P10"><text:span text:style-name="T12">(3)</text:span><text:span text:style-name="T11"><text:tab/>Ako kaj nekoja fakti~ka sostojba treba da se smeta na pravna pouka ili barawe za obvrzuva~ka soglasnost vo smisla na ~lenovite <text:s/>od <text:s/>115 do 118 od ovoj zakon, toga{ fakti~kata sostojba treba da bide poop{irno prika`ana vo zapisnikot <text:s/>od izvr{enata <text:s/>kontrola</text:span><text:span text:style-name="T21">.</text:span></text:p>
      <text:p text:style-name="P10"><text:span text:style-name="T12">(4) </text:span><text:span text:style-name="T11"><text:s/>Zapisnikot od nadvore{nata <text:s/>kontrola treba da mu se isprati na dano~niot obvrznik, i po negovo barawe da mu se dade <text:s text:c="2"/>mo`nost za proiznesuvawe vo opredelen vremenski period.</text:span></text:p>
      <text:p text:style-name="P10"><text:span text:style-name="T12">(5)</text:span><text:span text:style-name="T11"> <text:s/>Dokolku nadvore{nata <text:s/>kontrola ne dovede do promena na osnovite za odano~uvawe, vo toj slu~aj, toa, <text:s/>pismeno mu se soop{tuva na dano~niot obvrznik. </text:span></text:p>
      <text:p text:style-name="P40"/>
      <text:p text:style-name="P66"/>
      <text:p text:style-name="P48">Prigovor kon zapisnikot od nadvore{nata kontrola</text:p>
      <text:p text:style-name="P48"><text:soft-page-break/></text:p>
      <text:p text:style-name="P48">^len 108</text:p>
      <text:p text:style-name="P63"/>
      <text:p text:style-name="P10"><text:span text:style-name="T12">(1)</text:span><text:span text:style-name="T11"> <text:s/>Dano~niot obvrznik mo`e da dade prigovor kon zapisnikot od kontrolata. </text:span></text:p>
      <text:p text:style-name="P10"><text:span text:style-name="T12">(2)</text:span><text:span text:style-name="T11"> <text:s/>Prigovorot treba da bidat isprateni do nadle`nata slu`ba za nadvore{na <text:s/>kontrola {to ja realizirala kontrolata. Prigovorot <text:s/>treba da bidat pismeno obrazlo`eni i kompletiran <text:s/>so soodvetni dokazi.</text:span></text:p>
      <text:p text:style-name="P10"><text:span text:style-name="T12">(3)</text:span><text:span text:style-name="T11"> <text:s/>Rokot za davawe prigovor iznesuva po pravilo dve nedeli. Rokot mo`e da bide prodol`en vrz osnova na obrazlo`eno barawe.</text:span></text:p>
      <text:p text:style-name="P10"><text:span text:style-name="T12">(4)</text:span><text:span text:style-name="T11"> <text:s/>Ako inspektorot go smeta prigovorot za stru~no i kompetentno obrazlo`en, toga{ go izmenuva delot od zapisnikot. Dano~nite utvrduvawa, do koi e dojdeno vrz osnova na prvi~niot zapisnik od kontrolata, se menuvaat soglasno odredbite za postapuvawe po prigovor.</text:span></text:p>
      <text:p text:style-name="P10"><text:span text:style-name="T12">(5)</text:span><text:span text:style-name="T11"><text:tab/>Ako inspektorot gi smeta prigovorite za nedopustlivi ili neobrazlo`eni, istoto mu go soop{tuva na dano~niot obvrznik vo pismena forma, so obrazlo`uvawe <text:s/>na pri~inite. Dano~nite utvrduvawa {to se napraveni vrz osnova na osporuvaniot zapisnik <text:s/>od kontrolata, ostanuvaat nepromeneti.</text:span></text:p>
      <text:p text:style-name="P40"/>
      <text:p text:style-name="P38">Nadvore{na <text:s/>kontrola na koncerni i drugi povrzani pretprijatija</text:p>
      <text:p text:style-name="P66"/>
      <text:p text:style-name="P38">Kontrola na koncerni</text:p>
      <text:p text:style-name="P66"/>
      <text:p text:style-name="P38">^len 109</text:p>
      <text:p text:style-name="P66"/>
      <text:p text:style-name="P29"><text:span text:style-name="T16"><text:s/></text:span><text:span text:style-name="T12">(1</text:span><text:span text:style-name="T11">) <text:s/>Koncern vo smisla na <text:s/>ovoj zakon postoi ako:</text:span></text:p>
      <text:p text:style-name="P37"><text:tab/>1) najmalku dve pretprijatija se me|usebno povrzani, soglasno Zakonot za trgovskite dru{tva ili </text:p>
      <text:p text:style-name="P37"><text:tab/>2) postojat edno rakovode~ko ili vladeja~ko i najmalku edno nezavisno pretprijatie,</text:p>
      <text:p text:style-name="P37"><text:tab/>3) najmalku edno od ovie pretprijatija e klasificirano kako golemo pretprijatie vo smisla na ~len 88 stav (1) to~ka1) od ovoj zakon; </text:p>
      <text:p text:style-name="P29"><text:span text:style-name="T11"><text:tab/>4) nadvore{no-trgovskiot promet na site pretprijatija {to potpa|aat pod koncernot godi{no iznesuva najmalku 800.000.000</text:span><text:span text:style-name="T21"> </text:span><text:span text:style-name="T11">MKD.</text:span></text:p>
      <text:p text:style-name="P29"><text:span text:style-name="T12">(2) </text:span><text:span text:style-name="T11"><text:s/>Pretprijatija ili dru{tva {to pripa|aat na nekoj koncern se kontroliraat:</text:span></text:p>
      <text:p text:style-name="P37"><text:tab/>1) pod edinstveno rakovodstvo;</text:p>
      <text:p text:style-name="P37"><text:tab/>2) spored edinstveni parametri i </text:p>
      <text:p text:style-name="P37"><text:tab/>3) vo me|usebna vremenska korelacija. </text:p>
      <text:p text:style-name="P10"><text:span text:style-name="T12">(3)</text:span><text:span text:style-name="T11"> Edno pretprijatie {to pripa|a na pove}e koncerni, spored stav (2) treba da se kontrolira zaedno so koncernot {to poseduva najgolem udel vo pretprijatieto. Kaj ednakvi udeli, pretprijatieto treba da se podredi na onoj koncern, kaj koj se nao|a <text:s/>rakovodstvoto na toa pretprijatie. </text:span></text:p>
      <text:p text:style-name="P67"/>
      <text:p text:style-name="P67"/>
      <text:p text:style-name="P68"/>
      <text:p text:style-name="P69">Nadvore{na kontrola kaj drugi povrzani pretprijatija<text:span text:style-name="T11"/></text:p>
      <text:p text:style-name="P70"/>
      <text:p text:style-name="P71">^len 110</text:p>
      <text:p text:style-name="P72"/>
      <text:p text:style-name="P73">Kontrola realizirana spored edinstveni parametri mo`e da bide realizirana i: </text:p>
      <text:p text:style-name="P74">1) kaj koncerni, koi ne ja dostignuvaat granicata za prometot navedena vo ~len 109, stav (1) to~ka 4) od ovoj zakon,</text:p>
      <text:p text:style-name="P73"><text:tab/>2) kaj pretprijatija {to ne pripa|aat na koncern, no se vo tesna povrzanost. <text:s/></text:p>
      <text:p text:style-name="P75"/>
      <text:p text:style-name="P76">Nadvore{na <text:s/>kontrola kaj me|unarodno povrzani pretprijatija</text:p>
      <text:p text:style-name="P76"/>
      <text:p text:style-name="P76">^len 111</text:p>
      <text:p text:style-name="P77"/>
      <text:p text:style-name="P10">Rakovodeweto so edinstveniot na~in na realizacija na kontrolata, kaj pove}e doma{ni pretprijatija {to se rakovodeni ili vladeani od strana na nekoe stransko fizi~ko ili pravno lice, pove}e lica, fondacija ili koi se ekonomski povrzani so nekoe stransko pretprijatie, treba da go prezeme nadle`nata slu`ba <text:s/>za kontrolata na ekonomski najva`noto doma{no pretprijatie. </text:p>
      <text:p text:style-name="P40"/>
      <text:p text:style-name="P76">Sorabotka pri nadvore{na kontrola</text:p>
      <text:p text:style-name="P76"/>
      <text:p text:style-name="P76">^len 112</text:p>
      <text:p text:style-name="P73"><text:soft-page-break/>Direktorot na Upravata za javni prihodi go utvrduva na~inot na sorabotka pri vr{eweto na nadvore{na kontrola preku:</text:p>
      <text:p text:style-name="P73">1) izvr{uvawe na kontrolni dejnosti i </text:p>
      <text:p text:style-name="P73">2) zemawe u~estvo na zavr{ni <text:s/>razgovori.</text:p>
      <text:p text:style-name="P73"/>
      <text:h text:style-name="P78" text:outline-level="1">Kartoteka na pretprijatija</text:h>
      <text:p text:style-name="P79"/>
      <text:h text:style-name="P78" text:outline-level="1">^len113</text:h>
      <text:p text:style-name="P80"/>
      <text:p text:style-name="P10"><text:span text:style-name="T12">(1)</text:span><text:span text:style-name="T11"> Nadle`nata slu`ba za nadvore{na kontrola treba da voda kartoteka za golemi, sredni, mali i mikro pretprijatija.</text:span></text:p>
      <text:p text:style-name="P10"><text:span text:style-name="T12">(2) </text:span><text:span text:style-name="T11"><text:s/>Kartotekata na pretprijatijata se menuva na sekoi tri godini. Vo vremenskiot period od tri godini ne smee da se izvr{uvaat promeni vo rasporedot na pretprijatijata. Promenite vo vremenskiot period od tri godini smeat da se zemat predvid samo dokolku postoi edna od slednive pri~ini:</text:span></text:p>
      <text:p text:style-name="P62">1) pri odlivi (premestuvawa) zaradi promena na sedi{teto;</text:p>
      <text:p text:style-name="P62">2) pri prilivi (premestuvawa) vo <text:s/>druga dano~na slu`ba;</text:p>
      <text:p text:style-name="P62">3) pri osnovawe na novi pretprijatija.</text:p>
      <text:p text:style-name="P47"/>
      <text:p text:style-name="P22">Godi{na statistika</text:p>
      <text:h text:style-name="P81" text:outline-level="2">^len 114</text:h>
      <text:p text:style-name="P82"/>
      <text:p text:style-name="P83"/>
      <text:p text:style-name="P84"><text:tab/><text:span text:style-name="T8">(1) </text:span>Nadle`nata slu`ba za nadvore{na kontrola izgotvuva godi{na statistika i istata ja <text:s text:c="2"/>dostavuva do Generalnata direkcija na Upravata za javni prihodi. Vo godi{nata <text:s/>statistika se zapi{uva brojot na zavr{eni kontroli i <text:s/>se dava <text:s/>dano~niot rezultat, podelen po veli~inski klasi. Generalnata direkcija na Dano~nata uprava mo`e da pobara drugi statisti~ki zapisi.<text:span text:style-name="T8"> <text:s text:c="8"/></text:span></text:p>
      <text:p text:style-name="P84"><text:span text:style-name="T10"><text:s/></text:span><text:span text:style-name="T3"><text:s/></text:span><text:tab/><text:span text:style-name="T8">(2) </text:span>Nadle`nata slu`ba za nadvore{na kontrola vodi poedine~na statistika i za rezultatite od dano~nite kontroli na sekoj inspektor poedine~no. </text:p>
      <text:p text:style-name="P40"/>
      <text:p text:style-name="P40"/>
      <text:p text:style-name="P38">Obvrzuva~ki soglasnost vrz osnova na nadvore{na kontrola</text:p>
      <text:p text:style-name="P38"/>
      <text:p text:style-name="P38">Preduslovi za obvrzuva~ka soglasnost</text:p>
      <text:p text:style-name="P39"/>
      <text:p text:style-name="P85">^len 115</text:p>
      <text:p text:style-name="P85"/>
      <text:p text:style-name="P10"><text:span text:style-name="T8">(1) </text:span>Po realizacija na nadvore{na kontrola, po pismeno <text:s/>barawe na dano~niot obvrznik, Upravata za javni prihodi treba da mu dade objasnuvawe kako odredena fakti~ka sostojba }e bide dano~no-pravno tretirana vo idnina (vo natamo{niot tekst: obvrzuva~ka soglasnost).</text:p>
      <text:p text:style-name="P10"><text:span text:style-name="T3"><text:s/></text:span><text:span text:style-name="T8">(2) </text:span>Preduslovi za davawe <text:s/>na obvrzuva~ka soglasnost <text:s/>se:</text:p>
      <text:p text:style-name="P26">1) fakti~kata sostojba, za koja e postaveno pra{aweto, da bila predmet na realizirana <text:s/>kontrola i istata bila kontrolirana;</text:p>
      <text:p text:style-name="P26">2) fakti~kata sostojba i nejziniot dano~no-praven tretman za kontroliraniot period da e sodr`ana za odano~uvawe vo zapisnikot od nadvore{nata kontrola; </text:p>
      <text:p text:style-name="P26">3) da e od zna~ewe za delovnite aktivnosti na dano~not obvrznik, kako Upravata za javni prihodi vo idnina }e ja tretira dano~no-pravno takvata sostojba. </text:p>
      <text:p text:style-name="P10"><text:span text:style-name="T3"><text:s/></text:span><text:span text:style-name="T8">(3) </text:span>Baraweto za obvrzuva~ka soglasnost <text:s/>mo`e da se dostavi najdocna vo rok od tri meseci po dobivaweto na zapisnikot od dano~nata kontrola. </text:p>
      <text:p text:style-name="P10"><text:span text:style-name="T3"><text:s/></text:span><text:span text:style-name="T8">(4) </text:span>Po baraweto za davawe na obvrzuva~ka soglasnost, re{ava nadle`nataorganizaciona edinica <text:s/>na Upravata za javni prihodi za utvrduvawe na danokot. </text:p>
      <text:p text:style-name="P10"/>
      <text:p text:style-name="P10"/>
      <text:p text:style-name="P22">Forma na obvrzuva~kata soglasnost</text:p>
      <text:p text:style-name="P86"/>
      <text:p text:style-name="P86">^len 116</text:p>
      <text:p text:style-name="P87"/>
      <text:p text:style-name="P88"/>
      <text:p text:style-name="P10"><text:span text:style-name="T8">(1) </text:span>Obvrzuva~kata soglasnost pismeno se dostavuva i se ozna~uva kako obvrzuva~ka. </text:p>
      <text:p text:style-name="P10"><text:span text:style-name="T8">(2) </text:span>Obvrzuva~kata soglasnost <text:s/>mora da <text:s/>sodr`i:</text:p>
      <text:p text:style-name="P26">1) fakti~ka sostojba {to pretstavuva osnova za obvrzuva~kata soglasnost;</text:p>
      <text:p text:style-name="P26">2) re{enie po baraweto za obvrzuva~ka soglasnost;</text:p>
      <text:p text:style-name="P26"><text:soft-page-break/>3) pri~ini {to se merodavni za donesenata odluka i</text:p>
      <text:p text:style-name="P26">4) podatoci za toa, za koj vremenski period i za koi vidovi danoci treba da va`i obvrzuva~kata soglasnost.</text:p>
      <text:p text:style-name="P10"><text:span text:style-name="T3"><text:s/></text:span><text:span text:style-name="T8">(3) </text:span>Obvrzuva~kata soglasnost <text:s/>se dostavuva bez uslovuvawe.</text:p>
      <text:p text:style-name="P10"/>
      <text:p text:style-name="P48">Posledica od obvrskata na obvrzuva~kata soglasnost</text:p>
      <text:p text:style-name="P89"/>
      <text:p text:style-name="P86">^len 117</text:p>
      <text:p text:style-name="P90"/>
      <text:p text:style-name="P10"><text:span text:style-name="T8">(1) </text:span>Obvrzuva~kata soglasnost, <text:s/>e obvrzuva~ka po odnos na odano~uvaweto, vo slu~aj koga fakti~kata sostojba e identi~na so fakti~kata sostojba koja pretstavuva osnova na obvrzuva~kata soglasnost. </text:p>
      <text:p text:style-name="P10"><text:span text:style-name="T8">(2) </text:span>Dokolku fakti~kata sostojba, koja bila konstatirana i dano~no proceneta po dostavuvaweto na obvrzuva~kata soglasnost ne soodvetstvuva na fakti~kata sostojba, koja <text:s/>bila postavena kako osnova na obvrzuva~kata soglasnost, vo toj slu~aj Upravata za javni prihodi ne e obvrzana kon soglasnosta. </text:p>
      <text:p text:style-name="P10"><text:span text:style-name="T8">(3) </text:span>Vo slu~ajot od stav (2), ne e potrebno poni{tuvawe na obvrzuva~kata soglasnost.</text:p>
      <text:p text:style-name="P10"><text:span text:style-name="T3"><text:s/></text:span><text:span text:style-name="T8">(4) </text:span>Va`nosta na obvrzuvaweto od stav (1), ne se primenuva dokolku obvrzuva~kata soglasnost <text:s/>ne e vo polza na dano~niot obvrznik i ne e vo soglasnost so postojnite propisi.</text:p>
      <text:p text:style-name="P65"/>
      <text:p text:style-name="P60">Zavr{uvawe, ukinuvawe i izmena na obvrzuva~kata soglasnost</text:p>
      <text:p text:style-name="P89"/>
      <text:p text:style-name="P86">^len 118</text:p>
      <text:p text:style-name="P87"/>
      <text:p text:style-name="P10"><text:span text:style-name="T3"><text:s/></text:span><text:span text:style-name="T8">(1) </text:span>Obvrzuva~kata soglasnost prestanuva da se primenuva, dokolku dojde do promena na propisite, vrz osnova na koi e donesena odlukata.</text:p>
      <text:p text:style-name="P10"><text:span text:style-name="T3"><text:s/></text:span><text:span text:style-name="T8">(2) </text:span><text:s/>Nadle`niot organizaciona edinica na Upravata za javni prihodi, mo`e da ja <text:s/>ukine ili izmeni obvrzuva~kata soglasnost po odnos na nejzinata <text:s/>primena vo idnina. Za ukinuvaweto ili izmenata treba pismeno da go izvesti dano~niot obvrznik.</text:p>
      <text:p text:style-name="P10"><text:span text:style-name="T8">(3) </text:span>Ukinuvaweto ili izmenata na obvrzuva~kata soglasnost so retroaktivna va`nost e <text:s/>dozvolena samo ako:</text:p>
      <text:p text:style-name="P26">1) dano~niot obvrznik se soglasi;</text:p>
      <text:p text:style-name="P26">2) e dostavena od strana na organizaciona edinica na Upravata za javni prihodi, koja ne e nadle`na za toa, ili</text:p>
      <text:p text:style-name="P26">3) obvrzuva~kata soglasnost e donesena vrz osnova na laga, zakana ili potkupuvawe.</text:p>
      <text:p text:style-name="Standard"/>
      <text:p text:style-name="Standard"/>
      <text:p text:style-name="Standard"/>
      <text:p text:style-name="P20"><text:span text:style-name="T7">Глава</text:span><text:span text:style-name="T8"> </text:span><text:span text:style-name="T7">шеста</text:span></text:p>
      <text:p text:style-name="P22"/>
      <text:p text:style-name="P25">ЗАСТАРУВАЊЕ<text:span text:style-name="T8"/></text:p>
      <text:p text:style-name="P22"/>
      <text:p text:style-name="P20"><text:span text:style-name="T7">Член</text:span><text:span text:style-name="T8"> 119</text:span></text:p>
      <text:p text:style-name="P23"/>
      <text:p text:style-name="Standard"><text:span text:style-name="T8">(1)</text:span> <text:span text:style-name="T9">Даночно</text:span> <text:span text:style-name="T9">утврдување</text:span>, <text:span text:style-name="T9">негова</text:span> <text:span text:style-name="T9">промена</text:span> <text:span text:style-name="T9">и</text:span> <text:span text:style-name="T9">негов</text:span> <text:span text:style-name="T9">престанок</text:span> <text:span text:style-name="T9">не</text:span> <text:span text:style-name="T9">е</text:span> <text:span text:style-name="T9">дозволено</text:span>, <text:span text:style-name="T9">доколку</text:span> <text:span text:style-name="T9">истекол</text:span> <text:span text:style-name="T9">рокот</text:span> <text:span text:style-name="T9">за</text:span> <text:span text:style-name="T9">застарување</text:span>.</text:p>
      <text:p text:style-name="Standard"><text:span text:style-name="T8">(2)</text:span> <text:span text:style-name="T9">Застарувањето</text:span> <text:span text:style-name="T9">на</text:span> <text:span text:style-name="T9">даноци</text:span> <text:span text:style-name="T9">и</text:span> <text:span text:style-name="T9">споредни</text:span> <text:span text:style-name="T9">даночни</text:span> <text:span text:style-name="T9">давачки</text:span> <text:span text:style-name="T9">започнува</text:span> <text:span text:style-name="T9">со</text:span> <text:span text:style-name="T9">истекот</text:span> <text:span text:style-name="T9">на</text:span> <text:span text:style-name="T9">годината</text:span>, <text:span text:style-name="T9">во</text:span> <text:span text:style-name="T9">која</text:span> <text:span text:style-name="T9">што</text:span> <text:span text:style-name="T9">е</text:span> <text:span text:style-name="T9">остварена</text:span> <text:span text:style-name="T9">фактичката</text:span> <text:span text:style-name="T9">состојба</text:span>.</text:p>
      <text:p text:style-name="Standard"><text:span text:style-name="T8">(3)</text:span> <text:span text:style-name="T9">Рокот</text:span> <text:span text:style-name="T9">за</text:span> <text:span text:style-name="T9">застарување</text:span> <text:span text:style-name="T9">изнесува</text:span> 5 <text:span text:style-name="T9">години</text:span>, <text:span text:style-name="T9">а</text:span> <text:span text:style-name="T9">во</text:span> <text:span text:style-name="T9">случаи</text:span> <text:span text:style-name="T9">на</text:span> dano~no zatajuvawe <text:span text:style-name="T9">изнесува</text:span> 10 <text:span text:style-name="T9">години</text:span>.</text:p>
      <text:p text:style-name="Standard"><text:span text:style-name="T8">(4)</text:span> <text:span text:style-name="T9">Застарувањето</text:span> <text:span text:style-name="T9">не</text:span> <text:span text:style-name="T9">настапува</text:span> <text:span text:style-name="T9">пред</text:span> <text:span text:style-name="T9">истекот</text:span> <text:span text:style-name="T9">на</text:span> 1 <text:span text:style-name="T9">година</text:span> <text:span text:style-name="T9">по</text:span> <text:span text:style-name="T9">завршување</text:span> <text:span text:style-name="T9">на</text:span> <text:span text:style-name="T9">надворешна</text:span>ta <text:span text:style-name="T9">контрола</text:span>, <text:span text:style-name="T9">или</text:span> <text:span text:style-name="T9">на</text:span> `albena, <text:span text:style-name="T9">судска</text:span> <text:span text:style-name="T9">или</text:span> <text:span text:style-name="T9">вонсудска</text:span> <text:span text:style-name="T9">постапка</text:span>.</text:p>
      <text:p text:style-name="Standard"/>
      <text:p text:style-name="Standard"/>
      <text:p text:style-name="P20"><text:span text:style-name="T7">Глава</text:span><text:span text:style-name="T8"> </text:span><text:span text:style-name="T7">седма</text:span></text:p>
      <text:p text:style-name="P22"/>
      <text:p text:style-name="P20"><text:span text:style-name="T7">РЕАЛИЗАЦИЈА</text:span><text:span text:style-name="T8">, </text:span><text:span text:style-name="T7">ДОСПЕАНОСТ</text:span><text:span text:style-name="T8"> </text:span><text:span text:style-name="T7">И</text:span><text:span text:style-name="T8"> </text:span><text:span text:style-name="T7">ПЛАЌАЊЕ</text:span><text:span text:style-name="T8"> </text:span><text:span text:style-name="T7">НА</text:span><text:span text:style-name="T8"> </text:span><text:span text:style-name="T7">ДАНОК</text:span></text:p>
      <text:p text:style-name="P22"/>
      <text:p text:style-name="P20"><text:span text:style-name="T7">Прво</text:span><text:span text:style-name="T8"> </text:span><text:span text:style-name="T7">поглавје</text:span></text:p>
      <text:p text:style-name="P22"/>
      <text:p text:style-name="P25">ОПШТО<text:span text:style-name="T8"/></text:p>
      <text:p text:style-name="P23"><text:soft-page-break/></text:p>
      <text:p text:style-name="P25">Доспеаност<text:span text:style-name="T8"/></text:p>
      <text:p text:style-name="P23"/>
      <text:p text:style-name="P20"><text:span text:style-name="T7">Член</text:span><text:span text:style-name="T8"> 120</text:span></text:p>
      <text:p text:style-name="P23"/>
      <text:p text:style-name="P10"><text:span text:style-name="T8">(1)</text:span> <text:span text:style-name="T9">Доспеаноста</text:span> <text:span text:style-name="T9">на</text:span> <text:span text:style-name="T9">данокот</text:span> <text:span text:style-name="T9">се</text:span> <text:span text:style-name="T9">утврдува</text:span> <text:span text:style-name="T9">според</text:span> <text:span text:style-name="T9">роковите</text:span> <text:span text:style-name="T9">утврдени</text:span> <text:span text:style-name="T9">со</text:span> <text:span text:style-name="T9">посебните</text:span> <text:span text:style-name="T9">закони</text:span> <text:span text:style-name="T9">за</text:span> <text:span text:style-name="T9">даноци</text:span>.</text:p>
      <text:p text:style-name="P10"><text:span text:style-name="T8">(2)</text:span> <text:span text:style-name="T9">Со</text:span> <text:span text:style-name="T9">започнување</text:span> <text:span text:style-name="T9">на</text:span> `albena i <text:span text:style-name="T9">судска</text:span> <text:span text:style-name="T9">постапка</text:span> <text:span text:style-name="T9">не</text:span> <text:span text:style-name="T9">се</text:span> <text:span text:style-name="T9">продолжува</text:span> <text:span text:style-name="T9">рокот</text:span> <text:span text:style-name="T9">на</text:span> <text:span text:style-name="T9">доспеаност</text:span>.</text:p>
      <text:p text:style-name="P10"><text:span text:style-name="T8">(3)</text:span> <text:span text:style-name="T9">За</text:span> <text:span text:style-name="T9">осигурување</text:span> <text:span text:style-name="T9">на</text:span> <text:span text:style-name="T9">наплатата</text:span> <text:span text:style-name="T9">на</text:span> <text:span text:style-name="T9">данокот</text:span>, <text:span text:style-name="T9">доспеаноста</text:span> <text:span text:style-name="T9">може</text:span> <text:span text:style-name="T9">да</text:span> <text:span text:style-name="T9">биде</text:span> <text:span text:style-name="T9">одредена</text:span> <text:span text:style-name="T9">со</text:span> <text:span text:style-name="T9">отстапување</text:span>. <text:span text:style-name="T9">Предвремената</text:span> <text:span text:style-name="T9">доспеаност</text:span> <text:span text:style-name="T9">мора</text:span> <text:span text:style-name="T9">да</text:span> <text:span text:style-name="T9">биде</text:span> <text:span text:style-name="T9">образложена</text:span>. </text:p>
      <text:p text:style-name="Standard"/>
      <text:p text:style-name="Standard"/>
      <text:p text:style-name="P22"/>
      <text:p text:style-name="P20"><text:span text:style-name="T7">Продолжување</text:span><text:span text:style-name="T8"> </text:span><text:span text:style-name="T7">на</text:span><text:span text:style-name="T8"> </text:span><text:span text:style-name="T7">доспеаноста</text:span></text:p>
      <text:p text:style-name="P22"/>
      <text:p text:style-name="P20"><text:span text:style-name="T7">Член</text:span><text:span text:style-name="T8"> 121</text:span></text:p>
      <text:p text:style-name="P23"/>
      <text:p text:style-name="P10"><text:span text:style-name="T8">(1)</text:span> Upravata za javni prihodi <text:span text:style-name="T9">може</text:span> <text:span text:style-name="T9">на</text:span> <text:span text:style-name="T9">барање</text:span> <text:span text:style-name="T9">на</text:span> <text:span text:style-name="T9">даночниот</text:span> <text:span text:style-name="T9">обврзник</text:span> <text:span text:style-name="T9">да</text:span> <text:span text:style-name="T9">ја</text:span> <text:span text:style-name="T9">продолжи</text:span> <text:span text:style-name="T9">доспеаноста</text:span> <text:span text:style-name="T9">на</text:span> <text:span text:style-name="T9">плаќањето</text:span> <text:span text:style-name="T9">на</text:span> <text:span text:style-name="T9">данок</text:span>, <text:s/><text:span text:style-name="T9">кога</text:span> <text:span text:style-name="T9">постојат</text:span> <text:span text:style-name="T9">сериозни</text:span> <text:span text:style-name="T9">сомневања</text:span> <text:span text:style-name="T9">во</text:span> <text:span text:style-name="T9">правилноста</text:span> <text:span text:style-name="T9">на</text:span> <text:span text:style-name="T9">даночното</text:span> <text:span text:style-name="T9">решение</text:span> <text:span text:style-name="T9">или</text:span> <text:span text:style-name="T9">кога</text:span> <text:span text:style-name="T9">доспеаноста</text:span> <text:span text:style-name="T9">за</text:span> <text:span text:style-name="T9">даночниот</text:span> <text:span text:style-name="T9">обврзник</text:span> <text:span text:style-name="T9">би</text:span> <text:span text:style-name="T9">претставувала</text:span> <text:span text:style-name="T9">нарушување</text:span> <text:span text:style-name="T9">на</text:span> <text:span text:style-name="T9">неговото</text:span> <text:span text:style-name="T9">постоење</text:span>, <text:span text:style-name="T9">што</text:span> <text:span text:style-name="T9">не</text:span> <text:span text:style-name="T9">го</text:span> <text:span text:style-name="T9">оправдува</text:span> <text:span text:style-name="T9">интересот</text:span> <text:span text:style-name="T9">на</text:span> <text:span text:style-name="T9">моменталното</text:span> <text:span text:style-name="T9">спроведување</text:span>. <text:span text:style-name="T9">Продолжувањето</text:span> <text:span text:style-name="T9">на</text:span> <text:span text:style-name="T9">доспеаноста</text:span> <text:span text:style-name="T9">може</text:span> <text:span text:style-name="T9">да</text:span> <text:span text:style-name="T9">зависи</text:span> <text:span text:style-name="T9">од</text:span> <text:span text:style-name="T9">гаранција</text:span>. </text:p>
      <text:p text:style-name="Standard"/>
      <text:p text:style-name="Standard"/>
      <text:p text:style-name="P20"><text:span text:style-name="T7">Одлагање</text:span><text:span text:style-name="T8"> </text:span><text:span text:style-name="T7">на</text:span><text:span text:style-name="T8"> </text:span><text:span text:style-name="T7">плаќање</text:span><text:span text:style-name="T8"> </text:span><text:span text:style-name="T7">на</text:span><text:span text:style-name="T8"> </text:span><text:span text:style-name="T7">даночен</text:span><text:span text:style-name="T8"> </text:span><text:span text:style-name="T7">долг</text:span></text:p>
      <text:p text:style-name="P22"/>
      <text:p text:style-name="P20"><text:span text:style-name="T7">Член</text:span><text:span text:style-name="T8"> 122</text:span></text:p>
      <text:p text:style-name="P23"/>
      <text:p text:style-name="P10"><text:span text:style-name="T8">(1)</text:span> Upravata za javni prihodi, <text:span text:style-name="T9">може,</text:span> <text:span text:style-name="T9">на</text:span> <text:span text:style-name="T9">барање</text:span> <text:span text:style-name="T9">на</text:span> <text:span text:style-name="T9">даночниот</text:span> <text:span text:style-name="T9">обврзник</text:span>, <text:span text:style-name="T9">во</text:span> <text:span text:style-name="T9">целост</text:span> <text:span text:style-name="T9">или</text:span> <text:span text:style-name="T9">делумно</text:span>, <text:span text:style-name="T9">да</text:span> <text:span text:style-name="T9">го</text:span> <text:span text:style-name="T9">одложи</text:span> <text:span text:style-name="T9">плаќањето</text:span> <text:span text:style-name="T9">на</text:span> <text:span text:style-name="T9">даночeн</text:span> <text:span text:style-name="T9">долг</text:span> <text:span text:style-name="T9">на</text:span> <text:span text:style-name="T9">денот</text:span> <text:span text:style-name="T9">на</text:span> <text:span text:style-name="T9">доспеаноста </text:span>ako pla}aweto:</text:p>
      <text:p text:style-name="P26">1) <text:span text:style-name="T9">претставува</text:span> <text:span text:style-name="T9">значително</text:span> <text:span text:style-name="T9">оптоварување за</text:span> <text:span text:style-name="T9">даночниот</text:span> <text:span text:style-name="T9">обврзник</text:span>;</text:p>
      <text:p text:style-name="P26">2) <text:span text:style-name="T9">нанесува</text:span> <text:span text:style-name="T9">битна</text:span> <text:span text:style-name="T9">штета</text:span> <text:span text:style-name="T9">на</text:span> <text:span text:style-name="T9">даночниот</text:span> <text:span text:style-name="T9">обврзник</text:span>.</text:p>
      <text:p text:style-name="P10"><text:span text:style-name="T10"><text:s/></text:span><text:span text:style-name="T8">(2)</text:span> <text:span text:style-name="T9">Одлуката</text:span> <text:span text:style-name="T9">за</text:span> <text:span text:style-name="T9">одл</text:span>agawe <text:span text:style-name="T9">на</text:span> <text:span text:style-name="T9">плаќањето</text:span> <text:span text:style-name="T9">на</text:span> <text:span text:style-name="T9">даночниот</text:span> <text:span text:style-name="T9">долг</text:span> <text:span text:style-name="T9">мора</text:span> <text:span text:style-name="T9">да</text:span> <text:span text:style-name="T9">биде</text:span> <text:span text:style-name="T9">образложена</text:span>.</text:p>
      <text:p text:style-name="P10"><text:span text:style-name="T8">(3)</text:span> <text:span text:style-name="T9">Одлагањето</text:span> <text:span text:style-name="T9">може</text:span> <text:span text:style-name="T9">да</text:span> <text:span text:style-name="T9">зависи</text:span> <text:span text:style-name="T9">од</text:span> <text:span text:style-name="T9">обезбедување</text:span> <text:span text:style-name="T9">на</text:span> <text:span text:style-name="T9">гаранција</text:span>.</text:p>
      <text:p text:style-name="P10"><text:span text:style-name="T8">(4) </text:span>Za vremetraewe na odobrenoto odlagawe na pla}awe na dano~en dolg se pla}a kamata.</text:p>
      <text:p text:style-name="P10"><text:span text:style-name="T8">(5) </text:span>Upravata za javni prihodi mo`e da se otka`e od kamatata vo slu~ai koga e na {teta na dano~niot obvrznik, {to treba da bide doka`ano.</text:p>
      <text:p text:style-name="P10"><text:span text:style-name="T8">(6)</text:span> <text:span text:style-name="T9">Министерот</text:span> <text:span text:style-name="T9">за</text:span> <text:span text:style-name="T9">финансии</text:span> <text:span text:style-name="T9">може</text:span> <text:span text:style-name="T9">да</text:span> <text:span text:style-name="T9">го</text:span> <text:span text:style-name="T9">направи</text:span> <text:span text:style-name="T9">одлагањето</text:span> <text:span text:style-name="T9">зависно</text:span> <text:span text:style-name="T9">од</text:span> <text:span text:style-name="T9">неговата</text:span> <text:span text:style-name="T9">согласност</text:span>.</text:p>
      <text:p text:style-name="Standard"/>
      <text:p text:style-name="Standard"/>
      <text:p text:style-name="P20"><text:span text:style-name="T7">Видови</text:span><text:span text:style-name="T8"> </text:span><text:span text:style-name="T7">на</text:span><text:span text:style-name="T8"> </text:span><text:span text:style-name="T7">гаранции</text:span></text:p>
      <text:p text:style-name="P22"/>
      <text:p text:style-name="P20"><text:span text:style-name="T7">Член</text:span><text:span text:style-name="T8"> 123</text:span></text:p>
      <text:p text:style-name="P23"/>
      <text:p text:style-name="Standard"><text:span text:style-name="T8">(1)</text:span> Garancija <text:span text:style-name="T9">за</text:span> <text:span text:style-name="T9">обезбедување</text:span> <text:span text:style-name="T9">на</text:span> pla}awe na dano~en dolg <text:span text:style-name="T9">е</text:span>:</text:p>
      <text:p text:style-name="P24">1) <text:span text:style-name="T9">хипотека</text:span> <text:span text:style-name="T9">на</text:span> <text:span text:style-name="T9">недвижност</text:span> <text:span text:style-name="T9">на</text:span> <text:span text:style-name="T9">даночен</text:span> <text:span text:style-name="T9">обврзник</text:span>;</text:p>
      <text:p text:style-name="P24">2) zalog na podvi`ni predmeti na dano~niot obvrznik:</text:p>
      <text:p text:style-name="P24">3) neotpovikliva bankarska garancija;</text:p>
      <text:p text:style-name="P24">4) garancija od drugo lice koe e sopstvenik <text:s/>na imot ~ija vrednost ne mo`e da bide pomala <text:s/>od 200% od <text:s/>visinata na dano~niot dolg ~ija <text:s/>naplata se obezbeduva;</text:p>
      <text:p text:style-name="P26">5)trasirana menica, akceptirana od strana na dva `iranti, od ~ii primawa, na koi se stava admninistrativna zabrana, dano~niot dolg mo`e da se naplati.</text:p>
      <text:p text:style-name="P10"><text:span text:style-name="T8">(2)</text:span> Ako dano~niot obvrznik ne se pridr`uva na rokovite od re{enieto za odlagawe na pla}awe na dano~niot dolg, Upravata za javni prihodi po slu`bena dol`nost mo`e da go ukine re{enieto i dospeaniot, a neplaten dano~en dolg, vodej}i smetka za efikasnosta na naplatata, }e go naplati :</text:p>
      <text:p text:style-name="P24">1)  od garancijata za obezbeduvawe;</text:p>
      <text:p text:style-name="P24">2)  vo postapka na prisilna naplata nad dano~niot obvrznik. </text:p>
      <text:p text:style-name="P24"><text:soft-page-break/></text:p>
      <text:p text:style-name="P91"/>
      <text:p text:style-name="P91"/>
      <text:p text:style-name="P91"/>
      <text:p text:style-name="P91"/>
      <text:p text:style-name="P91"><text:span text:style-name="T3"><text:s text:c="55"/></text:span>Vtoro poglavje</text:p>
      <text:p text:style-name="P22"/>
      <text:p text:style-name="P20"><text:span text:style-name="T7">РЕДОВНА</text:span><text:span text:style-name="T8"> </text:span><text:span text:style-name="T7">НАПЛАТА</text:span></text:p>
      <text:p text:style-name="P22"/>
      <text:p text:style-name="P20"><text:span text:style-name="T7">Форми</text:span><text:span text:style-name="T8"> </text:span><text:span text:style-name="T7">на</text:span><text:span text:style-name="T8"> </text:span><text:span text:style-name="T7">редовна</text:span><text:span text:style-name="T8"> </text:span><text:span text:style-name="T7">наплата</text:span></text:p>
      <text:p text:style-name="P22"/>
      <text:p text:style-name="P20"><text:span text:style-name="T7">Член</text:span><text:span text:style-name="T8"> 124</text:span></text:p>
      <text:p text:style-name="P23"/>
      <text:p text:style-name="P10"><text:span text:style-name="T8">(1)</text:span> <text:span text:style-name="T9">Наплатата</text:span> <text:span text:style-name="T9">на</text:span> <text:span text:style-name="T9">данок</text:span>, <text:span text:style-name="T9">по</text:span> <text:span text:style-name="T9">правило</text:span>, <text:span text:style-name="T9">се</text:span> <text:span text:style-name="T9">врши</text:span> <text:span text:style-name="T9">со</text:span> <text:span text:style-name="T9">плаќање</text:span> <text:span text:style-name="T9">на</text:span> <text:span text:style-name="T9">паричен</text:span> i<text:span text:style-name="T9">знос</text:span> <text:span text:style-name="T9">на</text:span> <text:span text:style-name="T9">доспеаниот</text:span> <text:span text:style-name="T9">долг</text:span> na <text:span text:style-name="T9">пропишани</text:span> <text:span text:style-name="T9">уплатни</text:span> <text:span text:style-name="T9">сметки</text:span> <text:span text:style-name="T9">за</text:span> <text:span text:style-name="T9">јавни</text:span> <text:span text:style-name="T9">приходи</text:span> <text:span text:style-name="T9">во</text:span> <text:span text:style-name="T9">рокови</text:span> <text:span text:style-name="T9">пропишани</text:span> <text:span text:style-name="T9">со</text:span> <text:span text:style-name="T9">закон</text:span>.</text:p>
      <text:p text:style-name="P10"><text:span text:style-name="T8">(2)</text:span> Ministerot za finansii mo`e da propi{e pla}awe na oddelni vidovi danoci da se vr{i preku dano~na blagajna.</text:p>
      <text:p text:style-name="P10"><text:span text:style-name="T8">(3)</text:span> Po isklu~ok na odredbite od stavovite od (1) i (2) na ovoj ~len, dano~na obvrska mo`e da se namiri i po pat na kompenzacija, na na~in i pod uslovi koi poblisku gi opredeluva ministerot za finansii.</text:p>
      <text:p text:style-name="P10"/>
      <text:p text:style-name="P10"/>
      <text:p text:style-name="P22">Den na pla}awe na danok</text:p>
      <text:p text:style-name="P22"/>
      <text:p text:style-name="P22">^len 125</text:p>
      <text:p text:style-name="P27"/>
      <text:p text:style-name="P10"><text:span text:style-name="T8">(1)</text:span> Den za pla}awe na danok se <text:s/>smeta denot koga:</text:p>
      <text:p text:style-name="P26">1)  dano~niot obvrznik izdal na bankata nalog za pla}awe (vo ponatamo{niot tekst: dano~en nalog) od negovata smetka da prenese na propi{anata uplatna smetka za javni prihodi odreden iznos na sredstva, pod uslov na smetkata da ima dovolno sredstva;</text:p>
      <text:p text:style-name="P26">2)  dol`niot iznos e uplaten na bankata, so nalog da izvr{i uplata na propi{ana uplatna smetka za javni prihodi;</text:p>
      <text:p text:style-name="P26">3)  dol`niot iznos e uplaten na dano~na blagajna;</text:p>
      <text:p text:style-name="P26">4)  zapleneti pari se uplateni na soodvetna smetka na javni prihodi;</text:p>
      <text:p text:style-name="P26">5)  e doneseno re{enie od Upravata za javni prihodi <text:s/>za prenos na predmeti vo sopstvenost na Republika Makedonija;</text:p>
      <text:p text:style-name="P24">6)  iznosot ostvaren so proda`ba na dvi`ni predmeti i nedvi`nosti vo postapka na prisilna naplata na danoci i sporedni dano~ni dava~ki e uplaten na propi{ana uplatna smetka za javni prihodi.</text:p>
      <text:p text:style-name="Standard"/>
      <text:p text:style-name="P10"><text:span text:style-name="T8">(2)</text:span> Ako danokot e platen gotovinski na nekoj drug na~in (so ~ek, kreditna karti~ka i sl.), <text:s/>kako den na pla}awe se smeta <text:s/>denot koga parite se uplateni na uplatnata smetka za javni prihodi, osven dokolku ministerot za finansii poinaku ne propi{e.</text:p>
      <text:p text:style-name="P10"><text:span text:style-name="T8">(3)</text:span> Kako den na namiruvawe na dano~nata obvrska po pat na kompenzacija <text:s/>se smeta denot koga dokumentot za kompenzacijata e realiziran kaj banka.</text:p>
      <text:p text:style-name="Standard"/>
      <text:p text:style-name="P22">Izvr{uvawe na dano~en nalog</text:p>
      <text:p text:style-name="P22"/>
      <text:p text:style-name="P22">^len 126</text:p>
      <text:p text:style-name="P23"/>
      <text:p text:style-name="P10"><text:span text:style-name="T8">(1)</text:span> Dano~niot obvrznik koj pla}aweto go vr{i so dano~en nalog mora da obezbedi na svojata smetka sredstva za pla}awe na dostasanite danoci i sporedni dano~ni dava~ki.</text:p>
      <text:p text:style-name="P10"><text:span text:style-name="T8">(2)</text:span> Za izvr{uvawe na dano~niot <text:s/>nalog se koristat sredstvata na dano~niot obvrznik <text:s/>od site negovi smetki otvoreni kaj banka, ako sredstvata ne se izzemeni poradi poseben re`im na zalog, vo soglasnost so ovoj zakon, odnosno od pri~ini propi{ani so zakonot so koj se ureduva platniot promet.</text:p>
      <text:p text:style-name="P10"><text:span text:style-name="T8">(3)</text:span> Koga na smetkata na dano~niot obvrznik se obezbedeni sredstva, bankata go izvr{uva dano~niot nalog do kraj na rabotniot den, a najdocna vo rok od 24 ~asa od priemot na nalogot.</text:p>
      <text:p text:style-name="P10"><text:span text:style-name="T8">(4)</text:span> Ako bankata ne izvr{i uplata na propi{anata uplatna smetka za javni prihodi <text:s/>vo rokot od stavot (3 ), a na smetkata na dano~niot obvrznik imalo raspolo`ivi sredstva, posledicite <text:s/>od nepla}aweto na danokot vo rokot na dostasanost pa|aat na tovar na <text:s/>bankata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2">Redosled na namiruvawe</text:p>
      <text:p text:style-name="P22"/>
      <text:p text:style-name="P22">^len 127</text:p>
      <text:p text:style-name="P22"/>
      <text:p text:style-name="P10"><text:span text:style-name="T8">(1)</text:span> Dano~niot obvrznik, odnosno drug <text:s/>dano~en dol`nik, pri uplatata go naveduva <text:s/>vidot na dostasaniot danok koj go pla}a.</text:p>
      <text:p text:style-name="P10"><text:span text:style-name="T8">(2)</text:span> Raspreduvaweto na uplateniot iznos se vr{i po sledniot redosled:</text:p>
      <text:p text:style-name="P26">1)  tro{oci za naplata;</text:p>
      <text:p text:style-name="P26">2)  pari~na kazna;</text:p>
      <text:p text:style-name="P26">3)  kamata;</text:p>
      <text:p text:style-name="P26">4)  iznos na glavnata dano~na obvrska.</text:p>
      <text:p text:style-name="P10"><text:span text:style-name="T8">(3)</text:span> Ako dano~niot obvrznik dol`i pla}awe na pove}e vidovi danok, a uplateniot iznos ne e dovolen za pla}awe na vkupniot dano~en dolg, oddelnite vidovi danoci se naplatuvaat po redosledot na nivnoto dostasuvawe.</text:p>
      <text:p text:style-name="P10"><text:span text:style-name="T8">(4)</text:span> <text:s/>Kaj danocite od stavot (3) na ovoj ~len koi dospevaat istovremeno, naplatata se vr{i srazmerno na u~estvoto na poodelen vid danok vo vkupniot dospeaniot dolg.</text:p>
      <text:p text:style-name="P10"><text:span text:style-name="T8">(5)</text:span> Ako iznosot na uplatata po osnov na danoci e pogolem od dolguvaniot iznos, iznosot na pretplatata se koristi <text:s/>za namiruvawe na obvrskite po istiot osnov koj dospeva podocna.</text:p>
      <text:p text:style-name="P10"><text:span text:style-name="T8">(6)</text:span> Vo slu~ajot od stavot (5) na ovoj ~len, na barawe na dano~niot obvrznik, se vr{i povrat ili se namiruvaat dospeani obvrski po drug osnov.</text:p>
      <text:p text:style-name="Standard"/>
      <text:p text:style-name="P22">Opomena za pla}awe na danok</text:p>
      <text:p text:style-name="P22"/>
      <text:p text:style-name="P22">^len 128</text:p>
      <text:p text:style-name="P23"/>
      <text:p text:style-name="P10"><text:span text:style-name="T8">(1)</text:span> Upravata za javni prihodi na dano~niot obvrznik koj vo celost ili delumno po dospeanosta ne go platil danokot, odnosno sporednata dano~na dava~ka, mu pra}a opomena <text:s/>za vidot i iznosot na danokot, odnosno sporednite dano~ni dava~ki <text:s/>dospeani za naplata, so koja mu nalo`uva dospeaniot iznos da go plati vedna{, a <text:s/>najdocna vo rok od edna sedmica od denot na priemot na opomenata.</text:p>
      <text:p text:style-name="P10"><text:span text:style-name="T8">(2)</text:span> Opomenata od stavot (1), se dostavuva na na~inot ureden so ~lenot 45 na ovoj zakon. </text:p>
      <text:p text:style-name="P27"/>
      <text:p text:style-name="P27"/>
      <text:p text:style-name="P22">Vospostavuvawe zalog pri prisilna naplata na danok</text:p>
      <text:p text:style-name="P22"/>
      <text:p text:style-name="P22">^len 129</text:p>
      <text:p text:style-name="P23"/>
      <text:p text:style-name="P10">Upravata za javni prihodi mo`e, vedna{ po dospeanosta na danokot, da zapi{e zalo`no pravo vo registarot na zalo`ni prava <text:s/>od ~lenot 142 stav (4) na ovoj zak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7">Трето</text:span><text:span text:style-name="T8"> </text:span><text:span text:style-name="T7">поглавје</text:span></text:p>
      <text:p text:style-name="P22"/>
      <text:p text:style-name="P25">КАМАТА<text:span text:style-name="T8"/></text:p>
      <text:p text:style-name="P22"/>
      <text:p text:style-name="P20"><text:span text:style-name="T7">Општи</text:span><text:span text:style-name="T8"> </text:span><text:span text:style-name="T7">одредби</text:span><text:span text:style-name="T8"> </text:span><text:span text:style-name="T7">за</text:span><text:span text:style-name="T8"> </text:span><text:span text:style-name="T7">каматата</text:span></text:p>
      <text:p text:style-name="P22"/>
      <text:p text:style-name="P20"><text:span text:style-name="T7">Член</text:span><text:span text:style-name="T8"> 130</text:span></text:p>
      <text:p text:style-name="P23"/>
      <text:p text:style-name="P10"><text:soft-page-break/><text:span text:style-name="T8">(1)</text:span> Na iznosot na pomalku ili pove}e plateniot danok i sporednite dano~ni dava~ki, se presmetuva i naplatuva kamata vo visina od 0,05% za sekoj den zadocnuvawe.</text:p>
      <text:p text:style-name="P10"><text:span text:style-name="T8">(2)</text:span> Na dolguvaniot danok i sporednata dano~na dava~ka, kamatata se presmetuva po~nuvaj}i od naredniot den od denot na nekoga{nata dospeanost.</text:p>
      <text:p text:style-name="P10"><text:span text:style-name="T8">(3)</text:span> Na iznosot na pove}e platen danok i sporedni dano~ni dava~ki kamatata se presmetuva po istekot na rokot od 30 dena od denot na priemot na baraweto za vra}awe.</text:p>
      <text:p text:style-name="Standard"/>
      <text:p text:style-name="Standard"/>
      <text:p text:style-name="P20"><text:span text:style-name="T7">Четврто</text:span><text:span text:style-name="T8"> </text:span><text:span text:style-name="T7">поглавје</text:span></text:p>
      <text:p text:style-name="P22"/>
      <text:p text:style-name="P20"><text:span text:style-name="T7">ПРИСИЛНА</text:span><text:span text:style-name="T8"> </text:span><text:span text:style-name="T7">НАПЛАТА</text:span></text:p>
      <text:p text:style-name="P22"/>
      <text:p text:style-name="P20"><text:span text:style-name="T7">I.</text:span><text:span text:style-name="T8"> </text:span><text:span text:style-name="T7">ОПШТИ</text:span><text:span text:style-name="T8"> </text:span><text:span text:style-name="T7">ОДРЕДБИ</text:span></text:p>
      <text:p text:style-name="P20"><text:span text:style-name="T7">Овластување</text:span><text:span text:style-name="T8"> </text:span><text:span text:style-name="T7">за</text:span><text:span text:style-name="T8"> </text:span><text:span text:style-name="T7">присилна</text:span><text:span text:style-name="T8"> </text:span><text:span text:style-name="T7">наплата</text:span></text:p>
      <text:p text:style-name="P20"><text:span text:style-name="T7">Член</text:span><text:span text:style-name="T8"> 131</text:span></text:p>
      <text:p text:style-name="P10"><text:span text:style-name="T8">(1)</text:span> Upravata za javni prihodi <text:span text:style-name="T9">може</text:span> <text:span text:style-name="T9">да</text:span> <text:span text:style-name="T9">врши</text:span> <text:span text:style-name="T9">присилна</text:span> <text:span text:style-name="T9">наплата</text:span> <text:span text:style-name="T9">по</text:span> <text:span text:style-name="T9">даночни</text:span> <text:span text:style-name="T9">управни</text:span> <text:span text:style-name="T9">акти</text:span>, <text:span text:style-name="T9">со</text:span> <text:span text:style-name="T9">кои</text:span> <text:span text:style-name="T9">се</text:span> <text:span text:style-name="T9">побарува</text:span> <text:span text:style-name="T9">данок</text:span> <text:span text:style-name="T9">или</text:span> <text:span text:style-name="T9">споредна</text:span> <text:span text:style-name="T9">даночна</text:span> <text:span text:style-name="T9">давачка</text:span>.</text:p>
      <text:p text:style-name="P10"><text:span text:style-name="T8">(2)</text:span> <text:span text:style-name="T9">По</text:span> <text:span text:style-name="T9">даночни</text:span> <text:span text:style-name="T9">управни</text:span> <text:span text:style-name="T9">акти</text:span> <text:span text:style-name="T9">може</text:span> <text:span text:style-name="T9">да</text:span> <text:span text:style-name="T9">се</text:span> <text:span text:style-name="T9">врши</text:span> <text:span text:style-name="T9">присилна</text:span> <text:span text:style-name="T9">наплата,</text:span> <text:span text:style-name="T9">докол</text:span>k<text:span text:style-name="T9">у</text:span> <text:span text:style-name="T9">нивното</text:span> <text:span text:style-name="T9">спроведување</text:span> <text:span text:style-name="T9">не</text:span> <text:span text:style-name="T9">е</text:span> <text:span text:style-name="T9">одложено</text:span> <text:span text:style-name="T9">или</text:span> <text:span text:style-name="T9">спроведувањето</text:span> <text:span text:style-name="T9">е</text:span> <text:span text:style-name="T9">спречено</text:span> <text:span text:style-name="T9">поради</text:span> <text:span text:style-name="T9">правен</text:span> <text:span text:style-name="T9">лек</text:span>.</text:p>
      <text:p text:style-name="Standard"/>
      <text:p text:style-name="P20"><text:span text:style-name="T7">Доверител</text:span><text:span text:style-name="T8"> i </text:span><text:span text:style-name="T7">должник</text:span><text:span text:style-name="T8"> </text:span><text:span text:style-name="T7">на</text:span><text:span text:style-name="T8"> </text:span><text:span text:style-name="T7">присилна</text:span><text:span text:style-name="T8"> </text:span><text:span text:style-name="T7">наплата</text:span></text:p>
      <text:p text:style-name="P25"/>
      <text:p text:style-name="P20"><text:span text:style-name="T7">Член</text:span><text:span text:style-name="T8"> 132</text:span></text:p>
      <text:p text:style-name="Standard"><text:span text:style-name="T8">(1)</text:span> <text:span text:style-name="T9">Доверител</text:span> <text:span text:style-name="T9">е</text:span> Upravata za javni prihodi <text:span text:style-name="T9">на</text:span> <text:span text:style-name="T9">долговите</text:span> <text:span text:style-name="T9">кои</text:span> <text:span text:style-name="T9">треба</text:span> <text:span text:style-name="T9">присилно</text:span> <text:span text:style-name="T9">да</text:span> <text:span text:style-name="T9">бидат</text:span> <text:span text:style-name="T9">наплатени.</text:span></text:p>
      <text:p text:style-name="Standard"><text:span text:style-name="T8">(2)</text:span> <text:span text:style-name="T9">Должник</text:span> v<text:span text:style-name="T9">о</text:span> <text:span text:style-name="T9">присилна</text:span> <text:span text:style-name="T9">наплата</text:span> <text:span text:style-name="T9">е</text:span> <text:span text:style-name="T9">лицето</text:span>, <text:span text:style-name="T9">кое</text:span> <text:span text:style-name="T9">должи</text:span> <text:span text:style-name="T9">данок</text:span> <text:span text:style-name="T9">или</text:span> <text:span text:style-name="T9">споредна</text:span> <text:span text:style-name="T9">даночна</text:span> <text:span text:style-name="T9">давчка</text:span> <text:span text:style-name="T9">кои</text:span> <text:span text:style-name="T9">што</text:span> <text:span text:style-name="T9">треба</text:span> <text:span text:style-name="T9">да</text:span> <text:span text:style-name="T9">бидат</text:span> <text:span text:style-name="T9">присилно</text:span> <text:span text:style-name="T9">наплтени</text:span>. </text:p>
      <text:p text:style-name="Standard"/>
      <text:p text:style-name="Standard"/>
      <text:p text:style-name="P20"><text:span text:style-name="T7">Почеток</text:span><text:span text:style-name="T8"> </text:span><text:span text:style-name="T7">на</text:span><text:span text:style-name="T8"> </text:span><text:span text:style-name="T7">присилна</text:span><text:span text:style-name="T8"> </text:span><text:span text:style-name="T7">наплата</text:span></text:p>
      <text:p text:style-name="P25"/>
      <text:p text:style-name="P20"><text:span text:style-name="T7">Член</text:span><text:span text:style-name="T8"> 133</text:span></text:p>
      <text:p text:style-name="Standard"><text:span text:style-name="T8">(1)</text:span> <text:span text:style-name="T9">Доколку</text:span> <text:span text:style-name="T9">не</text:span> <text:span text:style-name="T9">е</text:span> <text:span text:style-name="T9">одредено</text:span> <text:span text:style-name="T9">поинаку</text:span>, <text:span text:style-name="T9">присилната</text:span> <text:span text:style-name="T9">наплата</text:span> <text:span text:style-name="T9">може</text:span> <text:span text:style-name="T9">да</text:span> <text:span text:style-name="T9">започне</text:span>, <text:span text:style-name="T9">доколку</text:span>:</text:p>
      <text:p text:style-name="P24"><text:span text:style-name="T9">а</text:span>) <text:span text:style-name="T9">долгот</text:span> <text:span text:style-name="T9">е</text:span> <text:span text:style-name="T9">доспеан</text:span>;</text:p>
      <text:p text:style-name="P24"><text:span text:style-name="T9">б</text:span>) <text:span text:style-name="T9">должникот</text:span> <text:span text:style-name="T9">на</text:span> <text:span text:style-name="T9">присилна</text:span> <text:span text:style-name="T9">наплата</text:span> <text:span text:style-name="T9">е</text:span> <text:span text:style-name="T9">повикан</text:span> <text:span text:style-name="T9">да</text:span> <text:span text:style-name="T9">плати</text:span>;</text:p>
      <text:p text:style-name="P24"><text:span text:style-name="T9">в</text:span>) <text:span text:style-name="T9">од</text:span> <text:span text:style-name="T9">повикувањето</text:span> <text:span text:style-name="T9">да</text:span> <text:span text:style-name="T9">плати</text:span>, <text:span text:style-name="T9">поминала</text:span> <text:span text:style-name="T9">најмалку</text:span> <text:span text:style-name="T9">една</text:span> <text:span text:style-name="T9">седмица</text:span>.</text:p>
      <text:p text:style-name="Standard"><text:span text:style-name="T8">(2)</text:span> <text:span text:style-name="T9">Во</text:span> <text:span text:style-name="T9">повикот</text:span> <text:span text:style-name="T9">за</text:span> <text:span text:style-name="T9">плаќање</text:span> <text:span text:style-name="T9">треба</text:span> <text:span text:style-name="T9">да</text:span> <text:span text:style-name="T9">се</text:span> <text:span text:style-name="T9">наведе</text:span> <text:span text:style-name="T9">причината</text:span> <text:span text:style-name="T9">за</text:span> <text:span text:style-name="T9">долгот</text:span>.</text:p>
      <text:p text:style-name="P3"/>
      <text:p text:style-name="P20"><text:span text:style-name="T4">@albata</text:span> <text:span text:style-name="T7">против</text:span><text:span text:style-name="T8"> </text:span><text:span text:style-name="T7">присилна</text:span><text:span text:style-name="T8"> </text:span><text:span text:style-name="T7">наплата</text:span></text:p>
      <text:p text:style-name="P25"/>
      <text:p text:style-name="P20"><text:span text:style-name="T7">Член</text:span><text:span text:style-name="T8"> 134</text:span></text:p>
      <text:p text:style-name="P92"><text:span text:style-name="T8">(1)</text:span> <text:span text:style-name="T9">Против</text:span> <text:span text:style-name="T9">присилната</text:span> <text:span text:style-name="T9">наплата</text:span> <text:span text:style-name="T9">не</text:span> <text:span text:style-name="T9">е</text:span> <text:span text:style-name="T9">дозволенa</text:span> `alba. @alba <text:span text:style-name="T9">е</text:span> <text:span text:style-name="T9">дозволенa</text:span> <text:span text:style-name="T9">само</text:span> <text:span text:style-name="T9">против</text:span> <text:span text:style-name="T9">даночниот</text:span> <text:span text:style-name="T9">управен</text:span> <text:span text:style-name="T9">акт</text:span> <text:span text:style-name="T9">со</text:span> <text:span text:style-name="T9">дозволените</text:span> <text:span text:style-name="T9">правни</text:span> <text:span text:style-name="T9">лекови</text:span>. </text:p>
      <text:p text:style-name="P10"><text:span text:style-name="T8">(2)</text:span> <text:span text:style-name="T9">Спроведувањето</text:span> <text:span text:style-name="T9">на</text:span> <text:span text:style-name="T9">присилната</text:span> <text:span text:style-name="T9">наплата,</text:span> <text:span text:style-name="T9">нема</text:span> <text:span text:style-name="T9">да</text:span> <text:span text:style-name="T9">биде</text:span> <text:span text:style-name="T9">попречена</text:span> <text:span text:style-name="T9">со</text:span> <text:span text:style-name="T9">тоа</text:span> <text:span text:style-name="T9">што</text:span> <text:span text:style-name="T9">должникот</text:span> <text:span text:style-name="T9">на</text:span> <text:span text:style-name="T9">присилна</text:span> <text:span text:style-name="T9">наплата</text:span> <text:span text:style-name="T9">поднел</text:span> <text:span text:style-name="T9">приговор</text:span> <text:span text:style-name="T9">против</text:span> <text:span text:style-name="T9">даночниот</text:span> <text:span text:style-name="T9">управен</text:span> <text:span text:style-name="T9">акт,</text:span> <text:span text:style-name="T9">по</text:span> <text:span text:style-name="T9">кој</text:span> <text:span text:style-name="T9">треба</text:span> <text:span text:style-name="T9">да</text:span> <text:span text:style-name="T9">биде</text:span> <text:span text:style-name="T9">извршена</text:span> <text:span text:style-name="T9">присилната</text:span> <text:span text:style-name="T9">наплата</text:span>.</text:p>
      <text:p text:style-name="Standard"/>
      <text:p text:style-name="P20"><text:span text:style-name="T7">Завршување</text:span><text:span text:style-name="T8"> </text:span><text:span text:style-name="T7">и</text:span><text:span text:style-name="T8"> </text:span><text:span text:style-name="T7">ограничување</text:span><text:span text:style-name="T8"> </text:span><text:span text:style-name="T7">на</text:span><text:span text:style-name="T8"> </text:span><text:span text:style-name="T7">постапката</text:span><text:span text:style-name="T8"> </text:span><text:span text:style-name="T7">за</text:span><text:span text:style-name="T8"> </text:span><text:span text:style-name="T7">присилна</text:span><text:span text:style-name="T8"> </text:span><text:span text:style-name="T7">наплата</text:span></text:p>
      <text:p text:style-name="P25"/>
      <text:p text:style-name="P20"><text:span text:style-name="T7">Член</text:span><text:span text:style-name="T8"> 135</text:span></text:p>
      <text:p text:style-name="P27"/>
      <text:p text:style-name="P10"><text:span text:style-name="T8">(1)</text:span> <text:span text:style-name="T9">Присилната</text:span> <text:span text:style-name="T9">наплата</text:span> <text:span text:style-name="T9">мора</text:span> <text:span text:style-name="T9">да</text:span> <text:span text:style-name="T9">се</text:span> <text:span text:style-name="T9">заврши</text:span> <text:span text:style-name="T9">или</text:span> <text:span text:style-name="T9">да</text:span> <text:span text:style-name="T9">се</text:span> <text:span text:style-name="T9">ограничи</text:span>, <text:span text:style-name="T9">доколку</text:span>:</text:p>
      <text:p text:style-name="P26">1) <text:span text:style-name="T9">е</text:span> <text:span text:style-name="T9">поништен</text:span> <text:span text:style-name="T9">или</text:span> <text:span text:style-name="T9">повлечен</text:span> <text:span text:style-name="T9">даночниот</text:span> <text:span text:style-name="T9">управен</text:span> <text:span text:style-name="T9">акт</text:span>,</text:p>
      <text:p text:style-name="P26">2) <text:span text:style-name="T9">е</text:span> <text:span text:style-name="T9">поништен</text:span> <text:span text:style-name="T9">даночниот</text:span> <text:span text:style-name="T9">долг</text:span>,</text:p>
      <text:p text:style-name="P26"><text:soft-page-break/>3) <text:span text:style-name="T9">е</text:span> <text:span text:style-name="T9">одложен</text:span> <text:span text:style-name="T9">даночниот</text:span> <text:span text:style-name="T9">долг</text:span> soglasno <text:span text:style-name="T9">член</text:span> 122 na ovoj zakon.</text:p>
      <text:p text:style-name="P10"><text:span text:style-name="T8">(2)</text:span> <text:span text:style-name="T9">Во</text:span> <text:span text:style-name="T9">случаите</text:span> <text:span text:style-name="T9">на</text:span> <text:span text:style-name="T9">ставот</text:span> (1), to~ki 1) <text:span text:style-name="T9">и</text:span> 2), <text:span text:style-name="T9">треба</text:span> <text:span text:style-name="T9">да</text:span> <text:span text:style-name="T9">бидат</text:span> <text:span text:style-name="T9">повлечени</text:span> <text:span text:style-name="T9">веќе</text:span> <text:span text:style-name="T9">спроведените</text:span> <text:span text:style-name="T9">мерки</text:span> <text:span text:style-name="T9">за</text:span> <text:span text:style-name="T9">присилна</text:span> <text:span text:style-name="T9">наплата</text:span>.</text:p>
      <text:p text:style-name="P10"/>
      <text:p text:style-name="P10"/>
      <text:p text:style-name="P20"><text:span text:style-name="T7">Ограничување</text:span><text:span text:style-name="T8"> </text:span><text:span text:style-name="T7">или</text:span><text:span text:style-name="T8"> </text:span><text:span text:style-name="T7">запирање</text:span><text:span text:style-name="T8"> </text:span><text:span text:style-name="T7">на</text:span><text:span text:style-name="T8"> </text:span><text:span text:style-name="T7">присилната</text:span><text:span text:style-name="T8"> </text:span><text:span text:style-name="T7">наплата</text:span></text:p>
      <text:p text:style-name="P25"/>
      <text:p text:style-name="P20"><text:span text:style-name="T7">Член</text:span><text:span text:style-name="T8"> 136</text:span></text:p>
      <text:p text:style-name="P10"><text:span text:style-name="T8">(1)</text:span> Upravata za javni prihodi <text:span text:style-name="T9">може</text:span> <text:span text:style-name="T9">привремено</text:span> <text:span text:style-name="T9">да</text:span> <text:span text:style-name="T9">ја</text:span> <text:span text:style-name="T9">ограничи</text:span> <text:span text:style-name="T9">или</text:span> <text:span text:style-name="T9">запре</text:span> <text:span text:style-name="T9">присилната</text:span> <text:span text:style-name="T9">наплата</text:span>, <text:span text:style-name="T9">или</text:span> <text:span text:style-name="T9">да</text:span> <text:span text:style-name="T9">ги</text:span> <text:span text:style-name="T9">повлече</text:span> <text:span text:style-name="T9">мерките</text:span> <text:span text:style-name="T9">за</text:span> <text:span text:style-name="T9">присилна</text:span> <text:span text:style-name="T9">наплата</text:span>, <text:span text:style-name="T9">доколку</text:span> <text:span text:style-name="T9">присилната</text:span> <text:span text:style-name="T9">наплата</text:span> <text:span text:style-name="T9">во</text:span> <text:span text:style-name="T9">одреден</text:span> <text:span text:style-name="T9">случај</text:span> <text:span text:style-name="T9">е</text:span> <text:span text:style-name="T9">несоодветна</text:span>.</text:p>
      <text:p text:style-name="P10"><text:span text:style-name="T8">(2)</text:span> <text:span text:style-name="T9">Министерот</text:span> <text:span text:style-name="T9">за</text:span> <text:span text:style-name="T9">финансии</text:span> <text:span text:style-name="T9">може</text:span> <text:span text:style-name="T9">спроведените</text:span> <text:span text:style-name="T9">мерки</text:span> <text:span text:style-name="T9">од</text:span> <text:span text:style-name="T9">став</text:span> (1) <text:span text:style-name="T9">да</text:span> <text:span text:style-name="T9">ги</text:span> <text:span text:style-name="T9">направи</text:span> <text:span text:style-name="T9">зависни</text:span> <text:span text:style-name="T9">од</text:span> <text:span text:style-name="T9">неговата</text:span> <text:span text:style-name="T9">согласност</text:span>.</text:p>
      <text:p text:style-name="Standard"/>
      <text:p text:style-name="P20"><text:span text:style-name="T7">Изземање</text:span><text:span text:style-name="T8"> </text:span><text:span text:style-name="T7">од</text:span><text:span text:style-name="T8"> </text:span><text:span text:style-name="T7">присилна</text:span><text:span text:style-name="T8"> </text:span><text:span text:style-name="T7">наплата</text:span></text:p>
      <text:p text:style-name="P22"/>
      <text:p text:style-name="P20"><text:span text:style-name="T7">Член</text:span><text:span text:style-name="T8"> 137</text:span></text:p>
      <text:p text:style-name="P10"><text:span text:style-name="T9">Присилната</text:span> <text:span text:style-name="T9">наплата</text:span> <text:span text:style-name="T9">на</text:span> <text:span text:style-name="T9">даночниот</text:span> <text:span text:style-name="T9">долг</text:span> <text:span text:style-name="T9">се</text:span> <text:span text:style-name="T9">извршува</text:span> <text:span text:style-name="T9">од</text:span> <text:span text:style-name="T9">целокупниот</text:span> <text:span text:style-name="T9">имот</text:span>, <text:span text:style-name="T9">приходите</text:span> <text:span text:style-name="T9">и</text:span> <text:span text:style-name="T9">побарувањата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</text:span>, <text:span text:style-name="T9">освен</text:span>:</text:p>
      <text:p text:style-name="P26">1) <text:span text:style-name="T9">облека</text:span>, <text:span text:style-name="T9">обувки</text:span>, <text:span text:style-name="T9">долна</text:span> <text:span text:style-name="T9">облека</text:span>, <text:span text:style-name="T9">постелнина</text:span>, <text:span text:style-name="T9">апарати</text:span> <text:span text:style-name="T9">за</text:span> <text:span text:style-name="T9">домаќинството</text:span>, <text:span text:style-name="T9">кујнски</text:span> <text:span text:style-name="T9">апарати</text:span>, <text:span text:style-name="T9">мебел</text:span>, <text:span text:style-name="T9">кои</text:span> <text:span text:style-name="T9">што</text:span> <text:span text:style-name="T9">му</text:span> <text:span text:style-name="T9">се</text:span> <text:span text:style-name="T9">потребни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</text:span> <text:span text:style-name="T9">и</text:span> <text:span text:style-name="T9">на</text:span> <text:span text:style-name="T9">членовите</text:span> <text:span text:style-name="T9">на</text:span> <text:span text:style-name="T9">неговото</text:span> <text:span text:style-name="T9">семејство</text:span> <text:span text:style-name="T9">за</text:span> <text:span text:style-name="T9">водење</text:span> <text:span text:style-name="T9">на</text:span> <text:span text:style-name="T9">пристоен</text:span> <text:span text:style-name="T9">и</text:span> <text:span text:style-name="T9">скромен</text:span> <text:span text:style-name="T9">живот</text:span>;</text:p>
      <text:p text:style-name="P26">2) <text:span text:style-name="T9">прехрамбени</text:span> <text:span text:style-name="T9">производи</text:span>, <text:span text:style-name="T9">средства</text:span> <text:span text:style-name="T9">за</text:span> <text:span text:style-name="T9">огрев</text:span> <text:span text:style-name="T9">и</text:span> <text:span text:style-name="T9">осветлување</text:span>, <text:span text:style-name="T9">кои</text:span> <text:span text:style-name="T9">што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</text:span> <text:span text:style-name="T9">и</text:span> <text:span text:style-name="T9">на</text:span> <text:span text:style-name="T9">членовите</text:span> <text:span text:style-name="T9">на</text:span> <text:span text:style-name="T9">неговото</text:span> <text:span text:style-name="T9">семејство</text:span> <text:span text:style-name="T9">му</text:span> <text:span text:style-name="T9">се</text:span> <text:span text:style-name="T9">потребни</text:span> <text:span text:style-name="T9">за</text:span> 4 <text:span text:style-name="T9">седмици</text:span>;</text:p>
      <text:p text:style-name="P26">3) <text:span text:style-name="T9">кај</text:span> <text:span text:style-name="T9">лицата</text:span> <text:span text:style-name="T9">кои</text:span> <text:span text:style-name="T9">се</text:span> <text:span text:style-name="T9">занимаваат</text:span> <text:span text:style-name="T9">со</text:span> <text:span text:style-name="T9">замјоделство</text:span> <text:span text:style-name="T9">и</text:span> <text:span text:style-name="T9">шумарство</text:span>, <text:span text:style-name="T9">апарати</text:span>, <text:span text:style-name="T9">добиток</text:span> <text:span text:style-name="T9">и</text:span> <text:span text:style-name="T9">сточната</text:span> <text:span text:style-name="T9">храна</text:span> <text:span text:style-name="T9">потребна</text:span> <text:span text:style-name="T9">за</text:span> 4 <text:span text:style-name="T9">седмици</text:span>, <text:span text:style-name="T9">кои</text:span> <text:span text:style-name="T9">се</text:span> <text:span text:style-name="T9">неопходни</text:span> <text:span text:style-name="T9">за</text:span> <text:span text:style-name="T9">извршување</text:span> <text:span text:style-name="T9">на</text:span> <text:span text:style-name="T9">стопанската</text:span> <text:span text:style-name="T9">дејност</text:span>;</text:p>
      <text:p text:style-name="P26">4) <text:span text:style-name="T9">неопходно</text:span> <text:span text:style-name="T9">потребните</text:span> <text:span text:style-name="T9">средства</text:span> <text:span text:style-name="T9">за</text:span> <text:span text:style-name="T9">работа</text:span> <text:span text:style-name="T9">за</text:span> <text:span text:style-name="T9">извршување</text:span> <text:span text:style-name="T9">на</text:span> <text:span text:style-name="T9">професионална</text:span> <text:span text:style-name="T9">дејност</text:span>;</text:p>
      <text:p text:style-name="P26">5) <text:span text:style-name="T9">научни</text:span>, <text:span text:style-name="T9">стручни</text:span> <text:span text:style-name="T9">и</text:span> <text:span text:style-name="T9">религиозни</text:span> <text:span text:style-name="T9">книги,</text:span> <text:span text:style-name="T9">како</text:span> <text:span text:style-name="T9">и</text:span> <text:span text:style-name="T9">учебници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</text:span> <text:span text:style-name="T9">и</text:span> <text:span text:style-name="T9">членовите</text:span> <text:span text:style-name="T9">на</text:span> <text:span text:style-name="T9">неговото</text:span> <text:span text:style-name="T9">семејство</text:span>;</text:p>
      <text:p text:style-name="P26">6) <text:span text:style-name="T9">стипендија</text:span> <text:span text:style-name="T9">на</text:span> <text:span text:style-name="T9">ученици</text:span> <text:span text:style-name="T9">и</text:span> <text:span text:style-name="T9">студенти</text:span>;</text:p>
      <text:p text:style-name="P26">7) <text:span text:style-name="T9">детски</text:span> <text:span text:style-name="T9">додаток</text:span> <text:span text:style-name="T9">и</text:span> <text:span text:style-name="T9">други</text:span> <text:span text:style-name="T9">примања</text:span> <text:span text:style-name="T9">врз</text:span> <text:span text:style-name="T9">основа</text:span> <text:span text:style-name="T9">на</text:span> <text:span text:style-name="T9">социјална</text:span> <text:span text:style-name="T9">заштита</text:span>;</text:p>
      <text:p text:style-name="P26">8) <text:span text:style-name="T9">книги</text:span> <text:span text:style-name="T9">за</text:span> <text:span text:style-name="T9">трошоци</text:span>, <text:span text:style-name="T9">семејни</text:span> <text:span text:style-name="T9">документи</text:span>, <text:span text:style-name="T9">венчални</text:span> <text:span text:style-name="T9">прстени</text:span>, <text:span text:style-name="T9">ордени</text:span> <text:span text:style-name="T9">и</text:span> <text:span text:style-name="T9">медали, </text:span>kako i<text:span text:style-name="T9"> предмети</text:span> <text:span text:style-name="T9">одредени</text:span> <text:span text:style-name="T9">за</text:span> <text:span text:style-name="T9">погреб</text:span> i <text:s/><text:span text:style-name="T9">ортопедски</text:span> <text:span text:style-name="T9">помагала</text:span> <text:span text:style-name="T9">кои</text:span> <text:span text:style-name="T9">што</text:span> <text:span text:style-name="T9">се</text:span> <text:span text:style-name="T9">во</text:span> <text:span text:style-name="T9">употреба</text:span>;</text:p>
      <text:p text:style-name="P26">9) <text:span text:style-name="T9">примања</text:span> <text:span text:style-name="T9">врз</text:span> <text:span text:style-name="T9">основа</text:span> <text:span text:style-name="T9">на</text:span> <text:span text:style-name="T9">законско</text:span> <text:span text:style-name="T9">издржување</text:span>;</text:p>
      <text:p text:style-name="P26">10) <text:span text:style-name="T9">две</text:span> <text:span text:style-name="T9">третини</text:span> <text:span text:style-name="T9">од</text:span> <text:span text:style-name="T9">нето</text:span> <text:span text:style-name="T9">личните</text:span> <text:span text:style-name="T9">примања</text:span> <text:span text:style-name="T9">по</text:span> <text:span text:style-name="T9">основ</text:span> <text:span text:style-name="T9">на</text:span> <text:span text:style-name="T9">работа</text:span>, <text:span text:style-name="T9">но</text:span> <text:span text:style-name="T9">најмногу</text:span> <text:span text:style-name="T9">до</text:span> <text:span text:style-name="T9">износ</text:span> <text:span text:style-name="T9">од</text:span> 150 <text:span text:style-name="T9">евра </text:span>vo denarska protivrednost <text:span text:style-name="T9">од</text:span> <text:span text:style-name="T9">нето</text:span> <text:span text:style-name="T9">личните</text:span> <text:span text:style-name="T9">примања</text:span> <text:span text:style-name="T9">по</text:span> <text:span text:style-name="T9">основ</text:span> <text:span text:style-name="T9">на</text:span> <text:span text:style-name="T9">работа</text:span>;</text:p>
      <text:p text:style-name="P26">11) <text:span text:style-name="T9">противпожарна</text:span> <text:span text:style-name="T9">опрема</text:span>;</text:p>
      <text:p text:style-name="P26">12) <text:span text:style-name="T9">лекови</text:span>, <text:span text:style-name="T9">медицински</text:span> <text:span text:style-name="T9">помагала</text:span> <text:span text:style-name="T9">и</text:span> <text:span text:style-name="T9">медицинска</text:span> <text:span text:style-name="T9">опрема</text:span>.</text:p>
      <text:p text:style-name="Standard"/>
      <text:p text:style-name="Standard"/>
      <text:p text:style-name="Standard"/>
      <text:p text:style-name="P20"><text:span text:style-name="T7">Трошоци</text:span><text:span text:style-name="T8"> </text:span><text:span text:style-name="T7">во</text:span><text:span text:style-name="T8"> </text:span><text:span text:style-name="T7">постапката</text:span><text:span text:style-name="T8"> </text:span><text:span text:style-name="T7">за</text:span><text:span text:style-name="T8"> </text:span><text:span text:style-name="T7">присилна</text:span><text:span text:style-name="T8"> </text:span><text:span text:style-name="T7">наплата</text:span></text:p>
      <text:p text:style-name="P22"/>
      <text:p text:style-name="P20"><text:span text:style-name="T7">Член</text:span><text:span text:style-name="T8"> 138</text:span></text:p>
      <text:p text:style-name="P22"/>
      <text:p text:style-name="P10"><text:span text:style-name="T8">(1)</text:span> <text:span text:style-name="T9">Во</text:span> <text:span text:style-name="T9">постапката</text:span> <text:span text:style-name="T9">за</text:span> <text:span text:style-name="T9">присилна</text:span> <text:span text:style-name="T9">наплата</text:span> <text:span text:style-name="T9">се</text:span> <text:span text:style-name="T9">наплатуваат</text:span> <text:span text:style-name="T9">трошоци</text:span>.</text:p>
      <text:p text:style-name="P10"><text:span text:style-name="T8">(2)</text:span> <text:span text:style-name="T9">Побарувањето</text:span> <text:span text:style-name="T9">кое</text:span> <text:span text:style-name="T9">треба</text:span> <text:span text:style-name="T9">да</text:span> <text:span text:style-name="T9">биде</text:span> <text:span text:style-name="T9">наплатено</text:span> <text:span text:style-name="T9">во</text:span> <text:span text:style-name="T9">присилната</text:span> <text:span text:style-name="T9">наплата</text:span> <text:span text:style-name="T9">се</text:span> <text:span text:style-name="T9">зголемува</text:span> <text:span text:style-name="T9">за</text:span> <text:span text:style-name="T9">еднократна</text:span> <text:span text:style-name="T9">посебна</text:span> <text:span text:style-name="T9">такса</text:span> <text:span text:style-name="T9">во</text:span> <text:span text:style-name="T9">висина</text:span> <text:span text:style-name="T9">од</text:span> 5% <text:span text:style-name="T9">од</text:span> <text:span text:style-name="T9">износот</text:span> <text:span text:style-name="T9">кој</text:span> <text:span text:style-name="T9">треба</text:span> <text:span text:style-name="T9">да</text:span> <text:span text:style-name="T9">биде</text:span> <text:span text:style-name="T9">наплатен</text:span> <text:span text:style-name="T9">во</text:span> <text:span text:style-name="T9">присилната</text:span> <text:span text:style-name="T9">наплата</text:span>.</text:p>
      <text:p text:style-name="P10"><text:span text:style-name="T8">(3)</text:span> <text:s/><text:span text:style-name="T9">Трошоците</text:span> <text:span text:style-name="T9">за</text:span> <text:span text:style-name="T9">присилна</text:span> <text:span text:style-name="T9">наплата</text:span> <text:span text:style-name="T9">наведени</text:span> <text:span text:style-name="T9">во</text:span> <text:span text:style-name="T9">став</text:span> (1) <text:span text:style-name="T9">и</text:span> <text:span text:style-name="T9">посебната</text:span> <text:span text:style-name="T9">такса</text:span> <text:span text:style-name="T9">наведена</text:span> <text:span text:style-name="T9">во</text:span> <text:span text:style-name="T9">став</text:span> (2) <text:span text:style-name="T9">паѓаат</text:span> <text:span text:style-name="T9">на</text:span> <text:span text:style-name="T9">товар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</text:span>.</text:p>
      <text:p text:style-name="P10"><text:span text:style-name="T8">(4)</text:span> <text:span text:style-name="T9">Висината</text:span> <text:span text:style-name="T9">на</text:span> <text:span text:style-name="T9">трошоците</text:span> <text:span text:style-name="T9">за</text:span> <text:span text:style-name="T9">присилна</text:span> <text:span text:style-name="T9">наплата</text:span> <text:span text:style-name="T9">ги</text:span> <text:span text:style-name="T9">пропишува</text:span> m<text:span text:style-name="T9">инистерот</text:span> <text:span text:style-name="T9">за</text:span> <text:span text:style-name="T9">финансии</text:span>.</text:p>
      <text:p text:style-name="P10"><text:span text:style-name="T8">(5)</text:span> Ako dol`nikot vo prisilnata naplata go plati dano~niot dolg po otpo~uvawe na postapkata za prisilna naplata, ne se osloboduva od pla}aweto na tro{ocite i <text:s/>ednokratnata taksa.</text:p>
      <text:p text:style-name="P22"><text:soft-page-break/></text:p>
      <text:p text:style-name="P20"><text:span text:style-name="T7">Предмети</text:span><text:span text:style-name="T8"> </text:span><text:span text:style-name="T7">на</text:span><text:span text:style-name="T8"> </text:span><text:span text:style-name="T7">присилна</text:span><text:span text:style-name="T8"> </text:span><text:span text:style-name="T7">наплата</text:span></text:p>
      <text:p text:style-name="P22"/>
      <text:p text:style-name="P20"><text:span text:style-name="T7">Член</text:span><text:span text:style-name="T8"> 139</text:span></text:p>
      <text:p text:style-name="P10"><text:span text:style-name="T8">(1)</text:span> <text:span text:style-name="T9">Наплатата</text:span> <text:span text:style-name="T9">на</text:span> <text:span text:style-name="T9">даноци</text:span> <text:span text:style-name="T9">во</text:span> <text:span text:style-name="T9">постапката</text:span> <text:span text:style-name="T9">на</text:span> <text:span text:style-name="T9">присилна</text:span> <text:span text:style-name="T9">наплата</text:span> <text:span text:style-name="T9">се</text:span> <text:span text:style-name="T9">спроведува</text:span> <text:span text:style-name="T9">на</text:span>:</text:p>
      <text:p text:style-name="P26">1) <text:span text:style-name="T9">парични</text:span> <text:span text:style-name="T9">средства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;</text:span></text:p>
      <text:p text:style-name="P26">2) <text:span text:style-name="T9">парични</text:span> <text:span text:style-name="T9">побарувања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;</text:span></text:p>
      <text:p text:style-name="P26">4) <text:span text:style-name="T9">непарични</text:span> <text:span text:style-name="T9">побарувања</text:span> <text:span text:style-name="T9">и</text:span> <text:span text:style-name="T9">други</text:span> <text:span text:style-name="T9">права</text:span> <text:span text:style-name="T9">на</text:span> <text:span text:style-name="T9">должникот</text:span> <text:span text:style-name="T9">во</text:span> <text:span text:style-name="T9">присилната</text:span> <text:span text:style-name="T9">наплата;</text:span></text:p>
      <text:p text:style-name="P26">5) <text:span text:style-name="T9">подвижни</text:span> <text:span text:style-name="T9">предмети</text:span>;</text:p>
      <text:p text:style-name="P26">6) <text:span text:style-name="T9">недвижности</text:span>.</text:p>
      <text:p text:style-name="P10"><text:span text:style-name="T8">(2)</text:span> Prisilnata naplata mo`e da se sprovede na eden ili pove}e predmeti vo isto vreme.</text:p>
      <text:p text:style-name="P10"><text:span text:style-name="T8">(3)</text:span> Predmetite na prisilna naplata se odreduvaat so re{enie.</text:p>
      <text:p text:style-name="Standard"/>
      <text:p text:style-name="Standard"/>
      <text:p text:style-name="P22">Prava na treti lica</text:p>
      <text:p text:style-name="P22"/>
      <text:p text:style-name="P20"><text:span text:style-name="T8">^len 140</text:span></text:p>
      <text:p text:style-name="P22"/>
      <text:p text:style-name="P10"><text:span text:style-name="T8">(1)</text:span> Treto lice, osven ~len na semejstvoto na dol`nikot vo prisilnata naplata, koe tvrdi deka ima pravo na stvarite koi se predmet na prisilna naplata na danok, a koe bi ja spre~ilo proda`bata na imotot, mo`e da podnese do nadle`niot sud izla~na tu`ba.</text:p>
      <text:p text:style-name="P10"><text:span text:style-name="T8">(2)</text:span> Sudot mo`e da nalo`i prekin ili zapirawe na sproveduvawe na odredenite merki vo tekot na postapkata za prisilna naplata nad stvarite od stavot (1).</text:p>
      <text:p text:style-name="P10"><text:span text:style-name="T8">(3)</text:span> Ako liceto od stavot (1) pru`i dokaz deka ima pravo nad stvarite koi se predmet na prisilna naplata, Upravata za javni prihodi mo`e da ja prekine, odnosno zapre prisilnata naplata nad tie predmeti.</text:p>
      <text:p text:style-name="P22"/>
      <text:p text:style-name="P20"><text:span text:style-name="T7">II</text:span><text:span text:style-name="T8">. <text:s/>ZALOG</text:span></text:p>
      <text:p text:style-name="P22"/>
      <text:p text:style-name="P22">Obezbeduvawe na dano~no pobaruvawe vo prisilna naplata</text:p>
      <text:p text:style-name="P22"/>
      <text:p text:style-name="P22">^len 141</text:p>
      <text:p text:style-name="P23"/>
      <text:p text:style-name="P10"><text:span text:style-name="T8">(1)</text:span> Zaradi obezbeduvawe na dano~noto pobaruvawe vo prisilna naplata na stvari, ili na imotnite prava na dol`nikot vo prisilnata naplata, se vospostavuva zakonsko zalo`no pravo vo korist na dano~niot doveritel.</text:p>
      <text:p text:style-name="P10"><text:span text:style-name="T8">(2)</text:span> Dano~en doveritel vo smisla na ovoj zakon e Republika Makedonija.</text:p>
      <text:p text:style-name="P10"><text:span text:style-name="T8">(3)</text:span> Zalogot trae do namiruvawe na dano~niot dolg ili poni{tuvawe na dano~noto re{enie.</text:p>
      <text:p text:style-name="Standard"/>
      <text:p text:style-name="P20"><text:span text:style-name="T7">Постапка</text:span><text:span text:style-name="T8"> </text:span><text:span text:style-name="T7">за</text:span><text:span text:style-name="T8"> </text:span><text:span text:style-name="T7">воспоставување</text:span><text:span text:style-name="T8"> </text:span><text:span text:style-name="T7">залог</text:span></text:p>
      <text:p text:style-name="P22"/>
      <text:p text:style-name="P22">^len 142</text:p>
      <text:p text:style-name="P23"/>
      <text:p text:style-name="P10"><text:span text:style-name="T8">(1)</text:span> Vrz osnova na re{enieto za zalog sleduvaat slednive merki na Upravata za javni prihodi:</text:p>
      <text:p text:style-name="P26">1)  popis na podvi`ni predmeti i zaplenuvawe;</text:p>
      <text:p text:style-name="P26">2)  popis na nedvi`nosti;</text:p>
      <text:p text:style-name="P26">3)  zabrana za prenos na pari~ni sredstva preku smetka na dol`nikot vo prisilnata naplata<text:span text:style-name="T8"> </text:span><text:s/>otvorena kaj banka, osven so cel za namiruvawe na obvrska po osnov na danok i upis na zabranata vo registarot na imateli na smetki;</text:p>
      <text:p text:style-name="P26">4)  zabrana na dol`nicite na dol`nikot vo prisilnata naplata<text:span text:style-name="T8"> </text:span><text:s/>da gi platat na dol`nikot vo prisilnata naplata<text:span text:style-name="T8"> </text:span><text:s/>gotovinskite dolgovi i upis na zabranata vo soodvetniot registar;</text:p>
      <text:p text:style-name="P26">5)  zabrana na dol`nicite na dol`nikot vo prisilnata naplata<text:span text:style-name="T8"> </text:span><text:s/>da gi ispolnat drugite obvrski kon nego i upis na zabranata vo rigistarot na dvi`ni stvari.</text:p>
      <text:p text:style-name="P10"><text:span text:style-name="T8">(2)</text:span> Re{enieto od stavot (1) se dostavuva na dol`nikot vo prisilnata naplata<text:span text:style-name="T8"> </text:span><text:s/>i soodvetnite registri, dol`nicite na dol`nikot vo prisilnata naplata<text:span text:style-name="T8"> </text:span><text:s/>, i/ili <text:s/>nositelot na platniot promet.</text:p>
      <text:p text:style-name="P10"><text:span text:style-name="T8">(3)</text:span> Po izvr{eniot popis na podvi`ni stvari ili nedvi`nosti, Upravata za javni prihodi so re{enie nalo`uva na soodvetniot organ da izvr{i upis na zalo`no pravo vo registarot na podvi`ni predmeti, i/ili nedvi`nosti.</text:p>
      <text:p text:style-name="P10"><text:soft-page-break/><text:span text:style-name="T8">(4)</text:span> Re{enieto od stavot (1) to~ki od 3) do 5) i stavot (3) se upi{uva vedna{ po dostavuvaweto kaj nadle`niot organ, vo zalo`niot registar na podvi`ni stvari, vo registarot na nedvi`nosti, odnosno vo registarot na imateli na smetki, so data i to~noto vreme na priem.</text:p>
      <text:p text:style-name="P10"><text:span text:style-name="T10"><text:s/></text:span><text:span text:style-name="T8">(5)</text:span> Ako dol`nikot vo prisilnata naplata ne e upi{an kako sopstvenik na nedvi`nosti vo javnite knigi, Upravata za javni prihodi, po predavawe na baraweto za upis na hipoteka, }e pobara od nadle`niot organ prvo da go upi{e pravoto na sopstvenost na dol`nikot vo prisilnata naplata na taa nedvi`nost, vrz osnova na dokazi za steknuvawe na nedvi`nosta, vo soglasnost so propisite, a potoa upis na hipotekata na nedvi`nosta.</text:p>
      <text:p text:style-name="P10"><text:span text:style-name="T8">(6)</text:span> Zakonsko zalo`no pravo vo korist na Republika Makedonija se vospostavuva so upis vo soodvetniot registar.</text:p>
      <text:p text:style-name="Standard"/>
      <text:p text:style-name="Standard"/>
      <text:p text:style-name="P22">Pravni efekti na zalogot</text:p>
      <text:p text:style-name="P22"/>
      <text:p text:style-name="P22">^len 143</text:p>
      <text:p text:style-name="P23"/>
      <text:p text:style-name="P10"><text:span text:style-name="T8">(1)</text:span> Po dostavuvaweto na re{enieto od ~lenot 142 stav (1) to~ki od 3) do 5) na ovoj zakon, na dol`nikot vo prisilnata naplata ne mu e dozvoleno da raspolaga so predmetite od prisilana naplata na koi e vospostaven zalog osven na nedvi`nostite.</text:p>
      <text:p text:style-name="P10"><text:span text:style-name="T8">(2)</text:span> So re{enieto za prisilna naplata od pari~ni sredstva na dol`nikot vo prisilnata naplata, se zapiraat site finansiski transakcii preku smetkata na dano~niot obvrznik, osven transakciite koi se odnesuvaat za namiruvawe na danokot.</text:p>
      <text:p text:style-name="P10"><text:span text:style-name="T8">(3)</text:span> So re{enieto od ~lenot<text:span text:style-name="T8"> </text:span>142 stav (1) to~ki 4) i 5) na ovoj zakon, se zabranuva na dol`nicite da gi namiruvaat svoite obvrski kon dol`nikot vo prisilnata naplata, od denot na dostavuvawe na toa re{enie.</text:p>
      <text:p text:style-name="P10"><text:span text:style-name="T8">(4)</text:span> Republika Makedonija steknuva zalo`no pravo na stvarite, so koi se obezbeduva i pobaruvawe vo odnos na sporedni dano~ni dava~ki, ~ij prioritet se utvrduva vo soglasnost so vremeto na upis vo registarot ili vremeto na izvestuvawe na dol`nikot.</text:p>
      <text:p text:style-name="Standard"/>
      <text:p text:style-name="P22">Popis na podvi`ni stvari</text:p>
      <text:p text:style-name="P22"/>
      <text:p text:style-name="P22">^len 144</text:p>
      <text:p text:style-name="P23"/>
      <text:p text:style-name="P10"><text:span text:style-name="T8">(1)</text:span> Slu`benikot na Upravata za javni prihodi ovlasten za sproveduvawe na prisilnata naplata (vo natamo{niot tekst: dano~en izvr{itel) ima pravo zaradi izvr{uvawe na popisot da vleze na zemji{te i vo prostorii vo koi dol`nikot vo prisilnata naplata<text:span text:style-name="T22"> </text:span>ja<text:span text:style-name="T22"> </text:span>vr{i svojata delovna aktivnost, a so sudsko re{enie i vo stan na dano~niot obvrznik.</text:p>
      <text:p text:style-name="P10"><text:span text:style-name="T8">(2)</text:span> Pred pristapuvaweto kon popis, dano~niot izvr{itel }e gi poka`e dokumentite so koi gi potvrduva svoite ovlastuvawa i re{enieto za prisilna naplata, i }e go povika dol`nikot vo prisilnata naplata da go plati dol`niot iznos.</text:p>
      <text:p text:style-name="P10"><text:span text:style-name="T8">(3)</text:span> Dokolku <text:s/>dol`nikot vo prisilnata naplata se sprotistavuva, na <text:s/>popisot na podvi`nite stvari od stavot (1), popisot se sproveduva vo prisustvo na eden polnoleten svedok.</text:p>
      <text:p text:style-name="P10"><text:span text:style-name="T8">(4)</text:span> Ako vo tekot na popisot dol`nikot vo prisilnata naplata istakne deka nad podvi`nata stvar e vospostaveno zalo`no pravo i upi{ano vo registarot za zalo`ni prava vo korist na privatno-praven doveritel, dano~niot izvr{itel toa go zema vo predvid pri utvrduvawe na prihodite koi mo`at da se realiziraat.</text:p>
      <text:p text:style-name="P10"><text:span text:style-name="T8">(5)</text:span> Dano~niot izvr{itel mo`e, ako proceni deka se osnovani tvrdewata na dol`nikot vo prisilnata naplata<text:span text:style-name="T8"> </text:span>ili na drugi lica deka nad odredeni stvari postojat prava koi bi mo`ele da go spre~at izvr{uvaweto, da ne utvrdi prioritet pri popisot na stvari.</text:p>
      <text:p text:style-name="P10"><text:span text:style-name="T8">(6)</text:span> Prvenstvo vo popisot imaat stvari koi najlesno mo`at da se vpari~at.</text:p>
      <text:p text:style-name="P10"><text:span text:style-name="T8">(7)</text:span> Dano~niot izvr{itel e ovlasten da gi odale~i licata koi go onevozmo`uvaat sproveduvaweto na prisilnata naplata, kako i da pobara pomo{ od policija, ako onevozmo`uvaweto prodol`i, ili ako liceto koe gi poseduva stvarite odbie da gi napravi dostapni za upotreba i sproveduvawe na prisilnata naplata.</text:p>
      <text:p text:style-name="Standard"/>
      <text:p text:style-name="P22">Popis na nedvi`nosti</text:p>
      <text:p text:style-name="P22"/>
      <text:p text:style-name="P22">^len 145</text:p>
      <text:p text:style-name="P27"/>
      <text:p text:style-name="P10"><text:soft-page-break/><text:span text:style-name="T8">(1)</text:span> Upravata za javni prihodi, po slu`bena dol`nost, obezbeduva dokaz za nedvi`nostite koi se sopstvenost na dol`nikot vo prisilnata naplata od nadle`niot organ za vodewe na registar na nedvi`nosti. </text:p>
      <text:p text:style-name="P10"><text:span text:style-name="T8">(2)</text:span> Organot nadle`en za vodewe registar na nedvi`nosti e dol`en, bez nadomest, vo rok od tri dena od denot na priemot na baraweto od stavot (1), da gi dostavi do Upravata za javni prihodi baranite dokazi.</text:p>
      <text:p text:style-name="P10"><text:span text:style-name="T8">(3)</text:span> Zaradi sostavuvaweto na popisot, dano~niot izvr{itel ima pravo da vleze na zemji{teto i prostoriite vo koi dol`nikot vo prisilnata naplata ja vr{i svojata dejnost, a so sudsko re{enie i vo stan na dol`nikot vo prisilnata naplata.</text:p>
      <text:p text:style-name="Standard"/>
      <text:p text:style-name="Standard"/>
      <text:p text:style-name="P22">Prestanuvawe na zalogot</text:p>
      <text:p text:style-name="P22"/>
      <text:p text:style-name="P22">^len 146</text:p>
      <text:p text:style-name="P23"/>
      <text:p text:style-name="P10"><text:span text:style-name="T8">(1)</text:span> Upravata za javni prihodi, vo rok od dva dena od denot na namiruvawe na dano~nite obvrski, podnesuva barawe za bri{ewe na zalogot, odnosno hipotekata i go izvestuva nositelot na platniot promet i dol`nikot na dol`nikot vo prisilnata naplata za prestanuvawe na va`nosta na re{enieto od ~lenot 142<text:span text:style-name="T22"> </text:span>stav (1) to~ki od 3) do 5) <text:s/>i stav (3) na ovoj zakon.</text:p>
      <text:p text:style-name="P10"><text:span text:style-name="T8">(2)</text:span> Vo rokot od stavot (1) , Upravata za javni prihodi go izvestuva i dol`nikot vo prisilnata naplata za prestanokot na va`ewe na re{enieto za prisilna naplata na danokot.</text:p>
      <text:p text:style-name="P10"><text:span text:style-name="T8">(3)</text:span> Po isklu~ok na odredbata od stavot (1), kaj danokot koj dostasuva periodi~no, odnosno pove}e pati vo tekot na godinata, vospostavenoto zalo`no pravo na Republika Makedonija se bri{e od registarot najdocna deset dena po istekot na godinata vo koja e vospostaveno, ako obvrskata po toj danok i soodvetnite sporedni dano~ni dava~ki se namireni na <text:s/>31 dekemvri taa godina.</text:p>
      <text:p text:style-name="P10"/>
      <text:p text:style-name="Standard"/>
      <text:p text:style-name="P20"><text:span text:style-name="T7">III</text:span><text:span text:style-name="T8">. VPARI^UVAWE</text:span></text:p>
      <text:p text:style-name="P22"/>
      <text:p text:style-name="P22">Sredstva na prisilna naplata</text:p>
      <text:p text:style-name="P22"/>
      <text:p text:style-name="P22">^len 147</text:p>
      <text:p text:style-name="P22"/>
      <text:p text:style-name="P10"><text:span text:style-name="T8">(1) </text:span>Prisilna naplata se sproveduva na:</text:p>
      <text:p text:style-name="P26">1)  pari~nite sredstva na dol`nikot vo prisilnata naplata - so prenos na sredstva od smetka na dol`nikot vo prisilnata naplata, vklu~uvaj}i gi i sredstvata od devizna smetka, na uplatnata smetka na javnite prihodi;</text:p>
      <text:p text:style-name="P26">2)  pari~nite pobaruvawa na dol`nikot vo prisilnata naplata - so prenos na pobaruvawata na uplatnata smetka na javnite prihodi;</text:p>
      <text:p text:style-name="P26">3)  drugi pobaruvawa na dol`nikot vo prisilnata naplata - so zabrana, prenos na pobaruvawata i popis so procenka, zaplena i proda`ba na predmetite na pobaruvawa;</text:p>
      <text:p text:style-name="P26">4)  gotovi pari i hartii od vrednost - so popis i zaplenuvawe;</text:p>
      <text:p text:style-name="P26">5)  dvi`ni predmeti - so zaplenuvawe i proda`ba po pat na aukcija;</text:p>
      <text:p text:style-name="P26">6)  nedvi`nosti - so zaplenuvawe, utvrduvawe na po~etna vrednost i proda`ba po pat na aukcija.</text:p>
      <text:p text:style-name="P10"><text:span text:style-name="T8">(2)</text:span> Upravata za javni prihodi mo`e vrz osnova na re{enie, po bilo koj redosled, da primenuva edno ili pove}e sredstva na prisilna naplata od stavot (1).</text:p>
      <text:p text:style-name="P10"><text:span text:style-name="T8">(3)</text:span> Re{enieto od stavot (2) se dostavuva na dol`nikot vo prisilnata naplata i negovite dol`nici, ili banka.</text:p>
      <text:p text:style-name="Standard"/>
      <text:p text:style-name="P22">Prihodi od vpari~uvawe</text:p>
      <text:p text:style-name="P22"/>
      <text:p text:style-name="P22">^len 148</text:p>
      <text:p text:style-name="P23"/>
      <text:p text:style-name="P10"><text:span text:style-name="T8">(1)</text:span> Zaplenetite pari i prihodi od proda`bata na dvi`ni predmeti i na <text:s/>nedvi`nosti Upravata za javni prihodi gi uplatuva na soodvetna uplatna smetka na javnite prihodi.</text:p>
      <text:p text:style-name="P10"><text:span text:style-name="T8">(2)</text:span> Ako so proda`bata e ostvarena povisoka cena od iznostot na dano~nata ovrska, razlikata se vra}a na dol`nikot vo prisilnata naplata vo rok od 30 dena, a kamata se presmetuva vo korist na dol`nikot vo prisilnata naplata po istekot na toj rok, <text:s/>vo soglasnost so ~lenot 130 od ovoj zakon.</text:p>
      <text:p text:style-name="P10"><text:span text:style-name="T8">(3)</text:span> Vo slu~aj vo rokot od stavot (2), koga <text:s/>na dol`nikot vo prisilnata naplata mu dostasala nova dano~na obvrska koja ne e platena, razlikata ostvarena so proda`bata <text:soft-page-break/>na dvi`ni predmeti, ili nedvi`nosti po povisoka cena, se koristat za namiruvawe na taa obvrska.</text:p>
      <text:p text:style-name="P10"><text:span text:style-name="T8">(4)</text:span> Prihodite od vpari~uvawe na predmetite na prisilna naplata od ~lenot 139 od ovoj zakon se rasporeduvaat so re{enie na Upravata za javni prihodi <text:s/>spored redosledot za namiruvawe od ~lenot 127 od ovoj zakon.</text:p>
      <text:p text:style-name="P22">Prisilna naplata od pari~ni sredstva</text:p>
      <text:p text:style-name="P22"/>
      <text:p text:style-name="P22">^len 149</text:p>
      <text:p text:style-name="P23"/>
      <text:p text:style-name="P10"><text:span text:style-name="T8">(1) </text:span>Prisilna naplata na danok i na sporedni dano~ni dava~ki od pari~ni sredstva na dol`nikot vo prisilnata naplata, vrz osnova na re{enieto od ~lenot <text:s/>147 stav (1) to~ka 1 od ovoj zakon, e prenos na sredstva od smetka na dol`nikot vo prisilnata naplata otvorena kaj nositel na platen promet na soodvetna uplatna smetka na javnite prihodi, vrz osnova na re{enie za prisilna naplata na danokot.</text:p>
      <text:p text:style-name="Standard"/>
      <text:p text:style-name="P10"><text:span text:style-name="T8">(2)</text:span> Re{enieto za naplata od pari~ni sredstva na <text:s/>dol`nikot vo prisilnata naplata, se izvr{uva na na~in utvrden so zakonot koj go ureduva platniot promet.</text:p>
      <text:p text:style-name="P10"><text:span text:style-name="T8">(3)</text:span> Ako na smetkata na dol`nikot vo prisilnata naplata privremeno nema sredstva, bankata go izvr{uva re{enieto sukcesivno, sprema raspolo`ivite sredstva na smetkata, se dodeka re{enieto vo celost ne se izvr{i.</text:p>
      <text:p text:style-name="P10"><text:span text:style-name="T8">(4)</text:span> Ako bankata ne postapi na na~inot utvrden vo stav (1), naplatata na dolguvaniot danok i sporednite dano~ni dava~ki se vr{i neposredno od sredstvata koi se nao|aat na smetkata na nositelot na platen promet.</text:p>
      <text:p text:style-name="P10"><text:span text:style-name="T8">(5)</text:span> Re{enie za prisilna naplata na danok od pari~ni sredstva na dol`nikot vo prisilnata naplata proizveduva pravno dejstvo od denot na dostavuvaweto kaj bankata do denot na namiruvawe na obvrskite, odnosno do denot na poni{tuvaweto na re{enieto.</text:p>
      <text:p text:style-name="Standard"/>
      <text:p text:style-name="Standard"/>
      <text:p text:style-name="P22">Prisilna naplata od pari~ni pobaruvawa</text:p>
      <text:p text:style-name="P22"/>
      <text:p text:style-name="P22">^len 150</text:p>
      <text:p text:style-name="P22"/>
      <text:p text:style-name="P10"><text:span text:style-name="T8">(1)</text:span> Prisilna naplata od pari~ni pobaruvawa na dol`nikot vo prisilna naplata se izvr{uva vrz osnova na re{enieto od ~lenot 146<text:span text:style-name="T23"> </text:span>stav (1) to~ka 2) od ovoj zakon.</text:p>
      <text:p text:style-name="P10"><text:span text:style-name="T8">(2)</text:span> So re{enieto spored stavot (1), mu se nalaga na dol`nikot, na dol`nikot vo prisilna naplata, svojot dolg da go namiri so uplata na uplatna smetka na javnite prihodi po dospevawe na pobaruvawata.</text:p>
      <text:p text:style-name="Standard"/>
      <text:p text:style-name="Standard"/>
      <text:p text:style-name="P22">Prisilna naplata od drugi pobaruvawa</text:p>
      <text:p text:style-name="P22"/>
      <text:p text:style-name="P22">^len 151</text:p>
      <text:p text:style-name="P23"/>
      <text:p text:style-name="P10"><text:span text:style-name="T8">(1)</text:span> Prisilna naplata od drugi pobaruvawa na dol`nikot vo prisilna naplata<text:span text:style-name="T8">,</text:span> koga pobaruvaweto glasi na predavawe na predmeti ili prenos na prava na sopstvenost na dol`nikot vo prisilnata naplata, se izvr{uva vrz osnova na re{enieto od ~lenot 147<text:span text:style-name="T8"> </text:span>stav (1) to~ka<text:span text:style-name="T8"> </text:span>3) od ovoj zakon.</text:p>
      <text:p text:style-name="P10"><text:span text:style-name="T8">(2)</text:span> So re{enieto spored stavot (1) na dol`nikot, na dol`nikot vo prisilnata naplata mu se nalaga, da go prenese dolguvaniot iznos za pravoto na sopstvenost, na Republika Makedonij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Prisilna naplata od hartii od vrednost</text:p>
      <text:p text:style-name="P22"/>
      <text:p text:style-name="P22">^len 152</text:p>
      <text:p text:style-name="P23"/>
      <text:p text:style-name="P10"><text:span text:style-name="T8">(1)</text:span> Re{enieto za prisilna naplata od hartii od vrednost Upravata za javni prihodi go dostavuva do bankata ili do drugo pravno lice kaj koe hartiite od vrednost se ~uvaat, kako i do dol`nikot vo prisilnata naplata.</text:p>
      <text:p text:style-name="P10"><text:soft-page-break/><text:span text:style-name="T8">(2)</text:span> Depozitarot za hartii od vrednost, banka, odnosno drugo pravno lice kaj koe se ~uvaat hartii od vrednost, bez nadomest, gi dostavuva do Upravata za javni prihodi podatoci za hartiite od vrednost, vklu~uvaj}i i ja i procenata na nivnata vrednost vo rok od pet dena od denot na priemot na re{enieto.</text:p>
      <text:p text:style-name="P10"><text:span text:style-name="T8">(3)</text:span> Proda`bata na hartiite od vrednost ja vr{i Upravata za javni prihodi. Postignatata cena, od koja se odbiva provizijata i tro{ocite za proda`bata, se uplatuva na smetka na Upravata za javni prihodi i najdocna naredniot raboten den se uplatuva na soodvetnata uplatna smetka na javnite prihodi.</text:p>
      <text:p text:style-name="P10"/>
      <text:p text:style-name="P22">Prisilna naplata od dvi`ni predmeti</text:p>
      <text:p text:style-name="P22"/>
      <text:p text:style-name="P22">Popis na dvi`ni predmeti</text:p>
      <text:p text:style-name="P22"/>
      <text:p text:style-name="P22">^len 153</text:p>
      <text:p text:style-name="P23"/>
      <text:p text:style-name="P10">Dvi`nite stvari gi popi{uva, procenuva, pleni i prodava dano~en izvr{itel, vrz osnova na re{enieto od ~lenot <text:span text:style-name="T22"><text:s text:c="2"/></text:span>147 stav (1) to~ka 5)od <text:s/>ovoj zakon.</text:p>
      <text:p text:style-name="Standard"/>
      <text:p text:style-name="P22">Procena na dvi`ni predmeti</text:p>
      <text:p text:style-name="P22"/>
      <text:p text:style-name="P22">^len 154</text:p>
      <text:p text:style-name="P23"/>
      <text:p text:style-name="P10"><text:span text:style-name="T8">(1)</text:span> Procenata na dvi`ni predmeti ja vr{i dano~en izvr{itel vo tekot na popisot.</text:p>
      <text:p text:style-name="P10"><text:span text:style-name="T8">(2)</text:span> Upravata za javni prihodi <text:s/>mo`e da opredeli i drugo stru~no lice kako procenitel ili da pribavi izve{taj za cena na predmetite od stru~ni institucii ili organizacii.</text:p>
      <text:p text:style-name="P10"><text:span text:style-name="T8">(3)</text:span> Za izvr{eniot popis i procena se sostavuva zapisnik.</text:p>
      <text:p text:style-name="P10"><text:span text:style-name="T8">(4)</text:span> Zapisnikot od stavot (3) na ovoj ~len se dostavuva do dol`nikot vo prisilnata naplata na na~in propi{an vo ~lenot <text:span text:style-name="T22"><text:s/></text:span>45 od ovoj zakon.</text:p>
      <text:p text:style-name="P10"><text:span text:style-name="T8">(5)</text:span> Na procenata na popi{anite predmeti dol`nikot vo prisilnata naplata mo`e da izjavi prigovor vo rok od tri dena od denot na dostavuvaweto na zapisnikot.</text:p>
      <text:p text:style-name="P10"><text:span text:style-name="T8">(6)</text:span> Postapkata za prisilna naplata se prekinuva do donesuvawe na zaklu~ok po prigovorot.</text:p>
      <text:p text:style-name="P10"><text:span text:style-name="T8">(7)</text:span> Protiv odlukata po prigovorot od stavot (6) ne e dopu{teno pravno sredstvo.</text:p>
      <text:p text:style-name="Standard"/>
      <text:p text:style-name="Standard"/>
      <text:p text:style-name="P22">Zaplena na dvi`ni predmeti</text:p>
      <text:p text:style-name="P22"/>
      <text:p text:style-name="P22">^len 155</text:p>
      <text:p text:style-name="P23"/>
      <text:p text:style-name="P10"><text:span text:style-name="T8">(1)</text:span> Popi{aniot dvi`en predmet, na koj e vpi{an zalog vo korist na Republika Makedonija, ili e povedena postapka za vospostavuvawe zalo`no pravo vo korist na Republika Makedonija, ne se odzema od dol`nikot vo prisilnata naplata vo momentot na popisot.</text:p>
      <text:p text:style-name="P10"><text:span text:style-name="T8">(2)</text:span> Popi{aniot dvi`en predmet se odzema od dol`nikot vo prisilnata naplata po istek na rokot od ~lenot <text:s/>158 stavovi (3) na ovoj zakon.</text:p>
      <text:p text:style-name="P10"><text:span text:style-name="T8">(3)</text:span> Po isklu~ok, ako postojat osnovi na somnenie deka <text:s/>dol`nikot vo prisilnata naplata }e ja onevozmo`i proda`bata na dvi`niot predmet nad koe e vospostaveno zalo`no pravo na Republika Makedonija, predmetot se odzema vo momentot na popisot.</text:p>
      <text:p text:style-name="P10"><text:span text:style-name="T8">(4)</text:span> Dano~niot izvr{itel e dol`en da go obrazlo`i postoeweto na osnovite na somnenie od stavot 3 na ovoj ~len.</text:p>
      <text:p text:style-name="P10"><text:span text:style-name="T8">(5)</text:span> Za izvr{enata zaplena na dvi`ni predmeti se sostavuva zapisnik.</text:p>
      <text:p text:style-name="Standard"/>
      <text:p text:style-name="P22">Zaplenuvawe na rasipliva stoka</text:p>
      <text:p text:style-name="P22"/>
      <text:p text:style-name="P22">^len 156</text:p>
      <text:p text:style-name="P23"/>
      <text:p text:style-name="P10"><text:span text:style-name="T8">(1)</text:span> Sprotistavuvaweto na treto lice pri zaplenuvaweto na rasipliva stoka ili stoka ~ie {to ~uvawe predizvikuva golemi tro{oci, ne go spre~uva momentalnoto vpari~uvawe.</text:p>
      <text:p text:style-name="P10"><text:span text:style-name="T8">(2) </text:span>Po doka`uvawe na sopstvenosta na stvarite od stavot (1) od strana na treto lice, prihodite od ostvarenata proda`ba mu pripa~aat nemu.</text:p>
      <text:p text:style-name="Standard"/>
      <text:p text:style-name="P22">Prisilna naplata koga predmetot e vo vladenie na drugo lice</text:p>
      <text:p text:style-name="P22"/>
      <text:p text:style-name="P22">^len 157</text:p>
      <text:p text:style-name="P23"><text:soft-page-break/></text:p>
      <text:p text:style-name="P10"><text:span text:style-name="T8">(1)</text:span> Ako odreden predmet na dol`nikot vo prisilnata naplata se nao|a kaj drugo lice, toa e dol`no, na barawe na dano~niot izvr{itel, da go predade za potrebite na prisilnata naplata ili da ja plati dano~nata obvrska na dano~niot izvr{itel.</text:p>
      <text:p text:style-name="P10"><text:span text:style-name="T8">(2)</text:span> Vo slu~ajot od stavot (1), }e se smeta deka dejstvijata na drugoto lice se izvr{eni po nalog na dol`nikot vo prisilnata naplata.</text:p>
      <text:p text:style-name="P10"><text:span text:style-name="T8">(3)</text:span> Dano~niot izvr{itel e dol`en na liceto od stavot (1) da mu izdade potvrda za predavawe na predmetot, odnosno uplatata na dolguvaniot danok.</text:p>
      <text:p text:style-name="Standard"/>
      <text:p text:style-name="Standard"/>
      <text:p text:style-name="P22">Proda`ba na dvi`ni predmeti - aukcija</text:p>
      <text:p text:style-name="P22"/>
      <text:p text:style-name="P22">^len 158</text:p>
      <text:p text:style-name="P23"/>
      <text:p text:style-name="P10"><text:span text:style-name="T8">(1)</text:span> Proda`ba na dvi`ni predmeti se vr{i po pat na usna javna aukcija. </text:p>
      <text:p text:style-name="P10"><text:span text:style-name="T8">(2)</text:span> Ako podvi`niot predmet e podlo`en na rasipuvawe ili ako negovoto ~uvawe iziskuva golemi tro{oci, Upravata za javni prihodi <text:s/>toj predmet go prodava po pat na neposredna spogodba, bez odlagawe.</text:p>
      <text:p text:style-name="P10"><text:span text:style-name="T8">(3)</text:span> Kon aukcija na zapleneti dvi`ni predmeti, se pristapuva po istek na rokot od 15 dena od denot na popisot.</text:p>
      <text:p text:style-name="P10"><text:span text:style-name="T8">(4)</text:span> Na prvata usna javna aukcija, dvi`niot predmet mo`e da se prodade samo dokolku se postigne polovina od procenetata vrednost.</text:p>
      <text:p text:style-name="P10"><text:span text:style-name="T8">(5)</text:span> <text:span text:style-name="T9">Непродадени</text:span> <text:span text:style-name="T9">предмети</text:span> <text:span text:style-name="T9">можат</text:span> <text:span text:style-name="T9">од</text:span> <text:span text:style-name="T9">страна</text:span> <text:span text:style-name="T9">на</text:span> Upravata za javni prihodi<text:span text:style-name="T9"> по</text:span> <text:span text:style-name="T9">аукцијата</text:span> <text:span text:style-name="T9">да</text:span> <text:span text:style-name="T9">бидат</text:span> <text:span text:style-name="T9">продадени</text:span> <text:span text:style-name="T9">по</text:span> <text:span text:style-name="T9">пат</text:span> <text:span text:style-name="T9">на</text:span> <text:span text:style-name="T9">слободна</text:span> <text:span text:style-name="T9">продажба</text:span>. <text:span text:style-name="T9">Предмети</text:span> <text:span text:style-name="T9">од</text:span> <text:span text:style-name="T9">злато</text:span> <text:span text:style-name="T9">и</text:span> <text:span text:style-name="T9">сребро</text:span> <text:span text:style-name="T9">не</text:span> <text:span text:style-name="T9">смеат</text:span> <text:span text:style-name="T9">да</text:span> <text:span text:style-name="T9">се</text:span> <text:span text:style-name="T9">продаваат</text:span> <text:span text:style-name="T9">под</text:span> <text:span text:style-name="T9">материјалната</text:span> (<text:span text:style-name="T9">берзанската</text:span>) <text:span text:style-name="T9">вредност</text:span>.</text:p>
      <text:p text:style-name="P10"><text:span text:style-name="T8">(6)</text:span> <text:span text:style-name="T9">Должникот</text:span> <text:span text:style-name="T9">во</text:span> <text:span text:style-name="T9">присилна</text:span> <text:span text:style-name="T9">наплата </text:span>i <text:s/><text:span text:style-name="T9">купувачот</text:span> <text:span text:style-name="T9">добива</text:span>at <text:span text:style-name="T9">потврда</text:span> <text:span text:style-name="T9">за</text:span> <text:span text:style-name="T9">извршената</text:span> <text:span text:style-name="T9">продажба</text:span> <text:span text:style-name="T9">и</text:span> <text:span text:style-name="T9">продажната</text:span> <text:span text:style-name="T9">цена</text:span>.</text:p>
      <text:p text:style-name="P10"><text:span text:style-name="T8">(7)</text:span> Postapkata na proda`ba na zaplenetite predmeti se prekinuva koga postignatata cena ja dostigne visinata na dano~niot dolg i sporednite dano~ni dava~ki, kako i tro{ocite za prisilna naplata spored ~len 138 od ovoj zakon. Ostanatite predmeti se vra}aat na dol`nikot vo prisilna naplata.</text:p>
      <text:p text:style-name="P10"><text:span text:style-name="T8">(8)</text:span> Za izvr{enata proda`ba na dvi`nite predmeti se sostavuva zapisnik.</text:p>
      <text:p text:style-name="Standard"/>
      <text:p text:style-name="Standard"/>
      <text:p text:style-name="P22">Prisilna naplata od nedvi`nosti</text:p>
      <text:p text:style-name="P22"/>
      <text:p text:style-name="P22">Popis na nedvi`nosti</text:p>
      <text:p text:style-name="P22"/>
      <text:p text:style-name="P22">^len 159</text:p>
      <text:p text:style-name="P23"/>
      <text:p text:style-name="P10">Nedvi`nosta se popi{uva, se odreduva nejzinata po~etna vrednost i se prodava od strana na dano~niot izvr{itel vo postapka na prisilna naplata vrz osnova na re{enieto za prisilna naplata od ~lenot 146 stav (1) to~ka 6) od ovoj zakon.</text:p>
      <text:p text:style-name="Standard"/>
      <text:p text:style-name="Standard"/>
      <text:p text:style-name="P22">Plenidba na nedvi`nost koja ne e zapi{ana vo soodveten registar</text:p>
      <text:p text:style-name="P22"/>
      <text:p text:style-name="P22">^len 160</text:p>
      <text:p text:style-name="P23"/>
      <text:p text:style-name="P10"><text:span text:style-name="T8">(1)</text:span> Plenidba na nedvi`nost koja ne e zapi{ana vo soodveten registar ja sproveduva dano~en izvr{itel vo momentot na popisot.</text:p>
      <text:p text:style-name="P10"><text:span text:style-name="T8">(2)</text:span> Pred pristapuvawe kon zaplena, dano~niot izvr{itel go poka`uva dokumentot so koj gi potvrduva svoite ovlastuvawa i re{enieto za prisilna naplata i go povikuva dol`nikot vo prisilnata naplata da go plati dolguvaniot iznos.</text:p>
      <text:p text:style-name="P10"><text:span text:style-name="T8">(3)</text:span> Plenidba na nedvi`nost od stavot (1) se sproveduva vo prisustvo na eden polnoleten svedok.</text:p>
      <text:p text:style-name="P10"><text:span text:style-name="T8">(4)</text:span> Dano~niot izvr{itel e ovlasten da go odstrani liceto koe go naru{uva sproveduvaweto na prisilnata naplata, kako i da pobara pomo{ od policijata ako naru{uvaweto prodol`i, ili ako liceto koe ja poseduva nedvi`nosta odbiva taa da ja napravi dostapna za sproveduvawe na prisilnata naplata.</text:p>
      <text:p text:style-name="P10"><text:span text:style-name="T8">(5)</text:span> Za izvr{enata zaplena na nedvi`nosti se sostavuva zapisnik.</text:p>
      <text:p text:style-name="Standard"/>
      <text:p text:style-name="Standard"/>
      <text:p text:style-name="P22">Utvrduvawe na po~etna cena na nedvi`nost</text:p>
      <text:p text:style-name="P22"/>
      <text:p text:style-name="P22"><text:soft-page-break/>^len 161</text:p>
      <text:p text:style-name="P23"/>
      <text:p text:style-name="P10"><text:span text:style-name="T8">(1)</text:span> Upravata za javni prihodi ja utvrduva po~etnata vrednost na nedvi`nosta od ~lenot 160<text:span text:style-name="T8"> </text:span>stav (1) od ovoj zakon.</text:p>
      <text:p text:style-name="P10"><text:span text:style-name="T8">(2)</text:span> Na~inot na utvrduvawe na po~etnata vrednosta na nedvi`nosta ja ureduva <text:s/>ministerot za finansii.</text:p>
      <text:p text:style-name="P10"><text:span text:style-name="T8">(3)</text:span> Po~etnata vrednost na nedvi`nosta od stavot (1) <text:s/>se utvrduva so re{enie.</text:p>
      <text:p text:style-name="P10"><text:span text:style-name="T8">(4</text:span>) Pri utvrduvawe na po~etnata vrednost na nedvi`nosta se vodi smetka i za toa kolku nedvi`nosta pomalku vredi zaradi toa {to na nea ostanuvaat odredeni prava i tovari po proda`bata.</text:p>
      <text:p text:style-name="Standard"/>
      <text:p text:style-name="Standard"/>
      <text:p text:style-name="Standard"/>
      <text:p text:style-name="P22">Proda`ba na nedvi`nost po pat na usna javna aukcija</text:p>
      <text:p text:style-name="P22"/>
      <text:p text:style-name="P22">^len 162</text:p>
      <text:p text:style-name="P27"/>
      <text:p text:style-name="P10"><text:span text:style-name="T8">(1)</text:span> Aukcija na nedvi`nost se vr{i od strana na Uprava za javni prihodi.</text:p>
      <text:p text:style-name="P10"><text:span text:style-name="T8">(2)</text:span> Na usnata javnata aukcija mo`e da u~estvuvaat samo lica koi deponirale depozit.</text:p>
      <text:p text:style-name="P10"><text:span text:style-name="T8">(3)</text:span> Depozitot od stavot (2) na ovoj ~len se deponira na depozitna smetka na Upravata za javni prihodi vo visina od 10% od utvrdenata po~etna vrednost na nedvi`nosta.</text:p>
      <text:p text:style-name="P10"><text:span text:style-name="T8">(4)</text:span> Na ponuduva~ite ~ija ponuda ne e prifatena depozitot im se vra}a vedna{ po zaklu~uvaweto na aukcijata.</text:p>
      <text:p text:style-name="P10">(5) Zainteresiranite ponuduva~i imaat pravo najdocna do denot na odr`uvawe na aukcijata da ja razgledaat nedvi`nosta koja e predmet na javna proda`ba.</text:p>
      <text:p text:style-name="P10"><text:span text:style-name="T8">(6)</text:span> Na prvata usna javna aukcija, nedvi`nosta ne mo`e da se prodade po cena poniska od 75% od utvrdenata po~etna vrednost.</text:p>
      <text:p text:style-name="P10">(7) Ako nedvi`nosta ne se prodade na prvata usna javna aukcija, so zaklu~ok se odreduva i zaka`uva vtora usna javna aukcija.</text:p>
      <text:p text:style-name="P10"><text:span text:style-name="T8">(8)</text:span> Na vtorata usna javna aukcija nedvi`nosta ne mo`e da se prodade po cena poniska od 50% od utvrdenata po~etna vrednost.</text:p>
      <text:p text:style-name="Standard"><text:span text:style-name="T8">(9)</text:span> Nedvi`nosta mo`e da se prodade po cena poniska od utvrdenata po~etna vrednost, odnosno po cena poniska od 50% od utvrdenata po~etna vrednost, ako so toa pismeno se soglasi dol`nikot vo prisilna naplata.</text:p>
      <text:p text:style-name="P10"><text:span text:style-name="T8">(10)</text:span> Za tekot na aukcijata se sostavuva zapisnik.</text:p>
      <text:p text:style-name="Standard"/>
      <text:p text:style-name="Standard"/>
      <text:p text:style-name="P22">Postapka so ostvarenite prihodi od proda`ba na nedvi`nost</text:p>
      <text:p text:style-name="P22"/>
      <text:p text:style-name="P22">^len 163</text:p>
      <text:p text:style-name="P27"/>
      <text:p text:style-name="P10"><text:span text:style-name="T8">(1)</text:span> Kupuva~ot na nedvi`nost mora da go uplati iznosot za koj nedvi`nosta mu e prodadena, vo rok od osum dena od denot na zaklu~uvaweto na usnoto javno naddavawe, po namaluvaweto za deponiraniot depozit, koj stanuva del od platenata cena.</text:p>
      <text:p text:style-name="P10"><text:span text:style-name="T8">(2)</text:span> Vo slu~aj koga kupuva~ot vo opredeleniot rok ne go uplati iznosot za koj nedvi`nosta mu e prodadena, proda`bata so re{enie se oglasuva za neva`e~ka, a kupuva~ot go gubi pravoto na povrat na deponiraniot depozit.</text:p>
      <text:p text:style-name="P10"><text:span text:style-name="T8">(3)</text:span> Vo slu~aj na postoewe na prioritetno hipotekarno pobaruvawe na drug doveritel na sopstvenikot na prodadenata nedvi`nost, od iznosot prvo se namiruva pobaruvaweto na toj doveritel.</text:p>
      <text:p text:style-name="P10"><text:span text:style-name="T8">(4)</text:span> Po izvr{enata uplata na iznosot za koj nedvi`nosta e prodadena na usna javna aukcija, Upravata za javni prihodi donesuva re{enie za predavawe na nedvi`nosta na kupuva~ot. Taa go nalo`uva upisot na kupuva~ot vo katasterot.</text:p>
      <text:p text:style-name="P10"><text:span text:style-name="T8">(5)</text:span> <text:span text:style-name="T9">По</text:span> <text:span text:style-name="T9">исплата</text:span> <text:span text:style-name="T9">на</text:span> <text:span text:style-name="T9">приоритетниот</text:span> <text:span text:style-name="T9">доверител</text:span> Upravata za javni prihodi <text:span text:style-name="T9">наложува</text:span> <text:span text:style-name="T9">бришење</text:span> <text:span text:style-name="T9">на</text:span> <text:span text:style-name="T9">хипотеката</text:span>.</text:p>
      <text:p text:style-name="Standard"/>
      <text:p text:style-name="Standard"/>
      <text:p text:style-name="P20"><text:span text:style-name="T7">Постапка</text:span><text:span text:style-name="T8"> </text:span><text:span text:style-name="T7">за</text:span><text:span text:style-name="T8"> </text:span><text:span text:style-name="T7">утврдување</text:span><text:span text:style-name="T8"> </text:span><text:span text:style-name="T7">на</text:span><text:span text:style-name="T8"> </text:span><text:span text:style-name="T7">даночна</text:span><text:span text:style-name="T8"> </text:span><text:span text:style-name="T7">гаранција</text:span></text:p>
      <text:p text:style-name="P23"/>
      <text:p text:style-name="P20"><text:span text:style-name="T7">Член</text:span><text:span text:style-name="T8"> 164</text:span></text:p>
      <text:p text:style-name="P23"/>
      <text:p text:style-name="P10"><text:span text:style-name="T8">(1)</text:span> <text:span text:style-name="T9">Оној</text:span> <text:span text:style-name="T9">кој</text:span> <text:span text:style-name="T9">гарантира</text:span> soglasno <text:span text:style-name="T9">член</text:span>ovite od 28 <text:span text:style-name="T9">до</text:span> 33 na ovoj zakon <text:span text:style-name="T9">за</text:span> <text:span text:style-name="T9">туѓи</text:span> <text:span text:style-name="T9">даночни</text:span> <text:span text:style-name="T9">долгови</text:span>, <text:span text:style-name="T9">се</text:span> <text:span text:style-name="T9">задолжува</text:span>, <text:span text:style-name="T9">со</text:span> <text:span text:style-name="T9">решение</text:span> <text:span text:style-name="T9">за</text:span> <text:span text:style-name="T9">гаранција</text:span>. <text:span text:style-name="T9">Соодветно</text:span> <text:span text:style-name="T9">важат</text:span> <text:span text:style-name="T9">одредбите</text:span> <text:span text:style-name="T9">за</text:span> <text:span text:style-name="T9">даночно</text:span> <text:span text:style-name="T9">известување</text:span>.</text:p>
      <text:p text:style-name="P10"><text:soft-page-break/><text:span text:style-name="T8">(2)</text:span> <text:span text:style-name="T9">Даночно</text:span> <text:span text:style-name="T9">решение</text:span> <text:span text:style-name="T9">не</text:span> <text:span text:style-name="T9">може</text:span> <text:span text:style-name="T9">да</text:span> <text:span text:style-name="T9">се</text:span> <text:span text:style-name="T9">донесе</text:span>, <text:span text:style-name="T9">доколку</text:span> <text:s/><text:span text:style-name="T9">даночното</text:span> <text:span text:style-name="T9">побарување</text:span> <text:span text:style-name="T9">против</text:span> <text:span text:style-name="T9">главниот</text:span> <text:span text:style-name="T9">должник</text:span> <text:span text:style-name="T9">е</text:span> <text:span text:style-name="T9">застарено</text:span>, <text:span text:style-name="T9">или</text:span> <text:span text:style-name="T9">истото</text:span> <text:span text:style-name="T9">не</text:span> <text:span text:style-name="T9">постои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pan text:style-name="T7">Глава</text:span><text:span text:style-name="T8"> </text:span><text:span text:style-name="T7">осма</text:span></text:p>
      <text:p text:style-name="P22"/>
      <text:p text:style-name="P20"><text:span text:style-name="T7">ДРУГИ</text:span><text:span text:style-name="T8"> </text:span><text:span text:style-name="T7">ФОРМИ</text:span><text:span text:style-name="T8"> </text:span><text:span text:style-name="T7">НА</text:span><text:span text:style-name="T8"> </text:span><text:span text:style-name="T7">ПРЕСТАНОК</text:span><text:span text:style-name="T8"> </text:span><text:span text:style-name="T7">НА</text:span><text:span text:style-name="T8"> </text:span><text:span text:style-name="T7">ДАНОЧЕН</text:span><text:span text:style-name="T8"> </text:span><text:span text:style-name="T7">ДОЛГ</text:span></text:p>
      <text:p text:style-name="P23"/>
      <text:p text:style-name="P20"><text:span text:style-name="T7">Привремен</text:span><text:span text:style-name="T8"> </text:span><text:span text:style-name="T7">отпис</text:span><text:span text:style-name="T8"> </text:span><text:span text:style-name="T7">на</text:span><text:span text:style-name="T8"> </text:span><text:span text:style-name="T7">данок</text:span></text:p>
      <text:p text:style-name="P22"/>
      <text:p text:style-name="P20"><text:span text:style-name="T7">Член</text:span><text:span text:style-name="T8"> 165</text:span></text:p>
      <text:p text:style-name="P23"/>
      <text:p text:style-name="P10"><text:span text:style-name="T9">Даночниот</text:span> <text:span text:style-name="T9">долг</text:span> <text:span text:style-name="T9">може</text:span> <text:span text:style-name="T9">да</text:span> <text:span text:style-name="T9">биде</text:span> <text:span text:style-name="T9">привремено</text:span> <text:span text:style-name="T9">отпишан</text:span>, <text:span text:style-name="T9">доколку</text:span> <text:span text:style-name="T9">се</text:span> <text:span text:style-name="T9">утврди</text:span> <text:span text:style-name="T9">дека</text:span> <text:span text:style-name="T9">наплатата</text:span> <text:span text:style-name="T9">нема</text:span> <text:span text:style-name="T9">да</text:span> <text:span text:style-name="T9">успее</text:span>, <text:span text:style-name="T9">или</text:span> <text:span text:style-name="T9">трошоците</text:span> <text:span text:style-name="T9">за</text:span> <text:span text:style-name="T9">наплата</text:span> <text:span text:style-name="T9">не</text:span> <text:span text:style-name="T9">се</text:span> <text:span text:style-name="T9">во</text:span> <text:span text:style-name="T9">сооднос</text:span> <text:span text:style-name="T9">со</text:span> <text:span text:style-name="T9">даночниот</text:span> <text:span text:style-name="T9">долг</text:span>.</text:p>
      <text:p text:style-name="Standard"/>
      <text:p text:style-name="Standard"/>
      <text:p text:style-name="P22">DEL TRETI</text:p>
      <text:p text:style-name="P22"/>
      <text:p text:style-name="P20"><text:span text:style-name="T7">ПОСТАПКА</text:span><text:span text:style-name="T8"> </text:span><text:span text:style-name="T7">ПО</text:span><text:span text:style-name="T8"> </text:span><text:span text:style-name="T7">ПРАВЕН</text:span><text:span text:style-name="T8"> </text:span><text:span text:style-name="T7">ЛЕК</text:span></text:p>
      <text:p text:style-name="P22"/>
      <text:p text:style-name="P20"><text:span text:style-name="T7">Допуштеност</text:span><text:span text:style-name="T8"> </text:span><text:span text:style-name="T7">на </text:span><text:span text:style-name="T8">`alba </text:span></text:p>
      <text:p text:style-name="P22"/>
      <text:p text:style-name="P20"><text:span text:style-name="T7">Член</text:span><text:span text:style-name="T8"> 166</text:span></text:p>
      <text:p text:style-name="P93"/>
      <text:p text:style-name="P10"><text:span text:style-name="T8">(1)</text:span> <text:span text:style-name="T9">Против</text:span> <text:span text:style-name="T9">даночен</text:span> <text:span text:style-name="T9">управен</text:span> <text:span text:style-name="T9">акт-</text:span>re{enie, <text:s/><text:span text:style-name="T9">даночниот</text:span> <text:span text:style-name="T9">обврзник</text:span> <text:span text:style-name="T9">може</text:span> <text:span text:style-name="T9">да</text:span> <text:span text:style-name="T9">поднесе</text:span> <text:span text:style-name="T9"><text:s/></text:span>`alba.</text:p>
      <text:p text:style-name="P10"><text:span text:style-name="T8">(2)</text:span> @albata <text:s/><text:span text:style-name="T9">може</text:span> <text:span text:style-name="T9">да</text:span> <text:span text:style-name="T9">се</text:span> <text:span text:style-name="T9">поднесе</text:span> <text:span text:style-name="T9">и</text:span>, <text:span text:style-name="T9">кога</text:span> <text:span text:style-name="T9">Управата</text:span> <text:span text:style-name="T9">за</text:span> <text:span text:style-name="T9">јавни</text:span> <text:span text:style-name="T9">приходи</text:span> <text:span text:style-name="T9">по</text:span> <text:span text:style-name="T9">барање</text:span> <text:span text:style-name="T9">на</text:span> <text:span text:style-name="T9">даночниот</text:span> <text:span text:style-name="T9">обврзник</text:span> <text:span text:style-name="T9">не</text:span> <text:span text:style-name="T9">донесе</text:span> <text:span text:style-name="T9">даночен</text:span> <text:span text:style-name="T9">управен</text:span> <text:span text:style-name="T9">акт</text:span> <text:span text:style-name="T9">во</text:span> <text:span text:style-name="T9">со</text:span> <text:span text:style-name="T9">закон</text:span> <text:span text:style-name="T9">утврден</text:span> <text:span text:style-name="T9">рок</text:span> .</text:p>
      <text:p text:style-name="Standard"/>
      <text:p text:style-name="Standard"/>
      <text:p text:style-name="P20"><text:span text:style-name="T7">Право</text:span><text:span text:style-name="T8"> </text:span><text:span text:style-name="T7">на</text:span><text:span text:style-name="T8"> </text:span><text:span text:style-name="T7">поднесување</text:span><text:span text:style-name="T8"> `alba</text:span></text:p>
      <text:p text:style-name="P22"/>
      <text:p text:style-name="P20"><text:span text:style-name="T7">Член</text:span><text:span text:style-name="T8"> 167</text:span></text:p>
      <text:p text:style-name="P22"/>
      <text:p text:style-name="P10">@alba <text:span text:style-name="T9">против</text:span> <text:span text:style-name="T9">даночн</text:span>iot upraven <text:span text:style-name="T9">акт</text:span> <text:span text:style-name="T9">може</text:span> <text:span text:style-name="T9">да</text:span> <text:span text:style-name="T9">поднесе</text:span> <text:span text:style-name="T9">лице</text:span> <text:span text:style-name="T9">за</text:span> <text:span text:style-name="T9">чии</text:span> <text:span text:style-name="T9">права</text:span> <text:span text:style-name="T9">или</text:span> <text:span text:style-name="T9">обврски</text:span> <text:span text:style-name="T9">е</text:span> <text:span text:style-name="T9">одлучено</text:span> <text:span text:style-name="T9">во</text:span> <text:span text:style-name="T9">првостепена</text:span> <text:span text:style-name="T9">даночна</text:span> <text:span text:style-name="T9">постапка</text:span>.</text:p>
      <text:p text:style-name="Standard"/>
      <text:p text:style-name="P20"><text:span text:style-name="T7">Рок</text:span><text:span text:style-name="T8"> </text:span><text:span text:style-name="T7">за</text:span><text:span text:style-name="T8"> `alba</text:span></text:p>
      <text:p text:style-name="P22"/>
      <text:p text:style-name="P20"><text:span text:style-name="T7">Член</text:span><text:span text:style-name="T8"> 168</text:span></text:p>
      <text:p text:style-name="P27"/>
      <text:p text:style-name="P10">@alba <text:span text:style-name="T9">против</text:span> <text:span text:style-name="T9">даночниот</text:span> <text:span text:style-name="T9">управен</text:span> <text:span text:style-name="T9">акт</text:span> <text:span text:style-name="T9">се</text:span> <text:span text:style-name="T9">поднесува</text:span> <text:span text:style-name="T9">во</text:span> <text:span text:style-name="T9">рок</text:span> <text:span text:style-name="T9">од</text:span> 15 <text:span text:style-name="T9">дена</text:span> <text:span text:style-name="T9">од</text:span> <text:span text:style-name="T9">денот</text:span> <text:span text:style-name="T9">на</text:span> <text:span text:style-name="T9">доставување</text:span> <text:span text:style-name="T9">до</text:span> <text:span text:style-name="T9">даночниот</text:span> <text:span text:style-name="T9">обврзник</text:span> .</text:p>
      <text:p text:style-name="P10"/>
      <text:p text:style-name="P20"><text:span text:style-name="T7">Поднесување</text:span><text:span text:style-name="T8"> `alba</text:span></text:p>
      <text:p text:style-name="P22"/>
      <text:p text:style-name="P20"><text:span text:style-name="T7">Член</text:span><text:span text:style-name="T8"> 169</text:span></text:p>
      <text:p text:style-name="P23"/>
      <text:p text:style-name="P10"><text:span text:style-name="T8">(1)</text:span> @albata <text:span text:style-name="T9">се</text:span> <text:span text:style-name="T9">поднесува</text:span> preku <text:span text:style-name="T9">Управата</text:span> <text:span text:style-name="T9">за</text:span> <text:span text:style-name="T9">јавни</text:span> <text:span text:style-name="T9">приходи</text:span> <text:span text:style-name="T9">која</text:span> <text:span text:style-name="T9">што</text:span> <text:span text:style-name="T9">го</text:span> <text:span text:style-name="T9">донела </text:span>dano~niot <text:span text:style-name="T9">упра</text:span>ven <text:span text:style-name="T9">акт</text:span> do Ministerot za finansii.</text:p>
      <text:p text:style-name="P10"><text:span text:style-name="T8">(2)</text:span> @albata <text:span text:style-name="T9">треба</text:span> <text:span text:style-name="T9">да</text:span> <text:span text:style-name="T9">се</text:span> <text:span text:style-name="T9">поднесе</text:span> <text:span text:style-name="T9">писмено</text:span> <text:span text:style-name="T9">или</text:span> <text:span text:style-name="T9">на</text:span> <text:span text:style-name="T9">записник</text:span>. @albata <text:span text:style-name="T9">треба</text:span> <text:span text:style-name="T9">да</text:span> <text:span text:style-name="T9">се</text:span> <text:span text:style-name="T9">потпише</text:span> <text:span text:style-name="T9">своерачно</text:span>.</text:p>
      <text:p text:style-name="P10"><text:soft-page-break/><text:span text:style-name="T8">(3)</text:span> <text:span text:style-name="T9">Доволно</text:span> <text:span text:style-name="T9">е</text:span> <text:span text:style-name="T9">доколку</text:span> <text:span text:style-name="T9">од</text:span> `albata <text:span text:style-name="T9">може</text:span> <text:span text:style-name="T9">да</text:span> <text:span text:style-name="T9">се</text:span> <text:span text:style-name="T9">утврди</text:span>, <text:span text:style-name="T9">кој</text:span> ja <text:span text:style-name="T9">поднел</text:span> `albata <text:span text:style-name="T9">и</text:span> <text:span text:style-name="T9">за</text:span> <text:span text:style-name="T9">кој</text:span> <text:span text:style-name="T9">даночен</text:span> <text:span text:style-name="T9">акт</text:span> <text:span text:style-name="T9">станува</text:span> <text:span text:style-name="T9">збор</text:span> .</text:p>
      <text:p text:style-name="P10"><text:span text:style-name="T8">(4)</text:span> <text:span text:style-name="T9">Доколку</text:span> `albata <text:span text:style-name="T9">се</text:span> <text:span text:style-name="T9">поднесе</text:span> <text:span text:style-name="T9">до</text:span> nenadle`na organizaciona edinica na Upravata za javni prihodi, <text:span text:style-name="T9">се</text:span> <text:span text:style-name="T9">смета</text:span> <text:span text:style-name="T9">дека</text:span> <text:span text:style-name="T9">е</text:span> <text:span text:style-name="T9">поднесенa</text:span> <text:span text:style-name="T9">на</text:span> <text:span text:style-name="T9">време</text:span>, <text:span text:style-name="T9">доколку</text:span> <text:span text:style-name="T9">истa</text:span>ta <text:span text:style-name="T9">се</text:span> <text:span text:style-name="T9">препрати</text:span> <text:span text:style-name="T9">и</text:span> <text:span text:style-name="T9">пристигне</text:span> <text:span text:style-name="T9">во </text:span>utvrdeniot rok od <text:s/><text:span text:style-name="T9">член</text:span>ot 168 od ovoj zakon, <text:s/><text:span text:style-name="T9">до</text:span> organizaciona edinica na Upravata za javni prihodi<text:span text:style-name="T9"> надлежната.</text:span></text:p>
      <text:p text:style-name="P10"><text:span text:style-name="T8">(5)</text:span> <text:span text:style-name="T9">Во</text:span> `albata <text:span text:style-name="T9">треба</text:span> <text:span text:style-name="T9">да</text:span> <text:span text:style-name="T9">се</text:span> <text:span text:style-name="T9">наведе</text:span> <text:span text:style-name="T9">управниот</text:span> <text:span text:style-name="T9">акт</text:span>, <text:span text:style-name="T9">против</text:span> <text:span text:style-name="T9">кој</text:span> <text:span text:style-name="T9">се</text:span> <text:span text:style-name="T9">поднесува</text:span>. <text:span text:style-name="T9">Треба</text:span> <text:span text:style-name="T9">да</text:span> <text:span text:style-name="T9">се</text:span> <text:span text:style-name="T9">наведат</text:span> <text:span text:style-name="T9">причините</text:span> <text:span text:style-name="T9">за</text:span> `alba <text:span text:style-name="T9">и</text:span> da se prilo`at <text:span text:style-name="T9">потребните</text:span> <text:span text:style-name="T9">докази</text:span>.</text:p>
      <text:p text:style-name="P10"><text:span text:style-name="T8">(6)</text:span> Upravata za javni prihodi <text:span text:style-name="T9">испитува</text:span>, <text:span text:style-name="T9">дали</text:span> `albata <text:span text:style-name="T9">е</text:span> <text:span text:style-name="T9">доп</text:span>u{tena, <text:span text:style-name="T9">посебно</text:span> <text:span text:style-name="T9">дали</text:span> <text:span text:style-name="T9">е</text:span> <text:span text:style-name="T9">поднесенa</text:span> <text:span text:style-name="T9">во</text:span> <text:span text:style-name="T9">пропишаната</text:span> <text:span text:style-name="T9">форма</text:span> <text:span text:style-name="T9">и</text:span> <text:span text:style-name="T9">пропишаниот</text:span> <text:span text:style-name="T9">рок</text:span>. <text:span text:style-name="T9">Понатаму</text:span> <text:span text:style-name="T9">испитува</text:span> <text:span text:style-name="T9">дали</text:span> <text:span text:style-name="T9">е</text:span> <text:span text:style-name="T9">основанa</text:span>. <text:span text:style-name="T9">Товарот</text:span> <text:span text:style-name="T9">на</text:span> <text:span text:style-name="T9">докажување</text:span> <text:span text:style-name="T9">е</text:span> <text:span text:style-name="T9">во</text:span> <text:span text:style-name="T9">согласност</text:span> <text:span text:style-name="T9">со</text:span> <text:span text:style-name="T9">член</text:span> <text:span text:style-name="T22"><text:s/></text:span>51 od ovoj zakon.</text:p>
      <text:p text:style-name="Standard"/>
      <text:p text:style-name="Standard"/>
      <text:p text:style-name="P20"><text:span text:style-name="T7">Постапување</text:span><text:span text:style-name="T8"> </text:span><text:span text:style-name="T7">по</text:span><text:span text:style-name="T8"> </text:span><text:span text:style-name="T4">`albata</text:span></text:p>
      <text:p text:style-name="P22"/>
      <text:p text:style-name="P20"><text:span text:style-name="T7">Член</text:span><text:span text:style-name="T8"> 170</text:span></text:p>
      <text:p text:style-name="P23"/>
      <text:p text:style-name="P10"><text:span text:style-name="T8">(1)</text:span> <text:span text:style-name="T9">Доколку</text:span> <text:span text:style-name="T9">недостига</text:span> <text:span text:style-name="T9">некој</text:span> <text:span text:style-name="T9">од</text:span> <text:span text:style-name="T9">елементите</text:span> <text:span text:style-name="T9">наведени</text:span> <text:span text:style-name="T9">во</text:span> <text:span text:style-name="T9">членот</text:span> 167,<text:span text:style-name="T22"> </text:span>168<text:span text:style-name="T22"> </text:span>i 169 od ovoj zakon, <text:span text:style-name="T9">тогаш</text:span> `albata <text:span text:style-name="T9">ќе</text:span> <text:span text:style-name="T9">се</text:span> <text:span text:style-name="T9">отфрли</text:span> <text:span text:style-name="T9">како</text:span> <text:span text:style-name="T9">недопуштенa</text:span>. <text:span text:style-name="T9">Треба</text:span> <text:span text:style-name="T9">да</text:span> <text:span text:style-name="T9">се</text:span> <text:span text:style-name="T9">наведат</text:span> <text:span text:style-name="T9">причините</text:span> <text:span text:style-name="T9">за</text:span> <text:span text:style-name="T9">отфрлањето</text:span>.</text:p>
      <text:p text:style-name="P10"><text:span text:style-name="T8">(2)</text:span> <text:span text:style-name="T9">Управата</text:span> <text:span text:style-name="T9">за</text:span> <text:span text:style-name="T9">јавни</text:span> <text:span text:style-name="T9">приходи</text:span> <text:span text:style-name="T9">може</text:span> <text:span text:style-name="T9">да</text:span> ja <text:span text:style-name="T9">прифати</text:span> `albata i da <text:s/>donese <text:span text:style-name="T9">изменет</text:span> <text:span text:style-name="T9">даночен</text:span> <text:span text:style-name="T9">управен</text:span> <text:span text:style-name="T9">акт</text:span>, <text:span text:style-name="T9">доколку</text:span> `albata <text:span text:style-name="T9">е</text:span> <text:span text:style-name="T9">допуштенa</text:span> <text:span text:style-name="T9">и</text:span> <text:span text:style-name="T9">основанa</text:span>.</text:p>
      <text:p text:style-name="P10"><text:span text:style-name="T8">(3)</text:span> <text:span text:style-name="T9">Доколку</text:span> `albata <text:span text:style-name="T9">е</text:span> <text:span text:style-name="T9">допуштенa </text:span>i navremena, <text:span text:style-name="T9">Управата</text:span> <text:span text:style-name="T9">за</text:span> <text:span text:style-name="T9">јавни</text:span> <text:span text:style-name="T9">приходи</text:span> bez odlagawe, a najdocna vo rok od 15 dena od denot na priemot na `albata, ja ispra}a `albata do Ministerot za finasii.</text:p>
      <text:p text:style-name="Standard"/>
      <text:p text:style-name="Standard"/>
      <text:p text:style-name="Standard"/>
      <text:p text:style-name="Standard"/>
      <text:p text:style-name="P20"><text:span text:style-name="T7">Странки</text:span><text:span text:style-name="T8"> </text:span><text:span text:style-name="T7">во</text:span><text:span text:style-name="T8"> </text:span><text:span text:style-name="T7">постапка</text:span><text:span text:style-name="T8"> </text:span><text:span text:style-name="T7">по</text:span><text:span text:style-name="T8"> </text:span><text:span text:style-name="T4">`alba</text:span></text:p>
      <text:p text:style-name="P22"/>
      <text:p text:style-name="P20"><text:span text:style-name="T7">Член</text:span><text:span text:style-name="T8"> 171</text:span></text:p>
      <text:p text:style-name="P23"/>
      <text:p text:style-name="Standard"><text:span text:style-name="T9">Странки</text:span> <text:span text:style-name="T9">во</text:span> <text:span text:style-name="T9">постапката</text:span> <text:span text:style-name="T9">по</text:span> `alba <text:span text:style-name="T9">се</text:span>:</text:p>
      <text:list text:style-name="WW8Num9">
        <text:list-item>
          <text:p text:style-name="P94"><text:span text:style-name="T9">подносителот</text:span> <text:span text:style-name="T9">на</text:span> `albata</text:p>
        </text:list-item>
        <text:list-item>
          <text:p text:style-name="P94">Upravata za javni prihodi</text:p>
        </text:list-item>
      </text:list>
      <text:p text:style-name="P24">3) <text:s text:c="2"/><text:span text:style-name="T9">лицето</text:span> <text:span text:style-name="T9">кое</text:span> <text:span text:style-name="T9">што</text:span> <text:span text:style-name="T9">се</text:span> <text:span text:style-name="T9">вклучува</text:span> <text:span text:style-name="T9">во</text:span> <text:span text:style-name="T9">постапката</text:span> <text:s/>soglasno ~len 172 od ovoj zakon.</text:p>
      <text:p text:style-name="P24"/>
      <text:p text:style-name="P20"><text:span text:style-name="T7">Вклучување</text:span><text:span text:style-name="T8"> </text:span><text:span text:style-name="T7">во</text:span><text:span text:style-name="T8"> </text:span><text:span text:style-name="T7">постапката</text:span><text:span text:style-name="T8"> </text:span><text:span text:style-name="T7">по</text:span><text:span text:style-name="T8"> </text:span><text:span text:style-name="T4">`alba</text:span></text:p>
      <text:p text:style-name="P22"/>
      <text:p text:style-name="P20"><text:span text:style-name="T7">Член</text:span><text:span text:style-name="T8"> 172</text:span></text:p>
      <text:p text:style-name="P23"/>
      <text:p text:style-name="P10"><text:span text:style-name="T8">(1)</text:span> Ministerot za finansii <text:span text:style-name="T9">може</text:span> <text:span text:style-name="T9">по</text:span> <text:span text:style-name="T9">службена</text:span> <text:span text:style-name="T9">должност</text:span> <text:span text:style-name="T9">или</text:span> <text:span text:style-name="T9">по</text:span> <text:span text:style-name="T9">налог</text:span> <text:span text:style-name="T9">на</text:span> <text:span text:style-name="T9">подносителот</text:span> <text:span text:style-name="T9">на</text:span> `albata <text:span text:style-name="T9">да</text:span> <text:span text:style-name="T9">вклучи</text:span> <text:span text:style-name="T9">други</text:span> <text:span text:style-name="T9">лица</text:span>, <text:span text:style-name="T9">чии</text:span> <text:span text:style-name="T9">што</text:span> <text:span text:style-name="T9">правни</text:span> <text:span text:style-name="T9">интереси</text:span> <text:span text:style-name="T9">се</text:span> <text:span text:style-name="T9">засегнати</text:span> <text:span text:style-name="T9">од</text:span> dano~niot upraven akt. <text:span text:style-name="T9">Ова</text:span> <text:span text:style-name="T9">важи</text:span> <text:span text:style-name="T9">особено</text:span> <text:span text:style-name="T9">за</text:span> <text:span text:style-name="T9">лица</text:span>, <text:span text:style-name="T9">кои</text:span> <text:span text:style-name="T9">покрај</text:span> <text:span text:style-name="T9">даночниот</text:span> <text:span text:style-name="T9">обврзник</text:span> <text:span text:style-name="T9">гарантираат</text:span> <text:span text:style-name="T9">за</text:span> <text:span text:style-name="T9">даночниот</text:span> <text:span text:style-name="T9">долг</text:span>.</text:p>
      <text:p text:style-name="P10"><text:span text:style-name="T8">(2)</text:span> <text:span text:style-name="T9">Оној</text:span> <text:span text:style-name="T9">кој</text:span> <text:span text:style-name="T9">што</text:span> <text:span text:style-name="T9">ќе</text:span> <text:span text:style-name="T9">биде</text:span> <text:span text:style-name="T9">вклучен</text:span> <text:span text:style-name="T9">во</text:span> <text:span text:style-name="T9">постапката</text:span> <text:span text:style-name="T9">ги</text:span> <text:span text:style-name="T9">има</text:span> <text:span text:style-name="T9">истите</text:span> <text:span text:style-name="T9">права</text:span> <text:span text:style-name="T9">како</text:span> <text:span text:style-name="T9">оној</text:span> <text:span text:style-name="T9">кој</text:span> <text:span text:style-name="T9">што</text:span> ja <text:span text:style-name="T9">поднел</text:span> `albata.</text:p>
      <text:p text:style-name="Standard"/>
      <text:p text:style-name="P20"><text:span text:style-name="T7">Правно</text:span><text:span text:style-name="T8"> </text:span><text:span text:style-name="T7">дејство</text:span><text:span text:style-name="T8"> </text:span><text:span text:style-name="T7">на</text:span><text:span text:style-name="T8"> `albata</text:span></text:p>
      <text:p text:style-name="P22"/>
      <text:p text:style-name="P20"><text:span text:style-name="T7">Член</text:span><text:span text:style-name="T8"> 173</text:span></text:p>
      <text:p text:style-name="P23"/>
      <text:p text:style-name="P10"><text:span text:style-name="T8">(1)</text:span> @albata <text:span text:style-name="T9">не</text:span> <text:span text:style-name="T9">го</text:span> <text:span text:style-name="T9">одлага</text:span> <text:span text:style-name="T9">извршувањето</text:span> <text:span text:style-name="T9">на</text:span> <text:span text:style-name="T9">даночниот</text:span> <text:span text:style-name="T9">управен</text:span> <text:span text:style-name="T9">акт</text:span>.</text:p>
      <text:p text:style-name="P10"><text:span text:style-name="T8">(2)</text:span> <text:span text:style-name="T9">По</text:span> <text:span text:style-name="T9">исклучок </text:span>od odredbata na stav (<text:span text:style-name="T9">1)</text:span>, <text:span text:style-name="T9">Управата</text:span> <text:span text:style-name="T9">за</text:span> <text:span text:style-name="T9">јавни</text:span> <text:span text:style-name="T9">приходи</text:span> <text:span text:style-name="T9">може</text:span> <text:span text:style-name="T9">да</text:span> <text:span text:style-name="T9">го</text:span> <text:span text:style-name="T9">одложи</text:span> <text:span text:style-name="T9">извршувањето</text:span> <text:span text:style-name="T9">на</text:span> <text:span text:style-name="T9">даночниот</text:span> <text:span text:style-name="T9">управен</text:span> <text:span text:style-name="T9">акт</text:span> <text:span text:style-name="T9">против</text:span> <text:span text:style-name="T9">кој</text:span> <text:span text:style-name="T9">е</text:span> <text:span text:style-name="T9">поднесенa </text:span>`albata, <text:span text:style-name="T9">ако</text:span> <text:span text:style-name="T9">даночниот</text:span> <text:soft-page-break/><text:span text:style-name="T9">обврзник</text:span> <text:span text:style-name="T9">го</text:span> <text:span text:style-name="T9">побара</text:span> <text:span text:style-name="T9">истото</text:span> <text:span text:style-name="T9">и</text:span> <text:span text:style-name="T9">документира</text:span> <text:span text:style-name="T9">дека</text:span> <text:span text:style-name="T9">со</text:span> <text:span text:style-name="T9">плаќањето</text:span> <text:span text:style-name="T9">на</text:span> <text:span text:style-name="T9">данокот</text:span> <text:span text:style-name="T9">или</text:span> <text:span text:style-name="T9">на</text:span> <text:span text:style-name="T9">споредните</text:span> <text:span text:style-name="T9">даночни</text:span> <text:span text:style-name="T9">давачки</text:span> <text:span text:style-name="T9">пред</text:span> <text:span text:style-name="T9">конечноста</text:span> <text:span text:style-name="T9">на</text:span> <text:span text:style-name="T9">побиваниот</text:span> <text:span text:style-name="T9">акт,</text:span> <text:span text:style-name="T9">би</text:span> <text:span text:style-name="T9">претрпел</text:span> <text:span text:style-name="T9">битна</text:span> <text:span text:style-name="T9">економска</text:span> <text:span text:style-name="T9">штета</text:span>.</text:p>
      <text:p text:style-name="P10"><text:span text:style-name="T8">(3)</text:span> <text:span text:style-name="T9">Одложувањето</text:span> <text:span text:style-name="T9">може</text:span> <text:span text:style-name="T9">да</text:span> <text:span text:style-name="T9">зависи</text:span> <text:span text:style-name="T9">од</text:span> <text:span text:style-name="T9">тоа</text:span> <text:span text:style-name="T9">дали</text:span> <text:span text:style-name="T9">подносителот</text:span> <text:span text:style-name="T9">на</text:span> `albata <text:span text:style-name="T9">ќе</text:span> <text:span text:style-name="T9">поднесе</text:span> <text:span text:style-name="T9">гаранцијата</text:span>.</text:p>
      <text:p text:style-name="P10"><text:span text:style-name="T8">(4)</text:span> <text:span text:style-name="T9">Доколку</text:span> <text:span text:style-name="T9">даночниот</text:span> <text:span text:style-name="T9">обврзник</text:span> <text:span text:style-name="T9">во</text:span> <text:span text:style-name="T9">постапката</text:span> <text:span text:style-name="T9">по</text:span> <text:span text:style-name="T9">правниот</text:span> <text:span text:style-name="T9">лек</text:span>, <text:span text:style-name="T9">конечно</text:span> <text:span text:style-name="T9">е</text:span> <text:span text:style-name="T9">безуспешен</text:span>, <text:span text:style-name="T9">тогаш</text:span> <text:span text:style-name="T9">според</text:span> <text:span text:style-name="T9">став</text:span> (2) <text:span text:style-name="T9">одложениот</text:span> <text:span text:style-name="T9">износ</text:span> <text:span text:style-name="T9">треба</text:span> <text:span text:style-name="T9">да</text:span> <text:span text:style-name="T9">биде</text:span> <text:span text:style-name="T9">окаматен</text:span>. <text:span text:style-name="T9">Каматата</text:span> <text:span text:style-name="T9">се</text:span> <text:span text:style-name="T9">наплаќа</text:span> <text:span text:style-name="T9">од</text:span> <text:span text:style-name="T9">денот</text:span> <text:span text:style-name="T9">кога</text:span> `albata <text:span text:style-name="T9">е</text:span> <text:span text:style-name="T9">поднесенa</text:span> <text:span text:style-name="T9">во</text:span> Upravata za javni prihodi. Vo ovoj slu~aj s<text:span text:style-name="T9">оодветно</text:span> <text:span text:style-name="T9">се</text:span> <text:span text:style-name="T9">применува</text:span>at odredbite od <text:s/><text:span text:style-name="T9">членот</text:span> 130 na ovoj zakon. </text:p>
      <text:p text:style-name="Standard"/>
      <text:p text:style-name="Standard"/>
      <text:p text:style-name="P20"><text:span text:style-name="T7">Откажување</text:span><text:span text:style-name="T8"> </text:span><text:span text:style-name="T7">од</text:span><text:span text:style-name="T8"> `albata</text:span></text:p>
      <text:p text:style-name="P22"/>
      <text:p text:style-name="P20"><text:span text:style-name="T7">Член</text:span><text:span text:style-name="T8"> 174</text:span></text:p>
      <text:p text:style-name="P23"/>
      <text:p text:style-name="P10"><text:span text:style-name="T8">(1)</text:span> <text:span text:style-name="T9">Даночниот</text:span> <text:span text:style-name="T9">обврзник</text:span> <text:span text:style-name="T9">може</text:span> <text:span text:style-name="T9">да</text:span> <text:span text:style-name="T9">се</text:span> <text:span text:style-name="T9">откаже</text:span> <text:span text:style-name="T9">од</text:span> <text:span text:style-name="T9">поднесувањето</text:span> <text:span text:style-name="T9">на </text:span>`alba. <text:span text:style-name="T9">Откажувањето</text:span> <text:span text:style-name="T9">се</text:span> <text:span text:style-name="T9">поднесува</text:span> <text:span text:style-name="T9">писмено</text:span> <text:span text:style-name="T9">или</text:span> <text:span text:style-name="T9">на</text:span> <text:span text:style-name="T9">записник</text:span>.</text:p>
      <text:p text:style-name="P10"><text:span text:style-name="T8">(2)</text:span> <text:span text:style-name="T9">Со</text:span> <text:span text:style-name="T9">откажувањето</text:span> <text:span text:style-name="T9">се</text:span> <text:span text:style-name="T9">губи</text:span> <text:span text:style-name="T9">правото</text:span> <text:span text:style-name="T9">на</text:span> `alba.</text:p>
      <text:p text:style-name="Standard"/>
      <text:p text:style-name="P20"><text:span text:style-name="T7">Прекинување</text:span><text:span text:style-name="T8"> </text:span><text:span text:style-name="T7">на</text:span><text:span text:style-name="T8"> </text:span><text:span text:style-name="T7">постапката</text:span></text:p>
      <text:p text:style-name="P22"/>
      <text:p text:style-name="P20"><text:span text:style-name="T7">Член</text:span><text:span text:style-name="T8"> 175</text:span></text:p>
      <text:p text:style-name="P27"/>
      <text:p text:style-name="P10"><text:span text:style-name="T8">(1)</text:span> <text:span text:style-name="T9">Ако</text:span> <text:span text:style-name="T9">решението</text:span> <text:span text:style-name="T9">по</text:span> `albata, <text:span text:style-name="T9">целосно</text:span> <text:span text:style-name="T9">или</text:span> <text:span text:style-name="T9">делумно</text:span> <text:span text:style-name="T9">зависи</text:span> <text:span text:style-name="T9">од</text:span> <text:s/><text:span text:style-name="T9">прашање</text:span> <text:span text:style-name="T9">кое</text:span> <text:span text:style-name="T9">е</text:span> <text:span text:style-name="T9">предмет</text:span> <text:span text:style-name="T9">на</text:span> <text:span text:style-name="T9">судски</text:span> <text:span text:style-name="T9">спор</text:span> <text:span text:style-name="T9">или </text:span>druga <text:s/><text:span text:style-name="T9">управна</text:span> <text:span text:style-name="T9">постапка</text:span>, Ministerot za finasii <text:span text:style-name="T9">може</text:span>, <text:span text:style-name="T9">привремено</text:span> <text:span text:style-name="T9">да</text:span> <text:span text:style-name="T9">ја</text:span> <text:span text:style-name="T9">прекине</text:span> <text:span text:style-name="T9">постапката</text:span> <text:span text:style-name="T9">до</text:span> <text:span text:style-name="T9">решавање</text:span> <text:span text:style-name="T9">на</text:span> <text:span text:style-name="T9">судскиот</text:span> <text:span text:style-name="T9">спор</text:span> <text:span text:style-name="T9">или</text:span> <text:span text:style-name="T9">управната</text:span> <text:span text:style-name="T9">постапка</text:span>.</text:p>
      <text:p text:style-name="P10"><text:span text:style-name="T8">(2)</text:span> <text:span text:style-name="T9">За</text:span> <text:span text:style-name="T9">време</text:span> <text:span text:style-name="T9">на</text:span> <text:span text:style-name="T9">траењето</text:span> <text:span text:style-name="T9">на</text:span> <text:span text:style-name="T9">привременото</text:span> <text:span text:style-name="T9">прекинување</text:span> <text:span text:style-name="T9">не</text:span> <text:span text:style-name="T9">течат</text:span> <text:span text:style-name="T9">рокови</text:span> <text:span text:style-name="T9">на</text:span> <text:span text:style-name="T9">застареност</text:span>.</text:p>
      <text:p text:style-name="P10"><text:span text:style-name="T8">(3)</text:span> <text:span text:style-name="T9">Против</text:span> <text:span text:style-name="T9">одбивање</text:span> <text:span text:style-name="T9">на</text:span> <text:span text:style-name="T9">барањето</text:span> <text:span text:style-name="T9">за</text:span> <text:span text:style-name="T9">привремено</text:span> <text:span text:style-name="T9">прекинување</text:span> <text:span text:style-name="T9">на</text:span> <text:span text:style-name="T9">постапката</text:span> <text:span text:style-name="T9">не</text:span> <text:span text:style-name="T9">се</text:span> <text:span text:style-name="T9">дозволени</text:span> <text:span text:style-name="T9">правни</text:span> <text:span text:style-name="T9">лекови</text:span>.</text:p>
      <text:p text:style-name="P10"><text:span text:style-name="T8">(4)</text:span> <text:span text:style-name="T9">Одложувањето</text:span> <text:span text:style-name="T9">може</text:span> <text:span text:style-name="T9">да</text:span> <text:span text:style-name="T9">зависи</text:span> <text:span text:style-name="T9">од</text:span> <text:span text:style-name="T9">тоа</text:span> <text:span text:style-name="T9">дали</text:span> <text:span text:style-name="T9">подносителот</text:span> <text:span text:style-name="T9">на</text:span> `albata <text:span text:style-name="T9">ќе</text:span> <text:span text:style-name="T9">поднесе</text:span> <text:span text:style-name="T9">гаранцијата</text:span>.</text:p>
      <text:p text:style-name="P10"><text:span text:style-name="T8">(5)</text:span> Vo slu~aj od stav (1) <text:s/>soodvetno se primenuva odredbata od ~lenot 173<text:span text:style-name="T22"> </text:span><text:span text:style-name="T9">став</text:span> (4) na ovoj zakon.</text:p>
      <text:p text:style-name="Standard"/>
      <text:p text:style-name="P20"><text:span text:style-name="T7">Решение</text:span><text:span text:style-name="T8"> </text:span><text:span text:style-name="T7">по</text:span><text:span text:style-name="T8"> </text:span><text:span text:style-name="T4">`alba</text:span></text:p>
      <text:p text:style-name="P22"/>
      <text:p text:style-name="P20"><text:span text:style-name="T7">Член</text:span><text:span text:style-name="T8"> 176</text:span></text:p>
      <text:p text:style-name="P23"/>
      <text:p text:style-name="P10"><text:span text:style-name="T8">(1)</text:span> <text:span text:style-name="T9">По</text:span> `albata <text:span text:style-name="T9">одлучува </text:span>Ministerot za finansii, <text:span text:style-name="T9">со</text:span> <text:span text:style-name="T9">донесување</text:span> <text:span text:style-name="T9">на</text:span> <text:span text:style-name="T9">решение</text:span>.</text:p>
      <text:p text:style-name="P10"><text:span text:style-name="T8">(2)</text:span> <text:span text:style-name="T9">Притоа</text:span> Ministerot za finansii <text:span text:style-name="T9">треба</text:span> <text:span text:style-name="T9">во</text:span> <text:span text:style-name="T9">целост</text:span> <text:span text:style-name="T9">да</text:span> <text:span text:style-name="T9">го</text:span> <text:span text:style-name="T9">преиспита</text:span> <text:span text:style-name="T9">даночниот</text:span> <text:span text:style-name="T9">управен</text:span> <text:span text:style-name="T9">акт</text:span>.</text:p>
      <text:p text:style-name="P10"><text:span text:style-name="T4">(3)</text:span> <text:span text:style-name="T9">Даночниот</text:span> <text:span text:style-name="T9">управен</text:span> <text:span text:style-name="T9">акт</text:span> <text:span text:style-name="T9">по</text:span> <text:span text:style-name="T9">кој</text:span> <text:span text:style-name="T9">e </text:span>podnesena<text:span text:style-name="T9"> </text:span>`alba, <text:span text:style-name="T9">може</text:span> <text:span text:style-name="T9">со</text:span> <text:span text:style-name="T9">решение</text:span> <text:span text:style-name="T9">да</text:span> <text:span text:style-name="T9">се</text:span> <text:span text:style-name="T9">смени</text:span> <text:span text:style-name="T9">и</text:span> <text:span text:style-name="T9">на</text:span> <text:span text:style-name="T9">штета</text:span> <text:span text:style-name="T9">на</text:span> <text:span text:style-name="T9">лицето</text:span> <text:span text:style-name="T9">кое</text:span> <text:span text:style-name="T9">што</text:span> ja <text:span text:style-name="T9">поднесува</text:span> `albata.</text:p>
      <text:p text:style-name="P10"/>
      <text:p text:style-name="Standard"/>
      <text:p text:style-name="P20"><text:span text:style-name="T7">Форма</text:span><text:span text:style-name="T8">, </text:span><text:span text:style-name="T7">содржина</text:span><text:span text:style-name="T8"> </text:span><text:span text:style-name="T7">и</text:span><text:span text:style-name="T8"> </text:span><text:span text:style-name="T7">огласување</text:span><text:span text:style-name="T8"> </text:span><text:span text:style-name="T7">на</text:span><text:span text:style-name="T8"> </text:span><text:span text:style-name="T7">решение</text:span><text:span text:style-name="T8"> </text:span><text:span text:style-name="T7">по</text:span><text:span text:style-name="T8"> </text:span><text:span text:style-name="T4">`albata</text:span></text:p>
      <text:p text:style-name="P22"/>
      <text:p text:style-name="P20"><text:span text:style-name="T7">Член</text:span><text:span text:style-name="T8"> 177</text:span></text:p>
      <text:p text:style-name="P23"/>
      <text:p text:style-name="P10"><text:span text:style-name="T9">Решението</text:span> <text:span text:style-name="T9">по</text:span> `albata <text:span text:style-name="T9">треба</text:span> <text:span text:style-name="T9">да</text:span> <text:span text:style-name="T9">се</text:span> <text:span text:style-name="T9">поднесе</text:span> <text:span text:style-name="T9">писмено</text:span>, <text:span text:style-name="T9">да</text:span> <text:span text:style-name="T9">се</text:span> <text:span text:style-name="T9">образложи</text:span>, <text:span text:style-name="T9">да</text:span> <text:span text:style-name="T9">се</text:span> <text:span text:style-name="T9">даде</text:span> <text:span text:style-name="T9">упатство</text:span> <text:span text:style-name="T9">за</text:span> <text:span text:style-name="T9">правна</text:span> <text:span text:style-name="T9">поука</text:span> <text:span text:style-name="T9">и</text:span> <text:span text:style-name="T9">да</text:span> <text:span text:style-name="T9">му</text:span> <text:span text:style-name="T9">се</text:span> <text:span text:style-name="T9">достави</text:span> <text:span text:style-name="T9">на</text:span> <text:span text:style-name="T9">даночниот</text:span> <text:span text:style-name="T9">обврзник</text:span>.</text:p>
      <text:p text:style-name="P10"/>
      <text:p text:style-name="Standard"/>
      <text:p text:style-name="Standard"/>
      <text:p text:style-name="P20"><text:span text:style-name="T8">Poni{tuvawe i izmena na dano~no re{enie vo postapka na </text:span><text:span text:style-name="T4">`alba</text:span></text:p>
      <text:p text:style-name="P23"/>
      <text:p text:style-name="P22">^len 178</text:p>
      <text:p text:style-name="P22"/>
      <text:p text:style-name="P10"><text:soft-page-break/>Ministerot za finasii, mo`e da go poni{ti ili izmeni re{enieto od istite pri~ini koi bi mo`el da gi upotrebi i sudot. </text:p>
      <text:p text:style-name="Standard"/>
      <text:p text:style-name="P23"/>
      <text:p text:style-name="P23"/>
      <text:p text:style-name="P23"/>
      <text:p text:style-name="P23"/>
      <text:p text:style-name="P20"><text:span text:style-name="T7">ДЕЛ</text:span><text:span text:style-name="T8"> ^ET</text:span></text:p>
      <text:p text:style-name="P22">VRTI</text:p>
      <text:p text:style-name="P22"/>
      <text:p text:style-name="P20"><text:span text:style-name="T7">ПРАВНА</text:span><text:span text:style-name="T8"> </text:span><text:span text:style-name="T7">ПОМОШ</text:span><text:span text:style-name="T8"> </text:span><text:span text:style-name="T7">И</text:span><text:span text:style-name="T8"> </text:span><text:span text:style-name="T7">СЛУЖБЕНА</text:span><text:span text:style-name="T8"> </text:span><text:span text:style-name="T7">ПОМОШ</text:span></text:p>
      <text:p text:style-name="P22"/>
      <text:p text:style-name="P20"><text:span text:style-name="T7">Службена</text:span><text:span text:style-name="T8"> </text:span><text:span text:style-name="T7">помош</text:span></text:p>
      <text:p text:style-name="P22"/>
      <text:p text:style-name="P20"><text:span text:style-name="T7">Члена</text:span><text:span text:style-name="T8"> 179</text:span></text:p>
      <text:p text:style-name="P23"/>
      <text:p text:style-name="P10"><text:span text:style-name="T9">Сите</text:span> <text:span text:style-name="T9">судови</text:span> <text:span text:style-name="T9">и</text:span> <text:span text:style-name="T9">државни</text:span> <text:span text:style-name="T9">служби</text:span>, <text:span text:style-name="T9">вклучувајки</text:span> <text:span text:style-name="T9">ги</text:span> <text:span text:style-name="T9">и</text:span> <text:span text:style-name="T9">службите</text:span> <text:span text:style-name="T9">на </text:span>edinicite na<text:span text:style-name="T9"> </text:span><text:s/><text:span text:style-name="T9">локалната</text:span> <text:span text:style-name="T9">самоуправа,</text:span> <text:span text:style-name="T9">по</text:span> <text:span text:style-name="T9">барање на У</text:span>pravata za javni prihodi, <text:s text:c="2"/><text:span text:style-name="T9">мора</text:span> <text:span text:style-name="T9">да</text:span> <text:span text:style-name="T9">и</text:span> <text:span text:style-name="T9">ја</text:span> <text:span text:style-name="T9">пружат</text:span> <text:span text:style-name="T9">правната</text:span> <text:span text:style-name="T9">помош</text:span> <text:span text:style-name="T9">потребна</text:span> <text:span text:style-name="T9">за</text:span> <text:span text:style-name="T9">спроведување</text:span> <text:span text:style-name="T9">на</text:span> <text:span text:style-name="T9">оданочувањето</text:span>. <text:s text:c="235"/></text:p>
      <text:p text:style-name="Standard"/>
      <text:p text:style-name="Standard"/>
      <text:p text:style-name="Standard"/>
      <text:p text:style-name="P20"><text:span text:style-name="T7">Меѓународна</text:span><text:span text:style-name="T8"> </text:span><text:span text:style-name="T7">правна</text:span><text:span text:style-name="T8"> </text:span><text:span text:style-name="T7">помош</text:span></text:p>
      <text:p text:style-name="P22"/>
      <text:p text:style-name="P20"><text:span text:style-name="T7">Члена</text:span><text:span text:style-name="T8"> 180</text:span></text:p>
      <text:p text:style-name="P23"/>
      <text:p text:style-name="P10"><text:span text:style-name="T8">(1)</text:span> Pod me|unarodna pravna pomo{, vo smisla na ovoj zakon, se smeta pravoto na Upravata za javni prihodi vrz osnova na me|unarodni dogovori, vo tek na dano~nata postapka da se obrati za davawe pravna pomo{ do stranski dano~en organ, kako i obvrska na Upravata za javni prihodi da dade takva pomo{ na stranski dano~en organ.</text:p>
      <text:p text:style-name="P10"><text:span text:style-name="T8">(2)</text:span> Ako davaweto na me|unarodna pravna pomo{ ne e uredeno so me|unaroden dogovor, pravna pomo{ mo`e da se dade pod uslov, ako:</text:p>
      <text:p text:style-name="P26">1) postoi recirpocitet;</text:p>
      <text:p text:style-name="P26">2) dr`avata koja ja prima pravnata pomo{ se obvrze deka primenite informacii i dokumentacija }e gi koristi samo za celite na dano~na, prekr{o~na ili krivi~na postapka, kako i deka }e bidat dostapni samo na licata, organite na upravata, odnosno pravosudnite organi nadle`ni za odreden dano~en predmet ili sproveduvawe na prekr{o~na, odnosno krivi~na postapka vo vrska so toj predmet;</text:p>
      <text:p text:style-name="P26">3) dr`avata na koja i se dava pravnata pomo{ e spremna po pat na razbirawe da izbegne dvojno odano~uvawe;</text:p>
      <text:p text:style-name="P26">4) zadovoluvaweto na zamolnicata ne go zagrozuva javniot poredok ili drugi bitni interesi na Republika Makedonija;</text:p>
      <text:p text:style-name="P26">5) ne postoi opasnost so davawe na pravnata pomo{ da dojde do oddavawe na slu`bena ili profesionalna tajna, ili na rezidentniot dano~en obvrznik <text:s/>mu se nanese {teta od pogolemi razmeri.</text:p>
      <text:p text:style-name="P26"/>
      <text:p text:style-name="P26"/>
      <text:p text:style-name="P26"/>
      <text:p text:style-name="P26"/>
      <text:p text:style-name="P22">DEL PETTI - KAZNENI ODREDBI</text:p>
      <text:p text:style-name="P22"/>
      <text:p text:style-name="P22">G l a v a <text:s/>p r v a</text:p>
      <text:p text:style-name="P22"/>
      <text:p text:style-name="P22">KAZNENI KRIVI^NI DELA</text:p>
      <text:p text:style-name="P22"/>
      <text:p text:style-name="P22">Odbegnuvawe na pla}awe na danok</text:p>
      <text:p text:style-name="P95"/>
      <text:p text:style-name="P22">^len 181</text:p>
      <text:p text:style-name="P27"/>
      <text:p text:style-name="P10"><text:span text:style-name="T8">(1)</text:span> Toj koj vo namera celosno ili delumno da odbegne pla}awe na danok, dava la`ni podatoci za faktite koi se od zna~ewe za utvrduvawe na danokot ili takvite fakti ne gi prijavi, ili ne go utvrdi danokot ili go utvrdi na iznos pomal od onoj koj vo soglasnost so propisite e dol`en samiot da go utvrdi, a iznosot na danokot ~ie {to <text:soft-page-break/>pla}awe se odbegnuva preminuva 1.000.000,00 denari, }e se kazni so kazna zatvor do tri godini i so pari~na kazna.</text:p>
      <text:p text:style-name="P10"><text:span text:style-name="T8">(2)</text:span> Ako iznosot na obvrskata od stavot (1) ~ie {to pla}awe se odbegnuva preminuva 3.000.000,00 denari, storitelot }e se kazni so kazna zatvor od {est meseci do pet godini i so pari~na kazna.</text:p>
      <text:p text:style-name="P10"><text:span text:style-name="T8">(3)</text:span> Ako iznosot na obvrskata od stavot (1) ~ie {to pla}awe se odbegnuva preminuva 5.000.000,00 denari, storitelot }e se kazni so kazna zatvor od edna godina do deset godini i so pari~na kazna.</text:p>
      <text:p text:style-name="P10"><text:span text:style-name="T8">(4)</text:span> Na upravitelot i na odgovornoto lice kaj dano~niot obvrznik za krivi~noto delo od stavovite od (1) do (3) im se izrekuva i merka na bezbednost zabrana za vr{ewe na samostojna dejnost, dol`nost, od edna do pet godini.</text:p>
      <text:p text:style-name="P10"/>
      <text:p text:style-name="P22">Neuplatuvawe na danok po odbitok</text:p>
      <text:p text:style-name="P95"/>
      <text:p text:style-name="P22">^len 182</text:p>
      <text:p text:style-name="P23"/>
      <text:p text:style-name="P10"><text:span text:style-name="T8">(1)</text:span> Odgovornoto lice i upravitelot kaj dano~niot obvrznik koj vo namera da ne plati danok, ne go uplati na propi{ana uplatna smetka na javni prihodi iznosot koj e presmetan na ime danok po odbitok, }e se kazni so kazna zatvor do tri godini i so pari~na kazna.</text:p>
      <text:p text:style-name="P10"><text:span text:style-name="T8">(2)</text:span> Ako iznosot na presmetaniot, a neuplaten danok od stavot (1) <text:s/>preminuva 3.000.000,00 denari, storitelot }e se kazni so kazna zatvor od {est meseci do pet godini i so pari~na kazna.</text:p>
      <text:p text:style-name="P10"><text:span text:style-name="T8">(3)</text:span> Ako presmetaniot, a neuplaten iznosot na danok od stavot (1) <text:s/>preminuva 5.000.000,00 denari, storitelot }e se kazni so kazna zatvor od edna godina do deset godini i so pari~na kazna.</text:p>
      <text:p text:style-name="P10"><text:span text:style-name="T8">(4)</text:span> Na upravitelot i na odgovornoto lice kaj dano~niot obvrznik za krivi~noto delo od stavovite od (1) do (3) im se izrekuva i merka na bezbednost zabrana za vr{ewe na samostojna dejnost, dol`nost od edna do pet godini.</text:p>
      <text:p text:style-name="Standard"/>
      <text:p text:style-name="Standard"/>
      <text:p text:style-name="P22">Sostavuvawe ili podnesuvawe na falsifikuvan dokument od zna~ewe za odano~uvawe</text:p>
      <text:p text:style-name="P96"/>
      <text:p text:style-name="P22">^len 183</text:p>
      <text:p text:style-name="P23"/>
      <text:p text:style-name="P10">Toj koj vo namera da odbegne pla}awe na danok ili go utvrdi na iznos pomal od onoj koj vo soglasnost so propisite e dol`en da go utvrdi, }e sostavi ili podnese falsifikuvan dokument od zna~ewe za utvrduvawe na danok, }e se kazni so kazna zatvor od tri meseci do pet godini i so pari~na kazna.</text:p>
      <text:p text:style-name="P22">Zagrozuvawe na naplatata na danokot i dano~nata kontrola</text:p>
      <text:p text:style-name="P95"/>
      <text:p text:style-name="P22">^len 184</text:p>
      <text:p text:style-name="P23"/>
      <text:p text:style-name="P10">Toj koj vo namera da ja zagrozi naplatata na danokot, koj mu e utvrden nego ili na drugo lice, vo postapka na prisilna naplata, odnosno na dano~na kontrola, sokrie, otu|i, uni{ti ili go napravi neupotrebliv predmetot na prisilnata naplata na danok, odnosno na dano~nata kontrola, ili dava la`ni podatoci od pri~ini koi se zna~ajni za sproveduvawe na prisilna naplata <text:s/>na danok, odnosno na dano~na kontrola, se kaznuva so zatvor do edna <text:s/>godina i pari~na kazna.</text:p>
      <text:p text:style-name="Standard"/>
      <text:p text:style-name="Standard"/>
      <text:p text:style-name="P22">Nedozvolen promet na akcizni proizvodi</text:p>
      <text:p text:style-name="P22"/>
      <text:p text:style-name="P22">^len 185</text:p>
      <text:p text:style-name="P27"/>
      <text:p text:style-name="P10"><text:span text:style-name="T3"><text:s text:c="2"/></text:span><text:span text:style-name="T8">(1)</text:span> Toj koj koristi vo promet, odnosno prodava proizvodi koi ne se posebno obele`ani <text:s/>so kontrolni akcizni markici vo soglasnost so zakon, se kaznuva so zatvor od {est <text:s/>meseci do pet godini. <text:s text:c="9"/></text:p>
      <text:p text:style-name="P10"><text:span text:style-name="T8">(2)</text:span> Upravitelot ili odgovornoto lice kaj dano~en obvrznik koj se zanimava so proizvodstvo ili so uvoz na proizvodi, a vo soglasnost so zakon mora da bidat posebno obele`ani so kontrolni akcizni markici, ne prezeme merka ovie proizvodi pred pu{tawe vo promet da bidet <text:s/>obele`ani <text:s/>so kontrolni akcizni markici, se kaznuva so zatvor od od {est meseci do tri godini.<text:span text:style-name="T8"> <text:s text:c="12"/></text:span></text:p>
      <text:p text:style-name="P10"><text:span text:style-name="T8">(3)</text:span> Na upravirelot ili na odgovornoto lice kaj dano~en obvrznik za krivi~no delo od stavovite (1) i (2) mu se izrekuva merka bezbednost zabrana na vr{ewe na dejnost, odnosno dol`nost vo traewe od edna do pet godini. <text:s text:c="16"/></text:p>
      <text:p text:style-name="P10"><text:soft-page-break/><text:span text:style-name="T8">(4)</text:span> Imotnata korist ostvarena so krivi~noto delo se odzema.</text:p>
      <text:p text:style-name="Standard"/>
      <text:p text:style-name="Standard"/>
      <text:p text:style-name="Standard"/>
      <text:p text:style-name="Standard"/>
      <text:p text:style-name="P97"/>
      <text:p text:style-name="P22">Vtora glava</text:p>
      <text:p text:style-name="P22"/>
      <text:p text:style-name="P22">DANO^NI PREKR[OCI</text:p>
      <text:p text:style-name="P22"/>
      <text:p text:style-name="P22">Prijavuvawe na mali iznosi na danok</text:p>
      <text:p text:style-name="P22"/>
      <text:p text:style-name="P22">^len 186</text:p>
      <text:p text:style-name="P27"/>
      <text:p text:style-name="P10"><text:span text:style-name="T8">(1)</text:span> Ako iznosot na danokot utvrden so dano~nata prijava e pomalku od iznosot koj treba da se utvrdi vo soglasnost so zakon, dano~niot obvrznik }e se kazni za prekr{ok so pari~na kazna vo visina od 10% od razlikta na ovie dva iznosa.</text:p>
      <text:p text:style-name="Standard"><text:tab/></text:p>
      <text:p text:style-name="P10"><text:span text:style-name="T8">(2)</text:span> Ako <text:s/>razlikata od stavot (1) e pogolema od 25% od iznosot koj e utvrden vo dano~nata prijava, dano~niot obvrznik }e se kazni so pari~na kazna vo visina od 50% od taa razlika. </text:p>
      <text:p text:style-name="Standard"/>
      <text:p text:style-name="Standard"/>
      <text:p text:style-name="Standard"/>
      <text:p text:style-name="Standard"/>
      <text:p text:style-name="P98"><text:s text:c="20"/></text:p>
      <text:p text:style-name="P22">Dano~en prekr{ok na dano~en obvrznik - pravni lica</text:p>
      <text:p text:style-name="P22"/>
      <text:p text:style-name="P22">^len <text:s/>187</text:p>
      <text:p text:style-name="P23"/>
      <text:p text:style-name="Standard"><text:span text:style-name="T3"><text:s/></text:span><text:span text:style-name="T8">(1)</text:span> So pari~na kazna od 100.000,00 do 300.000,00 denari <text:s/>}e se kazni za prekr{ok pravno <text:s/>lice ako:</text:p>
      <text:p text:style-name="P99"><text:span text:style-name="T3"><text:s text:c="13"/></text:span>1) na Upravata za javni prihodi ne podnese, ili vo propi{aniot rok ne podnese prijava za registracija <text:s/>(~len 35 stav (1), ~len 36 i ~len 37);</text:p>
      <text:p text:style-name="P99"><text:span text:style-name="T3"><text:s text:c="14"/></text:span>2) na barawe na Upravata za javni prihodi ne dostavi, ili ne dostavi na poso~eno mesto na uvid i proverka delovnite knigi i evidencii, delovnata dokumentacija i drugi ispravi (~len 63);</text:p>
      <text:p text:style-name="P99"><text:tab/>3) da dozvoli da se izvr{i uvid na predmeti, prostorii ili zemji{te, odnosno niz niv ili preku niv da se pomine zaradi uvid (~len 45);</text:p>
      <text:p text:style-name="P99"><text:tab/>4) go popre~uva sproveduvaweto na prisilnata naplata, ili ako ne se odale~i od mestoto na koe se sproveduva prisilnata naplata i prodol`i so smetawe, ili ako odbie da predmetite koi gi ima da gi stori dostapni za potrebite za sproveduvawe na prisilnata naplata (~len 144 stavovi (1) i (7)) ; </text:p>
      <text:p text:style-name="P99"><text:span text:style-name="T3"><text:s text:c="16"/></text:span>5) na barawe na dano~nite izvr{iteli ne go predade predmetot koj se nao|a kaj nego, a ne go plati dano~niot dolg namesto predavawe na predmetot (~len 157 stav (1));</text:p>
      <text:p text:style-name="P99"><text:tab/> 6) go spre~uva inspektorot da vleze na zemji{te i vo prostorii vo koi ja vr{i dejnosta, a po obodruvawe na sudot i vo stan zaradi kontrola (~len 96 stav (3)); <text:s text:c="2"/>7) vraboteno lice <text:s/>go popre~uva inspektorot privremeno da go zape~ati objektot ili skladot (~len 96 stav (6)); </text:p>
      <text:p text:style-name="P99"><text:tab/> 8) po barawe na Upravata za javni prihodi, odnosno inspektorot, ne podnese dokumentacija ili ne dade informacija i objasnuvawe, ili ne dade <text:s/>izjavi koi se od vlijanie za utvrduvawe na fakti~kata sostojba od zna~ewe za odano~uvawe (~len 101 stav (3));</text:p>
      <text:p text:style-name="P99"><text:span text:style-name="T3"><text:s text:c="16"/></text:span>9) na inspektorot vo postapkata na kontrola ne ovozmo`i uvid vo sostojbata na rabota, odnosno vo delovnite knigi, evidencija i druga dokumentacija ili ispravi , ili ako od negovo ime ne napravi od nego odredeno ili kaj nego vraboteno lice ili drugo lice ( ~len 103);</text:p>
      <text:p text:style-name="Standard"><text:span text:style-name="T8">(2)</text:span> Za prekr{ocite od stavot (1) odgovornoto lice kaj dano~niot obvrznik }e se kazni so pari~na kazna od 25.000,00 do 50.000,00 denari. </text:p>
      <text:p text:style-name="Standard"/>
      <text:p text:style-name="Standard"><text:span text:style-name="T3"><text:s text:c="12"/></text:span><text:tab/> </text:p>
      <text:p text:style-name="P22">Prekr{ok na slu`benici vo Upravata za javni prihodi</text:p>
      <text:p text:style-name="P22"/>
      <text:p text:style-name="P22">^len 188</text:p>
      <text:p text:style-name="P22"/>
      <text:p text:style-name="Standard"><text:soft-page-break/>So pari~na kazna od 5.000,00 do 20.000,00 denari }e se kazni za prekr{ok slu`benik vo organizacionata edinica na Upravata za javni prihodi ako:</text:p>
      <text:p text:style-name="Standard"/>
      <text:p text:style-name="P100"><text:span text:style-name="T3"><text:s text:c="11"/></text:span>1) dano~niot obvrznik ne go predupredi za negovite prava i obvrski vo dano~nata postapka (~len 17 stav (5) i ~len 40); <text:s text:c="12"/></text:p>
      <text:p text:style-name="P100"><text:span text:style-name="T3"><text:s text:c="12"/></text:span>2) na dano~niot obvrznik mu onevozmo`i uvid vo negovite dano~ni akti (~len 9);<text:tab/></text:p>
      <text:p text:style-name="P101"><text:span text:style-name="T3"><text:s text:c="12"/></text:span>3) na dano~niot obvrznik mu onevozmo`uva da bide pristuten vo tekot na nadvore{nata kontrola, vo soglasnost so zakonot (~len 96 stav (3)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DEL [ESTI - PREODNI ZAVR[NI ODREDBI</text:p>
      <text:p text:style-name="P22"/>
      <text:p text:style-name="P22">^len 189</text:p>
      <text:p text:style-name="P23"/>
      <text:p text:style-name="Standard">Ministerot za finansii e ovlasten vo rok od {est meseci od denot na vleguvawe vo sila na ovoj zakon da donese pobliski propisi za negovo sproveduvawe.</text:p>
      <text:p text:style-name="Standard"/>
      <text:p text:style-name="P22">^len 190</text:p>
      <text:p text:style-name="P23"/>
      <text:p text:style-name="Standard">Do donesuvawe na zakon za dano~en sud, po tu`ba protiv vtorostepenoto re{enie na Ministerot za finansii, <text:s/>odlu~uva Vrhovniot sud na RM.</text:p>
      <text:p text:style-name="Standard"/>
      <text:p text:style-name="P22">^len 191</text:p>
      <text:p text:style-name="P23"/>
      <text:p text:style-name="Standard">So denot na primenata na ovoj zakon prestanuva da va`i Zakonot za utvrduvawe i naplata na javnite prihodi (<text:span text:style-name="T24"></text:span>Slu`ben vesnik na RM<text:span text:style-name="T24"></text:span>, br. 13/01, 61/02, 24/03, 77/03 i 19/04).</text:p>
      <text:p text:style-name="Standard"/>
      <text:p text:style-name="P22">^len 192</text:p>
      <text:p text:style-name="P23"/>
      <text:p text:style-name="P10">Ovoj zakon vleguva vo sila osmiot den od denot na objavuvawe vo <text:span text:style-name="T24"></text:span>Slu`ben vesnik na Republika Makedonija<text:span text:style-name="T24"></text:span>, a }e se primenuva od 1 januari 2006 godin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2"/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</text:p>
      <text:p text:style-name="P104"/>
      <text:p text:style-name="P104"/>
      <text:h text:style-name="P105" text:outline-level="1">O B R A Z L O @ E N I E</text:h>
      <text:p text:style-name="P106"/>
      <text:p text:style-name="P107"/>
      <text:list xml:id="list2634937309" text:style-name="WW8Num2">
        <text:list-item>
          <text:h text:style-name="P108" text:outline-level="1" loext:marker-style-name="T25">OCENA NA SOSTOJBITE I CELTA [TO SE</text:h>
        </text:list-item>
      </text:list>
      <text:h text:style-name="P109" text:outline-level="2">POSTIGNUVA SO PREDLO@ENITE RE[ENIJA</text:h>
      <text:p text:style-name="P110"/>
      <text:p text:style-name="P9"><text:tab/></text:p>
      <text:p text:style-name="P10"><text:span text:style-name="T1"><text:tab/></text:span><text:span text:style-name="T2">So cel za sozdavawe na edinstvena osnova za op{toto dano~no pravo i dano~nata upravna postapka, se predlaga <text:s/>donesuvawe na poseben Zakon za dano~nata postapka.</text:span></text:p>
      <text:p text:style-name="P13"><text:tab/>Se do po~etokot na juni ovaa godina, pra{aweto na dano~nata upravna postapka be{e regulirano so : Zakonot za op{tata upravna postapka ("Slu`ben list na FNRJ" br. 52/56 i "Slu`ben list na SFRJ" br. 10/65, 4/77, 11/78 i 9/86) i Zakonot za izmenuvawe i dopolnuvawe na Zakonot za op{tata upravna postapka ( "Slu`ben vesnik na Republika Makedonija" br. 44/2002), a po~nuvaj}i od 3 juni 2005 godina so <text:s/>Zakonot za op{tata upravna postapka ("Slu`ben vesnik na Republika Makedonija" br. 38/2005), kako i so Zakonot za utvrduvawe i naplata na javnite prihodi ("slu`ben vesnik na Republika Makedonija" br. 13/2001, 61/2002, 24/2003, 47/2003 i 19/2004) i materijalnite dano~ni zakoni za poodelnite vidovi danok.</text:p>
      <text:p text:style-name="P12">Vakvoto regulirawe na op{toto dano~no pravo i dano~nata upravna postapka preku <text:s/>pove}e zakoni, <text:s/>ne samo {to e dosta slo`eno, tuku istoto e i nesoodvetno.</text:p>
      <text:p text:style-name="P10"><text:span text:style-name="T26"><text:s/></text:span><text:span text:style-name="T2">So</text:span><text:span text:style-name="T1"> </text:span><text:span text:style-name="T2">noviot Zakon za dano~na postapka, <text:s/>se predlaga edinstveno regulirawe osobeno na: op{toto dano~no pravo, postapkata na utvrduvawe na danokot, postapkata na kontrola, postapkata na naplata na javnite prihodi, pravata i obvrskite na dano~nite obvrznici i dano~nata kaznena postapka i postapkata za pari~nite kazni.</text:span></text:p>
      <text:p text:style-name="P13"><text:tab/>Vo prviot del, vo prvata glava e regulirana: sodr`inata na zakonot, primenata na zakonot, odnosot sprema drugite zakoni, definiciite koi se koristat, <text:s/>rezidentnosta i nerezidentnosta na dano~nite obvrznici i nadle`nosta.</text:p>
      <text:p text:style-name="P13"><text:tab/>Od osobena va`nost e da se istakne, deka za prv pat, vo makedonskoto dano~no pravo , celosno se regulira poimot na dano~en obvrznik. <text:s/>Imeno, kako dano~en obvrznik, se smeta ona lice koe: dol`i danok, garantira za danok, treba da plati ili naplati danok za smetka na treto lice, treba da podnese dano~na prijava i dano~no objasnuvawe, mora da vodi knigi ili zapisi i mora da ispolnuva drugi obvrski koi mu se nalo`eni so dano~ni zakoni.</text:p>
      <text:p text:style-name="P13"><text:tab/>Vo ovoj del, vo vtorata glava, pomesteni se odredbi za na~elata na dano~nata postapka: na~elo na zakonitost i slobodno odlu~uvawe, na~elo na vremensko va`ewe na dano~nite propisi, na~eloto za uvid vo dano~nitea kti od strana na dano~niot obvrznik, na~elo na na ~uvawe na dano~nata tajna, na~elo na utvrduvawe na fakti~kata sostojba, na~elo na opredeluvawe na pripadnost na ekonomskite dobra, <text:s/>na~elo na <text:s/>prifa}awe na prikrienite pravni raboti koi ja ~inat fakti~kata sostojba, kako i isklu~uvawe na neva`e~kite pravni dejstva za <text:s/>celite na odano~uvaweto.</text:p>
      <text:p text:style-name="P13"><text:tab/>Od osobena va`nost , koja mora da ja potencirame, se na~elata na ~uvaweto na dano~nata tajna i <text:s/>prividnite zdelki. Iako, pra{aweto za ~uvawe na dano~nata tajna i dosega be{e regulirano, sepak toa be{e samo parcijalno. Ne samo dokumentite, podatocite, informaciite, do koi se doa|a vo dano~nata, prekr{o~nata i sudskata postapka za dano~niot obvrznik, tuku i podatocite za pronajdocite, patentite i tehnolo{kite postapki koi gi primenuva dano~niot obvrznik, pretstavuvaat dano~na tajna i podle`at na obvrskata za ~uvawe. Kako dano~na tajna imaat trtman i podatocite za <text:s/>treti lica, do koi se doa|a vo dano~nata postapka. Slu`benite lica, ne samo {to se dol`ni da ja ~uvaat dano~nata tajna vo vremeto koga vo toa svojstvo se zapoznaeni so istata, tuku i po prestanokot na rabotniot odnos ili prestanokot na svojstvoto <text:s/>koe go imale.</text:p>
      <text:p text:style-name="P13"><text:tab/>So voveduvaweto na odredba za prividnite zdelki, za prvpat se dava mo`nost Upravata za javni rabota pri ocenkata na fakti~kata sostojba <text:s/>za utvrduvawe na dano~nata obvrska na dano~niot obvrznik, da ja ima prdvid prikrienata rabota, a ne prividnata pravna rabota. Sekako deka, pri ova <text:s/>mora da se doka`e fakti~kata sostojba. </text:p>
      <text:p text:style-name="P13"><text:tab/>Novina pretstavuva i voveduvaweto na institutot garancija od zastapnikot. Zastapnicite - zakonskiot zastapnik na liceto (dano~en obvrznik), rabotovoditelot na zdru`enite lica zaradi ostvaruvawe na prihodi i imot bez svojstvo na pravno lice i staratelot na naslednik, pokraj toa {to gi ispolnuvaat dano~nite <text:s/>obvrski na licata koi gi zastapuvaat, tie garantiraat za dano~nite dolgovi. Garancijata se <text:soft-page-break/>odnesuva <text:s/>na dano~nite dolgovi koi od nebre`nost ne gi ispolnile ili pak gi ispolnile so zakasnuvawe. Me|utoa, dokolku zastapnicite vr{at prikrivawe na danok, takvoto priktivawe, odnosno nastanatite dano~ni dolgovi pa|aat na tovar na zastapuvanoto lice.</text:p>
      <text:p text:style-name="P13"><text:tab/>Vo praktikata se slu~uva da se izvr{i promena na statusot na dano~niot obvrznik, so podelba. Pri vakvata podelba, soglasno so dogovorot, dano~nite dolgovi obi~no se raspredeluvaat kaj lice koe nastanalo so podelbata, no <text:s/>koe voop{to nema nikakov imot, ili ne ostvaruva nikavi prihodi, pa obvrskata po osnov na pla}awe na dano~niot dolg ostanuva ne izmirena. So novite re{enija vo Zakonot, se predviduva novite lica, kako pravni sledbenici koi nastanale <text:s/>so podelba na pravnoto lice, da bidat neograni~eno solidarno odgovorni za dano~niot dolg na pravniot prethodnik.</text:p>
      <text:p text:style-name="P12">Vo ovoj del od Zakonot e pomestena i odredba za namernoto prenesuvawe na sredstvata od strana na dano~niot obvrznik na bliski lica, so cel da se predizvika nesposobnost za pla}awe na dano~niot dolg. Dokolku liceto koe ima korist so besplatnoto prenesuvawe, znaelo deka postoi zakana od nesposobnost na ispolnuvawe na dano~nata obvrska za pla}awe na dolguvaniot danok , se javuva vo svojstvo na dano~en garant. Imeno, toa lice garantira so imotot koj mu e prenesen, za dano~niot dolg na davatelot na takviot imot.</text:p>
      <text:p text:style-name="P12">Vo vtoriot del se pomesteni <text:s/>op{ti odredbi za: dano~nata postapka, <text:s/>dano~nite prijavi, utvrduvaweto na fakti, utvrduvaweto na danokot i dano~nata kontrola.</text:p>
      <text:p text:style-name="P12">Pokraj definiraweto na poimot na dano~nata postapka, poveduvaweto na dano~nata postapka, razgrani~uvaweto pome|u dano~nite akti i <text:s/>dano~nite upravni akti, nivnata forma i sodr`ina, Zakonot donesuva i novina vo odnos na dostavata na dano~nite upravni akti. So novoto re{enie za dostavuvawe na dano~nite upravni akti prioritet se dava na dostavata po po{ta. Se smeta deka dano~niot akt e dostaven dokolku izminale tri dena od predavaweto na pratkata na po{tata, odnosno dokolku izminal eden mesec od predavaweto na po{tata, koga se raboti za pratka vo stranstvo. Vakvoto re{enije, od edna strana zna~i zabrzuvawe na postapkata, no od druga strana <text:s/>bara navremeno izvestuvawe od dano~niot obvrznik <text:s/>za promenite koi nastanuvaat kaj nego. Neopravdanoto prodol`uvawe na postapkata koja postoe{e so mo`nosta za izbegnuvaweto na priemot, odnosno deka dano~no pravniot akt ne mu e dostaven na dano~niot obvrznik, so vakvoto re{enie vo najgolem del se nadminuva. Vo ovoj slu~aj, obvrskata za doka`uvawe deka dano~niot upraven akt ne mu e dostaven, ili poto~no ne e primen, e obvrska na dano~niot obvrznik. So predavaweto na po{tata i istekot na predvidenite rokovi, dano~niot upraven akt se smeta za dostaven.</text:p>
      <text:p text:style-name="P12">Vra~uvaweto, kako na~in na dostava na dano~nite upravni akti i nataka se zadr`uva. Toa se smeta deka e izvr{eno so predavawe na istite na : samiot dano~en obvrznik, na negoviot zastapnik (zakonski ili opolnomo{ten) ili na polnoleten ~len na semejstvoto - koga se raboti za fizi~ko lice.</text:p>
      <text:p text:style-name="P12">Novina pretstavuva i dostavuvaweto na dano~nite upravni akti po elektronski pat, preku e-mail, na adresata koja e vnesena vo prijavata za registracija ili vo poslednata dano~na prijava.</text:p>
      <text:p text:style-name="P12">So odredbite za delovnite knigi i evidencija, sosema jasno se precizira za koi knigi i evidencija stanuva zbor, kako istite treba da se vodat i kolku treba da se ~uvaat.</text:p>
      <text:p text:style-name="P12">Dano~niot obvrznik e dol`en da gi prijavi site bitni fakti za odano~uvaweto, kako i da u~estvuva vo utvrduvaweto na fakti~kata sostojba. Toj e obvrzan da iznesuva samo celosni i vistiniti <text:s/>fakti. Za iznesenite fakti toj mora da prezentira i dokazi. Iako obvrskata za utvrduvawe na fakti~kata sostojba e na Upravata za javni prihodi, so obvrskata za obezbeduvawe na dokazi, taa preminuva na dano~niot obvrznik. </text:p>
      <text:p text:style-name="P12">Dokolku se raboti za utvrduvawe na fakti~ka sostojba na aktivnosti vo stranstvo, dano~niot obvrznik e obvrzan na celosno razjasnuvawe na fakti~kata sostojba so obezbeduvawe dokazi. Toj nemo`e da se povikuva na nemo`nost za obezbeduvawe dokazi, bidej}i e obvrzan za obezduvawe na dokazite u{te so samoto zapo~nuvawe na aktivnostite vo stranstvo.</text:p>
      <text:p text:style-name="P12">Vo odredbite za dano~nata prijava se precizira deka toa prestavuva izve{taj na dano~niot obvrznik za ostvarenite prihodi, izvr{enite rashodi, dobivkata, imotot, prometot na dobra ili drugi transakcii od zna~ewe na odano~uvaweto, kako i formata, sodr`inata, mestoto i na~inot na podnesuvawe, <text:s/>poslledicite od zakasnuvaweto so podnesuvaweto i pravoto na ispravka na dano~nata prijava.</text:p>
      <text:p text:style-name="P12">Kako {to iznesovme i prethodno, obvrskata za utvrduvawe na faktite, a so toa i na fakti~kata sostojba, e na Upravata za javni prihodi. Za taa cel, Upravata za javni prihodi, mo`e da sobira informacii od dano~niot obvrznik i od drugi lica, da anga`ira ve{taci, da pribira ispravi i spisi i <text:s/>da izleguva na uvid. Upravata za javni prihodi e ovlastena da go povika dano~niot obvrznik vo slu`benite prostorii, <text:soft-page-break/>dokolku e potrebno pojasnuvawe na odredena dano~na prijava, ili koga bila pobarana pismena informacija a ne bila dobiena, ili pak dobienata informacija ne ja razjasnila fakti~kata sostojba. Upravata za javni prihodi mo`e da koristi informacii utvrdeni vo dano~na postapka na treti lica, dokolku istite se od zna~ewe za dano~nata postapka. Baraweto na informacii za raboteweto vo zemjata ili stranstvo, kako i za oddelnite aktivnosti i sredstvata za kupuvawe na deloven i li~en imot i se dodeleni kako mo`nost na Upravata za javni prihodi vo vodeweto na dano~nata postapka.</text:p>
      <text:p text:style-name="P12">Dano~niot obvrznik e obvrzan da gi imenuva doveritelite i prima~ite. Imenuvaweto podrazbira, prezentirawe na imeto i adresata na prima~ite i doveritelite, pri {to Upravata mo`e vo razumen rok istite da gi pronajde. Dokolku se raboti za doveriteli i prima~i od stranstvo, pokraj imenuvaweto, potrebno e poseduvawe i prezentirawe na dokaz za nivnoto postoewe.</text:p>
      <text:p text:style-name="P12">Dokolku ne bidat imenuvani doveritelite i prima~ite, Upravata za javni prihodi, nema da gi priznae za dano~ni celi: dolgovite, delovnite tro{oci, tro{ocite za reklama i drugite tro{oci, koi se odnesuvaat na istite.</text:p>
      <text:p text:style-name="P12">Novina pretstavuva i davaweto zakletva od strana na dano~niot obvrznik. Vo slu~ai koga ne postojat drugi mo`nosti za razjasnuvawe na faktite, a ne postojat ni <text:s/>zna~ajni somnevawa vo iskazot na dano~niot obvrznik, Upravata za javni prihodi mo`e da pobara potvrduvawe na izjavata so zakletva. Pismenata izjava, koja e predmet na zakletvata, mora prethodno da mu bide dostavena na dano~niot obvrznik. Pred davaweto na izjavata dano~niot obvrznik mora da bide predupreden za zna~eweto na zakletvata i za posledicite od toa. Zakletvata se dava pred rakovoditelot na nadle`nata slu`ba, a za istoto se sostavuva zapisnik.</text:p>
      <text:p text:style-name="P12">Informacii bitni za odano~uvaweto, nemora da dadat: pripadnicite na dano~niot obvrznik (bliski lica definirani vo Zakonot), sve{teni lica, advokati, notari, dano~ni sovetnici, revizori, lekari, medicinski personal (koi ja imaat informacijata vo toa svojstvo), kako i licata koi u`ivaat imunitet.</text:p>
      <text:p text:style-name="P12">Vo uslovi koga Upravata za javni prihodi nemo`e da ja utvrdi dano~nata osnova vrz <text:s/>osnova na raspolo`ivite knigi i evidencija, taa mora da ja proceni. Pri procenuvaweto se postapuva po na~eloto na slobodno odlu~uvawe, pri {to se zemaat predvid site okolnosti, a osobeno dokazniot materijal na dano~niot obvrznik i negovata odgovornost za razjasnuvawe na fakti~kata sostojba. Procenkata pretstavuva fakti~ka sostojba za koja postoi verojatnost.</text:p>
      <text:p text:style-name="P12">Vo ~etvrtata glava od ovoj del, se sodr`at odredbi za utvrduvawe na danokot: poim za utvrduvawe na danokot, posebni slu~ai na nedonesuvawe na dano~no re{enie, formata i sodr`inata na dano~noto re{enie, privremenosta, pravosilnosta na samoodano~uvaweto i prestanokot ili promenata na dano~noto re{enie.</text:p>
      <text:p text:style-name="P12">Vo pettata glava na ovoj del se sodr`at odredbi za nadvore{nata kontrola.</text:p>
      <text:p text:style-name="P13"><text:tab/>Nadvore{nata kontrola se definira kako postapka na proverka i utvrduvawe na zakonitosta i pravilnosta vo ispolnuvaweto na dano~nite obvrski, koja ja vr{i Upravata za javni prihodi, vo soglasnost so zakon.</text:p>
      <text:p text:style-name="P13"><text:tab/>Dano~nata kontrola se vr{i kaj site dano~ni obvrznici i drugi lica koi raspolagaat so fakti i dokazi bitni za odano~uvawe. Taa mo`e da opfa}a opse`ni i podrobni proverki na site fakti bitni za odano~uvawe na dano~niot obvrznik, a zavisno od okolnostite, mo`e da se ograni~i na proverka na oddelni osnovi za odano~uvawe ili na oddelni fakti~ki sostojbi. Isto taka, nadvore{nata dano~na <text:s/>kontrola mo`e da opfati proverka na eden ili pove}e vidovi danoci, eden ili pove}e periodi na odano~uvawe ili da se ograni~i na oddelni fakti~ki sostojbi. Opredeluvaweto na opfatot na dano~nata kontrola i kaj koj dano~en obvrznik }e se sprovede, go vr{i nadle`nata slu`ba za kontrola. Pri toa, dano~niot obvrznik ne mo`e da vlijae na odlukata na izborot na dano~nite obvrznici kaj koi }e se vr{i kontrola.</text:p>
      <text:p text:style-name="P13"><text:tab/>Nadvore{nata <text:s/>kontrola ja vr{at dano~ni inspektori, vrz osnova na nalog za kontrola. I vo dosega{nata praktika, dano~nata kontrola se izvr{uva{e vrz osnova na pismen nalog za kontrola, no sepak, so novite re{enija, se predlaga, jasno precizirawe: koj go izdava, koj e obemot na kontrolata, pravnite osnovi na kontrolata, upatstvo za pravata i obvrskite na dano~niot obvrznik vo tekot na kontrolata, a kako novina, se dava i pravna pouka na nalogot za kontrola. Dano~niot obvrznik ima pravo da prigovara na zadol`itelnite elementi na nalogot za kontrola, no toj nema pravo na prigovor na vremeto za po~etok na kontrolata, na mestoto na kontrolata, ili pak na inspektorot {to }e ja vr{i kontrolata. </text:p>
      <text:p text:style-name="P11"><text:span text:style-name="T2">Od opravdani pri~ini , kako {to se</text:span><text:span text:style-name="T27"></text:span><text:span text:style-name="T2"> bolest na dano~niot obvrznik, bolest na zastapnikot na dano~niot obvrznik, bolest na vraboten vo pretprijatieto koj e od zna~ewe za davawe informacii i objasnenija vo vrska so kontrolata, opse`ni pre~ki vo pretprijatieto zaradi renovirawe ili vi{a sila, dano~niot obvrznik ima pravo da </text:span><text:soft-page-break/><text:span text:style-name="T2">bara odlagawe na kontrolata. Inspektorot koj treba da ja sprovede nadvore{nata kontrola, odlu~uva za odlagawe na po~etokot na kontrolata. <text:s/>Odlagawe ne e dozvoleno ako so toa bi se spre~ila ili popre~ila dano~nata kontrola. </text:span></text:p>
      <text:p text:style-name="P13"><text:tab/>Dokolku obemot na dano~nata kontrola za koja e izdaden nalog, ima potreba dopolnitelno da se pro{iri, vo takov slu~aj, se donesuva pro{iren nalog za kontrola. </text:p>
      <text:p text:style-name="P13"/>
      <text:p text:style-name="P13"><text:span text:style-name="T3"><text:s/></text:span><text:tab/>Dano~nata kontrola se vr{i vo delovnite prostorii na dano~niot obvrznik ili vo organot za javni prihodi.</text:p>
      <text:p text:style-name="P13"><text:tab/>Pred po~etokot na dano~nata kontrola, dano~niot inspektor e dol`en na dano~niot obvrznik da mu ja poka`e dano~nata legitimacija.</text:p>
      <text:p text:style-name="P13"><text:tab/>Dano~nata kontrola se vr{i vo tekot na voobi~aenoto <text:s/>rabotno vreme na dano~niot obvrznik, a po istek na rabotnoto vreme, ako toa go nalaga kontrolata ili ako na toa se soglasi dano~niot obvrznik.</text:p>
      <text:p text:style-name="P13"><text:tab/>Ako dano~nata kontrola se vr{i vo delovnite prostorii na dano~niot obvrznik, toj e dol`en da obezbedi soodvetno mesto za rabota na dano~niot inspektor.</text:p>
      <text:p text:style-name="P13"><text:tab/>Dano~niot obvrznik, vo tekot na kontrolata, dol`en e da sorabotuva vo utvrduvaweto na fakti~kata sostojba od zna~ewe za odano~uvawe. Svojata obvrska za sorabotka ja ispolnuva preku potpolno i verodostojno prilo`uvawe na faktite koi se zna~ajni za odano~uvaweto, a gi dostavuva i nemu poznatite dokazni sredstva. Pri toa, ne mo`e da se povikuva deka odredena problematika na mo`e da ja pojasni ili deka nema dokazen materijal koga objektivno mora da go ima. </text:p>
      <text:p text:style-name="P12">Za rezultatite od dano~nata kontrola, pred izgotvuvawe na zapisnik, dano~niot obvrznik treba da bide izvesten. Dano~niot inspektor e dol`en, so dano~niot obvrznik, da odr`i zavr{en razgovor zaradi ras~istuvawe na spornite fakti, pravni oceni, zaklu~oci i nivnoto vlijanie na utvrduvaweto na obrskite. Za to~kite za zavravr{en razgovor i za terminot na odr`uvaweto, navremeno se izvestuva dano~niot obvrznik. Zavr{niot razgovor sekoga{ }e bide odr`an, osven vo slu~aj koga dano~niot obvrznik se otka`e od nego ili pak kontrolata nema konstatacii koi vodat kon izmena na dano~nata osnova. </text:p>
      <text:p text:style-name="P13"><text:tab/>Inspektorot za nadvore{nata kontrola izgotvuva zapisnik vo pismena forma, vo koj se prezentiraat konstataciite od kontrolata koi se fakti~ki i pravno zna~ajni za odano~uvaweto i se dostavuva na dano~niot obvrznik na koj toj ima pravo da podnese prigovor. Inspektorot e dol`en da go razgleda prigovorot na zapisnikot i dokolku pri~inite iska`ani vo nego ne bidat prifateni, pri~inite za neprifa}awe treba da gi navede vo obrazlo`enieto na re{enieto. Dokolku, so prigovorot se izneseni novi fakti i materijalni dokazi zaradi koi bi trebalo da se izmeni fakti~kata sostojba utvrdena vo zapisnikot ili da se izmenat porane{nite pravni oceni, dano~niot inspektor za takvite fakti i materijalni dokazi ili za novite pravni oceni }e sostavi dopolnitelen zapisnik. Na dopolnitelniot zapisnik ne mo`e da se podnese prigovor. Dokolku, vrz osnova na zapisnikot od dano~nata kontrola se utvrdi deka nema osnova za izmena na dano~nata obvrska, za toa dano~niot obvrznik se izvestuva vo pismena forma.</text:p>
      <text:p text:style-name="P13"><text:tab/>Vrz osnova na faktite vo zapisnikot i dopolnitelniot zapisnik od dano~nata kontrola se donesuva re{enie najdocna vo rok od 30 dena od denot na dostavuvaweto na zapisnikot ili dopolnitelniot zapisnik. </text:p>
      <text:p text:style-name="P12">Novina vo delot na kontrolata e kontrolata na koncernite i drugite povrzani pretprijatija. Upravata za javni prihodi e obvrzana da vr{i <text:s/>kontrola na pretprijatijata koi se <text:s/>del od koncernot <text:s/>spored edinstveni parametri, vo isto vreme kaj site i koordiniraweto i rakovodeweto na kontrolata da bide od edno mesto.</text:p>
      <text:p text:style-name="P13"><text:tab/>Kako novina, se predlaga, nadle`nata dano~na slu`ba za nadvore{na kontrola da vodi kartoteka za golemi, sredni, mali i mikro pretprijatija. Kartotekata na pretprijatija, se predlaga, da se menuva na sekoi tri godini, a vo toj period ne smee da se izvr{uvaat promeni vo rasporedot na pretprijatijata, osven vo slu~aj na formirawe na novi pretprijatija ili pri nivni premestuvawa od edna vo druga dano~na slu`ba.</text:p>
      <text:p text:style-name="P13"><text:tab/>So posebna odredba , se predlaga, nadle`nata dano~na slu`ba za nadvore{na kontrola <text:s/>da izgotvuva godi{na statistika i istata da ja dostavuva do Generalnata direkcija. Vo godi{nata statistika se zapi{uva brojot na zavr{eni kontroli i se dava dano~niot rezultat podelen po veli~inski klasi. <text:s/>Nadle`nata dano~na slu`ba za nadvore{na kontrola vodi i poedinecna statistika za rezultatot od dano~nite kontroli na sekoj inspektor poedine~no.</text:p>
      <text:p text:style-name="P13"><text:tab/>So odredbite za obvrzuva~ka soglasnost se voveduva <text:s/>novina vo na{iot sistem. Obvrzuva~kata soglasnost, kako zvani~ono izjasnuvawe na dano~niot organ za odredena sostojba kako dano~no - pravno }e ja tretira vo idnina, ve}e odpoodamna <text:s/>funkcionira vo zakonodavstvoto na Evropskata Unija i zakonodavstvoto na SAD. <text:s/></text:p>
      <text:p text:style-name="P12"><text:soft-page-break/>Ima slu~ai koi se dosta slo`eni i ne sosema precizno definirani vo dano~nite zakoni, pa dano~niot obvrznik saka da znae kako odredena fakti~ka situacija, od dano~en aspekt, }e bide tretirana vo idnina. Su{tina e {to obvrzuva~kata soglasnost <text:s/>se dava za fakti~ki situacii koi <text:s/>}e se realiziraat vo idnina, a koi bile predmet na dano~nata kontrola. Obvrzuva~kata soglasnost se dava vrz osnova na podneseno pismeno barawe koe se dostavuva najdocna tri meseci po zavr{uvaweto na dano~nata kontrola. Se dava vo pismena forma so opredeleni zadol`itelni elementi, bez uslovuvawe i zadol`itelno treba da se ozna~i kako obvrzuva~ka. Pravnoto dejstvo na obvrzuva~kata soglasnost e: dano~nata slu`ba ne mo`e da otstapi od dadenata obvrzuva~ka soglasnost po odnos na odano~uvaweto koga fakti~kata situacija e identi~na so fakti~kata situacija koja pretstavuva osnova na obvrzuva~ka soglasnost. Vo slu~aj na otstapuvawe na fakti~kata situacija koja bila osnova na obvrzuva~ka soglasnost, dano~nata slu`ba ne e obvrzana na soglasnosta, odnosno istata ne va`i. Dokolku dojde do izmena na propisite vrz osnova na koi e izdadena obvrzuva~kata soglasnost, dano~nata slu`ba mo`e da ja ukine ili da ja izmeni po odnos na nejzinata va`nost i za istoto da go izvesti dano~niot obvrznik.</text:p>
      <text:p text:style-name="P12">Imaj}i go predvid izlo`enovo po odnos na institutot "obvrzuva~ka soglasnost" potrebno e negovo vgraduvawe vo na{eto zakonodavstvo od aspekt na kompatibilnost so zakonodavstvoto na Evropskata Unija, a osobeno po odnos na faktot {to so ovoj instrument se obezbeduva primena na princip na pravna sigurnost sprema dano~nite obvrznici.</text:p>
      <text:p text:style-name="P12">Vo {estata glava od ovoj vtor del, se pomesteni odredbi za <text:s/>zastaruvaweto. Ovie odredbi se sosema identi~ni so dosega{nite. Edinstvena novina pretstavuva odredbata so koja, zastaruvaweto nemo`e da nastapi pred istekot na edna godina po zavr{uvaweto na nadvore{nata kontrola, ili na sudska ili vonsudska postapka. So vakvoto re{enie se dava mo`nost za <text:s/>realizacija na re{enijata od kontrola, odnosno od sudska ili vonsudska postapka.</text:p>
      <text:p text:style-name="P12">Vo sedmata glava , vo prvoto poglavje , se sodr`at odredbi za dospeanosta na dano~niot dolg, prodol`uvawe na dospeanosta, odlagaweto na pla}aweto na dano~niot dolg i vidovite na garancii. Dospeanosta na dano~niot dolg e regulirana so zakonot koj go regulira oddelniot vid na danok, no novina vo Zakonot e {to sosema jasno se definira deka taka reguliranata dospeanost, nemo`e da bide prodol`ena so toa {to }e se povede sudska postapka. Dospeanosta na danokot mo`e da bide prodol`ena, no samo vo uslovi koga Upravata za javni prihodi }e utvrdi deka postojat seriozni somnevawa vo pravilnosta na odredeno dano~no re{enie ili koga takvata dospeanost pretstavuva seriozna zakana za opstanok na dano~niot obvrznik. </text:p>
      <text:p text:style-name="P12">Odlo`uvaweto na ve}e dospeaniot danok, mo`e da se izvr{i samo dokolku postoi pismeno barawe od dano~niot obvrznik, vo koe jasno }e bide obrazlo`eno deka pla}aweto pretstavuva seriozno optovaruvawe i deka so pla}aweto nastanuva bitna {teta. Upravata za javni prihodi odlu~uva po baraweto, a dokolku go prifati, mo`e da bara i garanciaja.</text:p>
      <text:p text:style-name="P12">Vo delot za redovnata naplata jasno se definira {to zna~i pla}awe na dano~niot dolg, koga se smeta deka e izvr{eno pla}aweto, <text:s/>i redosledot na pla}aweto na dano~niot dolg, kamatite, kaznite i tro{ocite za naplata. Dokolku dano~niot obvrznik, delumno ili celosno ne go platil dospeaniot danok i/ili dospeanite sporedni dano~ni dava~ki, Upravata za javni prihodi go opomenuva dano~niot obvrznik. So opomenata mu se nalo`uva na dano~niot obvrznik, vedna{, a najdocna vo rok od edna sedmica, da go plati dospeaniot iznos.</text:p>
      <text:p text:style-name="P12">Na iznosot na <text:s/>pomalku ili pove}e platen <text:s/>danok i/ili sporedni dano~ni dava~ki, se presmetuva kamata.</text:p>
      <text:p text:style-name="P12">Vo ~etvrtoto poglavje od <text:s/>ovoj vtor del se sodr`at odredbi za prisilnata naplata: op{ti odredbi za prisilnata naplata, obezbeduvawe na pobaruvaweto - zalog i vpari~uvawe.</text:p>
      <text:p text:style-name="P10"><text:tab/>Vo prviot del od ova poglavje se dadeni op{tite odredbi so koi se ureduvaat, ovlastuvawata i prava i dol`nostite na organot {to ja sproveduva prisilnata naplata i pravata i dol`nostite na dol`nikot vo prisilnata naplata .</text:p>
      <text:p text:style-name="P10"><text:tab/>Prisilna naplata po dano~ni upravni akti se sproveduva <text:s/>po administrativen pat od Upravata za javni prihodi koja e doveritel na dolgovite. Koga dospeanosta nastapila i koga navreme (vo rok od sedum dena od povikuvaweto da se platat), ne se plateni dospeanite dolgovi <text:s/>od strana na dol`nikot vo prisilna naplata i <text:s/>dokolku sproveduvaweto na dano~niot dolg ne e odlo`eno ili spre~eno poradi primena na praven lek, se pristapuva kon prisilna naplata. <text:s/>Dospeanosta se utvrduva spored rokovite utvrdeni so posebnite dano~ni <text:s/>zakoni.</text:p>
      <text:p text:style-name="P10"><text:tab/>Prisilnata naplata na dano~niot dolg se izvr{uva od celokupniot imot, prihodite i pobaruvawata na dol`nikot vo prisilnata naplata, so isklu~ok na <text:soft-page-break/>taksativno navedeni vo zakonot sredstva i predmeti, koi ne mo`at da bidat predmet na prisilna naplata.</text:p>
      <text:p text:style-name="P10"><text:tab/>Novina vo ovoj del od zakonot <text:s/>e toa {to Upravata za javni prihodi, mo`e privremeno da ja ograni~i ili vremenski da ja zapre prisilnata naplata, dokolku <text:s/>naplatata vo odreden slu~aj e nesoodvetna. Za soodvetnosta odnosno nesoodvetnosta odlu~uva samata Uprava za javni prihodi. Nesodvetnosta na prisilnata naplata podrazbira nanesuvawe na {teta na dano~niot obvrznik so koja se doveduva vo pra{awe natamo{nata egzistencija na istiot. Nesoodvetnosta se ceni invidualno. Me|utoa, <text:s/>se ostava mo`nost za <text:s/>prevzemaweto na vakvi dejstva, sepak, da ima soglasnost od ministerot za finansii.</text:p>
      <text:p text:style-name="P10"><text:tab/>Isto taka, kako novo re{enie se predlaga i izzemaweto od prisilna naplata na dve tretini od neto li~nite primawa po osnov na rabota, no njmnogu do 150 evra vo denarska protivvrednost od neto li~nite primawa. Vakvoto re{enie od edna strana <text:s/>sozdava mo`nost za za{tita na dano~niot obvrznik, no od druga strana ovozmo`uva pobogatite dano~ni obvrznici, odnosno <text:s/>onie so pogolemi primawa, da pla}aat pogolem iznos.</text:p>
      <text:p text:style-name="P10"><text:tab/>Vo <text:s/>delot koj se odnesuva na tro{ocite {to se naplatuvaat vo prisilnata naplata, so Zakonot <text:s/>se predlaga, dol`nikot vo prisilnata naplata vo sekoj slu~aj pri otpo~nata prisilnata naplata treba da plati ednokratna posebna taksa vo visina od 5% od pobaruvaweto koe treba da bide naplateno. Ostanatite tro{oci i nivnata visina (izleguvawe na lice mesto na slu`beni lica, tro{oci na ~uvawe, prevoz i dr), namesto da bidat opredeleni od Upravata za javni prihodi, sega se predlaga da bidat propi{ani od ministerot za finansii.</text:p>
      <text:p text:style-name="P10"><text:tab/>So vtoriot del od ovaa poglavje se ureduva, na koi predmeti i sredstva <text:s/>na dol`nikot mo`e da se sprovede prisilnata naplata na danoci, kako i pravata na treti lica na predmetite na prisilna naplata. </text:p>
      <text:p text:style-name="P10"><text:tab/>Kako i predhodno, prisilnata naplata na dano~niot dolg se sproveduva na: pari~ni sredstva na dol`nikot, pari~ni i nepari~ni pobaruvawata i drugi prava, podvi`ni predmeti i nedvi`nosti na dol`nikot vo prisilnata naplata.</text:p>
      <text:p text:style-name="P10"><text:tab/>Predmetite, sredstvata i nedvi`nostite koi se predmet na prisilna naplata se odreduvaat so donesuvawe na re{enie. </text:p>
      <text:p text:style-name="P10"><text:tab/>Pravata na treti lica, osven ~lenovite na semejstvoto na dol`nikot vo prisilnata naplata, koi tvrdat deka imaat pravo na stvarite, predmetite i nedvi`nostite koi se predmet na prisilnata naplata na danok, za doka`uvawe na svoeto pravo treba da podnesat izla~na tu`ba do nadle`niot sud. Samo so nalog na sudot mo`e da se zapre ili prekine <text:s/>prisilnata naplata, dokolku tretoto lice ne prilo`i verodostoen dokaz deka ima pravo nad taa stvar ili predmet.</text:p>
      <text:p text:style-name="P10"><text:tab/>Vo vtoriot del od ova poglavje se ureduva, obezbeduvaweto na dano~noto pobaruvawe vo prisilna naplata so vospostavuvawe na zakonsko zalo`no pravo nad stvari ili imotni prava na dol`nikot vo prisilnata naplata, koe trae do namiruvaweto na dano~niot dolg ili poni{tuvaweto na dano~noto re{enie. Ova zakonsko zalo`no pravo se vospostavuva zaradi obezbeduvawe za izvr{uvawe na obvrskata i se vospostavuva vo korist na dano~niot doveritel Republika Makedonija.</text:p>
      <text:p text:style-name="P111"><text:tab/><text:span text:style-name="T28">Za razlika od predhodnata regulativa, vo ovoj Zakon detalno se ureduva vospostavuvaweto na ova pravo so propi{uvawe na postapkata za vospostavuvawe na zalogot, pravnite efekti na zalogot, postapkata za popis na podvi`ni i nedvi`ni stvari kako i postapkata za prestanuvaweto na zalogot, so {to se pridonesuva za zgolemuvawe na efikasnosta za naplata na dano~niot dolg.</text:span></text:p>
      <text:p text:style-name="P10"><text:tab/>Vo tretiot del od ova poglavje so naslov vpari~uvawe, se utvrduva na~inot i postapkata na koj se vr{i naplatata na sredstvata nad koi se sproveduva prisilnata naplata. Taka, <text:s/>naplatata na pari~nite sredstva na dol`nikot vo prisilnata naplata <text:s/>-se vr{i so prenos od negovata <text:s/>smetka na uplatnata smetka na Upravata za javni prihodi; <text:s/>pari~nite pobaruvawa na dol`nikot vo prisilnata naplata - so prenos na pobaruvawata na uplatnata smetka na Upravata za javni prihodi; gotovi pari i hartii od vrednost- so popis i zaplenuvawe i <text:s/>dvi`ni i nedvi`ni stvari -so zaplenuvawe i proda`ba po pat na aukcija. Isto taka, vo ovoj del se ureduva postapkata za proda`ba po pat na aukcija, utvrduvaweto na po~etna cena, postapkata so ostvarenite prihodi i dr.</text:p>
      <text:p text:style-name="P11">Novina vo delot na proda`bata na dvi`nite predmeti po pat na aukcija e {to najniskta cena po koja mo`at da se prodadfat prdmetite e polovina od procenetata vrednost. Neprodadenite predmeti na akcija, se prodavaat po pat na slobodna proda`ba. Ova zna~i deka, nema ograni~uvawe za proda`nata cena posle neuspe{nata aukcija. Edinstveno ograni~uvawe za cenata ima za prdmetite od zlato i srebro - edinstveno tie ne smeat da se prodavaat pod berzanskata cena.</text:p>
      <text:p text:style-name="P11">Pri proda`bata na nedvi`nost na aukcija, najniskata cena se ograni~uva na 75% od procenetata vrednost. Dokolku prvata <text:s/>aukcija bide neuspe{na, se zaka`uva <text:soft-page-break/>vtora aukcija. Na vtorata usna javna aukcija, nedvi`nosta ne mo`e da se prodade po cena poniska od 50% od procenetata po~etna vrednost.</text:p>
      <text:p text:style-name="P11">Vo poslednata - osma glava od ovoj vtor del, <text:s/>propi{ana e mo`nosta za privremeno otpi{uvawe na dano~niot dolg. Privremeniot otpis e mo`en dokolku se utvrdi deka naplatata nema da uspee, ili tro{ocite za naplata ne se vo soodnos so dano~niot dolg.</text:p>
      <text:p text:style-name="P11">Vo tretiot del od Zakonot se sodr`at odredbi za postapkata po praven lek. Dano~niot obvrznik mo`e da podnese `alba po bilo koj dano~en upraven akt, duri i koga na negovo barawe ne e donesen dano~en uprven akt. Podnesuvaweto na `albata ne go odlaga izvr{uvaweto na dano~niot upraven akt. <text:s/>Po isklu~ok, dano~niot upraven akt mo`e da bide odlo`en, ako toa go pobara dano~niot obvrznik i doka`e deka so izvr{uvaweto }e pretrpi zna~ajna materijalna {teta.</text:p>
      <text:p text:style-name="P11">Dano~niot obvrznik ima pravo <text:s/>na otka`uvawe od `alba. So otka`uvaweto od `albata se gubi pravoto na `alba.</text:p>
      <text:p text:style-name="P11">Vo odredeni slu~ai, Ministerstvoto za finansii, mo`e privremeno da ja prekine postapkata, dokolku re{enieto po `albata zavisi od pra{awe koe e predmet na sudski spor ili upravna postapka.<text:tab/></text:p>
      <text:p text:style-name="P11">Ministerot za finansi, protiv ~ie dano~no re{enie e podnesena `alba, mo`e da go poni{ti ili izmeni re{enieto od istite pri~ini koi bi mo`el da gi upotrebi i sudot. </text:p>
      <text:p text:style-name="P10"><text:tab/></text:p>
      <text:p text:style-name="P10"><text:tab/></text:p>
      <text:p text:style-name="P9"/>
      <text:list text:continue-numbering="true" text:style-name="WW8Num2">
        <text:list-item>
          <text:h text:style-name="Heading_20_3" text:outline-level="3">FINANSISKI SREDSTVA</text:h>
        </text:list-item>
      </text:list>
      <text:p text:style-name="P112"/>
      <text:p text:style-name="P6">Za sproveduvawe na ovoj zakon ne se potrebni posebni finansiski sredstv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P113"/>
      <text:p text:style-name="P114"/>
      <text:p text:style-name="P114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C C Swiss" svg:font-family="'MAC C Swiss'" style:font-family-generic="swiss" style:font-pitch="variable"/>
    <style:font-face style:name="MAC C Times" svg:font-family="'MAC C Time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MAC C Times" fo:font-family="'MAC C Times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MAC C Times" style:font-family-complex="'MAC C Times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MAC C Swiss" fo:font-family="'MAC C Swiss'" style:font-family-generic="swiss" style:font-pitch="variable" fo:font-weight="bold" style:font-weight-asian="bold" style:font-name-complex="MAC C Swiss" style:font-family-complex="'MAC C Swiss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847cm" fo:margin-right="0cm" fo:text-align="justify" style:justify-single-word="false" fo:text-indent="-0.847cm" style:auto-text-indent="false" fo:keep-with-next="always"/>
      <style:text-properties style:font-name="Arial" fo:font-family="Arial" style:font-family-generic="swiss" style:font-pitch="variable" fo:font-size="11pt" fo:language="de" fo:country="DE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keep-with-next="always"/>
      <style:text-properties fo:language="da" fo:country="DK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-0.635cm" style:auto-text-indent="false"/>
      <style:text-properties style:font-name="MAC C Swiss" fo:font-family="'MAC C Swiss'" style:font-family-generic="swiss" style:font-pitch="variable" style:font-name-complex="MAC C Swiss" style:font-family-complex="'MAC C Swiss'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MAC C Swiss" fo:font-family="'MAC C Swiss'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2" style:display-name="Body Text Indent 2" style:family="paragraph" style:parent-style-name="Standard">
      <style:paragraph-properties fo:margin-left="0.847cm" fo:margin-right="0cm" fo:text-align="justify" style:justify-single-word="false" fo:text-indent="-0.847cm" style:auto-text-indent="false"/>
      <style:text-properties style:font-name="MAC C Swiss" fo:font-family="'MAC C Swiss'" style:font-family-generic="swiss" style:font-pitch="variable" style:font-name-complex="Arial" style:font-family-complex="Arial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MAC C Swiss" fo:font-family="'MAC C Swiss'" style:font-family-generic="swiss" style:font-pitch="variable" style:font-name-complex="Arial" style:font-family-complex="Arial" style:font-family-generic-complex="swiss" style:font-pitch-complex="variabl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4z0" style:family="text">
      <style:text-properties style:font-name="MAC C Swiss" fo:font-family="'MAC C Swis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C C Swis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(%1%)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)" style:num-suffix=")" style:num-format="a" style:num-letter-sync="true" text:start-value="7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58"><draw:text-box fo:min-height="0.058cm" fo:min-width="0cm"><text:p text:style-name="Footer"><text:span text:style-name="Page_20_Number"><text:page-number text:select-page="current">59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ЗАКОН </dc:title>
    <meta:initial-creator>Trajan Nikolovski</meta:initial-creator>
    <meta:creation-date>2005-07-14T16:01:00</meta:creation-date>
    <dc:creator>MF</dc:creator>
    <dc:date>2005-07-29T15:02:00</dc:date>
    <meta:print-date>2005-07-14T14:52:00</meta:print-date>
    <meta:editing-cycles>3</meta:editing-cycles>
    <meta:editing-duration>PT7M</meta:editing-duration>
    <meta:document-statistic meta:table-count="0" meta:image-count="0" meta:object-count="0" meta:page-count="59" meta:paragraph-count="1390" meta:word-count="24688" meta:character-count="156648" meta:non-whitespace-character-count="131965"/>
    <meta:generator>LibreOffice/24.8.0.3$Linux_X86_64 LibreOffice_project/480$Build-3</meta:generator>
  </office:meta>
</office:document-meta>
</file>